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7.219cm"/>
    </style:style>
    <style:style style:name="co8" style:family="table-column">
      <style:table-column-properties fo:break-before="auto" style:column-width="15.041cm"/>
    </style:style>
    <style:style style:name="co9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ff6600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ff66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ff6600"/>
    </style:style>
    <style:style style:name="ce7" style:family="table-cell" style:parent-style-name="Default">
      <style:text-properties fo:color="#ff6600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reate commands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float" office:value="201511" calcext:value-type="float">
            <text:p>201511</text:p>
          </table:table-cell>
          <table:table-cell table:style-name="ce5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filename</text:p>
          </table:table-cell>
          <table:table-cell table:style-name="ce7" office:value-type="string" calcext:value-type="string">
            <text:p>location</text:p>
          </table:table-cell>
          <table:table-cell table:style-name="ce5" office:value-type="string" calcext:value-type="string">
            <text:p>summar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mail</text:p>
          </table:table-cell>
          <table:table-cell table:style-name="ce5"/>
          <table:table-cell table:style-name="ce7" office:value-type="string" calcext:value-type="string">
            <text:p>./create-ics.sh</text:p>
          </table:table-cell>
          <table:table-cell table:style-name="ce7" office:value-type="string" calcext:value-type="string">
            <text:p>./send-mail.sh</text:p>
          </table:table-cell>
          <table:table-cell table:style-name="ce5" table:number-columns-repeated="1010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6" office:value-type="string" calcext:value-type="string">
            <text:p>Wed</text:p>
          </table:table-cell>
          <table:table-cell table:formula="of:=[.$A$1]&amp;[.A2]" office:value-type="string" office:string-value="20151104" calcext:value-type="string">
            <text:p>20151104</text:p>
          </table:table-cell>
          <table:table-cell table:formula="of:=[.C2]&amp;&quot;-&quot;&amp;[.B2]&amp;&quot;-&quot;&amp;[.H2]" office:value-type="string" office:string-value="20151104-Wed-Counter" calcext:value-type="string">
            <text:p>20151104-Wed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]&amp;&quot; &quot;&amp;[.H2]&amp;&quot;&quot;&quot;&quot;" office:value-type="string" office:string-value="&quot;Wed Counter&quot;" calcext:value-type="string">
            <text:p>"Wed Counter"</text:p>
          </table:table-cell>
          <table:table-cell table:style-name="ce8" table:formula="of:=&quot;&quot;&quot;&quot;&amp;[.B2]&amp;&quot; &quot;&amp;[.H2]&amp;&quot;&quot;&quot;&quot;" office:value-type="string" office:string-value="&quot;Wed Counter&quot;" calcext:value-type="string">
            <text:p>"Wed Counter"</text:p>
          </table:table-cell>
          <table:table-cell table:style-name="ce6" office:value-type="string" calcext:value-type="string">
            <text:p>Counter</text:p>
          </table:table-cell>
          <table:table-cell office:value-type="string" calcext:value-type="string">
            <text:p>Adam</text:p>
          </table:table-cell>
          <table:table-cell table:formula="of:=IF([.I2]=&quot;&quot;;&quot;&quot;;IFERROR(VLOOKUP([.I2];['name &amp; email'.$A$1:.$B$100];2;0);&quot;&quot;))" office:value-type="string" office:string-value="adam@adam.com" calcext:value-type="string">
            <text:p>adam@adam.com</text:p>
          </table:table-cell>
          <table:table-cell/>
          <table:table-cell table:formula="of:=IF([.J2]=&quot;&quot;;&quot;&quot;;[.$L$1]&amp;&quot; &quot;&amp;[.D2]&amp;&quot; &quot;&amp;[.C2]&amp;&quot; &quot;&amp;[.B2]&amp;&quot; &quot;&amp;[.E2]&amp;&quot; &quot;&amp;[.F2]&amp;&quot; &quot;&amp;[.G2])" office:value-type="string" office:string-value="./create-ics.sh 20151104-Wed-Counter 20151104 Wed &quot;location&quot; &quot;Wed Counter&quot; &quot;Wed Counter&quot;" calcext:value-type="string">
            <text:p>./create-ics.sh 20151104-Wed-Counter 20151104 Wed "location" "Wed Counter" "Wed Counter"</text:p>
          </table:table-cell>
          <table:table-cell table:formula="of:=IF([.L2]=&quot;&quot;;&quot;&quot;;[.$M$1]&amp;&quot; &quot;&amp;&quot;&quot;&quot;&quot;&amp;[.I2]&amp;&quot; &lt;&quot;&amp;[.$J2]&amp;&quot;&gt;&quot;&amp;&quot;&quot;&quot;&quot;&amp;&quot; &quot;&amp;[.F2]&amp;&quot; &quot;&amp;[.D2]&amp;&quot;.ics&quot;)" office:value-type="string" office:string-value="./send-mail.sh &quot;Adam &lt;adam@adam.com&gt;&quot; &quot;Wed Counter&quot; 20151104-Wed-Counter.ics" calcext:value-type="string">
            <text:p>./send-mail.sh "Adam &lt;adam@adam.com&gt;" "Wed Counter" 20151104-Wed-Counter.ic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6" office:value-type="string" calcext:value-type="string">
            <text:p>Fri</text:p>
          </table:table-cell>
          <table:table-cell table:formula="of:=[.$A$1]&amp;[.A3]" office:value-type="string" office:string-value="20151106" calcext:value-type="string">
            <text:p>20151106</text:p>
          </table:table-cell>
          <table:table-cell table:formula="of:=[.C3]&amp;&quot;-&quot;&amp;[.B3]&amp;&quot;-&quot;&amp;[.H3]" office:value-type="string" office:string-value="20151106-Fri-Counter" calcext:value-type="string">
            <text:p>20151106-Fri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]&amp;&quot; &quot;&amp;[.H3]&amp;&quot;&quot;&quot;&quot;" office:value-type="string" office:string-value="&quot;Fri Counter&quot;" calcext:value-type="string">
            <text:p>"Fri Counter"</text:p>
          </table:table-cell>
          <table:table-cell table:style-name="ce8" table:formula="of:=&quot;&quot;&quot;&quot;&amp;[.B3]&amp;&quot; &quot;&amp;[.H3]&amp;&quot;&quot;&quot;&quot;" office:value-type="string" office:string-value="&quot;Fri Counter&quot;" calcext:value-type="string">
            <text:p>"Fri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Ben</text:p>
          </table:table-cell>
          <table:table-cell table:formula="of:=IF([.I3]=&quot;&quot;;&quot;&quot;;IFERROR(VLOOKUP([.I3];['name &amp; email'.$A$1:.$B$100];2;0);&quot;&quot;))" office:value-type="string" office:string-value="ben@ben.com" calcext:value-type="string">
            <text:p>ben@ben.com</text:p>
          </table:table-cell>
          <table:table-cell/>
          <table:table-cell table:formula="of:=IF([.J3]=&quot;&quot;;&quot;&quot;;[.$L$1]&amp;&quot; &quot;&amp;[.D3]&amp;&quot; &quot;&amp;[.C3]&amp;&quot; &quot;&amp;[.B3]&amp;&quot; &quot;&amp;[.E3]&amp;&quot; &quot;&amp;[.F3]&amp;&quot; &quot;&amp;[.G3])" office:value-type="string" office:string-value="./create-ics.sh 20151106-Fri-Counter 20151106 Fri &quot;location&quot; &quot;Fri Counter&quot; &quot;Fri Counter&quot;" calcext:value-type="string">
            <text:p>./create-ics.sh 20151106-Fri-Counter 20151106 Fri "location" "Fri Counter" "Fri Counter"</text:p>
          </table:table-cell>
          <table:table-cell table:formula="of:=IF([.L3]=&quot;&quot;;&quot;&quot;;[.$M$1]&amp;&quot; &quot;&amp;&quot;&quot;&quot;&quot;&amp;[.I3]&amp;&quot; &lt;&quot;&amp;[.$J3]&amp;&quot;&gt;&quot;&amp;&quot;&quot;&quot;&quot;&amp;&quot; &quot;&amp;[.F3]&amp;&quot; &quot;&amp;[.D3]&amp;&quot;.ics&quot;)" office:value-type="string" office:string-value="./send-mail.sh &quot;Ben &lt;ben@ben.com&gt;&quot; &quot;Fri Counter&quot; 20151106-Fri-Counter.ics" calcext:value-type="string">
            <text:p>./send-mail.sh "Ben &lt;ben@ben.com&gt;" "Fri Counter" 20151106-Fri-Counter.ic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6" office:value-type="string" calcext:value-type="string">
            <text:p>Sat-AM</text:p>
          </table:table-cell>
          <table:table-cell table:formula="of:=[.$A$1]&amp;[.A4]" office:value-type="string" office:string-value="20151107" calcext:value-type="string">
            <text:p>20151107</text:p>
          </table:table-cell>
          <table:table-cell table:formula="of:=[.C4]&amp;&quot;-&quot;&amp;[.B4]&amp;&quot;-&quot;&amp;[.H4]" office:value-type="string" office:string-value="20151107-Sat-AM-Counter" calcext:value-type="string">
            <text:p>20151107-Sat-A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]&amp;&quot; &quot;&amp;[.H4]&amp;&quot;&quot;&quot;&quot;" office:value-type="string" office:string-value="&quot;Sat-AM Counter&quot;" calcext:value-type="string">
            <text:p>"Sat-AM Counter"</text:p>
          </table:table-cell>
          <table:table-cell table:style-name="ce8" table:formula="of:=&quot;&quot;&quot;&quot;&amp;[.B4]&amp;&quot; &quot;&amp;[.H4]&amp;&quot;&quot;&quot;&quot;" office:value-type="string" office:string-value="&quot;Sat-AM Counter&quot;" calcext:value-type="string">
            <text:p>"Sat-A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Cam</text:p>
          </table:table-cell>
          <table:table-cell table:formula="of:=IF([.I4]=&quot;&quot;;&quot;&quot;;IFERROR(VLOOKUP([.I4];['name &amp; email'.$A$1:.$B$100];2;0);&quot;&quot;))" office:value-type="string" office:string-value="cam@cam.com" calcext:value-type="string">
            <text:p>cam@cam.com</text:p>
          </table:table-cell>
          <table:table-cell/>
          <table:table-cell table:formula="of:=IF([.J4]=&quot;&quot;;&quot;&quot;;[.$L$1]&amp;&quot; &quot;&amp;[.D4]&amp;&quot; &quot;&amp;[.C4]&amp;&quot; &quot;&amp;[.B4]&amp;&quot; &quot;&amp;[.E4]&amp;&quot; &quot;&amp;[.F4]&amp;&quot; &quot;&amp;[.G4])" office:value-type="string" office:string-value="./create-ics.sh 20151107-Sat-AM-Counter 20151107 Sat-AM &quot;location&quot; &quot;Sat-AM Counter&quot; &quot;Sat-AM Counter&quot;" calcext:value-type="string">
            <text:p>./create-ics.sh 20151107-Sat-AM-Counter 20151107 Sat-AM "location" "Sat-AM Counter" "Sat-AM Counter"</text:p>
          </table:table-cell>
          <table:table-cell table:formula="of:=IF([.L4]=&quot;&quot;;&quot;&quot;;[.$M$1]&amp;&quot; &quot;&amp;&quot;&quot;&quot;&quot;&amp;[.I4]&amp;&quot; &lt;&quot;&amp;[.$J4]&amp;&quot;&gt;&quot;&amp;&quot;&quot;&quot;&quot;&amp;&quot; &quot;&amp;[.F4]&amp;&quot; &quot;&amp;[.D4]&amp;&quot;.ics&quot;)" office:value-type="string" office:string-value="./send-mail.sh &quot;Cam &lt;cam@cam.com&gt;&quot; &quot;Sat-AM Counter&quot; 20151107-Sat-AM-Counter.ics" calcext:value-type="string">
            <text:p>./send-mail.sh "Cam &lt;cam@cam.com&gt;" "Sat-AM Counter" 20151107-Sat-AM-Counter.ic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6" office:value-type="string" calcext:value-type="string">
            <text:p>Sat-PM</text:p>
          </table:table-cell>
          <table:table-cell table:formula="of:=[.$A$1]&amp;[.A5]" office:value-type="string" office:string-value="20151107" calcext:value-type="string">
            <text:p>20151107</text:p>
          </table:table-cell>
          <table:table-cell table:formula="of:=[.C5]&amp;&quot;-&quot;&amp;[.B5]&amp;&quot;-&quot;&amp;[.H5]" office:value-type="string" office:string-value="20151107-Sat-PM-Counter" calcext:value-type="string">
            <text:p>20151107-Sat-P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]&amp;&quot; &quot;&amp;[.H5]&amp;&quot;&quot;&quot;&quot;" office:value-type="string" office:string-value="&quot;Sat-PM Counter&quot;" calcext:value-type="string">
            <text:p>"Sat-PM Counter"</text:p>
          </table:table-cell>
          <table:table-cell table:style-name="ce8" table:formula="of:=&quot;&quot;&quot;&quot;&amp;[.B5]&amp;&quot; &quot;&amp;[.H5]&amp;&quot;&quot;&quot;&quot;" office:value-type="string" office:string-value="&quot;Sat-PM Counter&quot;" calcext:value-type="string">
            <text:p>"Sat-P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Dan</text:p>
          </table:table-cell>
          <table:table-cell table:formula="of:=IF([.I5]=&quot;&quot;;&quot;&quot;;IFERROR(VLOOKUP([.I5];['name &amp; email'.$A$1:.$B$100];2;0);&quot;&quot;))" office:value-type="string" office:string-value="dan@dan.com" calcext:value-type="string">
            <text:p>dan@dan.com</text:p>
          </table:table-cell>
          <table:table-cell/>
          <table:table-cell table:formula="of:=IF([.J5]=&quot;&quot;;&quot;&quot;;[.$L$1]&amp;&quot; &quot;&amp;[.D5]&amp;&quot; &quot;&amp;[.C5]&amp;&quot; &quot;&amp;[.B5]&amp;&quot; &quot;&amp;[.E5]&amp;&quot; &quot;&amp;[.F5]&amp;&quot; &quot;&amp;[.G5])" office:value-type="string" office:string-value="./create-ics.sh 20151107-Sat-PM-Counter 20151107 Sat-PM &quot;location&quot; &quot;Sat-PM Counter&quot; &quot;Sat-PM Counter&quot;" calcext:value-type="string">
            <text:p>./create-ics.sh 20151107-Sat-PM-Counter 20151107 Sat-PM "location" "Sat-PM Counter" "Sat-PM Counter"</text:p>
          </table:table-cell>
          <table:table-cell table:formula="of:=IF([.L5]=&quot;&quot;;&quot;&quot;;[.$M$1]&amp;&quot; &quot;&amp;&quot;&quot;&quot;&quot;&amp;[.I5]&amp;&quot; &lt;&quot;&amp;[.$J5]&amp;&quot;&gt;&quot;&amp;&quot;&quot;&quot;&quot;&amp;&quot; &quot;&amp;[.F5]&amp;&quot; &quot;&amp;[.D5]&amp;&quot;.ics&quot;)" office:value-type="string" office:string-value="./send-mail.sh &quot;Dan &lt;dan@dan.com&gt;&quot; &quot;Sat-PM Counter&quot; 20151107-Sat-PM-Counter.ics" calcext:value-type="string">
            <text:p>./send-mail.sh "Dan &lt;dan@dan.com&gt;" "Sat-PM Counter" 20151107-Sat-PM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Wed</text:p>
          </table:table-cell>
          <table:table-cell table:formula="of:=[.$A$1]&amp;[.A6]" office:value-type="string" office:string-value="20151111" calcext:value-type="string">
            <text:p>20151111</text:p>
          </table:table-cell>
          <table:table-cell table:formula="of:=[.C6]&amp;&quot;-&quot;&amp;[.B6]&amp;&quot;-&quot;&amp;[.H6]" office:value-type="string" office:string-value="20151111-Wed-Counter" calcext:value-type="string">
            <text:p>20151111-Wed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6]&amp;&quot; &quot;&amp;[.H6]&amp;&quot;&quot;&quot;&quot;" office:value-type="string" office:string-value="&quot;Wed Counter&quot;" calcext:value-type="string">
            <text:p>"Wed Counter"</text:p>
          </table:table-cell>
          <table:table-cell table:style-name="ce8" table:formula="of:=&quot;&quot;&quot;&quot;&amp;[.B6]&amp;&quot; &quot;&amp;[.H6]&amp;&quot;&quot;&quot;&quot;" office:value-type="string" office:string-value="&quot;Wed Counter&quot;" calcext:value-type="string">
            <text:p>"Wed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Eden</text:p>
          </table:table-cell>
          <table:table-cell table:formula="of:=IF([.I6]=&quot;&quot;;&quot;&quot;;IFERROR(VLOOKUP([.I6];['name &amp; email'.$A$1:.$B$100];2;0);&quot;&quot;))" office:value-type="string" office:string-value="eden@eden.com" calcext:value-type="string">
            <text:p>eden@eden.com</text:p>
          </table:table-cell>
          <table:table-cell/>
          <table:table-cell table:formula="of:=IF([.J6]=&quot;&quot;;&quot;&quot;;[.$L$1]&amp;&quot; &quot;&amp;[.D6]&amp;&quot; &quot;&amp;[.C6]&amp;&quot; &quot;&amp;[.B6]&amp;&quot; &quot;&amp;[.E6]&amp;&quot; &quot;&amp;[.F6]&amp;&quot; &quot;&amp;[.G6])" office:value-type="string" office:string-value="./create-ics.sh 20151111-Wed-Counter 20151111 Wed &quot;location&quot; &quot;Wed Counter&quot; &quot;Wed Counter&quot;" calcext:value-type="string">
            <text:p>./create-ics.sh 20151111-Wed-Counter 20151111 Wed "location" "Wed Counter" "Wed Counter"</text:p>
          </table:table-cell>
          <table:table-cell table:formula="of:=IF([.L6]=&quot;&quot;;&quot;&quot;;[.$M$1]&amp;&quot; &quot;&amp;&quot;&quot;&quot;&quot;&amp;[.I6]&amp;&quot; &lt;&quot;&amp;[.$J6]&amp;&quot;&gt;&quot;&amp;&quot;&quot;&quot;&quot;&amp;&quot; &quot;&amp;[.F6]&amp;&quot; &quot;&amp;[.D6]&amp;&quot;.ics&quot;)" office:value-type="string" office:string-value="./send-mail.sh &quot;Eden &lt;eden@eden.com&gt;&quot; &quot;Wed Counter&quot; 20151111-Wed-Counter.ics" calcext:value-type="string">
            <text:p>./send-mail.sh "Eden &lt;eden@eden.com&gt;" "Wed Counter" 20151111-Wed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Fri</text:p>
          </table:table-cell>
          <table:table-cell table:formula="of:=[.$A$1]&amp;[.A7]" office:value-type="string" office:string-value="20151113" calcext:value-type="string">
            <text:p>20151113</text:p>
          </table:table-cell>
          <table:table-cell table:formula="of:=[.C7]&amp;&quot;-&quot;&amp;[.B7]&amp;&quot;-&quot;&amp;[.H7]" office:value-type="string" office:string-value="20151113-Fri-Counter" calcext:value-type="string">
            <text:p>20151113-Fri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7]&amp;&quot; &quot;&amp;[.H7]&amp;&quot;&quot;&quot;&quot;" office:value-type="string" office:string-value="&quot;Fri Counter&quot;" calcext:value-type="string">
            <text:p>"Fri Counter"</text:p>
          </table:table-cell>
          <table:table-cell table:style-name="ce8" table:formula="of:=&quot;&quot;&quot;&quot;&amp;[.B7]&amp;&quot; &quot;&amp;[.H7]&amp;&quot;&quot;&quot;&quot;" office:value-type="string" office:string-value="&quot;Fri Counter&quot;" calcext:value-type="string">
            <text:p>"Fri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Frank</text:p>
          </table:table-cell>
          <table:table-cell table:formula="of:=IF([.I7]=&quot;&quot;;&quot;&quot;;IFERROR(VLOOKUP([.I7];['name &amp; email'.$A$1:.$B$100];2;0);&quot;&quot;))" office:value-type="string" office:string-value="frank@frank.com" calcext:value-type="string">
            <text:p>frank@frank.com</text:p>
          </table:table-cell>
          <table:table-cell/>
          <table:table-cell table:formula="of:=IF([.J7]=&quot;&quot;;&quot;&quot;;[.$L$1]&amp;&quot; &quot;&amp;[.D7]&amp;&quot; &quot;&amp;[.C7]&amp;&quot; &quot;&amp;[.B7]&amp;&quot; &quot;&amp;[.E7]&amp;&quot; &quot;&amp;[.F7]&amp;&quot; &quot;&amp;[.G7])" office:value-type="string" office:string-value="./create-ics.sh 20151113-Fri-Counter 20151113 Fri &quot;location&quot; &quot;Fri Counter&quot; &quot;Fri Counter&quot;" calcext:value-type="string">
            <text:p>./create-ics.sh 20151113-Fri-Counter 20151113 Fri "location" "Fri Counter" "Fri Counter"</text:p>
          </table:table-cell>
          <table:table-cell table:formula="of:=IF([.L7]=&quot;&quot;;&quot;&quot;;[.$M$1]&amp;&quot; &quot;&amp;&quot;&quot;&quot;&quot;&amp;[.I7]&amp;&quot; &lt;&quot;&amp;[.$J7]&amp;&quot;&gt;&quot;&amp;&quot;&quot;&quot;&quot;&amp;&quot; &quot;&amp;[.F7]&amp;&quot; &quot;&amp;[.D7]&amp;&quot;.ics&quot;)" office:value-type="string" office:string-value="./send-mail.sh &quot;Frank &lt;frank@frank.com&gt;&quot; &quot;Fri Counter&quot; 20151113-Fri-Counter.ics" calcext:value-type="string">
            <text:p>./send-mail.sh "Frank &lt;frank@frank.com&gt;" "Fri Counter" 20151113-Fri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Sat-AM</text:p>
          </table:table-cell>
          <table:table-cell table:formula="of:=[.$A$1]&amp;[.A8]" office:value-type="string" office:string-value="20151114" calcext:value-type="string">
            <text:p>20151114</text:p>
          </table:table-cell>
          <table:table-cell table:formula="of:=[.C8]&amp;&quot;-&quot;&amp;[.B8]&amp;&quot;-&quot;&amp;[.H8]" office:value-type="string" office:string-value="20151114-Sat-AM-Counter" calcext:value-type="string">
            <text:p>20151114-Sat-A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]&amp;&quot; &quot;&amp;[.H8]&amp;&quot;&quot;&quot;&quot;" office:value-type="string" office:string-value="&quot;Sat-AM Counter&quot;" calcext:value-type="string">
            <text:p>"Sat-AM Counter"</text:p>
          </table:table-cell>
          <table:table-cell table:style-name="ce8" table:formula="of:=&quot;&quot;&quot;&quot;&amp;[.B8]&amp;&quot; &quot;&amp;[.H8]&amp;&quot;&quot;&quot;&quot;" office:value-type="string" office:string-value="&quot;Sat-AM Counter&quot;" calcext:value-type="string">
            <text:p>"Sat-A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Garry</text:p>
          </table:table-cell>
          <table:table-cell table:formula="of:=IF([.I8]=&quot;&quot;;&quot;&quot;;IFERROR(VLOOKUP([.I8];['name &amp; email'.$A$1:.$B$100];2;0);&quot;&quot;))" office:value-type="string" office:string-value="garry@garry.com" calcext:value-type="string">
            <text:p>garry@garry.com</text:p>
          </table:table-cell>
          <table:table-cell/>
          <table:table-cell table:formula="of:=IF([.J8]=&quot;&quot;;&quot;&quot;;[.$L$1]&amp;&quot; &quot;&amp;[.D8]&amp;&quot; &quot;&amp;[.C8]&amp;&quot; &quot;&amp;[.B8]&amp;&quot; &quot;&amp;[.E8]&amp;&quot; &quot;&amp;[.F8]&amp;&quot; &quot;&amp;[.G8])" office:value-type="string" office:string-value="./create-ics.sh 20151114-Sat-AM-Counter 20151114 Sat-AM &quot;location&quot; &quot;Sat-AM Counter&quot; &quot;Sat-AM Counter&quot;" calcext:value-type="string">
            <text:p>./create-ics.sh 20151114-Sat-AM-Counter 20151114 Sat-AM "location" "Sat-AM Counter" "Sat-AM Counter"</text:p>
          </table:table-cell>
          <table:table-cell table:formula="of:=IF([.L8]=&quot;&quot;;&quot;&quot;;[.$M$1]&amp;&quot; &quot;&amp;&quot;&quot;&quot;&quot;&amp;[.I8]&amp;&quot; &lt;&quot;&amp;[.$J8]&amp;&quot;&gt;&quot;&amp;&quot;&quot;&quot;&quot;&amp;&quot; &quot;&amp;[.F8]&amp;&quot; &quot;&amp;[.D8]&amp;&quot;.ics&quot;)" office:value-type="string" office:string-value="./send-mail.sh &quot;Garry &lt;garry@garry.com&gt;&quot; &quot;Sat-AM Counter&quot; 20151114-Sat-AM-Counter.ics" calcext:value-type="string">
            <text:p>./send-mail.sh "Garry &lt;garry@garry.com&gt;" "Sat-AM Counter" 20151114-Sat-AM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Sat-PM</text:p>
          </table:table-cell>
          <table:table-cell table:formula="of:=[.$A$1]&amp;[.A9]" office:value-type="string" office:string-value="20151114" calcext:value-type="string">
            <text:p>20151114</text:p>
          </table:table-cell>
          <table:table-cell table:formula="of:=[.C9]&amp;&quot;-&quot;&amp;[.B9]&amp;&quot;-&quot;&amp;[.H9]" office:value-type="string" office:string-value="20151114-Sat-PM-Counter" calcext:value-type="string">
            <text:p>20151114-Sat-P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9]&amp;&quot; &quot;&amp;[.H9]&amp;&quot;&quot;&quot;&quot;" office:value-type="string" office:string-value="&quot;Sat-PM Counter&quot;" calcext:value-type="string">
            <text:p>"Sat-PM Counter"</text:p>
          </table:table-cell>
          <table:table-cell table:style-name="ce8" table:formula="of:=&quot;&quot;&quot;&quot;&amp;[.B9]&amp;&quot; &quot;&amp;[.H9]&amp;&quot;&quot;&quot;&quot;" office:value-type="string" office:string-value="&quot;Sat-PM Counter&quot;" calcext:value-type="string">
            <text:p>"Sat-P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Hans</text:p>
          </table:table-cell>
          <table:table-cell table:formula="of:=IF([.I9]=&quot;&quot;;&quot;&quot;;IFERROR(VLOOKUP([.I9];['name &amp; email'.$A$1:.$B$100];2;0);&quot;&quot;))" office:value-type="string" office:string-value="hans@hans.com" calcext:value-type="string">
            <text:p>hans@hans.com</text:p>
          </table:table-cell>
          <table:table-cell/>
          <table:table-cell table:formula="of:=IF([.J9]=&quot;&quot;;&quot;&quot;;[.$L$1]&amp;&quot; &quot;&amp;[.D9]&amp;&quot; &quot;&amp;[.C9]&amp;&quot; &quot;&amp;[.B9]&amp;&quot; &quot;&amp;[.E9]&amp;&quot; &quot;&amp;[.F9]&amp;&quot; &quot;&amp;[.G9])" office:value-type="string" office:string-value="./create-ics.sh 20151114-Sat-PM-Counter 20151114 Sat-PM &quot;location&quot; &quot;Sat-PM Counter&quot; &quot;Sat-PM Counter&quot;" calcext:value-type="string">
            <text:p>./create-ics.sh 20151114-Sat-PM-Counter 20151114 Sat-PM "location" "Sat-PM Counter" "Sat-PM Counter"</text:p>
          </table:table-cell>
          <table:table-cell table:formula="of:=IF([.L9]=&quot;&quot;;&quot;&quot;;[.$M$1]&amp;&quot; &quot;&amp;&quot;&quot;&quot;&quot;&amp;[.I9]&amp;&quot; &lt;&quot;&amp;[.$J9]&amp;&quot;&gt;&quot;&amp;&quot;&quot;&quot;&quot;&amp;&quot; &quot;&amp;[.F9]&amp;&quot; &quot;&amp;[.D9]&amp;&quot;.ics&quot;)" office:value-type="string" office:string-value="./send-mail.sh &quot;Hans &lt;hans@hans.com&gt;&quot; &quot;Sat-PM Counter&quot; 20151114-Sat-PM-Counter.ics" calcext:value-type="string">
            <text:p>./send-mail.sh "Hans &lt;hans@hans.com&gt;" "Sat-PM Counter" 20151114-Sat-PM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Wed</text:p>
          </table:table-cell>
          <table:table-cell table:formula="of:=[.$A$1]&amp;[.A10]" office:value-type="string" office:string-value="20151118" calcext:value-type="string">
            <text:p>20151118</text:p>
          </table:table-cell>
          <table:table-cell table:formula="of:=[.C10]&amp;&quot;-&quot;&amp;[.B10]&amp;&quot;-&quot;&amp;[.H10]" office:value-type="string" office:string-value="20151118-Wed-Counter" calcext:value-type="string">
            <text:p>20151118-Wed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]&amp;&quot; &quot;&amp;[.H10]&amp;&quot;&quot;&quot;&quot;" office:value-type="string" office:string-value="&quot;Wed Counter&quot;" calcext:value-type="string">
            <text:p>"Wed Counter"</text:p>
          </table:table-cell>
          <table:table-cell table:style-name="ce8" table:formula="of:=&quot;&quot;&quot;&quot;&amp;[.B10]&amp;&quot; &quot;&amp;[.H10]&amp;&quot;&quot;&quot;&quot;" office:value-type="string" office:string-value="&quot;Wed Counter&quot;" calcext:value-type="string">
            <text:p>"Wed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Ichigo</text:p>
          </table:table-cell>
          <table:table-cell table:formula="of:=IF([.I10]=&quot;&quot;;&quot;&quot;;IFERROR(VLOOKUP([.I10];['name &amp; email'.$A$1:.$B$100];2;0);&quot;&quot;))" office:value-type="string" office:string-value="ichigo@ichigo.com" calcext:value-type="string">
            <text:p>ichigo@ichigo.com</text:p>
          </table:table-cell>
          <table:table-cell/>
          <table:table-cell table:formula="of:=IF([.J10]=&quot;&quot;;&quot;&quot;;[.$L$1]&amp;&quot; &quot;&amp;[.D10]&amp;&quot; &quot;&amp;[.C10]&amp;&quot; &quot;&amp;[.B10]&amp;&quot; &quot;&amp;[.E10]&amp;&quot; &quot;&amp;[.F10]&amp;&quot; &quot;&amp;[.G10])" office:value-type="string" office:string-value="./create-ics.sh 20151118-Wed-Counter 20151118 Wed &quot;location&quot; &quot;Wed Counter&quot; &quot;Wed Counter&quot;" calcext:value-type="string">
            <text:p>./create-ics.sh 20151118-Wed-Counter 20151118 Wed "location" "Wed Counter" "Wed Counter"</text:p>
          </table:table-cell>
          <table:table-cell table:formula="of:=IF([.L10]=&quot;&quot;;&quot;&quot;;[.$M$1]&amp;&quot; &quot;&amp;&quot;&quot;&quot;&quot;&amp;[.I10]&amp;&quot; &lt;&quot;&amp;[.$J10]&amp;&quot;&gt;&quot;&amp;&quot;&quot;&quot;&quot;&amp;&quot; &quot;&amp;[.F10]&amp;&quot; &quot;&amp;[.D10]&amp;&quot;.ics&quot;)" office:value-type="string" office:string-value="./send-mail.sh &quot;Ichigo &lt;ichigo@ichigo.com&gt;&quot; &quot;Wed Counter&quot; 20151118-Wed-Counter.ics" calcext:value-type="string">
            <text:p>./send-mail.sh "Ichigo &lt;ichigo@ichigo.com&gt;" "Wed Counter" 20151118-Wed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Fri</text:p>
          </table:table-cell>
          <table:table-cell table:formula="of:=[.$A$1]&amp;[.A11]" office:value-type="string" office:string-value="20151120" calcext:value-type="string">
            <text:p>20151120</text:p>
          </table:table-cell>
          <table:table-cell table:formula="of:=[.C11]&amp;&quot;-&quot;&amp;[.B11]&amp;&quot;-&quot;&amp;[.H11]" office:value-type="string" office:string-value="20151120-Fri-Counter" calcext:value-type="string">
            <text:p>20151120-Fri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1]&amp;&quot; &quot;&amp;[.H11]&amp;&quot;&quot;&quot;&quot;" office:value-type="string" office:string-value="&quot;Fri Counter&quot;" calcext:value-type="string">
            <text:p>"Fri Counter"</text:p>
          </table:table-cell>
          <table:table-cell table:style-name="ce8" table:formula="of:=&quot;&quot;&quot;&quot;&amp;[.B11]&amp;&quot; &quot;&amp;[.H11]&amp;&quot;&quot;&quot;&quot;" office:value-type="string" office:string-value="&quot;Fri Counter&quot;" calcext:value-type="string">
            <text:p>"Fri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Julie</text:p>
          </table:table-cell>
          <table:table-cell table:formula="of:=IF([.I11]=&quot;&quot;;&quot;&quot;;IFERROR(VLOOKUP([.I11];['name &amp; email'.$A$1:.$B$100];2;0);&quot;&quot;))" office:value-type="string" office:string-value="julie@julie.com" calcext:value-type="string">
            <text:p>julie@julie.com</text:p>
          </table:table-cell>
          <table:table-cell/>
          <table:table-cell table:formula="of:=IF([.J11]=&quot;&quot;;&quot;&quot;;[.$L$1]&amp;&quot; &quot;&amp;[.D11]&amp;&quot; &quot;&amp;[.C11]&amp;&quot; &quot;&amp;[.B11]&amp;&quot; &quot;&amp;[.E11]&amp;&quot; &quot;&amp;[.F11]&amp;&quot; &quot;&amp;[.G11])" office:value-type="string" office:string-value="./create-ics.sh 20151120-Fri-Counter 20151120 Fri &quot;location&quot; &quot;Fri Counter&quot; &quot;Fri Counter&quot;" calcext:value-type="string">
            <text:p>./create-ics.sh 20151120-Fri-Counter 20151120 Fri "location" "Fri Counter" "Fri Counter"</text:p>
          </table:table-cell>
          <table:table-cell table:formula="of:=IF([.L11]=&quot;&quot;;&quot;&quot;;[.$M$1]&amp;&quot; &quot;&amp;&quot;&quot;&quot;&quot;&amp;[.I11]&amp;&quot; &lt;&quot;&amp;[.$J11]&amp;&quot;&gt;&quot;&amp;&quot;&quot;&quot;&quot;&amp;&quot; &quot;&amp;[.F11]&amp;&quot; &quot;&amp;[.D11]&amp;&quot;.ics&quot;)" office:value-type="string" office:string-value="./send-mail.sh &quot;Julie &lt;julie@julie.com&gt;&quot; &quot;Fri Counter&quot; 20151120-Fri-Counter.ics" calcext:value-type="string">
            <text:p>./send-mail.sh "Julie &lt;julie@julie.com&gt;" "Fri Counter" 20151120-Fri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Sat-AM</text:p>
          </table:table-cell>
          <table:table-cell table:formula="of:=[.$A$1]&amp;[.A12]" office:value-type="string" office:string-value="20151121" calcext:value-type="string">
            <text:p>20151121</text:p>
          </table:table-cell>
          <table:table-cell table:formula="of:=[.C12]&amp;&quot;-&quot;&amp;[.B12]&amp;&quot;-&quot;&amp;[.H12]" office:value-type="string" office:string-value="20151121-Sat-AM-Counter" calcext:value-type="string">
            <text:p>20151121-Sat-A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2]&amp;&quot; &quot;&amp;[.H12]&amp;&quot;&quot;&quot;&quot;" office:value-type="string" office:string-value="&quot;Sat-AM Counter&quot;" calcext:value-type="string">
            <text:p>"Sat-AM Counter"</text:p>
          </table:table-cell>
          <table:table-cell table:style-name="ce8" table:formula="of:=&quot;&quot;&quot;&quot;&amp;[.B12]&amp;&quot; &quot;&amp;[.H12]&amp;&quot;&quot;&quot;&quot;" office:value-type="string" office:string-value="&quot;Sat-AM Counter&quot;" calcext:value-type="string">
            <text:p>"Sat-A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Karen</text:p>
          </table:table-cell>
          <table:table-cell table:formula="of:=IF([.I12]=&quot;&quot;;&quot;&quot;;IFERROR(VLOOKUP([.I12];['name &amp; email'.$A$1:.$B$100];2;0);&quot;&quot;))" office:value-type="string" office:string-value="karen@karen.com" calcext:value-type="string">
            <text:p>karen@karen.com</text:p>
          </table:table-cell>
          <table:table-cell/>
          <table:table-cell table:formula="of:=IF([.J12]=&quot;&quot;;&quot;&quot;;[.$L$1]&amp;&quot; &quot;&amp;[.D12]&amp;&quot; &quot;&amp;[.C12]&amp;&quot; &quot;&amp;[.B12]&amp;&quot; &quot;&amp;[.E12]&amp;&quot; &quot;&amp;[.F12]&amp;&quot; &quot;&amp;[.G12])" office:value-type="string" office:string-value="./create-ics.sh 20151121-Sat-AM-Counter 20151121 Sat-AM &quot;location&quot; &quot;Sat-AM Counter&quot; &quot;Sat-AM Counter&quot;" calcext:value-type="string">
            <text:p>./create-ics.sh 20151121-Sat-AM-Counter 20151121 Sat-AM "location" "Sat-AM Counter" "Sat-AM Counter"</text:p>
          </table:table-cell>
          <table:table-cell table:formula="of:=IF([.L12]=&quot;&quot;;&quot;&quot;;[.$M$1]&amp;&quot; &quot;&amp;&quot;&quot;&quot;&quot;&amp;[.I12]&amp;&quot; &lt;&quot;&amp;[.$J12]&amp;&quot;&gt;&quot;&amp;&quot;&quot;&quot;&quot;&amp;&quot; &quot;&amp;[.F12]&amp;&quot; &quot;&amp;[.D12]&amp;&quot;.ics&quot;)" office:value-type="string" office:string-value="./send-mail.sh &quot;Karen &lt;karen@karen.com&gt;&quot; &quot;Sat-AM Counter&quot; 20151121-Sat-AM-Counter.ics" calcext:value-type="string">
            <text:p>./send-mail.sh "Karen &lt;karen@karen.com&gt;" "Sat-AM Counter" 20151121-Sat-AM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Sat-PM</text:p>
          </table:table-cell>
          <table:table-cell table:formula="of:=[.$A$1]&amp;[.A13]" office:value-type="string" office:string-value="20151121" calcext:value-type="string">
            <text:p>20151121</text:p>
          </table:table-cell>
          <table:table-cell table:formula="of:=[.C13]&amp;&quot;-&quot;&amp;[.B13]&amp;&quot;-&quot;&amp;[.H13]" office:value-type="string" office:string-value="20151121-Sat-PM-Counter" calcext:value-type="string">
            <text:p>20151121-Sat-P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]&amp;&quot; &quot;&amp;[.H13]&amp;&quot;&quot;&quot;&quot;" office:value-type="string" office:string-value="&quot;Sat-PM Counter&quot;" calcext:value-type="string">
            <text:p>"Sat-PM Counter"</text:p>
          </table:table-cell>
          <table:table-cell table:style-name="ce8" table:formula="of:=&quot;&quot;&quot;&quot;&amp;[.B13]&amp;&quot; &quot;&amp;[.H13]&amp;&quot;&quot;&quot;&quot;" office:value-type="string" office:string-value="&quot;Sat-PM Counter&quot;" calcext:value-type="string">
            <text:p>"Sat-P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Lynna</text:p>
          </table:table-cell>
          <table:table-cell table:formula="of:=IF([.I13]=&quot;&quot;;&quot;&quot;;IFERROR(VLOOKUP([.I13];['name &amp; email'.$A$1:.$B$100];2;0);&quot;&quot;))" office:value-type="string" office:string-value="lynna@lynna.com" calcext:value-type="string">
            <text:p>lynna@lynna.com</text:p>
          </table:table-cell>
          <table:table-cell/>
          <table:table-cell table:formula="of:=IF([.J13]=&quot;&quot;;&quot;&quot;;[.$L$1]&amp;&quot; &quot;&amp;[.D13]&amp;&quot; &quot;&amp;[.C13]&amp;&quot; &quot;&amp;[.B13]&amp;&quot; &quot;&amp;[.E13]&amp;&quot; &quot;&amp;[.F13]&amp;&quot; &quot;&amp;[.G13])" office:value-type="string" office:string-value="./create-ics.sh 20151121-Sat-PM-Counter 20151121 Sat-PM &quot;location&quot; &quot;Sat-PM Counter&quot; &quot;Sat-PM Counter&quot;" calcext:value-type="string">
            <text:p>./create-ics.sh 20151121-Sat-PM-Counter 20151121 Sat-PM "location" "Sat-PM Counter" "Sat-PM Counter"</text:p>
          </table:table-cell>
          <table:table-cell table:formula="of:=IF([.L13]=&quot;&quot;;&quot;&quot;;[.$M$1]&amp;&quot; &quot;&amp;&quot;&quot;&quot;&quot;&amp;[.I13]&amp;&quot; &lt;&quot;&amp;[.$J13]&amp;&quot;&gt;&quot;&amp;&quot;&quot;&quot;&quot;&amp;&quot; &quot;&amp;[.F13]&amp;&quot; &quot;&amp;[.D13]&amp;&quot;.ics&quot;)" office:value-type="string" office:string-value="./send-mail.sh &quot;Lynna &lt;lynna@lynna.com&gt;&quot; &quot;Sat-PM Counter&quot; 20151121-Sat-PM-Counter.ics" calcext:value-type="string">
            <text:p>./send-mail.sh "Lynna &lt;lynna@lynna.com&gt;" "Sat-PM Counter" 20151121-Sat-PM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Wed</text:p>
          </table:table-cell>
          <table:table-cell table:formula="of:=[.$A$1]&amp;[.A14]" office:value-type="string" office:string-value="20151125" calcext:value-type="string">
            <text:p>20151125</text:p>
          </table:table-cell>
          <table:table-cell table:formula="of:=[.C14]&amp;&quot;-&quot;&amp;[.B14]&amp;&quot;-&quot;&amp;[.H14]" office:value-type="string" office:string-value="20151125-Wed-Counter" calcext:value-type="string">
            <text:p>20151125-Wed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4]&amp;&quot; &quot;&amp;[.H14]&amp;&quot;&quot;&quot;&quot;" office:value-type="string" office:string-value="&quot;Wed Counter&quot;" calcext:value-type="string">
            <text:p>"Wed Counter"</text:p>
          </table:table-cell>
          <table:table-cell table:style-name="ce8" table:formula="of:=&quot;&quot;&quot;&quot;&amp;[.B14]&amp;&quot; &quot;&amp;[.H14]&amp;&quot;&quot;&quot;&quot;" office:value-type="string" office:string-value="&quot;Wed Counter&quot;" calcext:value-type="string">
            <text:p>"Wed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Mona</text:p>
          </table:table-cell>
          <table:table-cell table:formula="of:=IF([.I14]=&quot;&quot;;&quot;&quot;;IFERROR(VLOOKUP([.I14];['name &amp; email'.$A$1:.$B$100];2;0);&quot;&quot;))" office:value-type="string" office:string-value="mona@mona.com" calcext:value-type="string">
            <text:p>mona@mona.com</text:p>
          </table:table-cell>
          <table:table-cell/>
          <table:table-cell table:formula="of:=IF([.J14]=&quot;&quot;;&quot;&quot;;[.$L$1]&amp;&quot; &quot;&amp;[.D14]&amp;&quot; &quot;&amp;[.C14]&amp;&quot; &quot;&amp;[.B14]&amp;&quot; &quot;&amp;[.E14]&amp;&quot; &quot;&amp;[.F14]&amp;&quot; &quot;&amp;[.G14])" office:value-type="string" office:string-value="./create-ics.sh 20151125-Wed-Counter 20151125 Wed &quot;location&quot; &quot;Wed Counter&quot; &quot;Wed Counter&quot;" calcext:value-type="string">
            <text:p>./create-ics.sh 20151125-Wed-Counter 20151125 Wed "location" "Wed Counter" "Wed Counter"</text:p>
          </table:table-cell>
          <table:table-cell table:formula="of:=IF([.L14]=&quot;&quot;;&quot;&quot;;[.$M$1]&amp;&quot; &quot;&amp;&quot;&quot;&quot;&quot;&amp;[.I14]&amp;&quot; &lt;&quot;&amp;[.$J14]&amp;&quot;&gt;&quot;&amp;&quot;&quot;&quot;&quot;&amp;&quot; &quot;&amp;[.F14]&amp;&quot; &quot;&amp;[.D14]&amp;&quot;.ics&quot;)" office:value-type="string" office:string-value="./send-mail.sh &quot;Mona &lt;mona@mona.com&gt;&quot; &quot;Wed Counter&quot; 20151125-Wed-Counter.ics" calcext:value-type="string">
            <text:p>./send-mail.sh "Mona &lt;mona@mona.com&gt;" "Wed Counter" 20151125-Wed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Fri</text:p>
          </table:table-cell>
          <table:table-cell table:formula="of:=[.$A$1]&amp;[.A15]" office:value-type="string" office:string-value="20151127" calcext:value-type="string">
            <text:p>20151127</text:p>
          </table:table-cell>
          <table:table-cell table:formula="of:=[.C15]&amp;&quot;-&quot;&amp;[.B15]&amp;&quot;-&quot;&amp;[.H15]" office:value-type="string" office:string-value="20151127-Fri-Counter" calcext:value-type="string">
            <text:p>20151127-Fri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]&amp;&quot; &quot;&amp;[.H15]&amp;&quot;&quot;&quot;&quot;" office:value-type="string" office:string-value="&quot;Fri Counter&quot;" calcext:value-type="string">
            <text:p>"Fri Counter"</text:p>
          </table:table-cell>
          <table:table-cell table:style-name="ce8" table:formula="of:=&quot;&quot;&quot;&quot;&amp;[.B15]&amp;&quot; &quot;&amp;[.H15]&amp;&quot;&quot;&quot;&quot;" office:value-type="string" office:string-value="&quot;Fri Counter&quot;" calcext:value-type="string">
            <text:p>"Fri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Nora</text:p>
          </table:table-cell>
          <table:table-cell table:formula="of:=IF([.I15]=&quot;&quot;;&quot;&quot;;IFERROR(VLOOKUP([.I15];['name &amp; email'.$A$1:.$B$100];2;0);&quot;&quot;))" office:value-type="string" office:string-value="nora@nora.com" calcext:value-type="string">
            <text:p>nora@nora.com</text:p>
          </table:table-cell>
          <table:table-cell/>
          <table:table-cell table:formula="of:=IF([.J15]=&quot;&quot;;&quot;&quot;;[.$L$1]&amp;&quot; &quot;&amp;[.D15]&amp;&quot; &quot;&amp;[.C15]&amp;&quot; &quot;&amp;[.B15]&amp;&quot; &quot;&amp;[.E15]&amp;&quot; &quot;&amp;[.F15]&amp;&quot; &quot;&amp;[.G15])" office:value-type="string" office:string-value="./create-ics.sh 20151127-Fri-Counter 20151127 Fri &quot;location&quot; &quot;Fri Counter&quot; &quot;Fri Counter&quot;" calcext:value-type="string">
            <text:p>./create-ics.sh 20151127-Fri-Counter 20151127 Fri "location" "Fri Counter" "Fri Counter"</text:p>
          </table:table-cell>
          <table:table-cell table:formula="of:=IF([.L15]=&quot;&quot;;&quot;&quot;;[.$M$1]&amp;&quot; &quot;&amp;&quot;&quot;&quot;&quot;&amp;[.I15]&amp;&quot; &lt;&quot;&amp;[.$J15]&amp;&quot;&gt;&quot;&amp;&quot;&quot;&quot;&quot;&amp;&quot; &quot;&amp;[.F15]&amp;&quot; &quot;&amp;[.D15]&amp;&quot;.ics&quot;)" office:value-type="string" office:string-value="./send-mail.sh &quot;Nora &lt;nora@nora.com&gt;&quot; &quot;Fri Counter&quot; 20151127-Fri-Counter.ics" calcext:value-type="string">
            <text:p>./send-mail.sh "Nora &lt;nora@nora.com&gt;" "Fri Counter" 20151127-Fri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Sat-AM</text:p>
          </table:table-cell>
          <table:table-cell table:formula="of:=[.$A$1]&amp;[.A16]" office:value-type="string" office:string-value="20151128" calcext:value-type="string">
            <text:p>20151128</text:p>
          </table:table-cell>
          <table:table-cell table:formula="of:=[.C16]&amp;&quot;-&quot;&amp;[.B16]&amp;&quot;-&quot;&amp;[.H16]" office:value-type="string" office:string-value="20151128-Sat-AM-Counter" calcext:value-type="string">
            <text:p>20151128-Sat-A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6]&amp;&quot; &quot;&amp;[.H16]&amp;&quot;&quot;&quot;&quot;" office:value-type="string" office:string-value="&quot;Sat-AM Counter&quot;" calcext:value-type="string">
            <text:p>"Sat-AM Counter"</text:p>
          </table:table-cell>
          <table:table-cell table:style-name="ce8" table:formula="of:=&quot;&quot;&quot;&quot;&amp;[.B16]&amp;&quot; &quot;&amp;[.H16]&amp;&quot;&quot;&quot;&quot;" office:value-type="string" office:string-value="&quot;Sat-AM Counter&quot;" calcext:value-type="string">
            <text:p>"Sat-A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 office:value-type="string" calcext:value-type="string">
            <text:p>Opera</text:p>
          </table:table-cell>
          <table:table-cell table:formula="of:=IF([.I16]=&quot;&quot;;&quot;&quot;;IFERROR(VLOOKUP([.I16];['name &amp; email'.$A$1:.$B$100];2;0);&quot;&quot;))" office:value-type="string" office:string-value="opera@opera.com" calcext:value-type="string">
            <text:p>opera@opera.com</text:p>
          </table:table-cell>
          <table:table-cell/>
          <table:table-cell table:formula="of:=IF([.J16]=&quot;&quot;;&quot;&quot;;[.$L$1]&amp;&quot; &quot;&amp;[.D16]&amp;&quot; &quot;&amp;[.C16]&amp;&quot; &quot;&amp;[.B16]&amp;&quot; &quot;&amp;[.E16]&amp;&quot; &quot;&amp;[.F16]&amp;&quot; &quot;&amp;[.G16])" office:value-type="string" office:string-value="./create-ics.sh 20151128-Sat-AM-Counter 20151128 Sat-AM &quot;location&quot; &quot;Sat-AM Counter&quot; &quot;Sat-AM Counter&quot;" calcext:value-type="string">
            <text:p>./create-ics.sh 20151128-Sat-AM-Counter 20151128 Sat-AM "location" "Sat-AM Counter" "Sat-AM Counter"</text:p>
          </table:table-cell>
          <table:table-cell table:formula="of:=IF([.L16]=&quot;&quot;;&quot;&quot;;[.$M$1]&amp;&quot; &quot;&amp;&quot;&quot;&quot;&quot;&amp;[.I16]&amp;&quot; &lt;&quot;&amp;[.$J16]&amp;&quot;&gt;&quot;&amp;&quot;&quot;&quot;&quot;&amp;&quot; &quot;&amp;[.F16]&amp;&quot; &quot;&amp;[.D16]&amp;&quot;.ics&quot;)" office:value-type="string" office:string-value="./send-mail.sh &quot;Opera &lt;opera@opera.com&gt;&quot; &quot;Sat-AM Counter&quot; 20151128-Sat-AM-Counter.ics" calcext:value-type="string">
            <text:p>./send-mail.sh "Opera &lt;opera@opera.com&gt;" "Sat-AM Counter" 20151128-Sat-AM-Counter.ics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Sat-PM</text:p>
          </table:table-cell>
          <table:table-cell table:formula="of:=[.$A$1]&amp;[.A17]" office:value-type="string" office:string-value="20151128" calcext:value-type="string">
            <text:p>20151128</text:p>
          </table:table-cell>
          <table:table-cell table:formula="of:=[.C17]&amp;&quot;-&quot;&amp;[.B17]&amp;&quot;-&quot;&amp;[.H17]" office:value-type="string" office:string-value="20151128-Sat-PM-Counter" calcext:value-type="string">
            <text:p>20151128-Sat-P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7]&amp;&quot; &quot;&amp;[.H17]&amp;&quot;&quot;&quot;&quot;" office:value-type="string" office:string-value="&quot;Sat-PM Counter&quot;" calcext:value-type="string">
            <text:p>"Sat-PM Counter"</text:p>
          </table:table-cell>
          <table:table-cell table:style-name="ce8" table:formula="of:=&quot;&quot;&quot;&quot;&amp;[.B17]&amp;&quot; &quot;&amp;[.H17]&amp;&quot;&quot;&quot;&quot;" office:value-type="string" office:string-value="&quot;Sat-PM Counter&quot;" calcext:value-type="string">
            <text:p>"Sat-P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/>
          <table:table-cell table:formula="of:=IF([.I17]=&quot;&quot;;&quot;&quot;;IFERROR(VLOOKUP([.I17];['name &amp; email'.$A$1:.$B$100];2;0);&quot;&quot;))">
            <text:p/>
          </table:table-cell>
          <table:table-cell/>
          <table:table-cell table:formula="of:=IF([.J17]=&quot;&quot;;&quot;&quot;;[.$L$1]&amp;&quot; &quot;&amp;[.D17]&amp;&quot; &quot;&amp;[.C17]&amp;&quot; &quot;&amp;[.B17]&amp;&quot; &quot;&amp;[.E17]&amp;&quot; &quot;&amp;[.F17]&amp;&quot; &quot;&amp;[.G17])">
            <text:p/>
          </table:table-cell>
          <table:table-cell table:formula="of:=IF([.L17]=&quot;&quot;;&quot;&quot;;[.$M$1]&amp;&quot; &quot;&amp;&quot;&quot;&quot;&quot;&amp;[.I17]&amp;&quot; &lt;&quot;&amp;[.$J17]&amp;&quot;&gt;&quot;&amp;&quot;&quot;&quot;&quot;&amp;&quot; &quot;&amp;[.F17]&amp;&quot; &quot;&amp;[.D17]&amp;&quot;.ics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6" office:value-type="string" calcext:value-type="string">
            <text:p>Wed</text:p>
          </table:table-cell>
          <table:table-cell table:formula="of:=[.$A$1]&amp;[.A18]" office:value-type="string" office:string-value="20151101" calcext:value-type="string">
            <text:p>20151101</text:p>
          </table:table-cell>
          <table:table-cell table:formula="of:=[.C18]&amp;&quot;-&quot;&amp;[.B18]&amp;&quot;-&quot;&amp;[.H18]" office:value-type="string" office:string-value="20151101-Wed-Counter" calcext:value-type="string">
            <text:p>20151101-Wed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8]&amp;&quot; &quot;&amp;[.H18]&amp;&quot;&quot;&quot;&quot;" office:value-type="string" office:string-value="&quot;Wed Counter&quot;" calcext:value-type="string">
            <text:p>"Wed Counter"</text:p>
          </table:table-cell>
          <table:table-cell table:style-name="ce8" table:formula="of:=&quot;&quot;&quot;&quot;&amp;[.B18]&amp;&quot; &quot;&amp;[.H18]&amp;&quot;&quot;&quot;&quot;" office:value-type="string" office:string-value="&quot;Wed Counter&quot;" calcext:value-type="string">
            <text:p>"Wed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/>
          <table:table-cell table:formula="of:=IF([.I18]=&quot;&quot;;&quot;&quot;;IFERROR(VLOOKUP([.I18];['name &amp; email'.$A$1:.$B$100];2;0);&quot;&quot;))">
            <text:p/>
          </table:table-cell>
          <table:table-cell/>
          <table:table-cell table:formula="of:=IF([.J18]=&quot;&quot;;&quot;&quot;;[.$L$1]&amp;&quot; &quot;&amp;[.D18]&amp;&quot; &quot;&amp;[.C18]&amp;&quot; &quot;&amp;[.B18]&amp;&quot; &quot;&amp;[.E18]&amp;&quot; &quot;&amp;[.F18]&amp;&quot; &quot;&amp;[.G18])">
            <text:p/>
          </table:table-cell>
          <table:table-cell table:formula="of:=IF([.L18]=&quot;&quot;;&quot;&quot;;[.$M$1]&amp;&quot; &quot;&amp;&quot;&quot;&quot;&quot;&amp;[.I18]&amp;&quot; &lt;&quot;&amp;[.$J18]&amp;&quot;&gt;&quot;&amp;&quot;&quot;&quot;&quot;&amp;&quot; &quot;&amp;[.F18]&amp;&quot; &quot;&amp;[.D18]&amp;&quot;.ics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6" office:value-type="string" calcext:value-type="string">
            <text:p>Fri</text:p>
          </table:table-cell>
          <table:table-cell table:formula="of:=[.$A$1]&amp;[.A19]" office:value-type="string" office:string-value="20151102" calcext:value-type="string">
            <text:p>20151102</text:p>
          </table:table-cell>
          <table:table-cell table:formula="of:=[.C19]&amp;&quot;-&quot;&amp;[.B19]&amp;&quot;-&quot;&amp;[.H19]" office:value-type="string" office:string-value="20151102-Fri-Counter" calcext:value-type="string">
            <text:p>20151102-Fri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9]&amp;&quot; &quot;&amp;[.H19]&amp;&quot;&quot;&quot;&quot;" office:value-type="string" office:string-value="&quot;Fri Counter&quot;" calcext:value-type="string">
            <text:p>"Fri Counter"</text:p>
          </table:table-cell>
          <table:table-cell table:style-name="ce8" table:formula="of:=&quot;&quot;&quot;&quot;&amp;[.B19]&amp;&quot; &quot;&amp;[.H19]&amp;&quot;&quot;&quot;&quot;" office:value-type="string" office:string-value="&quot;Fri Counter&quot;" calcext:value-type="string">
            <text:p>"Fri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/>
          <table:table-cell table:formula="of:=IF([.I19]=&quot;&quot;;&quot;&quot;;IFERROR(VLOOKUP([.I19];['name &amp; email'.$A$1:.$B$100];2;0);&quot;&quot;))">
            <text:p/>
          </table:table-cell>
          <table:table-cell/>
          <table:table-cell table:formula="of:=IF([.J19]=&quot;&quot;;&quot;&quot;;[.$L$1]&amp;&quot; &quot;&amp;[.D19]&amp;&quot; &quot;&amp;[.C19]&amp;&quot; &quot;&amp;[.B19]&amp;&quot; &quot;&amp;[.E19]&amp;&quot; &quot;&amp;[.F19]&amp;&quot; &quot;&amp;[.G19])">
            <text:p/>
          </table:table-cell>
          <table:table-cell table:formula="of:=IF([.L19]=&quot;&quot;;&quot;&quot;;[.$M$1]&amp;&quot; &quot;&amp;&quot;&quot;&quot;&quot;&amp;[.I19]&amp;&quot; &lt;&quot;&amp;[.$J19]&amp;&quot;&gt;&quot;&amp;&quot;&quot;&quot;&quot;&amp;&quot; &quot;&amp;[.F19]&amp;&quot; &quot;&amp;[.D19]&amp;&quot;.ics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6" office:value-type="string" calcext:value-type="string">
            <text:p>Sat-AM</text:p>
          </table:table-cell>
          <table:table-cell table:formula="of:=[.$A$1]&amp;[.A20]" office:value-type="string" office:string-value="20151103" calcext:value-type="string">
            <text:p>20151103</text:p>
          </table:table-cell>
          <table:table-cell table:formula="of:=[.C20]&amp;&quot;-&quot;&amp;[.B20]&amp;&quot;-&quot;&amp;[.H20]" office:value-type="string" office:string-value="20151103-Sat-AM-Counter" calcext:value-type="string">
            <text:p>20151103-Sat-A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0]&amp;&quot; &quot;&amp;[.H20]&amp;&quot;&quot;&quot;&quot;" office:value-type="string" office:string-value="&quot;Sat-AM Counter&quot;" calcext:value-type="string">
            <text:p>"Sat-AM Counter"</text:p>
          </table:table-cell>
          <table:table-cell table:style-name="ce8" table:formula="of:=&quot;&quot;&quot;&quot;&amp;[.B20]&amp;&quot; &quot;&amp;[.H20]&amp;&quot;&quot;&quot;&quot;" office:value-type="string" office:string-value="&quot;Sat-AM Counter&quot;" calcext:value-type="string">
            <text:p>"Sat-A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/>
          <table:table-cell table:formula="of:=IF([.I20]=&quot;&quot;;&quot;&quot;;IFERROR(VLOOKUP([.I20];['name &amp; email'.$A$1:.$B$100];2;0);&quot;&quot;))">
            <text:p/>
          </table:table-cell>
          <table:table-cell/>
          <table:table-cell table:formula="of:=IF([.J20]=&quot;&quot;;&quot;&quot;;[.$L$1]&amp;&quot; &quot;&amp;[.D20]&amp;&quot; &quot;&amp;[.C20]&amp;&quot; &quot;&amp;[.B20]&amp;&quot; &quot;&amp;[.E20]&amp;&quot; &quot;&amp;[.F20]&amp;&quot; &quot;&amp;[.G20])">
            <text:p/>
          </table:table-cell>
          <table:table-cell table:formula="of:=IF([.L20]=&quot;&quot;;&quot;&quot;;[.$M$1]&amp;&quot; &quot;&amp;&quot;&quot;&quot;&quot;&amp;[.I20]&amp;&quot; &lt;&quot;&amp;[.$J20]&amp;&quot;&gt;&quot;&amp;&quot;&quot;&quot;&quot;&amp;&quot; &quot;&amp;[.F20]&amp;&quot; &quot;&amp;[.D20]&amp;&quot;.ics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6" office:value-type="string" calcext:value-type="string">
            <text:p>Sat-PM</text:p>
          </table:table-cell>
          <table:table-cell table:formula="of:=[.$A$1]&amp;[.A21]" office:value-type="string" office:string-value="20151104" calcext:value-type="string">
            <text:p>20151104</text:p>
          </table:table-cell>
          <table:table-cell table:formula="of:=[.C21]&amp;&quot;-&quot;&amp;[.B21]&amp;&quot;-&quot;&amp;[.H21]" office:value-type="string" office:string-value="20151104-Sat-PM-Counter" calcext:value-type="string">
            <text:p>20151104-Sat-PM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1]&amp;&quot; &quot;&amp;[.H21]&amp;&quot;&quot;&quot;&quot;" office:value-type="string" office:string-value="&quot;Sat-PM Counter&quot;" calcext:value-type="string">
            <text:p>"Sat-PM Counter"</text:p>
          </table:table-cell>
          <table:table-cell table:style-name="ce8" table:formula="of:=&quot;&quot;&quot;&quot;&amp;[.B21]&amp;&quot; &quot;&amp;[.H21]&amp;&quot;&quot;&quot;&quot;" office:value-type="string" office:string-value="&quot;Sat-PM Counter&quot;" calcext:value-type="string">
            <text:p>"Sat-PM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/>
          <table:table-cell table:formula="of:=IF([.I21]=&quot;&quot;;&quot;&quot;;IFERROR(VLOOKUP([.I21];['name &amp; email'.$A$1:.$B$100];2;0);&quot;&quot;))">
            <text:p/>
          </table:table-cell>
          <table:table-cell/>
          <table:table-cell table:formula="of:=IF([.J21]=&quot;&quot;;&quot;&quot;;[.$L$1]&amp;&quot; &quot;&amp;[.D21]&amp;&quot; &quot;&amp;[.C21]&amp;&quot; &quot;&amp;[.B21]&amp;&quot; &quot;&amp;[.E21]&amp;&quot; &quot;&amp;[.F21]&amp;&quot; &quot;&amp;[.G21])">
            <text:p/>
          </table:table-cell>
          <table:table-cell table:formula="of:=IF([.L21]=&quot;&quot;;&quot;&quot;;[.$M$1]&amp;&quot; &quot;&amp;&quot;&quot;&quot;&quot;&amp;[.I21]&amp;&quot; &lt;&quot;&amp;[.$J21]&amp;&quot;&gt;&quot;&amp;&quot;&quot;&quot;&quot;&amp;&quot; &quot;&amp;[.F21]&amp;&quot; &quot;&amp;[.D21]&amp;&quot;.ics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6" office:value-type="string" calcext:value-type="string">
            <text:p>Wed</text:p>
          </table:table-cell>
          <table:table-cell table:formula="of:=[.$A$1]&amp;[.A22]" office:value-type="string" office:string-value="20151105" calcext:value-type="string">
            <text:p>20151105</text:p>
          </table:table-cell>
          <table:table-cell table:formula="of:=[.C22]&amp;&quot;-&quot;&amp;[.B22]&amp;&quot;-&quot;&amp;[.H22]" office:value-type="string" office:string-value="20151105-Wed-Counter" calcext:value-type="string">
            <text:p>20151105-Wed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2]&amp;&quot; &quot;&amp;[.H22]&amp;&quot;&quot;&quot;&quot;" office:value-type="string" office:string-value="&quot;Wed Counter&quot;" calcext:value-type="string">
            <text:p>"Wed Counter"</text:p>
          </table:table-cell>
          <table:table-cell table:style-name="ce8" table:formula="of:=&quot;&quot;&quot;&quot;&amp;[.B22]&amp;&quot; &quot;&amp;[.H22]&amp;&quot;&quot;&quot;&quot;" office:value-type="string" office:string-value="&quot;Wed Counter&quot;" calcext:value-type="string">
            <text:p>"Wed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/>
          <table:table-cell table:formula="of:=IF([.I22]=&quot;&quot;;&quot;&quot;;IFERROR(VLOOKUP([.I22];['name &amp; email'.$A$1:.$B$100];2;0);&quot;&quot;))">
            <text:p/>
          </table:table-cell>
          <table:table-cell/>
          <table:table-cell table:formula="of:=IF([.J22]=&quot;&quot;;&quot;&quot;;[.$L$1]&amp;&quot; &quot;&amp;[.D22]&amp;&quot; &quot;&amp;[.C22]&amp;&quot; &quot;&amp;[.B22]&amp;&quot; &quot;&amp;[.E22]&amp;&quot; &quot;&amp;[.F22]&amp;&quot; &quot;&amp;[.G22])">
            <text:p/>
          </table:table-cell>
          <table:table-cell table:formula="of:=IF([.L22]=&quot;&quot;;&quot;&quot;;[.$M$1]&amp;&quot; &quot;&amp;&quot;&quot;&quot;&quot;&amp;[.I22]&amp;&quot; &lt;&quot;&amp;[.$J22]&amp;&quot;&gt;&quot;&amp;&quot;&quot;&quot;&quot;&amp;&quot; &quot;&amp;[.F22]&amp;&quot; &quot;&amp;[.D22]&amp;&quot;.ics&quot;)">
            <text:p/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6" office:value-type="string" calcext:value-type="string">
            <text:p>Fri</text:p>
          </table:table-cell>
          <table:table-cell table:formula="of:=[.$A$1]&amp;[.A23]" office:value-type="string" office:string-value="20151106" calcext:value-type="string">
            <text:p>20151106</text:p>
          </table:table-cell>
          <table:table-cell table:formula="of:=[.C23]&amp;&quot;-&quot;&amp;[.B23]&amp;&quot;-&quot;&amp;[.H23]" office:value-type="string" office:string-value="20151106-Fri-Counter" calcext:value-type="string">
            <text:p>20151106-Fri-Count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3]&amp;&quot; &quot;&amp;[.H23]&amp;&quot;&quot;&quot;&quot;" office:value-type="string" office:string-value="&quot;Fri Counter&quot;" calcext:value-type="string">
            <text:p>"Fri Counter"</text:p>
          </table:table-cell>
          <table:table-cell table:style-name="ce8" table:formula="of:=&quot;&quot;&quot;&quot;&amp;[.B23]&amp;&quot; &quot;&amp;[.H23]&amp;&quot;&quot;&quot;&quot;" office:value-type="string" office:string-value="&quot;Fri Counter&quot;" calcext:value-type="string">
            <text:p>"Fri Counter"</text:p>
          </table:table-cell>
          <table:table-cell table:formula="of:=[.$H$2]" office:value-type="string" office:string-value="Counter" calcext:value-type="string">
            <text:p>Counter</text:p>
          </table:table-cell>
          <table:table-cell/>
          <table:table-cell table:formula="of:=IF([.I23]=&quot;&quot;;&quot;&quot;;IFERROR(VLOOKUP([.I23];['name &amp; email'.$A$1:.$B$100];2;0);&quot;&quot;))">
            <text:p/>
          </table:table-cell>
          <table:table-cell/>
          <table:table-cell table:formula="of:=IF([.J23]=&quot;&quot;;&quot;&quot;;[.$L$1]&amp;&quot; &quot;&amp;[.D23]&amp;&quot; &quot;&amp;[.C23]&amp;&quot; &quot;&amp;[.B23]&amp;&quot; &quot;&amp;[.E23]&amp;&quot; &quot;&amp;[.F23]&amp;&quot; &quot;&amp;[.G23])">
            <text:p/>
          </table:table-cell>
          <table:table-cell table:formula="of:=IF([.L23]=&quot;&quot;;&quot;&quot;;[.$M$1]&amp;&quot; &quot;&amp;&quot;&quot;&quot;&quot;&amp;[.I23]&amp;&quot; &lt;&quot;&amp;[.$J23]&amp;&quot;&gt;&quot;&amp;&quot;&quot;&quot;&quot;&amp;&quot; &quot;&amp;[.F23]&amp;&quot; &quot;&amp;[.D23]&amp;&quot;.ics&quot;)">
            <text:p/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8"/>
          <table:table-cell table:formula="of:=IF([.I24]=&quot;&quot;;&quot;&quot;;IFERROR(VLOOKUP([.I24];['name &amp; email'.$A$1:.$B$100];2;0);&quot;&quot;))">
            <text:p/>
          </table:table-cell>
          <table:table-cell/>
          <table:table-cell table:formula="of:=IF([.J24]=&quot;&quot;;&quot;&quot;;[.$L$1]&amp;&quot; &quot;&amp;[.D24]&amp;&quot; &quot;&amp;[.C24]&amp;&quot; &quot;&amp;[.B24]&amp;&quot; &quot;&amp;[.E24]&amp;&quot; &quot;&amp;[.F24]&amp;&quot; &quot;&amp;[.G24])">
            <text:p/>
          </table:table-cell>
          <table:table-cell table:formula="of:=IF([.L24]=&quot;&quot;;&quot;&quot;;[.$M$1]&amp;&quot; &quot;&amp;&quot;&quot;&quot;&quot;&amp;[.I24]&amp;&quot; &lt;&quot;&amp;[.$J24]&amp;&quot;&gt;&quot;&amp;&quot;&quot;&quot;&quot;&amp;&quot; &quot;&amp;[.F24]&amp;&quot; &quot;&amp;[.D2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]=&quot;&quot;;&quot;&quot;;[.A2])" office:value-type="string" office:string-value="04" calcext:value-type="string">
            <text:p>04</text:p>
          </table:table-cell>
          <table:table-cell table:formula="of:=[.B2]" office:value-type="string" office:string-value="Wed" calcext:value-type="string">
            <text:p>Wed</text:p>
          </table:table-cell>
          <table:table-cell table:formula="of:=[.$A$1]&amp;[.A25]" office:value-type="string" office:string-value="20151104" calcext:value-type="string">
            <text:p>20151104</text:p>
          </table:table-cell>
          <table:table-cell table:formula="of:=[.C25]&amp;&quot;-&quot;&amp;[.B25]&amp;&quot;-&quot;&amp;[.H25]" office:value-type="string" office:string-value="20151104-Wed-Kitchen" calcext:value-type="string">
            <text:p>20151104-Wed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5]&amp;&quot; &quot;&amp;[.H25]&amp;&quot;&quot;&quot;&quot;" office:value-type="string" office:string-value="&quot;Wed Kitchen&quot;" calcext:value-type="string">
            <text:p>"Wed Kitchen"</text:p>
          </table:table-cell>
          <table:table-cell table:style-name="ce8" table:formula="of:=&quot;&quot;&quot;&quot;&amp;[.B25]&amp;&quot; &quot;&amp;[.H25]&amp;&quot;&quot;&quot;&quot;" office:value-type="string" office:string-value="&quot;Wed Kitchen&quot;" calcext:value-type="string">
            <text:p>"Wed Kitchen"</text:p>
          </table:table-cell>
          <table:table-cell table:style-name="ce6" office:value-type="string" calcext:value-type="string">
            <text:p>Kitchen</text:p>
          </table:table-cell>
          <table:table-cell office:value-type="string" calcext:value-type="string">
            <text:p>Adam</text:p>
          </table:table-cell>
          <table:table-cell table:formula="of:=IF([.I25]=&quot;&quot;;&quot;&quot;;IFERROR(VLOOKUP([.I25];['name &amp; email'.$A$1:.$B$100];2;0);&quot;&quot;))" office:value-type="string" office:string-value="adam@adam.com" calcext:value-type="string">
            <text:p>adam@adam.com</text:p>
          </table:table-cell>
          <table:table-cell/>
          <table:table-cell table:formula="of:=IF([.J25]=&quot;&quot;;&quot;&quot;;[.$L$1]&amp;&quot; &quot;&amp;[.D25]&amp;&quot; &quot;&amp;[.C25]&amp;&quot; &quot;&amp;[.B25]&amp;&quot; &quot;&amp;[.E25]&amp;&quot; &quot;&amp;[.F25]&amp;&quot; &quot;&amp;[.G25])" office:value-type="string" office:string-value="./create-ics.sh 20151104-Wed-Kitchen 20151104 Wed &quot;location&quot; &quot;Wed Kitchen&quot; &quot;Wed Kitchen&quot;" calcext:value-type="string">
            <text:p>./create-ics.sh 20151104-Wed-Kitchen 20151104 Wed "location" "Wed Kitchen" "Wed Kitchen"</text:p>
          </table:table-cell>
          <table:table-cell table:formula="of:=IF([.L25]=&quot;&quot;;&quot;&quot;;[.$M$1]&amp;&quot; &quot;&amp;&quot;&quot;&quot;&quot;&amp;[.I25]&amp;&quot; &lt;&quot;&amp;[.$J25]&amp;&quot;&gt;&quot;&amp;&quot;&quot;&quot;&quot;&amp;&quot; &quot;&amp;[.F25]&amp;&quot; &quot;&amp;[.D25]&amp;&quot;.ics&quot;)" office:value-type="string" office:string-value="./send-mail.sh &quot;Adam &lt;adam@adam.com&gt;&quot; &quot;Wed Kitchen&quot; 20151104-Wed-Kitchen.ics" calcext:value-type="string">
            <text:p>./send-mail.sh "Adam &lt;adam@adam.com&gt;" "Wed Kitchen" 20151104-Wed-Kitchen.ics</text:p>
          </table:table-cell>
          <table:table-cell table:number-columns-repeated="1010"/>
        </table:table-row>
        <table:table-row table:style-name="ro1">
          <table:table-cell table:style-name="ce3" table:formula="of:=IF([.A3]=&quot;&quot;;&quot;&quot;;[.A3])" office:value-type="string" office:string-value="06" calcext:value-type="string">
            <text:p>06</text:p>
          </table:table-cell>
          <table:table-cell table:formula="of:=[.B3]" office:value-type="string" office:string-value="Fri" calcext:value-type="string">
            <text:p>Fri</text:p>
          </table:table-cell>
          <table:table-cell table:formula="of:=[.$A$1]&amp;[.A26]" office:value-type="string" office:string-value="20151106" calcext:value-type="string">
            <text:p>20151106</text:p>
          </table:table-cell>
          <table:table-cell table:formula="of:=[.C26]&amp;&quot;-&quot;&amp;[.B26]&amp;&quot;-&quot;&amp;[.H26]" office:value-type="string" office:string-value="20151106-Fri-Kitchen" calcext:value-type="string">
            <text:p>20151106-Fri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6]&amp;&quot; &quot;&amp;[.H26]&amp;&quot;&quot;&quot;&quot;" office:value-type="string" office:string-value="&quot;Fri Kitchen&quot;" calcext:value-type="string">
            <text:p>"Fri Kitchen"</text:p>
          </table:table-cell>
          <table:table-cell table:style-name="ce8" table:formula="of:=&quot;&quot;&quot;&quot;&amp;[.B26]&amp;&quot; &quot;&amp;[.H26]&amp;&quot;&quot;&quot;&quot;" office:value-type="string" office:string-value="&quot;Fri Kitchen&quot;" calcext:value-type="string">
            <text:p>"Fri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Ben</text:p>
          </table:table-cell>
          <table:table-cell table:formula="of:=IF([.I26]=&quot;&quot;;&quot;&quot;;IFERROR(VLOOKUP([.I26];['name &amp; email'.$A$1:.$B$100];2;0);&quot;&quot;))" office:value-type="string" office:string-value="ben@ben.com" calcext:value-type="string">
            <text:p>ben@ben.com</text:p>
          </table:table-cell>
          <table:table-cell/>
          <table:table-cell table:formula="of:=IF([.J26]=&quot;&quot;;&quot;&quot;;[.$L$1]&amp;&quot; &quot;&amp;[.D26]&amp;&quot; &quot;&amp;[.C26]&amp;&quot; &quot;&amp;[.B26]&amp;&quot; &quot;&amp;[.E26]&amp;&quot; &quot;&amp;[.F26]&amp;&quot; &quot;&amp;[.G26])" office:value-type="string" office:string-value="./create-ics.sh 20151106-Fri-Kitchen 20151106 Fri &quot;location&quot; &quot;Fri Kitchen&quot; &quot;Fri Kitchen&quot;" calcext:value-type="string">
            <text:p>./create-ics.sh 20151106-Fri-Kitchen 20151106 Fri "location" "Fri Kitchen" "Fri Kitchen"</text:p>
          </table:table-cell>
          <table:table-cell table:formula="of:=IF([.L26]=&quot;&quot;;&quot;&quot;;[.$M$1]&amp;&quot; &quot;&amp;&quot;&quot;&quot;&quot;&amp;[.I26]&amp;&quot; &lt;&quot;&amp;[.$J26]&amp;&quot;&gt;&quot;&amp;&quot;&quot;&quot;&quot;&amp;&quot; &quot;&amp;[.F26]&amp;&quot; &quot;&amp;[.D26]&amp;&quot;.ics&quot;)" office:value-type="string" office:string-value="./send-mail.sh &quot;Ben &lt;ben@ben.com&gt;&quot; &quot;Fri Kitchen&quot; 20151106-Fri-Kitchen.ics" calcext:value-type="string">
            <text:p>./send-mail.sh "Ben &lt;ben@ben.com&gt;" "Fri Kitchen" 20151106-Fri-Kitchen.ics</text:p>
          </table:table-cell>
          <table:table-cell table:number-columns-repeated="1010"/>
        </table:table-row>
        <table:table-row table:style-name="ro1">
          <table:table-cell table:style-name="ce3" table:formula="of:=IF([.A4]=&quot;&quot;;&quot;&quot;;[.A4])" office:value-type="string" office:string-value="07" calcext:value-type="string">
            <text:p>07</text:p>
          </table:table-cell>
          <table:table-cell table:formula="of:=[.B4]" office:value-type="string" office:string-value="Sat-AM" calcext:value-type="string">
            <text:p>Sat-AM</text:p>
          </table:table-cell>
          <table:table-cell table:formula="of:=[.$A$1]&amp;[.A27]" office:value-type="string" office:string-value="20151107" calcext:value-type="string">
            <text:p>20151107</text:p>
          </table:table-cell>
          <table:table-cell table:formula="of:=[.C27]&amp;&quot;-&quot;&amp;[.B27]&amp;&quot;-&quot;&amp;[.H27]" office:value-type="string" office:string-value="20151107-Sat-AM-Kitchen" calcext:value-type="string">
            <text:p>20151107-Sat-A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7]&amp;&quot; &quot;&amp;[.H27]&amp;&quot;&quot;&quot;&quot;" office:value-type="string" office:string-value="&quot;Sat-AM Kitchen&quot;" calcext:value-type="string">
            <text:p>"Sat-AM Kitchen"</text:p>
          </table:table-cell>
          <table:table-cell table:style-name="ce8" table:formula="of:=&quot;&quot;&quot;&quot;&amp;[.B27]&amp;&quot; &quot;&amp;[.H27]&amp;&quot;&quot;&quot;&quot;" office:value-type="string" office:string-value="&quot;Sat-AM Kitchen&quot;" calcext:value-type="string">
            <text:p>"Sat-A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Cam</text:p>
          </table:table-cell>
          <table:table-cell table:formula="of:=IF([.I27]=&quot;&quot;;&quot;&quot;;IFERROR(VLOOKUP([.I27];['name &amp; email'.$A$1:.$B$100];2;0);&quot;&quot;))" office:value-type="string" office:string-value="cam@cam.com" calcext:value-type="string">
            <text:p>cam@cam.com</text:p>
          </table:table-cell>
          <table:table-cell/>
          <table:table-cell table:formula="of:=IF([.J27]=&quot;&quot;;&quot;&quot;;[.$L$1]&amp;&quot; &quot;&amp;[.D27]&amp;&quot; &quot;&amp;[.C27]&amp;&quot; &quot;&amp;[.B27]&amp;&quot; &quot;&amp;[.E27]&amp;&quot; &quot;&amp;[.F27]&amp;&quot; &quot;&amp;[.G27])" office:value-type="string" office:string-value="./create-ics.sh 20151107-Sat-AM-Kitchen 20151107 Sat-AM &quot;location&quot; &quot;Sat-AM Kitchen&quot; &quot;Sat-AM Kitchen&quot;" calcext:value-type="string">
            <text:p>./create-ics.sh 20151107-Sat-AM-Kitchen 20151107 Sat-AM "location" "Sat-AM Kitchen" "Sat-AM Kitchen"</text:p>
          </table:table-cell>
          <table:table-cell table:formula="of:=IF([.L27]=&quot;&quot;;&quot;&quot;;[.$M$1]&amp;&quot; &quot;&amp;&quot;&quot;&quot;&quot;&amp;[.I27]&amp;&quot; &lt;&quot;&amp;[.$J27]&amp;&quot;&gt;&quot;&amp;&quot;&quot;&quot;&quot;&amp;&quot; &quot;&amp;[.F27]&amp;&quot; &quot;&amp;[.D27]&amp;&quot;.ics&quot;)" office:value-type="string" office:string-value="./send-mail.sh &quot;Cam &lt;cam@cam.com&gt;&quot; &quot;Sat-AM Kitchen&quot; 20151107-Sat-AM-Kitchen.ics" calcext:value-type="string">
            <text:p>./send-mail.sh "Cam &lt;cam@cam.com&gt;" "Sat-AM Kitchen" 20151107-Sat-AM-Kitchen.ics</text:p>
          </table:table-cell>
          <table:table-cell table:number-columns-repeated="1010"/>
        </table:table-row>
        <table:table-row table:style-name="ro1">
          <table:table-cell table:style-name="ce3" table:formula="of:=IF([.A5]=&quot;&quot;;&quot;&quot;;[.A5])" office:value-type="string" office:string-value="07" calcext:value-type="string">
            <text:p>07</text:p>
          </table:table-cell>
          <table:table-cell table:formula="of:=[.B5]" office:value-type="string" office:string-value="Sat-PM" calcext:value-type="string">
            <text:p>Sat-PM</text:p>
          </table:table-cell>
          <table:table-cell table:formula="of:=[.$A$1]&amp;[.A28]" office:value-type="string" office:string-value="20151107" calcext:value-type="string">
            <text:p>20151107</text:p>
          </table:table-cell>
          <table:table-cell table:formula="of:=[.C28]&amp;&quot;-&quot;&amp;[.B28]&amp;&quot;-&quot;&amp;[.H28]" office:value-type="string" office:string-value="20151107-Sat-PM-Kitchen" calcext:value-type="string">
            <text:p>20151107-Sat-P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8]&amp;&quot; &quot;&amp;[.H28]&amp;&quot;&quot;&quot;&quot;" office:value-type="string" office:string-value="&quot;Sat-PM Kitchen&quot;" calcext:value-type="string">
            <text:p>"Sat-PM Kitchen"</text:p>
          </table:table-cell>
          <table:table-cell table:style-name="ce8" table:formula="of:=&quot;&quot;&quot;&quot;&amp;[.B28]&amp;&quot; &quot;&amp;[.H28]&amp;&quot;&quot;&quot;&quot;" office:value-type="string" office:string-value="&quot;Sat-PM Kitchen&quot;" calcext:value-type="string">
            <text:p>"Sat-P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Daniel</text:p>
          </table:table-cell>
          <table:table-cell table:formula="of:=IF([.I28]=&quot;&quot;;&quot;&quot;;IFERROR(VLOOKUP([.I28];['name &amp; email'.$A$1:.$B$100];2;0);&quot;&quot;))">
            <text:p/>
          </table:table-cell>
          <table:table-cell/>
          <table:table-cell table:formula="of:=IF([.J28]=&quot;&quot;;&quot;&quot;;[.$L$1]&amp;&quot; &quot;&amp;[.D28]&amp;&quot; &quot;&amp;[.C28]&amp;&quot; &quot;&amp;[.B28]&amp;&quot; &quot;&amp;[.E28]&amp;&quot; &quot;&amp;[.F28]&amp;&quot; &quot;&amp;[.G28])">
            <text:p/>
          </table:table-cell>
          <table:table-cell table:formula="of:=IF([.L28]=&quot;&quot;;&quot;&quot;;[.$M$1]&amp;&quot; &quot;&amp;&quot;&quot;&quot;&quot;&amp;[.I28]&amp;&quot; &lt;&quot;&amp;[.$J28]&amp;&quot;&gt;&quot;&amp;&quot;&quot;&quot;&quot;&amp;&quot; &quot;&amp;[.F28]&amp;&quot; &quot;&amp;[.D2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6]=&quot;&quot;;&quot;&quot;;[.A6])" office:value-type="float" office:value="11" calcext:value-type="float">
            <text:p>11</text:p>
          </table:table-cell>
          <table:table-cell table:formula="of:=[.B6]" office:value-type="string" office:string-value="Wed" calcext:value-type="string">
            <text:p>Wed</text:p>
          </table:table-cell>
          <table:table-cell table:formula="of:=[.$A$1]&amp;[.A29]" office:value-type="string" office:string-value="20151111" calcext:value-type="string">
            <text:p>20151111</text:p>
          </table:table-cell>
          <table:table-cell table:formula="of:=[.C29]&amp;&quot;-&quot;&amp;[.B29]&amp;&quot;-&quot;&amp;[.H29]" office:value-type="string" office:string-value="20151111-Wed-Kitchen" calcext:value-type="string">
            <text:p>20151111-Wed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29]&amp;&quot; &quot;&amp;[.H29]&amp;&quot;&quot;&quot;&quot;" office:value-type="string" office:string-value="&quot;Wed Kitchen&quot;" calcext:value-type="string">
            <text:p>"Wed Kitchen"</text:p>
          </table:table-cell>
          <table:table-cell table:style-name="ce8" table:formula="of:=&quot;&quot;&quot;&quot;&amp;[.B29]&amp;&quot; &quot;&amp;[.H29]&amp;&quot;&quot;&quot;&quot;" office:value-type="string" office:string-value="&quot;Wed Kitchen&quot;" calcext:value-type="string">
            <text:p>"Wed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Eden</text:p>
          </table:table-cell>
          <table:table-cell table:formula="of:=IF([.I29]=&quot;&quot;;&quot;&quot;;IFERROR(VLOOKUP([.I29];['name &amp; email'.$A$1:.$B$100];2;0);&quot;&quot;))" office:value-type="string" office:string-value="eden@eden.com" calcext:value-type="string">
            <text:p>eden@eden.com</text:p>
          </table:table-cell>
          <table:table-cell/>
          <table:table-cell table:formula="of:=IF([.J29]=&quot;&quot;;&quot;&quot;;[.$L$1]&amp;&quot; &quot;&amp;[.D29]&amp;&quot; &quot;&amp;[.C29]&amp;&quot; &quot;&amp;[.B29]&amp;&quot; &quot;&amp;[.E29]&amp;&quot; &quot;&amp;[.F29]&amp;&quot; &quot;&amp;[.G29])" office:value-type="string" office:string-value="./create-ics.sh 20151111-Wed-Kitchen 20151111 Wed &quot;location&quot; &quot;Wed Kitchen&quot; &quot;Wed Kitchen&quot;" calcext:value-type="string">
            <text:p>./create-ics.sh 20151111-Wed-Kitchen 20151111 Wed "location" "Wed Kitchen" "Wed Kitchen"</text:p>
          </table:table-cell>
          <table:table-cell table:formula="of:=IF([.L29]=&quot;&quot;;&quot;&quot;;[.$M$1]&amp;&quot; &quot;&amp;&quot;&quot;&quot;&quot;&amp;[.I29]&amp;&quot; &lt;&quot;&amp;[.$J29]&amp;&quot;&gt;&quot;&amp;&quot;&quot;&quot;&quot;&amp;&quot; &quot;&amp;[.F29]&amp;&quot; &quot;&amp;[.D29]&amp;&quot;.ics&quot;)" office:value-type="string" office:string-value="./send-mail.sh &quot;Eden &lt;eden@eden.com&gt;&quot; &quot;Wed Kitchen&quot; 20151111-Wed-Kitchen.ics" calcext:value-type="string">
            <text:p>./send-mail.sh "Eden &lt;eden@eden.com&gt;" "Wed Kitchen" 20151111-Wed-Kitchen.ics</text:p>
          </table:table-cell>
          <table:table-cell table:number-columns-repeated="1010"/>
        </table:table-row>
        <table:table-row table:style-name="ro1">
          <table:table-cell table:style-name="ce3" table:formula="of:=IF([.A7]=&quot;&quot;;&quot;&quot;;[.A7])" office:value-type="float" office:value="13" calcext:value-type="float">
            <text:p>13</text:p>
          </table:table-cell>
          <table:table-cell table:formula="of:=[.B7]" office:value-type="string" office:string-value="Fri" calcext:value-type="string">
            <text:p>Fri</text:p>
          </table:table-cell>
          <table:table-cell table:formula="of:=[.$A$1]&amp;[.A30]" office:value-type="string" office:string-value="20151113" calcext:value-type="string">
            <text:p>20151113</text:p>
          </table:table-cell>
          <table:table-cell table:formula="of:=[.C30]&amp;&quot;-&quot;&amp;[.B30]&amp;&quot;-&quot;&amp;[.H30]" office:value-type="string" office:string-value="20151113-Fri-Kitchen" calcext:value-type="string">
            <text:p>20151113-Fri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0]&amp;&quot; &quot;&amp;[.H30]&amp;&quot;&quot;&quot;&quot;" office:value-type="string" office:string-value="&quot;Fri Kitchen&quot;" calcext:value-type="string">
            <text:p>"Fri Kitchen"</text:p>
          </table:table-cell>
          <table:table-cell table:style-name="ce8" table:formula="of:=&quot;&quot;&quot;&quot;&amp;[.B30]&amp;&quot; &quot;&amp;[.H30]&amp;&quot;&quot;&quot;&quot;" office:value-type="string" office:string-value="&quot;Fri Kitchen&quot;" calcext:value-type="string">
            <text:p>"Fri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Frank</text:p>
          </table:table-cell>
          <table:table-cell table:formula="of:=IF([.I30]=&quot;&quot;;&quot;&quot;;IFERROR(VLOOKUP([.I30];['name &amp; email'.$A$1:.$B$100];2;0);&quot;&quot;))" office:value-type="string" office:string-value="frank@frank.com" calcext:value-type="string">
            <text:p>frank@frank.com</text:p>
          </table:table-cell>
          <table:table-cell/>
          <table:table-cell table:formula="of:=IF([.J30]=&quot;&quot;;&quot;&quot;;[.$L$1]&amp;&quot; &quot;&amp;[.D30]&amp;&quot; &quot;&amp;[.C30]&amp;&quot; &quot;&amp;[.B30]&amp;&quot; &quot;&amp;[.E30]&amp;&quot; &quot;&amp;[.F30]&amp;&quot; &quot;&amp;[.G30])" office:value-type="string" office:string-value="./create-ics.sh 20151113-Fri-Kitchen 20151113 Fri &quot;location&quot; &quot;Fri Kitchen&quot; &quot;Fri Kitchen&quot;" calcext:value-type="string">
            <text:p>./create-ics.sh 20151113-Fri-Kitchen 20151113 Fri "location" "Fri Kitchen" "Fri Kitchen"</text:p>
          </table:table-cell>
          <table:table-cell table:formula="of:=IF([.L30]=&quot;&quot;;&quot;&quot;;[.$M$1]&amp;&quot; &quot;&amp;&quot;&quot;&quot;&quot;&amp;[.I30]&amp;&quot; &lt;&quot;&amp;[.$J30]&amp;&quot;&gt;&quot;&amp;&quot;&quot;&quot;&quot;&amp;&quot; &quot;&amp;[.F30]&amp;&quot; &quot;&amp;[.D30]&amp;&quot;.ics&quot;)" office:value-type="string" office:string-value="./send-mail.sh &quot;Frank &lt;frank@frank.com&gt;&quot; &quot;Fri Kitchen&quot; 20151113-Fri-Kitchen.ics" calcext:value-type="string">
            <text:p>./send-mail.sh "Frank &lt;frank@frank.com&gt;" "Fri Kitchen" 20151113-Fri-Kitchen.ics</text:p>
          </table:table-cell>
          <table:table-cell table:number-columns-repeated="1010"/>
        </table:table-row>
        <table:table-row table:style-name="ro1">
          <table:table-cell table:style-name="ce3" table:formula="of:=IF([.A8]=&quot;&quot;;&quot;&quot;;[.A8])" office:value-type="float" office:value="14" calcext:value-type="float">
            <text:p>14</text:p>
          </table:table-cell>
          <table:table-cell table:formula="of:=[.B8]" office:value-type="string" office:string-value="Sat-AM" calcext:value-type="string">
            <text:p>Sat-AM</text:p>
          </table:table-cell>
          <table:table-cell table:formula="of:=[.$A$1]&amp;[.A31]" office:value-type="string" office:string-value="20151114" calcext:value-type="string">
            <text:p>20151114</text:p>
          </table:table-cell>
          <table:table-cell table:formula="of:=[.C31]&amp;&quot;-&quot;&amp;[.B31]&amp;&quot;-&quot;&amp;[.H31]" office:value-type="string" office:string-value="20151114-Sat-AM-Kitchen" calcext:value-type="string">
            <text:p>20151114-Sat-A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1]&amp;&quot; &quot;&amp;[.H31]&amp;&quot;&quot;&quot;&quot;" office:value-type="string" office:string-value="&quot;Sat-AM Kitchen&quot;" calcext:value-type="string">
            <text:p>"Sat-AM Kitchen"</text:p>
          </table:table-cell>
          <table:table-cell table:style-name="ce8" table:formula="of:=&quot;&quot;&quot;&quot;&amp;[.B31]&amp;&quot; &quot;&amp;[.H31]&amp;&quot;&quot;&quot;&quot;" office:value-type="string" office:string-value="&quot;Sat-AM Kitchen&quot;" calcext:value-type="string">
            <text:p>"Sat-A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Garry</text:p>
          </table:table-cell>
          <table:table-cell table:formula="of:=IF([.I31]=&quot;&quot;;&quot;&quot;;IFERROR(VLOOKUP([.I31];['name &amp; email'.$A$1:.$B$100];2;0);&quot;&quot;))" office:value-type="string" office:string-value="garry@garry.com" calcext:value-type="string">
            <text:p>garry@garry.com</text:p>
          </table:table-cell>
          <table:table-cell/>
          <table:table-cell table:formula="of:=IF([.J31]=&quot;&quot;;&quot;&quot;;[.$L$1]&amp;&quot; &quot;&amp;[.D31]&amp;&quot; &quot;&amp;[.C31]&amp;&quot; &quot;&amp;[.B31]&amp;&quot; &quot;&amp;[.E31]&amp;&quot; &quot;&amp;[.F31]&amp;&quot; &quot;&amp;[.G31])" office:value-type="string" office:string-value="./create-ics.sh 20151114-Sat-AM-Kitchen 20151114 Sat-AM &quot;location&quot; &quot;Sat-AM Kitchen&quot; &quot;Sat-AM Kitchen&quot;" calcext:value-type="string">
            <text:p>./create-ics.sh 20151114-Sat-AM-Kitchen 20151114 Sat-AM "location" "Sat-AM Kitchen" "Sat-AM Kitchen"</text:p>
          </table:table-cell>
          <table:table-cell table:formula="of:=IF([.L31]=&quot;&quot;;&quot;&quot;;[.$M$1]&amp;&quot; &quot;&amp;&quot;&quot;&quot;&quot;&amp;[.I31]&amp;&quot; &lt;&quot;&amp;[.$J31]&amp;&quot;&gt;&quot;&amp;&quot;&quot;&quot;&quot;&amp;&quot; &quot;&amp;[.F31]&amp;&quot; &quot;&amp;[.D31]&amp;&quot;.ics&quot;)" office:value-type="string" office:string-value="./send-mail.sh &quot;Garry &lt;garry@garry.com&gt;&quot; &quot;Sat-AM Kitchen&quot; 20151114-Sat-AM-Kitchen.ics" calcext:value-type="string">
            <text:p>./send-mail.sh "Garry &lt;garry@garry.com&gt;" "Sat-AM Kitchen" 20151114-Sat-AM-Kitchen.ics</text:p>
          </table:table-cell>
          <table:table-cell table:number-columns-repeated="1010"/>
        </table:table-row>
        <table:table-row table:style-name="ro1">
          <table:table-cell table:style-name="ce3" table:formula="of:=IF([.A9]=&quot;&quot;;&quot;&quot;;[.A9])" office:value-type="float" office:value="14" calcext:value-type="float">
            <text:p>14</text:p>
          </table:table-cell>
          <table:table-cell table:formula="of:=[.B9]" office:value-type="string" office:string-value="Sat-PM" calcext:value-type="string">
            <text:p>Sat-PM</text:p>
          </table:table-cell>
          <table:table-cell table:formula="of:=[.$A$1]&amp;[.A32]" office:value-type="string" office:string-value="20151114" calcext:value-type="string">
            <text:p>20151114</text:p>
          </table:table-cell>
          <table:table-cell table:formula="of:=[.C32]&amp;&quot;-&quot;&amp;[.B32]&amp;&quot;-&quot;&amp;[.H32]" office:value-type="string" office:string-value="20151114-Sat-PM-Kitchen" calcext:value-type="string">
            <text:p>20151114-Sat-P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2]&amp;&quot; &quot;&amp;[.H32]&amp;&quot;&quot;&quot;&quot;" office:value-type="string" office:string-value="&quot;Sat-PM Kitchen&quot;" calcext:value-type="string">
            <text:p>"Sat-PM Kitchen"</text:p>
          </table:table-cell>
          <table:table-cell table:style-name="ce8" table:formula="of:=&quot;&quot;&quot;&quot;&amp;[.B32]&amp;&quot; &quot;&amp;[.H32]&amp;&quot;&quot;&quot;&quot;" office:value-type="string" office:string-value="&quot;Sat-PM Kitchen&quot;" calcext:value-type="string">
            <text:p>"Sat-P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Hanson</text:p>
          </table:table-cell>
          <table:table-cell table:formula="of:=IF([.I32]=&quot;&quot;;&quot;&quot;;IFERROR(VLOOKUP([.I32];['name &amp; email'.$A$1:.$B$100];2;0);&quot;&quot;))">
            <text:p/>
          </table:table-cell>
          <table:table-cell/>
          <table:table-cell table:formula="of:=IF([.J32]=&quot;&quot;;&quot;&quot;;[.$L$1]&amp;&quot; &quot;&amp;[.D32]&amp;&quot; &quot;&amp;[.C32]&amp;&quot; &quot;&amp;[.B32]&amp;&quot; &quot;&amp;[.E32]&amp;&quot; &quot;&amp;[.F32]&amp;&quot; &quot;&amp;[.G32])">
            <text:p/>
          </table:table-cell>
          <table:table-cell table:formula="of:=IF([.L32]=&quot;&quot;;&quot;&quot;;[.$M$1]&amp;&quot; &quot;&amp;&quot;&quot;&quot;&quot;&amp;[.I32]&amp;&quot; &lt;&quot;&amp;[.$J32]&amp;&quot;&gt;&quot;&amp;&quot;&quot;&quot;&quot;&amp;&quot; &quot;&amp;[.F32]&amp;&quot; &quot;&amp;[.D3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0]=&quot;&quot;;&quot;&quot;;[.A10])" office:value-type="float" office:value="18" calcext:value-type="float">
            <text:p>18</text:p>
          </table:table-cell>
          <table:table-cell table:formula="of:=[.B10]" office:value-type="string" office:string-value="Wed" calcext:value-type="string">
            <text:p>Wed</text:p>
          </table:table-cell>
          <table:table-cell table:formula="of:=[.$A$1]&amp;[.A33]" office:value-type="string" office:string-value="20151118" calcext:value-type="string">
            <text:p>20151118</text:p>
          </table:table-cell>
          <table:table-cell table:formula="of:=[.C33]&amp;&quot;-&quot;&amp;[.B33]&amp;&quot;-&quot;&amp;[.H33]" office:value-type="string" office:string-value="20151118-Wed-Kitchen" calcext:value-type="string">
            <text:p>20151118-Wed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3]&amp;&quot; &quot;&amp;[.H33]&amp;&quot;&quot;&quot;&quot;" office:value-type="string" office:string-value="&quot;Wed Kitchen&quot;" calcext:value-type="string">
            <text:p>"Wed Kitchen"</text:p>
          </table:table-cell>
          <table:table-cell table:style-name="ce8" table:formula="of:=&quot;&quot;&quot;&quot;&amp;[.B33]&amp;&quot; &quot;&amp;[.H33]&amp;&quot;&quot;&quot;&quot;" office:value-type="string" office:string-value="&quot;Wed Kitchen&quot;" calcext:value-type="string">
            <text:p>"Wed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Ichigo</text:p>
          </table:table-cell>
          <table:table-cell table:formula="of:=IF([.I33]=&quot;&quot;;&quot;&quot;;IFERROR(VLOOKUP([.I33];['name &amp; email'.$A$1:.$B$100];2;0);&quot;&quot;))" office:value-type="string" office:string-value="ichigo@ichigo.com" calcext:value-type="string">
            <text:p>ichigo@ichigo.com</text:p>
          </table:table-cell>
          <table:table-cell/>
          <table:table-cell table:formula="of:=IF([.J33]=&quot;&quot;;&quot;&quot;;[.$L$1]&amp;&quot; &quot;&amp;[.D33]&amp;&quot; &quot;&amp;[.C33]&amp;&quot; &quot;&amp;[.B33]&amp;&quot; &quot;&amp;[.E33]&amp;&quot; &quot;&amp;[.F33]&amp;&quot; &quot;&amp;[.G33])" office:value-type="string" office:string-value="./create-ics.sh 20151118-Wed-Kitchen 20151118 Wed &quot;location&quot; &quot;Wed Kitchen&quot; &quot;Wed Kitchen&quot;" calcext:value-type="string">
            <text:p>./create-ics.sh 20151118-Wed-Kitchen 20151118 Wed "location" "Wed Kitchen" "Wed Kitchen"</text:p>
          </table:table-cell>
          <table:table-cell table:formula="of:=IF([.L33]=&quot;&quot;;&quot;&quot;;[.$M$1]&amp;&quot; &quot;&amp;&quot;&quot;&quot;&quot;&amp;[.I33]&amp;&quot; &lt;&quot;&amp;[.$J33]&amp;&quot;&gt;&quot;&amp;&quot;&quot;&quot;&quot;&amp;&quot; &quot;&amp;[.F33]&amp;&quot; &quot;&amp;[.D33]&amp;&quot;.ics&quot;)" office:value-type="string" office:string-value="./send-mail.sh &quot;Ichigo &lt;ichigo@ichigo.com&gt;&quot; &quot;Wed Kitchen&quot; 20151118-Wed-Kitchen.ics" calcext:value-type="string">
            <text:p>./send-mail.sh "Ichigo &lt;ichigo@ichigo.com&gt;" "Wed Kitchen" 20151118-Wed-Kitchen.ics</text:p>
          </table:table-cell>
          <table:table-cell table:number-columns-repeated="1010"/>
        </table:table-row>
        <table:table-row table:style-name="ro1">
          <table:table-cell table:style-name="ce3" table:formula="of:=IF([.A11]=&quot;&quot;;&quot;&quot;;[.A11])" office:value-type="float" office:value="20" calcext:value-type="float">
            <text:p>20</text:p>
          </table:table-cell>
          <table:table-cell table:formula="of:=[.B11]" office:value-type="string" office:string-value="Fri" calcext:value-type="string">
            <text:p>Fri</text:p>
          </table:table-cell>
          <table:table-cell table:formula="of:=[.$A$1]&amp;[.A34]" office:value-type="string" office:string-value="20151120" calcext:value-type="string">
            <text:p>20151120</text:p>
          </table:table-cell>
          <table:table-cell table:formula="of:=[.C34]&amp;&quot;-&quot;&amp;[.B34]&amp;&quot;-&quot;&amp;[.H34]" office:value-type="string" office:string-value="20151120-Fri-Kitchen" calcext:value-type="string">
            <text:p>20151120-Fri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4]&amp;&quot; &quot;&amp;[.H34]&amp;&quot;&quot;&quot;&quot;" office:value-type="string" office:string-value="&quot;Fri Kitchen&quot;" calcext:value-type="string">
            <text:p>"Fri Kitchen"</text:p>
          </table:table-cell>
          <table:table-cell table:style-name="ce8" table:formula="of:=&quot;&quot;&quot;&quot;&amp;[.B34]&amp;&quot; &quot;&amp;[.H34]&amp;&quot;&quot;&quot;&quot;" office:value-type="string" office:string-value="&quot;Fri Kitchen&quot;" calcext:value-type="string">
            <text:p>"Fri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Judy</text:p>
          </table:table-cell>
          <table:table-cell table:formula="of:=IF([.I34]=&quot;&quot;;&quot;&quot;;IFERROR(VLOOKUP([.I34];['name &amp; email'.$A$1:.$B$100];2;0);&quot;&quot;))">
            <text:p/>
          </table:table-cell>
          <table:table-cell/>
          <table:table-cell table:formula="of:=IF([.J34]=&quot;&quot;;&quot;&quot;;[.$L$1]&amp;&quot; &quot;&amp;[.D34]&amp;&quot; &quot;&amp;[.C34]&amp;&quot; &quot;&amp;[.B34]&amp;&quot; &quot;&amp;[.E34]&amp;&quot; &quot;&amp;[.F34]&amp;&quot; &quot;&amp;[.G34])">
            <text:p/>
          </table:table-cell>
          <table:table-cell table:formula="of:=IF([.L34]=&quot;&quot;;&quot;&quot;;[.$M$1]&amp;&quot; &quot;&amp;&quot;&quot;&quot;&quot;&amp;[.I34]&amp;&quot; &lt;&quot;&amp;[.$J34]&amp;&quot;&gt;&quot;&amp;&quot;&quot;&quot;&quot;&amp;&quot; &quot;&amp;[.F34]&amp;&quot; &quot;&amp;[.D3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2]=&quot;&quot;;&quot;&quot;;[.A12])" office:value-type="float" office:value="21" calcext:value-type="float">
            <text:p>21</text:p>
          </table:table-cell>
          <table:table-cell table:formula="of:=[.B12]" office:value-type="string" office:string-value="Sat-AM" calcext:value-type="string">
            <text:p>Sat-AM</text:p>
          </table:table-cell>
          <table:table-cell table:formula="of:=[.$A$1]&amp;[.A35]" office:value-type="string" office:string-value="20151121" calcext:value-type="string">
            <text:p>20151121</text:p>
          </table:table-cell>
          <table:table-cell table:formula="of:=[.C35]&amp;&quot;-&quot;&amp;[.B35]&amp;&quot;-&quot;&amp;[.H35]" office:value-type="string" office:string-value="20151121-Sat-AM-Kitchen" calcext:value-type="string">
            <text:p>20151121-Sat-A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5]&amp;&quot; &quot;&amp;[.H35]&amp;&quot;&quot;&quot;&quot;" office:value-type="string" office:string-value="&quot;Sat-AM Kitchen&quot;" calcext:value-type="string">
            <text:p>"Sat-AM Kitchen"</text:p>
          </table:table-cell>
          <table:table-cell table:style-name="ce8" table:formula="of:=&quot;&quot;&quot;&quot;&amp;[.B35]&amp;&quot; &quot;&amp;[.H35]&amp;&quot;&quot;&quot;&quot;" office:value-type="string" office:string-value="&quot;Sat-AM Kitchen&quot;" calcext:value-type="string">
            <text:p>"Sat-A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Karens</text:p>
          </table:table-cell>
          <table:table-cell table:formula="of:=IF([.I35]=&quot;&quot;;&quot;&quot;;IFERROR(VLOOKUP([.I35];['name &amp; email'.$A$1:.$B$100];2;0);&quot;&quot;))">
            <text:p/>
          </table:table-cell>
          <table:table-cell/>
          <table:table-cell table:formula="of:=IF([.J35]=&quot;&quot;;&quot;&quot;;[.$L$1]&amp;&quot; &quot;&amp;[.D35]&amp;&quot; &quot;&amp;[.C35]&amp;&quot; &quot;&amp;[.B35]&amp;&quot; &quot;&amp;[.E35]&amp;&quot; &quot;&amp;[.F35]&amp;&quot; &quot;&amp;[.G35])">
            <text:p/>
          </table:table-cell>
          <table:table-cell table:formula="of:=IF([.L35]=&quot;&quot;;&quot;&quot;;[.$M$1]&amp;&quot; &quot;&amp;&quot;&quot;&quot;&quot;&amp;[.I35]&amp;&quot; &lt;&quot;&amp;[.$J35]&amp;&quot;&gt;&quot;&amp;&quot;&quot;&quot;&quot;&amp;&quot; &quot;&amp;[.F35]&amp;&quot; &quot;&amp;[.D3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3]=&quot;&quot;;&quot;&quot;;[.A13])" office:value-type="float" office:value="21" calcext:value-type="float">
            <text:p>21</text:p>
          </table:table-cell>
          <table:table-cell table:formula="of:=[.B13]" office:value-type="string" office:string-value="Sat-PM" calcext:value-type="string">
            <text:p>Sat-PM</text:p>
          </table:table-cell>
          <table:table-cell table:formula="of:=[.$A$1]&amp;[.A36]" office:value-type="string" office:string-value="20151121" calcext:value-type="string">
            <text:p>20151121</text:p>
          </table:table-cell>
          <table:table-cell table:formula="of:=[.C36]&amp;&quot;-&quot;&amp;[.B36]&amp;&quot;-&quot;&amp;[.H36]" office:value-type="string" office:string-value="20151121-Sat-PM-Kitchen" calcext:value-type="string">
            <text:p>20151121-Sat-P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6]&amp;&quot; &quot;&amp;[.H36]&amp;&quot;&quot;&quot;&quot;" office:value-type="string" office:string-value="&quot;Sat-PM Kitchen&quot;" calcext:value-type="string">
            <text:p>"Sat-PM Kitchen"</text:p>
          </table:table-cell>
          <table:table-cell table:style-name="ce8" table:formula="of:=&quot;&quot;&quot;&quot;&amp;[.B36]&amp;&quot; &quot;&amp;[.H36]&amp;&quot;&quot;&quot;&quot;" office:value-type="string" office:string-value="&quot;Sat-PM Kitchen&quot;" calcext:value-type="string">
            <text:p>"Sat-P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Lynna</text:p>
          </table:table-cell>
          <table:table-cell table:formula="of:=IF([.I36]=&quot;&quot;;&quot;&quot;;IFERROR(VLOOKUP([.I36];['name &amp; email'.$A$1:.$B$100];2;0);&quot;&quot;))" office:value-type="string" office:string-value="lynna@lynna.com" calcext:value-type="string">
            <text:p>lynna@lynna.com</text:p>
          </table:table-cell>
          <table:table-cell/>
          <table:table-cell table:formula="of:=IF([.J36]=&quot;&quot;;&quot;&quot;;[.$L$1]&amp;&quot; &quot;&amp;[.D36]&amp;&quot; &quot;&amp;[.C36]&amp;&quot; &quot;&amp;[.B36]&amp;&quot; &quot;&amp;[.E36]&amp;&quot; &quot;&amp;[.F36]&amp;&quot; &quot;&amp;[.G36])" office:value-type="string" office:string-value="./create-ics.sh 20151121-Sat-PM-Kitchen 20151121 Sat-PM &quot;location&quot; &quot;Sat-PM Kitchen&quot; &quot;Sat-PM Kitchen&quot;" calcext:value-type="string">
            <text:p>./create-ics.sh 20151121-Sat-PM-Kitchen 20151121 Sat-PM "location" "Sat-PM Kitchen" "Sat-PM Kitchen"</text:p>
          </table:table-cell>
          <table:table-cell table:formula="of:=IF([.L36]=&quot;&quot;;&quot;&quot;;[.$M$1]&amp;&quot; &quot;&amp;&quot;&quot;&quot;&quot;&amp;[.I36]&amp;&quot; &lt;&quot;&amp;[.$J36]&amp;&quot;&gt;&quot;&amp;&quot;&quot;&quot;&quot;&amp;&quot; &quot;&amp;[.F36]&amp;&quot; &quot;&amp;[.D36]&amp;&quot;.ics&quot;)" office:value-type="string" office:string-value="./send-mail.sh &quot;Lynna &lt;lynna@lynna.com&gt;&quot; &quot;Sat-PM Kitchen&quot; 20151121-Sat-PM-Kitchen.ics" calcext:value-type="string">
            <text:p>./send-mail.sh "Lynna &lt;lynna@lynna.com&gt;" "Sat-PM Kitchen" 20151121-Sat-PM-Kitchen.ics</text:p>
          </table:table-cell>
          <table:table-cell table:number-columns-repeated="1010"/>
        </table:table-row>
        <table:table-row table:style-name="ro1">
          <table:table-cell table:style-name="ce3" table:formula="of:=IF([.A14]=&quot;&quot;;&quot;&quot;;[.A14])" office:value-type="float" office:value="25" calcext:value-type="float">
            <text:p>25</text:p>
          </table:table-cell>
          <table:table-cell table:formula="of:=[.B14]" office:value-type="string" office:string-value="Wed" calcext:value-type="string">
            <text:p>Wed</text:p>
          </table:table-cell>
          <table:table-cell table:formula="of:=[.$A$1]&amp;[.A37]" office:value-type="string" office:string-value="20151125" calcext:value-type="string">
            <text:p>20151125</text:p>
          </table:table-cell>
          <table:table-cell table:formula="of:=[.C37]&amp;&quot;-&quot;&amp;[.B37]&amp;&quot;-&quot;&amp;[.H37]" office:value-type="string" office:string-value="20151125-Wed-Kitchen" calcext:value-type="string">
            <text:p>20151125-Wed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7]&amp;&quot; &quot;&amp;[.H37]&amp;&quot;&quot;&quot;&quot;" office:value-type="string" office:string-value="&quot;Wed Kitchen&quot;" calcext:value-type="string">
            <text:p>"Wed Kitchen"</text:p>
          </table:table-cell>
          <table:table-cell table:style-name="ce8" table:formula="of:=&quot;&quot;&quot;&quot;&amp;[.B37]&amp;&quot; &quot;&amp;[.H37]&amp;&quot;&quot;&quot;&quot;" office:value-type="string" office:string-value="&quot;Wed Kitchen&quot;" calcext:value-type="string">
            <text:p>"Wed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Mobi</text:p>
          </table:table-cell>
          <table:table-cell table:formula="of:=IF([.I37]=&quot;&quot;;&quot;&quot;;IFERROR(VLOOKUP([.I37];['name &amp; email'.$A$1:.$B$100];2;0);&quot;&quot;))">
            <text:p/>
          </table:table-cell>
          <table:table-cell/>
          <table:table-cell table:formula="of:=IF([.J37]=&quot;&quot;;&quot;&quot;;[.$L$1]&amp;&quot; &quot;&amp;[.D37]&amp;&quot; &quot;&amp;[.C37]&amp;&quot; &quot;&amp;[.B37]&amp;&quot; &quot;&amp;[.E37]&amp;&quot; &quot;&amp;[.F37]&amp;&quot; &quot;&amp;[.G37])">
            <text:p/>
          </table:table-cell>
          <table:table-cell table:formula="of:=IF([.L37]=&quot;&quot;;&quot;&quot;;[.$M$1]&amp;&quot; &quot;&amp;&quot;&quot;&quot;&quot;&amp;[.I37]&amp;&quot; &lt;&quot;&amp;[.$J37]&amp;&quot;&gt;&quot;&amp;&quot;&quot;&quot;&quot;&amp;&quot; &quot;&amp;[.F37]&amp;&quot; &quot;&amp;[.D3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5]=&quot;&quot;;&quot;&quot;;[.A15])" office:value-type="float" office:value="27" calcext:value-type="float">
            <text:p>27</text:p>
          </table:table-cell>
          <table:table-cell table:formula="of:=[.B15]" office:value-type="string" office:string-value="Fri" calcext:value-type="string">
            <text:p>Fri</text:p>
          </table:table-cell>
          <table:table-cell table:formula="of:=[.$A$1]&amp;[.A38]" office:value-type="string" office:string-value="20151127" calcext:value-type="string">
            <text:p>20151127</text:p>
          </table:table-cell>
          <table:table-cell table:formula="of:=[.C38]&amp;&quot;-&quot;&amp;[.B38]&amp;&quot;-&quot;&amp;[.H38]" office:value-type="string" office:string-value="20151127-Fri-Kitchen" calcext:value-type="string">
            <text:p>20151127-Fri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8]&amp;&quot; &quot;&amp;[.H38]&amp;&quot;&quot;&quot;&quot;" office:value-type="string" office:string-value="&quot;Fri Kitchen&quot;" calcext:value-type="string">
            <text:p>"Fri Kitchen"</text:p>
          </table:table-cell>
          <table:table-cell table:style-name="ce8" table:formula="of:=&quot;&quot;&quot;&quot;&amp;[.B38]&amp;&quot; &quot;&amp;[.H38]&amp;&quot;&quot;&quot;&quot;" office:value-type="string" office:string-value="&quot;Fri Kitchen&quot;" calcext:value-type="string">
            <text:p>"Fri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Nora</text:p>
          </table:table-cell>
          <table:table-cell table:formula="of:=IF([.I38]=&quot;&quot;;&quot;&quot;;IFERROR(VLOOKUP([.I38];['name &amp; email'.$A$1:.$B$100];2;0);&quot;&quot;))" office:value-type="string" office:string-value="nora@nora.com" calcext:value-type="string">
            <text:p>nora@nora.com</text:p>
          </table:table-cell>
          <table:table-cell/>
          <table:table-cell table:formula="of:=IF([.J38]=&quot;&quot;;&quot;&quot;;[.$L$1]&amp;&quot; &quot;&amp;[.D38]&amp;&quot; &quot;&amp;[.C38]&amp;&quot; &quot;&amp;[.B38]&amp;&quot; &quot;&amp;[.E38]&amp;&quot; &quot;&amp;[.F38]&amp;&quot; &quot;&amp;[.G38])" office:value-type="string" office:string-value="./create-ics.sh 20151127-Fri-Kitchen 20151127 Fri &quot;location&quot; &quot;Fri Kitchen&quot; &quot;Fri Kitchen&quot;" calcext:value-type="string">
            <text:p>./create-ics.sh 20151127-Fri-Kitchen 20151127 Fri "location" "Fri Kitchen" "Fri Kitchen"</text:p>
          </table:table-cell>
          <table:table-cell table:formula="of:=IF([.L38]=&quot;&quot;;&quot;&quot;;[.$M$1]&amp;&quot; &quot;&amp;&quot;&quot;&quot;&quot;&amp;[.I38]&amp;&quot; &lt;&quot;&amp;[.$J38]&amp;&quot;&gt;&quot;&amp;&quot;&quot;&quot;&quot;&amp;&quot; &quot;&amp;[.F38]&amp;&quot; &quot;&amp;[.D38]&amp;&quot;.ics&quot;)" office:value-type="string" office:string-value="./send-mail.sh &quot;Nora &lt;nora@nora.com&gt;&quot; &quot;Fri Kitchen&quot; 20151127-Fri-Kitchen.ics" calcext:value-type="string">
            <text:p>./send-mail.sh "Nora &lt;nora@nora.com&gt;" "Fri Kitchen" 20151127-Fri-Kitchen.ics</text:p>
          </table:table-cell>
          <table:table-cell table:number-columns-repeated="1010"/>
        </table:table-row>
        <table:table-row table:style-name="ro1">
          <table:table-cell table:style-name="ce3" table:formula="of:=IF([.A16]=&quot;&quot;;&quot;&quot;;[.A16])" office:value-type="float" office:value="28" calcext:value-type="float">
            <text:p>28</text:p>
          </table:table-cell>
          <table:table-cell table:formula="of:=[.B16]" office:value-type="string" office:string-value="Sat-AM" calcext:value-type="string">
            <text:p>Sat-AM</text:p>
          </table:table-cell>
          <table:table-cell table:formula="of:=[.$A$1]&amp;[.A39]" office:value-type="string" office:string-value="20151128" calcext:value-type="string">
            <text:p>20151128</text:p>
          </table:table-cell>
          <table:table-cell table:formula="of:=[.C39]&amp;&quot;-&quot;&amp;[.B39]&amp;&quot;-&quot;&amp;[.H39]" office:value-type="string" office:string-value="20151128-Sat-AM-Kitchen" calcext:value-type="string">
            <text:p>20151128-Sat-A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39]&amp;&quot; &quot;&amp;[.H39]&amp;&quot;&quot;&quot;&quot;" office:value-type="string" office:string-value="&quot;Sat-AM Kitchen&quot;" calcext:value-type="string">
            <text:p>"Sat-AM Kitchen"</text:p>
          </table:table-cell>
          <table:table-cell table:style-name="ce8" table:formula="of:=&quot;&quot;&quot;&quot;&amp;[.B39]&amp;&quot; &quot;&amp;[.H39]&amp;&quot;&quot;&quot;&quot;" office:value-type="string" office:string-value="&quot;Sat-AM Kitchen&quot;" calcext:value-type="string">
            <text:p>"Sat-A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 office:value-type="string" calcext:value-type="string">
            <text:p>Opera</text:p>
          </table:table-cell>
          <table:table-cell table:formula="of:=IF([.I39]=&quot;&quot;;&quot;&quot;;IFERROR(VLOOKUP([.I39];['name &amp; email'.$A$1:.$B$100];2;0);&quot;&quot;))" office:value-type="string" office:string-value="opera@opera.com" calcext:value-type="string">
            <text:p>opera@opera.com</text:p>
          </table:table-cell>
          <table:table-cell/>
          <table:table-cell table:formula="of:=IF([.J39]=&quot;&quot;;&quot;&quot;;[.$L$1]&amp;&quot; &quot;&amp;[.D39]&amp;&quot; &quot;&amp;[.C39]&amp;&quot; &quot;&amp;[.B39]&amp;&quot; &quot;&amp;[.E39]&amp;&quot; &quot;&amp;[.F39]&amp;&quot; &quot;&amp;[.G39])" office:value-type="string" office:string-value="./create-ics.sh 20151128-Sat-AM-Kitchen 20151128 Sat-AM &quot;location&quot; &quot;Sat-AM Kitchen&quot; &quot;Sat-AM Kitchen&quot;" calcext:value-type="string">
            <text:p>./create-ics.sh 20151128-Sat-AM-Kitchen 20151128 Sat-AM "location" "Sat-AM Kitchen" "Sat-AM Kitchen"</text:p>
          </table:table-cell>
          <table:table-cell table:formula="of:=IF([.L39]=&quot;&quot;;&quot;&quot;;[.$M$1]&amp;&quot; &quot;&amp;&quot;&quot;&quot;&quot;&amp;[.I39]&amp;&quot; &lt;&quot;&amp;[.$J39]&amp;&quot;&gt;&quot;&amp;&quot;&quot;&quot;&quot;&amp;&quot; &quot;&amp;[.F39]&amp;&quot; &quot;&amp;[.D39]&amp;&quot;.ics&quot;)" office:value-type="string" office:string-value="./send-mail.sh &quot;Opera &lt;opera@opera.com&gt;&quot; &quot;Sat-AM Kitchen&quot; 20151128-Sat-AM-Kitchen.ics" calcext:value-type="string">
            <text:p>./send-mail.sh "Opera &lt;opera@opera.com&gt;" "Sat-AM Kitchen" 20151128-Sat-AM-Kitchen.ics</text:p>
          </table:table-cell>
          <table:table-cell table:number-columns-repeated="1010"/>
        </table:table-row>
        <table:table-row table:style-name="ro1">
          <table:table-cell table:style-name="ce3" table:formula="of:=IF([.A17]=&quot;&quot;;&quot;&quot;;[.A17])" office:value-type="float" office:value="28" calcext:value-type="float">
            <text:p>28</text:p>
          </table:table-cell>
          <table:table-cell table:formula="of:=[.B17]" office:value-type="string" office:string-value="Sat-PM" calcext:value-type="string">
            <text:p>Sat-PM</text:p>
          </table:table-cell>
          <table:table-cell table:formula="of:=[.$A$1]&amp;[.A40]" office:value-type="string" office:string-value="20151128" calcext:value-type="string">
            <text:p>20151128</text:p>
          </table:table-cell>
          <table:table-cell table:formula="of:=[.C40]&amp;&quot;-&quot;&amp;[.B40]&amp;&quot;-&quot;&amp;[.H40]" office:value-type="string" office:string-value="20151128-Sat-PM-Kitchen" calcext:value-type="string">
            <text:p>20151128-Sat-P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0]&amp;&quot; &quot;&amp;[.H40]&amp;&quot;&quot;&quot;&quot;" office:value-type="string" office:string-value="&quot;Sat-PM Kitchen&quot;" calcext:value-type="string">
            <text:p>"Sat-PM Kitchen"</text:p>
          </table:table-cell>
          <table:table-cell table:style-name="ce8" table:formula="of:=&quot;&quot;&quot;&quot;&amp;[.B40]&amp;&quot; &quot;&amp;[.H40]&amp;&quot;&quot;&quot;&quot;" office:value-type="string" office:string-value="&quot;Sat-PM Kitchen&quot;" calcext:value-type="string">
            <text:p>"Sat-P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0]=&quot;&quot;;&quot;&quot;;IFERROR(VLOOKUP([.I40];['name &amp; email'.$A$1:.$B$100];2;0);&quot;&quot;))">
            <text:p/>
          </table:table-cell>
          <table:table-cell/>
          <table:table-cell table:formula="of:=IF([.J40]=&quot;&quot;;&quot;&quot;;[.$L$1]&amp;&quot; &quot;&amp;[.D40]&amp;&quot; &quot;&amp;[.C40]&amp;&quot; &quot;&amp;[.B40]&amp;&quot; &quot;&amp;[.E40]&amp;&quot; &quot;&amp;[.F40]&amp;&quot; &quot;&amp;[.G40])">
            <text:p/>
          </table:table-cell>
          <table:table-cell table:formula="of:=IF([.L40]=&quot;&quot;;&quot;&quot;;[.$M$1]&amp;&quot; &quot;&amp;&quot;&quot;&quot;&quot;&amp;[.I40]&amp;&quot; &lt;&quot;&amp;[.$J40]&amp;&quot;&gt;&quot;&amp;&quot;&quot;&quot;&quot;&amp;&quot; &quot;&amp;[.F40]&amp;&quot; &quot;&amp;[.D4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8]=&quot;&quot;;&quot;&quot;;[.A18])" office:value-type="string" office:string-value="01" calcext:value-type="string">
            <text:p>01</text:p>
          </table:table-cell>
          <table:table-cell table:formula="of:=[.B18]" office:value-type="string" office:string-value="Wed" calcext:value-type="string">
            <text:p>Wed</text:p>
          </table:table-cell>
          <table:table-cell table:formula="of:=[.$A$1]&amp;[.A41]" office:value-type="string" office:string-value="20151101" calcext:value-type="string">
            <text:p>20151101</text:p>
          </table:table-cell>
          <table:table-cell table:formula="of:=[.C41]&amp;&quot;-&quot;&amp;[.B41]&amp;&quot;-&quot;&amp;[.H41]" office:value-type="string" office:string-value="20151101-Wed-Kitchen" calcext:value-type="string">
            <text:p>20151101-Wed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1]&amp;&quot; &quot;&amp;[.H41]&amp;&quot;&quot;&quot;&quot;" office:value-type="string" office:string-value="&quot;Wed Kitchen&quot;" calcext:value-type="string">
            <text:p>"Wed Kitchen"</text:p>
          </table:table-cell>
          <table:table-cell table:style-name="ce8" table:formula="of:=&quot;&quot;&quot;&quot;&amp;[.B41]&amp;&quot; &quot;&amp;[.H41]&amp;&quot;&quot;&quot;&quot;" office:value-type="string" office:string-value="&quot;Wed Kitchen&quot;" calcext:value-type="string">
            <text:p>"Wed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1]=&quot;&quot;;&quot;&quot;;IFERROR(VLOOKUP([.I41];['name &amp; email'.$A$1:.$B$100];2;0);&quot;&quot;))">
            <text:p/>
          </table:table-cell>
          <table:table-cell/>
          <table:table-cell table:formula="of:=IF([.J41]=&quot;&quot;;&quot;&quot;;[.$L$1]&amp;&quot; &quot;&amp;[.D41]&amp;&quot; &quot;&amp;[.C41]&amp;&quot; &quot;&amp;[.B41]&amp;&quot; &quot;&amp;[.E41]&amp;&quot; &quot;&amp;[.F41]&amp;&quot; &quot;&amp;[.G41])">
            <text:p/>
          </table:table-cell>
          <table:table-cell table:formula="of:=IF([.L41]=&quot;&quot;;&quot;&quot;;[.$M$1]&amp;&quot; &quot;&amp;&quot;&quot;&quot;&quot;&amp;[.I41]&amp;&quot; &lt;&quot;&amp;[.$J41]&amp;&quot;&gt;&quot;&amp;&quot;&quot;&quot;&quot;&amp;&quot; &quot;&amp;[.F41]&amp;&quot; &quot;&amp;[.D4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9]=&quot;&quot;;&quot;&quot;;[.A19])" office:value-type="string" office:string-value="02" calcext:value-type="string">
            <text:p>02</text:p>
          </table:table-cell>
          <table:table-cell table:formula="of:=[.B19]" office:value-type="string" office:string-value="Fri" calcext:value-type="string">
            <text:p>Fri</text:p>
          </table:table-cell>
          <table:table-cell table:formula="of:=[.$A$1]&amp;[.A42]" office:value-type="string" office:string-value="20151102" calcext:value-type="string">
            <text:p>20151102</text:p>
          </table:table-cell>
          <table:table-cell table:formula="of:=[.C42]&amp;&quot;-&quot;&amp;[.B42]&amp;&quot;-&quot;&amp;[.H42]" office:value-type="string" office:string-value="20151102-Fri-Kitchen" calcext:value-type="string">
            <text:p>20151102-Fri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2]&amp;&quot; &quot;&amp;[.H42]&amp;&quot;&quot;&quot;&quot;" office:value-type="string" office:string-value="&quot;Fri Kitchen&quot;" calcext:value-type="string">
            <text:p>"Fri Kitchen"</text:p>
          </table:table-cell>
          <table:table-cell table:style-name="ce8" table:formula="of:=&quot;&quot;&quot;&quot;&amp;[.B42]&amp;&quot; &quot;&amp;[.H42]&amp;&quot;&quot;&quot;&quot;" office:value-type="string" office:string-value="&quot;Fri Kitchen&quot;" calcext:value-type="string">
            <text:p>"Fri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2]=&quot;&quot;;&quot;&quot;;IFERROR(VLOOKUP([.I42];['name &amp; email'.$A$1:.$B$100];2;0);&quot;&quot;))">
            <text:p/>
          </table:table-cell>
          <table:table-cell/>
          <table:table-cell table:formula="of:=IF([.J42]=&quot;&quot;;&quot;&quot;;[.$L$1]&amp;&quot; &quot;&amp;[.D42]&amp;&quot; &quot;&amp;[.C42]&amp;&quot; &quot;&amp;[.B42]&amp;&quot; &quot;&amp;[.E42]&amp;&quot; &quot;&amp;[.F42]&amp;&quot; &quot;&amp;[.G42])">
            <text:p/>
          </table:table-cell>
          <table:table-cell table:formula="of:=IF([.L42]=&quot;&quot;;&quot;&quot;;[.$M$1]&amp;&quot; &quot;&amp;&quot;&quot;&quot;&quot;&amp;[.I42]&amp;&quot; &lt;&quot;&amp;[.$J42]&amp;&quot;&gt;&quot;&amp;&quot;&quot;&quot;&quot;&amp;&quot; &quot;&amp;[.F42]&amp;&quot; &quot;&amp;[.D4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0]=&quot;&quot;;&quot;&quot;;[.A20])" office:value-type="string" office:string-value="03" calcext:value-type="string">
            <text:p>03</text:p>
          </table:table-cell>
          <table:table-cell table:formula="of:=[.B20]" office:value-type="string" office:string-value="Sat-AM" calcext:value-type="string">
            <text:p>Sat-AM</text:p>
          </table:table-cell>
          <table:table-cell table:formula="of:=[.$A$1]&amp;[.A43]" office:value-type="string" office:string-value="20151103" calcext:value-type="string">
            <text:p>20151103</text:p>
          </table:table-cell>
          <table:table-cell table:formula="of:=[.C43]&amp;&quot;-&quot;&amp;[.B43]&amp;&quot;-&quot;&amp;[.H43]" office:value-type="string" office:string-value="20151103-Sat-AM-Kitchen" calcext:value-type="string">
            <text:p>20151103-Sat-A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3]&amp;&quot; &quot;&amp;[.H43]&amp;&quot;&quot;&quot;&quot;" office:value-type="string" office:string-value="&quot;Sat-AM Kitchen&quot;" calcext:value-type="string">
            <text:p>"Sat-AM Kitchen"</text:p>
          </table:table-cell>
          <table:table-cell table:style-name="ce8" table:formula="of:=&quot;&quot;&quot;&quot;&amp;[.B43]&amp;&quot; &quot;&amp;[.H43]&amp;&quot;&quot;&quot;&quot;" office:value-type="string" office:string-value="&quot;Sat-AM Kitchen&quot;" calcext:value-type="string">
            <text:p>"Sat-A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3]=&quot;&quot;;&quot;&quot;;IFERROR(VLOOKUP([.I43];['name &amp; email'.$A$1:.$B$100];2;0);&quot;&quot;))">
            <text:p/>
          </table:table-cell>
          <table:table-cell/>
          <table:table-cell table:formula="of:=IF([.J43]=&quot;&quot;;&quot;&quot;;[.$L$1]&amp;&quot; &quot;&amp;[.D43]&amp;&quot; &quot;&amp;[.C43]&amp;&quot; &quot;&amp;[.B43]&amp;&quot; &quot;&amp;[.E43]&amp;&quot; &quot;&amp;[.F43]&amp;&quot; &quot;&amp;[.G43])">
            <text:p/>
          </table:table-cell>
          <table:table-cell table:formula="of:=IF([.L43]=&quot;&quot;;&quot;&quot;;[.$M$1]&amp;&quot; &quot;&amp;&quot;&quot;&quot;&quot;&amp;[.I43]&amp;&quot; &lt;&quot;&amp;[.$J43]&amp;&quot;&gt;&quot;&amp;&quot;&quot;&quot;&quot;&amp;&quot; &quot;&amp;[.F43]&amp;&quot; &quot;&amp;[.D4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1]=&quot;&quot;;&quot;&quot;;[.A21])" office:value-type="string" office:string-value="04" calcext:value-type="string">
            <text:p>04</text:p>
          </table:table-cell>
          <table:table-cell table:formula="of:=[.B21]" office:value-type="string" office:string-value="Sat-PM" calcext:value-type="string">
            <text:p>Sat-PM</text:p>
          </table:table-cell>
          <table:table-cell table:formula="of:=[.$A$1]&amp;[.A44]" office:value-type="string" office:string-value="20151104" calcext:value-type="string">
            <text:p>20151104</text:p>
          </table:table-cell>
          <table:table-cell table:formula="of:=[.C44]&amp;&quot;-&quot;&amp;[.B44]&amp;&quot;-&quot;&amp;[.H44]" office:value-type="string" office:string-value="20151104-Sat-PM-Kitchen" calcext:value-type="string">
            <text:p>20151104-Sat-PM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4]&amp;&quot; &quot;&amp;[.H44]&amp;&quot;&quot;&quot;&quot;" office:value-type="string" office:string-value="&quot;Sat-PM Kitchen&quot;" calcext:value-type="string">
            <text:p>"Sat-PM Kitchen"</text:p>
          </table:table-cell>
          <table:table-cell table:style-name="ce8" table:formula="of:=&quot;&quot;&quot;&quot;&amp;[.B44]&amp;&quot; &quot;&amp;[.H44]&amp;&quot;&quot;&quot;&quot;" office:value-type="string" office:string-value="&quot;Sat-PM Kitchen&quot;" calcext:value-type="string">
            <text:p>"Sat-PM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4]=&quot;&quot;;&quot;&quot;;IFERROR(VLOOKUP([.I44];['name &amp; email'.$A$1:.$B$100];2;0);&quot;&quot;))">
            <text:p/>
          </table:table-cell>
          <table:table-cell/>
          <table:table-cell table:formula="of:=IF([.J44]=&quot;&quot;;&quot;&quot;;[.$L$1]&amp;&quot; &quot;&amp;[.D44]&amp;&quot; &quot;&amp;[.C44]&amp;&quot; &quot;&amp;[.B44]&amp;&quot; &quot;&amp;[.E44]&amp;&quot; &quot;&amp;[.F44]&amp;&quot; &quot;&amp;[.G44])">
            <text:p/>
          </table:table-cell>
          <table:table-cell table:formula="of:=IF([.L44]=&quot;&quot;;&quot;&quot;;[.$M$1]&amp;&quot; &quot;&amp;&quot;&quot;&quot;&quot;&amp;[.I44]&amp;&quot; &lt;&quot;&amp;[.$J44]&amp;&quot;&gt;&quot;&amp;&quot;&quot;&quot;&quot;&amp;&quot; &quot;&amp;[.F44]&amp;&quot; &quot;&amp;[.D4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2]=&quot;&quot;;&quot;&quot;;[.A22])" office:value-type="string" office:string-value="05" calcext:value-type="string">
            <text:p>05</text:p>
          </table:table-cell>
          <table:table-cell table:formula="of:=[.B22]" office:value-type="string" office:string-value="Wed" calcext:value-type="string">
            <text:p>Wed</text:p>
          </table:table-cell>
          <table:table-cell table:formula="of:=[.$A$1]&amp;[.A45]" office:value-type="string" office:string-value="20151105" calcext:value-type="string">
            <text:p>20151105</text:p>
          </table:table-cell>
          <table:table-cell table:formula="of:=[.C45]&amp;&quot;-&quot;&amp;[.B45]&amp;&quot;-&quot;&amp;[.H45]" office:value-type="string" office:string-value="20151105-Wed-Kitchen" calcext:value-type="string">
            <text:p>20151105-Wed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5]&amp;&quot; &quot;&amp;[.H45]&amp;&quot;&quot;&quot;&quot;" office:value-type="string" office:string-value="&quot;Wed Kitchen&quot;" calcext:value-type="string">
            <text:p>"Wed Kitchen"</text:p>
          </table:table-cell>
          <table:table-cell table:style-name="ce8" table:formula="of:=&quot;&quot;&quot;&quot;&amp;[.B45]&amp;&quot; &quot;&amp;[.H45]&amp;&quot;&quot;&quot;&quot;" office:value-type="string" office:string-value="&quot;Wed Kitchen&quot;" calcext:value-type="string">
            <text:p>"Wed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5]=&quot;&quot;;&quot;&quot;;IFERROR(VLOOKUP([.I45];['name &amp; email'.$A$1:.$B$100];2;0);&quot;&quot;))">
            <text:p/>
          </table:table-cell>
          <table:table-cell/>
          <table:table-cell table:formula="of:=IF([.J45]=&quot;&quot;;&quot;&quot;;[.$L$1]&amp;&quot; &quot;&amp;[.D45]&amp;&quot; &quot;&amp;[.C45]&amp;&quot; &quot;&amp;[.B45]&amp;&quot; &quot;&amp;[.E45]&amp;&quot; &quot;&amp;[.F45]&amp;&quot; &quot;&amp;[.G45])">
            <text:p/>
          </table:table-cell>
          <table:table-cell table:formula="of:=IF([.L45]=&quot;&quot;;&quot;&quot;;[.$M$1]&amp;&quot; &quot;&amp;&quot;&quot;&quot;&quot;&amp;[.I45]&amp;&quot; &lt;&quot;&amp;[.$J45]&amp;&quot;&gt;&quot;&amp;&quot;&quot;&quot;&quot;&amp;&quot; &quot;&amp;[.F45]&amp;&quot; &quot;&amp;[.D4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3]=&quot;&quot;;&quot;&quot;;[.A23])" office:value-type="string" office:string-value="06" calcext:value-type="string">
            <text:p>06</text:p>
          </table:table-cell>
          <table:table-cell table:formula="of:=[.B23]" office:value-type="string" office:string-value="Fri" calcext:value-type="string">
            <text:p>Fri</text:p>
          </table:table-cell>
          <table:table-cell table:formula="of:=[.$A$1]&amp;[.A46]" office:value-type="string" office:string-value="20151106" calcext:value-type="string">
            <text:p>20151106</text:p>
          </table:table-cell>
          <table:table-cell table:formula="of:=[.C46]&amp;&quot;-&quot;&amp;[.B46]&amp;&quot;-&quot;&amp;[.H46]" office:value-type="string" office:string-value="20151106-Fri-Kitchen" calcext:value-type="string">
            <text:p>20151106-Fri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6]&amp;&quot; &quot;&amp;[.H46]&amp;&quot;&quot;&quot;&quot;" office:value-type="string" office:string-value="&quot;Fri Kitchen&quot;" calcext:value-type="string">
            <text:p>"Fri Kitchen"</text:p>
          </table:table-cell>
          <table:table-cell table:style-name="ce8" table:formula="of:=&quot;&quot;&quot;&quot;&amp;[.B46]&amp;&quot; &quot;&amp;[.H46]&amp;&quot;&quot;&quot;&quot;" office:value-type="string" office:string-value="&quot;Fri Kitchen&quot;" calcext:value-type="string">
            <text:p>"Fri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6]=&quot;&quot;;&quot;&quot;;IFERROR(VLOOKUP([.I46];['name &amp; email'.$A$1:.$B$100];2;0);&quot;&quot;))">
            <text:p/>
          </table:table-cell>
          <table:table-cell/>
          <table:table-cell table:formula="of:=IF([.J46]=&quot;&quot;;&quot;&quot;;[.$L$1]&amp;&quot; &quot;&amp;[.D46]&amp;&quot; &quot;&amp;[.C46]&amp;&quot; &quot;&amp;[.B46]&amp;&quot; &quot;&amp;[.E46]&amp;&quot; &quot;&amp;[.F46]&amp;&quot; &quot;&amp;[.G46])">
            <text:p/>
          </table:table-cell>
          <table:table-cell table:formula="of:=IF([.L46]=&quot;&quot;;&quot;&quot;;[.$M$1]&amp;&quot; &quot;&amp;&quot;&quot;&quot;&quot;&amp;[.I46]&amp;&quot; &lt;&quot;&amp;[.$J46]&amp;&quot;&gt;&quot;&amp;&quot;&quot;&quot;&quot;&amp;&quot; &quot;&amp;[.F46]&amp;&quot; &quot;&amp;[.D4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4]=&quot;&quot;;&quot;&quot;;[.A24])">
            <text:p/>
          </table:table-cell>
          <table:table-cell table:formula="of:=[.B24]" office:value-type="float" office:value="0" calcext:value-type="float">
            <text:p>0</text:p>
          </table:table-cell>
          <table:table-cell table:formula="of:=[.$A$1]&amp;[.A47]" office:value-type="string" office:string-value="201511" calcext:value-type="string">
            <text:p>201511</text:p>
          </table:table-cell>
          <table:table-cell table:formula="of:=[.C47]&amp;&quot;-&quot;&amp;[.B47]&amp;&quot;-&quot;&amp;[.H47]" office:value-type="string" office:string-value="201511-0-Kitchen" calcext:value-type="string">
            <text:p>201511-0-Kitchen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47]&amp;&quot; &quot;&amp;[.H47]&amp;&quot;&quot;&quot;&quot;" office:value-type="string" office:string-value="&quot;0 Kitchen&quot;" calcext:value-type="string">
            <text:p>"0 Kitchen"</text:p>
          </table:table-cell>
          <table:table-cell table:style-name="ce8" table:formula="of:=&quot;&quot;&quot;&quot;&amp;[.B47]&amp;&quot; &quot;&amp;[.H47]&amp;&quot;&quot;&quot;&quot;" office:value-type="string" office:string-value="&quot;0 Kitchen&quot;" calcext:value-type="string">
            <text:p>"0 Kitchen"</text:p>
          </table:table-cell>
          <table:table-cell table:formula="of:=[.$H$25]" office:value-type="string" office:string-value="Kitchen" calcext:value-type="string">
            <text:p>Kitchen</text:p>
          </table:table-cell>
          <table:table-cell/>
          <table:table-cell table:formula="of:=IF([.I47]=&quot;&quot;;&quot;&quot;;IFERROR(VLOOKUP([.I47];['name &amp; email'.$A$1:.$B$100];2;0);&quot;&quot;))">
            <text:p/>
          </table:table-cell>
          <table:table-cell/>
          <table:table-cell table:formula="of:=IF([.J47]=&quot;&quot;;&quot;&quot;;[.$L$1]&amp;&quot; &quot;&amp;[.D47]&amp;&quot; &quot;&amp;[.C47]&amp;&quot; &quot;&amp;[.B47]&amp;&quot; &quot;&amp;[.E47]&amp;&quot; &quot;&amp;[.F47]&amp;&quot; &quot;&amp;[.G47])">
            <text:p/>
          </table:table-cell>
          <table:table-cell table:formula="of:=IF([.L47]=&quot;&quot;;&quot;&quot;;[.$M$1]&amp;&quot; &quot;&amp;&quot;&quot;&quot;&quot;&amp;[.I47]&amp;&quot; &lt;&quot;&amp;[.$J47]&amp;&quot;&gt;&quot;&amp;&quot;&quot;&quot;&quot;&amp;&quot; &quot;&amp;[.F47]&amp;&quot; &quot;&amp;[.D47]&amp;&quot;.ics&quot;)">
            <text:p/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number-columns-repeated="9"/>
          <table:table-cell table:formula="of:=IF([.I49]=&quot;&quot;;&quot;&quot;;IFERROR(VLOOKUP([.I49];['name &amp; email'.$A$1:.$B$100];2;0);&quot;&quot;))">
            <text:p/>
          </table:table-cell>
          <table:table-cell/>
          <table:table-cell table:formula="of:=IF([.J49]=&quot;&quot;;&quot;&quot;;[.$L$1]&amp;&quot; &quot;&amp;[.D49]&amp;&quot; &quot;&amp;[.C49]&amp;&quot; &quot;&amp;[.B49]&amp;&quot; &quot;&amp;[.E49]&amp;&quot; &quot;&amp;[.F49]&amp;&quot; &quot;&amp;[.G49])">
            <text:p/>
          </table:table-cell>
          <table:table-cell table:formula="of:=IF([.L49]=&quot;&quot;;&quot;&quot;;[.$M$1]&amp;&quot; &quot;&amp;&quot;&quot;&quot;&quot;&amp;[.I49]&amp;&quot; &lt;&quot;&amp;[.$J49]&amp;&quot;&gt;&quot;&amp;&quot;&quot;&quot;&quot;&amp;&quot; &quot;&amp;[.F49]&amp;&quot; &quot;&amp;[.D4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]=&quot;&quot;;&quot;&quot;;[.A2])" office:value-type="string" office:string-value="04" calcext:value-type="string">
            <text:p>04</text:p>
          </table:table-cell>
          <table:table-cell table:formula="of:=[.B2]" office:value-type="string" office:string-value="Wed" calcext:value-type="string">
            <text:p>Wed</text:p>
          </table:table-cell>
          <table:table-cell table:formula="of:=[.$A$1]&amp;[.A50]" office:value-type="string" office:string-value="20151104" calcext:value-type="string">
            <text:p>20151104</text:p>
          </table:table-cell>
          <table:table-cell table:formula="of:=[.C50]&amp;&quot;-&quot;&amp;[.B50]&amp;&quot;-&quot;&amp;[.H50]" office:value-type="string" office:string-value="20151104-Wed-Grill" calcext:value-type="string">
            <text:p>20151104-Wed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0]&amp;&quot; &quot;&amp;[.H50]&amp;&quot;&quot;&quot;&quot;" office:value-type="string" office:string-value="&quot;Wed Grill&quot;" calcext:value-type="string">
            <text:p>"Wed Grill"</text:p>
          </table:table-cell>
          <table:table-cell table:style-name="ce8" table:formula="of:=&quot;&quot;&quot;&quot;&amp;[.B50]&amp;&quot; &quot;&amp;[.H50]&amp;&quot;&quot;&quot;&quot;" office:value-type="string" office:string-value="&quot;Wed Grill&quot;" calcext:value-type="string">
            <text:p>"Wed Grill"</text:p>
          </table:table-cell>
          <table:table-cell table:style-name="ce6" office:value-type="string" calcext:value-type="string">
            <text:p>Grill</text:p>
          </table:table-cell>
          <table:table-cell/>
          <table:table-cell table:formula="of:=IF([.I50]=&quot;&quot;;&quot;&quot;;IFERROR(VLOOKUP([.I50];['name &amp; email'.$A$1:.$B$100];2;0);&quot;&quot;))">
            <text:p/>
          </table:table-cell>
          <table:table-cell/>
          <table:table-cell table:formula="of:=IF([.J50]=&quot;&quot;;&quot;&quot;;[.$L$1]&amp;&quot; &quot;&amp;[.D50]&amp;&quot; &quot;&amp;[.C50]&amp;&quot; &quot;&amp;[.B50]&amp;&quot; &quot;&amp;[.E50]&amp;&quot; &quot;&amp;[.F50]&amp;&quot; &quot;&amp;[.G50])">
            <text:p/>
          </table:table-cell>
          <table:table-cell table:formula="of:=IF([.L50]=&quot;&quot;;&quot;&quot;;[.$M$1]&amp;&quot; &quot;&amp;&quot;&quot;&quot;&quot;&amp;[.I50]&amp;&quot; &lt;&quot;&amp;[.$J50]&amp;&quot;&gt;&quot;&amp;&quot;&quot;&quot;&quot;&amp;&quot; &quot;&amp;[.F50]&amp;&quot; &quot;&amp;[.D5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3]=&quot;&quot;;&quot;&quot;;[.A3])" office:value-type="string" office:string-value="06" calcext:value-type="string">
            <text:p>06</text:p>
          </table:table-cell>
          <table:table-cell table:formula="of:=[.B3]" office:value-type="string" office:string-value="Fri" calcext:value-type="string">
            <text:p>Fri</text:p>
          </table:table-cell>
          <table:table-cell table:formula="of:=[.$A$1]&amp;[.A51]" office:value-type="string" office:string-value="20151106" calcext:value-type="string">
            <text:p>20151106</text:p>
          </table:table-cell>
          <table:table-cell table:formula="of:=[.C51]&amp;&quot;-&quot;&amp;[.B51]&amp;&quot;-&quot;&amp;[.H51]" office:value-type="string" office:string-value="20151106-Fri-Grill" calcext:value-type="string">
            <text:p>20151106-Fri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1]&amp;&quot; &quot;&amp;[.H51]&amp;&quot;&quot;&quot;&quot;" office:value-type="string" office:string-value="&quot;Fri Grill&quot;" calcext:value-type="string">
            <text:p>"Fri Grill"</text:p>
          </table:table-cell>
          <table:table-cell table:style-name="ce8" table:formula="of:=&quot;&quot;&quot;&quot;&amp;[.B51]&amp;&quot; &quot;&amp;[.H51]&amp;&quot;&quot;&quot;&quot;" office:value-type="string" office:string-value="&quot;Fri Grill&quot;" calcext:value-type="string">
            <text:p>"Fri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1]=&quot;&quot;;&quot;&quot;;IFERROR(VLOOKUP([.I51];['name &amp; email'.$A$1:.$B$100];2;0);&quot;&quot;))">
            <text:p/>
          </table:table-cell>
          <table:table-cell/>
          <table:table-cell table:formula="of:=IF([.J51]=&quot;&quot;;&quot;&quot;;[.$L$1]&amp;&quot; &quot;&amp;[.D51]&amp;&quot; &quot;&amp;[.C51]&amp;&quot; &quot;&amp;[.B51]&amp;&quot; &quot;&amp;[.E51]&amp;&quot; &quot;&amp;[.F51]&amp;&quot; &quot;&amp;[.G51])">
            <text:p/>
          </table:table-cell>
          <table:table-cell table:formula="of:=IF([.L51]=&quot;&quot;;&quot;&quot;;[.$M$1]&amp;&quot; &quot;&amp;&quot;&quot;&quot;&quot;&amp;[.I51]&amp;&quot; &lt;&quot;&amp;[.$J51]&amp;&quot;&gt;&quot;&amp;&quot;&quot;&quot;&quot;&amp;&quot; &quot;&amp;[.F51]&amp;&quot; &quot;&amp;[.D5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4]=&quot;&quot;;&quot;&quot;;[.A4])" office:value-type="string" office:string-value="07" calcext:value-type="string">
            <text:p>07</text:p>
          </table:table-cell>
          <table:table-cell table:formula="of:=[.B4]" office:value-type="string" office:string-value="Sat-AM" calcext:value-type="string">
            <text:p>Sat-AM</text:p>
          </table:table-cell>
          <table:table-cell table:formula="of:=[.$A$1]&amp;[.A52]" office:value-type="string" office:string-value="20151107" calcext:value-type="string">
            <text:p>20151107</text:p>
          </table:table-cell>
          <table:table-cell table:formula="of:=[.C52]&amp;&quot;-&quot;&amp;[.B52]&amp;&quot;-&quot;&amp;[.H52]" office:value-type="string" office:string-value="20151107-Sat-AM-Grill" calcext:value-type="string">
            <text:p>20151107-Sat-A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2]&amp;&quot; &quot;&amp;[.H52]&amp;&quot;&quot;&quot;&quot;" office:value-type="string" office:string-value="&quot;Sat-AM Grill&quot;" calcext:value-type="string">
            <text:p>"Sat-AM Grill"</text:p>
          </table:table-cell>
          <table:table-cell table:style-name="ce8" table:formula="of:=&quot;&quot;&quot;&quot;&amp;[.B52]&amp;&quot; &quot;&amp;[.H52]&amp;&quot;&quot;&quot;&quot;" office:value-type="string" office:string-value="&quot;Sat-AM Grill&quot;" calcext:value-type="string">
            <text:p>"Sat-A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2]=&quot;&quot;;&quot;&quot;;IFERROR(VLOOKUP([.I52];['name &amp; email'.$A$1:.$B$100];2;0);&quot;&quot;))">
            <text:p/>
          </table:table-cell>
          <table:table-cell/>
          <table:table-cell table:formula="of:=IF([.J52]=&quot;&quot;;&quot;&quot;;[.$L$1]&amp;&quot; &quot;&amp;[.D52]&amp;&quot; &quot;&amp;[.C52]&amp;&quot; &quot;&amp;[.B52]&amp;&quot; &quot;&amp;[.E52]&amp;&quot; &quot;&amp;[.F52]&amp;&quot; &quot;&amp;[.G52])">
            <text:p/>
          </table:table-cell>
          <table:table-cell table:formula="of:=IF([.L52]=&quot;&quot;;&quot;&quot;;[.$M$1]&amp;&quot; &quot;&amp;&quot;&quot;&quot;&quot;&amp;[.I52]&amp;&quot; &lt;&quot;&amp;[.$J52]&amp;&quot;&gt;&quot;&amp;&quot;&quot;&quot;&quot;&amp;&quot; &quot;&amp;[.F52]&amp;&quot; &quot;&amp;[.D5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5]=&quot;&quot;;&quot;&quot;;[.A5])" office:value-type="string" office:string-value="07" calcext:value-type="string">
            <text:p>07</text:p>
          </table:table-cell>
          <table:table-cell table:formula="of:=[.B5]" office:value-type="string" office:string-value="Sat-PM" calcext:value-type="string">
            <text:p>Sat-PM</text:p>
          </table:table-cell>
          <table:table-cell table:formula="of:=[.$A$1]&amp;[.A53]" office:value-type="string" office:string-value="20151107" calcext:value-type="string">
            <text:p>20151107</text:p>
          </table:table-cell>
          <table:table-cell table:formula="of:=[.C53]&amp;&quot;-&quot;&amp;[.B53]&amp;&quot;-&quot;&amp;[.H53]" office:value-type="string" office:string-value="20151107-Sat-PM-Grill" calcext:value-type="string">
            <text:p>20151107-Sat-P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3]&amp;&quot; &quot;&amp;[.H53]&amp;&quot;&quot;&quot;&quot;" office:value-type="string" office:string-value="&quot;Sat-PM Grill&quot;" calcext:value-type="string">
            <text:p>"Sat-PM Grill"</text:p>
          </table:table-cell>
          <table:table-cell table:style-name="ce8" table:formula="of:=&quot;&quot;&quot;&quot;&amp;[.B53]&amp;&quot; &quot;&amp;[.H53]&amp;&quot;&quot;&quot;&quot;" office:value-type="string" office:string-value="&quot;Sat-PM Grill&quot;" calcext:value-type="string">
            <text:p>"Sat-P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3]=&quot;&quot;;&quot;&quot;;IFERROR(VLOOKUP([.I53];['name &amp; email'.$A$1:.$B$100];2;0);&quot;&quot;))">
            <text:p/>
          </table:table-cell>
          <table:table-cell/>
          <table:table-cell table:formula="of:=IF([.J53]=&quot;&quot;;&quot;&quot;;[.$L$1]&amp;&quot; &quot;&amp;[.D53]&amp;&quot; &quot;&amp;[.C53]&amp;&quot; &quot;&amp;[.B53]&amp;&quot; &quot;&amp;[.E53]&amp;&quot; &quot;&amp;[.F53]&amp;&quot; &quot;&amp;[.G53])">
            <text:p/>
          </table:table-cell>
          <table:table-cell table:formula="of:=IF([.L53]=&quot;&quot;;&quot;&quot;;[.$M$1]&amp;&quot; &quot;&amp;&quot;&quot;&quot;&quot;&amp;[.I53]&amp;&quot; &lt;&quot;&amp;[.$J53]&amp;&quot;&gt;&quot;&amp;&quot;&quot;&quot;&quot;&amp;&quot; &quot;&amp;[.F53]&amp;&quot; &quot;&amp;[.D5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6]=&quot;&quot;;&quot;&quot;;[.A6])" office:value-type="float" office:value="11" calcext:value-type="float">
            <text:p>11</text:p>
          </table:table-cell>
          <table:table-cell table:formula="of:=[.B6]" office:value-type="string" office:string-value="Wed" calcext:value-type="string">
            <text:p>Wed</text:p>
          </table:table-cell>
          <table:table-cell table:formula="of:=[.$A$1]&amp;[.A54]" office:value-type="string" office:string-value="20151111" calcext:value-type="string">
            <text:p>20151111</text:p>
          </table:table-cell>
          <table:table-cell table:formula="of:=[.C54]&amp;&quot;-&quot;&amp;[.B54]&amp;&quot;-&quot;&amp;[.H54]" office:value-type="string" office:string-value="20151111-Wed-Grill" calcext:value-type="string">
            <text:p>20151111-Wed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4]&amp;&quot; &quot;&amp;[.H54]&amp;&quot;&quot;&quot;&quot;" office:value-type="string" office:string-value="&quot;Wed Grill&quot;" calcext:value-type="string">
            <text:p>"Wed Grill"</text:p>
          </table:table-cell>
          <table:table-cell table:style-name="ce8" table:formula="of:=&quot;&quot;&quot;&quot;&amp;[.B54]&amp;&quot; &quot;&amp;[.H54]&amp;&quot;&quot;&quot;&quot;" office:value-type="string" office:string-value="&quot;Wed Grill&quot;" calcext:value-type="string">
            <text:p>"Wed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4]=&quot;&quot;;&quot;&quot;;IFERROR(VLOOKUP([.I54];['name &amp; email'.$A$1:.$B$100];2;0);&quot;&quot;))">
            <text:p/>
          </table:table-cell>
          <table:table-cell/>
          <table:table-cell table:formula="of:=IF([.J54]=&quot;&quot;;&quot;&quot;;[.$L$1]&amp;&quot; &quot;&amp;[.D54]&amp;&quot; &quot;&amp;[.C54]&amp;&quot; &quot;&amp;[.B54]&amp;&quot; &quot;&amp;[.E54]&amp;&quot; &quot;&amp;[.F54]&amp;&quot; &quot;&amp;[.G54])">
            <text:p/>
          </table:table-cell>
          <table:table-cell table:formula="of:=IF([.L54]=&quot;&quot;;&quot;&quot;;[.$M$1]&amp;&quot; &quot;&amp;&quot;&quot;&quot;&quot;&amp;[.I54]&amp;&quot; &lt;&quot;&amp;[.$J54]&amp;&quot;&gt;&quot;&amp;&quot;&quot;&quot;&quot;&amp;&quot; &quot;&amp;[.F54]&amp;&quot; &quot;&amp;[.D5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7]=&quot;&quot;;&quot;&quot;;[.A7])" office:value-type="float" office:value="13" calcext:value-type="float">
            <text:p>13</text:p>
          </table:table-cell>
          <table:table-cell table:formula="of:=[.B7]" office:value-type="string" office:string-value="Fri" calcext:value-type="string">
            <text:p>Fri</text:p>
          </table:table-cell>
          <table:table-cell table:formula="of:=[.$A$1]&amp;[.A55]" office:value-type="string" office:string-value="20151113" calcext:value-type="string">
            <text:p>20151113</text:p>
          </table:table-cell>
          <table:table-cell table:formula="of:=[.C55]&amp;&quot;-&quot;&amp;[.B55]&amp;&quot;-&quot;&amp;[.H55]" office:value-type="string" office:string-value="20151113-Fri-Grill" calcext:value-type="string">
            <text:p>20151113-Fri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5]&amp;&quot; &quot;&amp;[.H55]&amp;&quot;&quot;&quot;&quot;" office:value-type="string" office:string-value="&quot;Fri Grill&quot;" calcext:value-type="string">
            <text:p>"Fri Grill"</text:p>
          </table:table-cell>
          <table:table-cell table:style-name="ce8" table:formula="of:=&quot;&quot;&quot;&quot;&amp;[.B55]&amp;&quot; &quot;&amp;[.H55]&amp;&quot;&quot;&quot;&quot;" office:value-type="string" office:string-value="&quot;Fri Grill&quot;" calcext:value-type="string">
            <text:p>"Fri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5]=&quot;&quot;;&quot;&quot;;IFERROR(VLOOKUP([.I55];['name &amp; email'.$A$1:.$B$100];2;0);&quot;&quot;))">
            <text:p/>
          </table:table-cell>
          <table:table-cell/>
          <table:table-cell table:formula="of:=IF([.J55]=&quot;&quot;;&quot;&quot;;[.$L$1]&amp;&quot; &quot;&amp;[.D55]&amp;&quot; &quot;&amp;[.C55]&amp;&quot; &quot;&amp;[.B55]&amp;&quot; &quot;&amp;[.E55]&amp;&quot; &quot;&amp;[.F55]&amp;&quot; &quot;&amp;[.G55])">
            <text:p/>
          </table:table-cell>
          <table:table-cell table:formula="of:=IF([.L55]=&quot;&quot;;&quot;&quot;;[.$M$1]&amp;&quot; &quot;&amp;&quot;&quot;&quot;&quot;&amp;[.I55]&amp;&quot; &lt;&quot;&amp;[.$J55]&amp;&quot;&gt;&quot;&amp;&quot;&quot;&quot;&quot;&amp;&quot; &quot;&amp;[.F55]&amp;&quot; &quot;&amp;[.D5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8]=&quot;&quot;;&quot;&quot;;[.A8])" office:value-type="float" office:value="14" calcext:value-type="float">
            <text:p>14</text:p>
          </table:table-cell>
          <table:table-cell table:formula="of:=[.B8]" office:value-type="string" office:string-value="Sat-AM" calcext:value-type="string">
            <text:p>Sat-AM</text:p>
          </table:table-cell>
          <table:table-cell table:formula="of:=[.$A$1]&amp;[.A56]" office:value-type="string" office:string-value="20151114" calcext:value-type="string">
            <text:p>20151114</text:p>
          </table:table-cell>
          <table:table-cell table:formula="of:=[.C56]&amp;&quot;-&quot;&amp;[.B56]&amp;&quot;-&quot;&amp;[.H56]" office:value-type="string" office:string-value="20151114-Sat-AM-Grill" calcext:value-type="string">
            <text:p>20151114-Sat-A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6]&amp;&quot; &quot;&amp;[.H56]&amp;&quot;&quot;&quot;&quot;" office:value-type="string" office:string-value="&quot;Sat-AM Grill&quot;" calcext:value-type="string">
            <text:p>"Sat-AM Grill"</text:p>
          </table:table-cell>
          <table:table-cell table:style-name="ce8" table:formula="of:=&quot;&quot;&quot;&quot;&amp;[.B56]&amp;&quot; &quot;&amp;[.H56]&amp;&quot;&quot;&quot;&quot;" office:value-type="string" office:string-value="&quot;Sat-AM Grill&quot;" calcext:value-type="string">
            <text:p>"Sat-A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6]=&quot;&quot;;&quot;&quot;;IFERROR(VLOOKUP([.I56];['name &amp; email'.$A$1:.$B$100];2;0);&quot;&quot;))">
            <text:p/>
          </table:table-cell>
          <table:table-cell/>
          <table:table-cell table:formula="of:=IF([.J56]=&quot;&quot;;&quot;&quot;;[.$L$1]&amp;&quot; &quot;&amp;[.D56]&amp;&quot; &quot;&amp;[.C56]&amp;&quot; &quot;&amp;[.B56]&amp;&quot; &quot;&amp;[.E56]&amp;&quot; &quot;&amp;[.F56]&amp;&quot; &quot;&amp;[.G56])">
            <text:p/>
          </table:table-cell>
          <table:table-cell table:formula="of:=IF([.L56]=&quot;&quot;;&quot;&quot;;[.$M$1]&amp;&quot; &quot;&amp;&quot;&quot;&quot;&quot;&amp;[.I56]&amp;&quot; &lt;&quot;&amp;[.$J56]&amp;&quot;&gt;&quot;&amp;&quot;&quot;&quot;&quot;&amp;&quot; &quot;&amp;[.F56]&amp;&quot; &quot;&amp;[.D5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9]=&quot;&quot;;&quot;&quot;;[.A9])" office:value-type="float" office:value="14" calcext:value-type="float">
            <text:p>14</text:p>
          </table:table-cell>
          <table:table-cell table:formula="of:=[.B9]" office:value-type="string" office:string-value="Sat-PM" calcext:value-type="string">
            <text:p>Sat-PM</text:p>
          </table:table-cell>
          <table:table-cell table:formula="of:=[.$A$1]&amp;[.A57]" office:value-type="string" office:string-value="20151114" calcext:value-type="string">
            <text:p>20151114</text:p>
          </table:table-cell>
          <table:table-cell table:formula="of:=[.C57]&amp;&quot;-&quot;&amp;[.B57]&amp;&quot;-&quot;&amp;[.H57]" office:value-type="string" office:string-value="20151114-Sat-PM-Grill" calcext:value-type="string">
            <text:p>20151114-Sat-P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7]&amp;&quot; &quot;&amp;[.H57]&amp;&quot;&quot;&quot;&quot;" office:value-type="string" office:string-value="&quot;Sat-PM Grill&quot;" calcext:value-type="string">
            <text:p>"Sat-PM Grill"</text:p>
          </table:table-cell>
          <table:table-cell table:style-name="ce8" table:formula="of:=&quot;&quot;&quot;&quot;&amp;[.B57]&amp;&quot; &quot;&amp;[.H57]&amp;&quot;&quot;&quot;&quot;" office:value-type="string" office:string-value="&quot;Sat-PM Grill&quot;" calcext:value-type="string">
            <text:p>"Sat-P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7]=&quot;&quot;;&quot;&quot;;IFERROR(VLOOKUP([.I57];['name &amp; email'.$A$1:.$B$100];2;0);&quot;&quot;))">
            <text:p/>
          </table:table-cell>
          <table:table-cell/>
          <table:table-cell table:formula="of:=IF([.J57]=&quot;&quot;;&quot;&quot;;[.$L$1]&amp;&quot; &quot;&amp;[.D57]&amp;&quot; &quot;&amp;[.C57]&amp;&quot; &quot;&amp;[.B57]&amp;&quot; &quot;&amp;[.E57]&amp;&quot; &quot;&amp;[.F57]&amp;&quot; &quot;&amp;[.G57])">
            <text:p/>
          </table:table-cell>
          <table:table-cell table:formula="of:=IF([.L57]=&quot;&quot;;&quot;&quot;;[.$M$1]&amp;&quot; &quot;&amp;&quot;&quot;&quot;&quot;&amp;[.I57]&amp;&quot; &lt;&quot;&amp;[.$J57]&amp;&quot;&gt;&quot;&amp;&quot;&quot;&quot;&quot;&amp;&quot; &quot;&amp;[.F57]&amp;&quot; &quot;&amp;[.D5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0]=&quot;&quot;;&quot;&quot;;[.A10])" office:value-type="float" office:value="18" calcext:value-type="float">
            <text:p>18</text:p>
          </table:table-cell>
          <table:table-cell table:formula="of:=[.B10]" office:value-type="string" office:string-value="Wed" calcext:value-type="string">
            <text:p>Wed</text:p>
          </table:table-cell>
          <table:table-cell table:formula="of:=[.$A$1]&amp;[.A58]" office:value-type="string" office:string-value="20151118" calcext:value-type="string">
            <text:p>20151118</text:p>
          </table:table-cell>
          <table:table-cell table:formula="of:=[.C58]&amp;&quot;-&quot;&amp;[.B58]&amp;&quot;-&quot;&amp;[.H58]" office:value-type="string" office:string-value="20151118-Wed-Grill" calcext:value-type="string">
            <text:p>20151118-Wed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8]&amp;&quot; &quot;&amp;[.H58]&amp;&quot;&quot;&quot;&quot;" office:value-type="string" office:string-value="&quot;Wed Grill&quot;" calcext:value-type="string">
            <text:p>"Wed Grill"</text:p>
          </table:table-cell>
          <table:table-cell table:style-name="ce8" table:formula="of:=&quot;&quot;&quot;&quot;&amp;[.B58]&amp;&quot; &quot;&amp;[.H58]&amp;&quot;&quot;&quot;&quot;" office:value-type="string" office:string-value="&quot;Wed Grill&quot;" calcext:value-type="string">
            <text:p>"Wed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8]=&quot;&quot;;&quot;&quot;;IFERROR(VLOOKUP([.I58];['name &amp; email'.$A$1:.$B$100];2;0);&quot;&quot;))">
            <text:p/>
          </table:table-cell>
          <table:table-cell/>
          <table:table-cell table:formula="of:=IF([.J58]=&quot;&quot;;&quot;&quot;;[.$L$1]&amp;&quot; &quot;&amp;[.D58]&amp;&quot; &quot;&amp;[.C58]&amp;&quot; &quot;&amp;[.B58]&amp;&quot; &quot;&amp;[.E58]&amp;&quot; &quot;&amp;[.F58]&amp;&quot; &quot;&amp;[.G58])">
            <text:p/>
          </table:table-cell>
          <table:table-cell table:formula="of:=IF([.L58]=&quot;&quot;;&quot;&quot;;[.$M$1]&amp;&quot; &quot;&amp;&quot;&quot;&quot;&quot;&amp;[.I58]&amp;&quot; &lt;&quot;&amp;[.$J58]&amp;&quot;&gt;&quot;&amp;&quot;&quot;&quot;&quot;&amp;&quot; &quot;&amp;[.F58]&amp;&quot; &quot;&amp;[.D5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1]=&quot;&quot;;&quot;&quot;;[.A11])" office:value-type="float" office:value="20" calcext:value-type="float">
            <text:p>20</text:p>
          </table:table-cell>
          <table:table-cell table:formula="of:=[.B11]" office:value-type="string" office:string-value="Fri" calcext:value-type="string">
            <text:p>Fri</text:p>
          </table:table-cell>
          <table:table-cell table:formula="of:=[.$A$1]&amp;[.A59]" office:value-type="string" office:string-value="20151120" calcext:value-type="string">
            <text:p>20151120</text:p>
          </table:table-cell>
          <table:table-cell table:formula="of:=[.C59]&amp;&quot;-&quot;&amp;[.B59]&amp;&quot;-&quot;&amp;[.H59]" office:value-type="string" office:string-value="20151120-Fri-Grill" calcext:value-type="string">
            <text:p>20151120-Fri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59]&amp;&quot; &quot;&amp;[.H59]&amp;&quot;&quot;&quot;&quot;" office:value-type="string" office:string-value="&quot;Fri Grill&quot;" calcext:value-type="string">
            <text:p>"Fri Grill"</text:p>
          </table:table-cell>
          <table:table-cell table:style-name="ce8" table:formula="of:=&quot;&quot;&quot;&quot;&amp;[.B59]&amp;&quot; &quot;&amp;[.H59]&amp;&quot;&quot;&quot;&quot;" office:value-type="string" office:string-value="&quot;Fri Grill&quot;" calcext:value-type="string">
            <text:p>"Fri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59]=&quot;&quot;;&quot;&quot;;IFERROR(VLOOKUP([.I59];['name &amp; email'.$A$1:.$B$100];2;0);&quot;&quot;))">
            <text:p/>
          </table:table-cell>
          <table:table-cell/>
          <table:table-cell table:formula="of:=IF([.J59]=&quot;&quot;;&quot;&quot;;[.$L$1]&amp;&quot; &quot;&amp;[.D59]&amp;&quot; &quot;&amp;[.C59]&amp;&quot; &quot;&amp;[.B59]&amp;&quot; &quot;&amp;[.E59]&amp;&quot; &quot;&amp;[.F59]&amp;&quot; &quot;&amp;[.G59])">
            <text:p/>
          </table:table-cell>
          <table:table-cell table:formula="of:=IF([.L59]=&quot;&quot;;&quot;&quot;;[.$M$1]&amp;&quot; &quot;&amp;&quot;&quot;&quot;&quot;&amp;[.I59]&amp;&quot; &lt;&quot;&amp;[.$J59]&amp;&quot;&gt;&quot;&amp;&quot;&quot;&quot;&quot;&amp;&quot; &quot;&amp;[.F59]&amp;&quot; &quot;&amp;[.D5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2]=&quot;&quot;;&quot;&quot;;[.A12])" office:value-type="float" office:value="21" calcext:value-type="float">
            <text:p>21</text:p>
          </table:table-cell>
          <table:table-cell table:formula="of:=[.B12]" office:value-type="string" office:string-value="Sat-AM" calcext:value-type="string">
            <text:p>Sat-AM</text:p>
          </table:table-cell>
          <table:table-cell table:formula="of:=[.$A$1]&amp;[.A60]" office:value-type="string" office:string-value="20151121" calcext:value-type="string">
            <text:p>20151121</text:p>
          </table:table-cell>
          <table:table-cell table:formula="of:=[.C60]&amp;&quot;-&quot;&amp;[.B60]&amp;&quot;-&quot;&amp;[.H60]" office:value-type="string" office:string-value="20151121-Sat-AM-Grill" calcext:value-type="string">
            <text:p>20151121-Sat-A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60]&amp;&quot; &quot;&amp;[.H60]&amp;&quot;&quot;&quot;&quot;" office:value-type="string" office:string-value="&quot;Sat-AM Grill&quot;" calcext:value-type="string">
            <text:p>"Sat-AM Grill"</text:p>
          </table:table-cell>
          <table:table-cell table:style-name="ce8" table:formula="of:=&quot;&quot;&quot;&quot;&amp;[.B60]&amp;&quot; &quot;&amp;[.H60]&amp;&quot;&quot;&quot;&quot;" office:value-type="string" office:string-value="&quot;Sat-AM Grill&quot;" calcext:value-type="string">
            <text:p>"Sat-A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60]=&quot;&quot;;&quot;&quot;;IFERROR(VLOOKUP([.I60];['name &amp; email'.$A$1:.$B$100];2;0);&quot;&quot;))">
            <text:p/>
          </table:table-cell>
          <table:table-cell/>
          <table:table-cell table:formula="of:=IF([.J60]=&quot;&quot;;&quot;&quot;;[.$L$1]&amp;&quot; &quot;&amp;[.D60]&amp;&quot; &quot;&amp;[.C60]&amp;&quot; &quot;&amp;[.B60]&amp;&quot; &quot;&amp;[.E60]&amp;&quot; &quot;&amp;[.F60]&amp;&quot; &quot;&amp;[.G60])">
            <text:p/>
          </table:table-cell>
          <table:table-cell table:formula="of:=IF([.L60]=&quot;&quot;;&quot;&quot;;[.$M$1]&amp;&quot; &quot;&amp;&quot;&quot;&quot;&quot;&amp;[.I60]&amp;&quot; &lt;&quot;&amp;[.$J60]&amp;&quot;&gt;&quot;&amp;&quot;&quot;&quot;&quot;&amp;&quot; &quot;&amp;[.F60]&amp;&quot; &quot;&amp;[.D6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3]=&quot;&quot;;&quot;&quot;;[.A13])" office:value-type="float" office:value="21" calcext:value-type="float">
            <text:p>21</text:p>
          </table:table-cell>
          <table:table-cell table:formula="of:=[.B13]" office:value-type="string" office:string-value="Sat-PM" calcext:value-type="string">
            <text:p>Sat-PM</text:p>
          </table:table-cell>
          <table:table-cell table:formula="of:=[.$A$1]&amp;[.A61]" office:value-type="string" office:string-value="20151121" calcext:value-type="string">
            <text:p>20151121</text:p>
          </table:table-cell>
          <table:table-cell table:formula="of:=[.C61]&amp;&quot;-&quot;&amp;[.B61]&amp;&quot;-&quot;&amp;[.H61]" office:value-type="string" office:string-value="20151121-Sat-PM-Grill" calcext:value-type="string">
            <text:p>20151121-Sat-P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61]&amp;&quot; &quot;&amp;[.H61]&amp;&quot;&quot;&quot;&quot;" office:value-type="string" office:string-value="&quot;Sat-PM Grill&quot;" calcext:value-type="string">
            <text:p>"Sat-PM Grill"</text:p>
          </table:table-cell>
          <table:table-cell table:style-name="ce8" table:formula="of:=&quot;&quot;&quot;&quot;&amp;[.B61]&amp;&quot; &quot;&amp;[.H61]&amp;&quot;&quot;&quot;&quot;" office:value-type="string" office:string-value="&quot;Sat-PM Grill&quot;" calcext:value-type="string">
            <text:p>"Sat-P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61]=&quot;&quot;;&quot;&quot;;IFERROR(VLOOKUP([.I61];['name &amp; email'.$A$1:.$B$100];2;0);&quot;&quot;))">
            <text:p/>
          </table:table-cell>
          <table:table-cell/>
          <table:table-cell table:formula="of:=IF([.J61]=&quot;&quot;;&quot;&quot;;[.$L$1]&amp;&quot; &quot;&amp;[.D61]&amp;&quot; &quot;&amp;[.C61]&amp;&quot; &quot;&amp;[.B61]&amp;&quot; &quot;&amp;[.E61]&amp;&quot; &quot;&amp;[.F61]&amp;&quot; &quot;&amp;[.G61])">
            <text:p/>
          </table:table-cell>
          <table:table-cell table:formula="of:=IF([.L61]=&quot;&quot;;&quot;&quot;;[.$M$1]&amp;&quot; &quot;&amp;&quot;&quot;&quot;&quot;&amp;[.I61]&amp;&quot; &lt;&quot;&amp;[.$J61]&amp;&quot;&gt;&quot;&amp;&quot;&quot;&quot;&quot;&amp;&quot; &quot;&amp;[.F61]&amp;&quot; &quot;&amp;[.D6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4]=&quot;&quot;;&quot;&quot;;[.A14])" office:value-type="float" office:value="25" calcext:value-type="float">
            <text:p>25</text:p>
          </table:table-cell>
          <table:table-cell table:formula="of:=[.B14]" office:value-type="string" office:string-value="Wed" calcext:value-type="string">
            <text:p>Wed</text:p>
          </table:table-cell>
          <table:table-cell table:formula="of:=[.$A$1]&amp;[.A62]" office:value-type="string" office:string-value="20151125" calcext:value-type="string">
            <text:p>20151125</text:p>
          </table:table-cell>
          <table:table-cell table:formula="of:=[.C62]&amp;&quot;-&quot;&amp;[.B62]&amp;&quot;-&quot;&amp;[.H62]" office:value-type="string" office:string-value="20151125-Wed-Grill" calcext:value-type="string">
            <text:p>20151125-Wed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62]&amp;&quot; &quot;&amp;[.H62]&amp;&quot;&quot;&quot;&quot;" office:value-type="string" office:string-value="&quot;Wed Grill&quot;" calcext:value-type="string">
            <text:p>"Wed Grill"</text:p>
          </table:table-cell>
          <table:table-cell table:style-name="ce8" table:formula="of:=&quot;&quot;&quot;&quot;&amp;[.B62]&amp;&quot; &quot;&amp;[.H62]&amp;&quot;&quot;&quot;&quot;" office:value-type="string" office:string-value="&quot;Wed Grill&quot;" calcext:value-type="string">
            <text:p>"Wed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62]=&quot;&quot;;&quot;&quot;;IFERROR(VLOOKUP([.I62];['name &amp; email'.$A$1:.$B$100];2;0);&quot;&quot;))">
            <text:p/>
          </table:table-cell>
          <table:table-cell/>
          <table:table-cell table:formula="of:=IF([.J62]=&quot;&quot;;&quot;&quot;;[.$L$1]&amp;&quot; &quot;&amp;[.D62]&amp;&quot; &quot;&amp;[.C62]&amp;&quot; &quot;&amp;[.B62]&amp;&quot; &quot;&amp;[.E62]&amp;&quot; &quot;&amp;[.F62]&amp;&quot; &quot;&amp;[.G62])">
            <text:p/>
          </table:table-cell>
          <table:table-cell table:formula="of:=IF([.L62]=&quot;&quot;;&quot;&quot;;[.$M$1]&amp;&quot; &quot;&amp;&quot;&quot;&quot;&quot;&amp;[.I62]&amp;&quot; &lt;&quot;&amp;[.$J62]&amp;&quot;&gt;&quot;&amp;&quot;&quot;&quot;&quot;&amp;&quot; &quot;&amp;[.F62]&amp;&quot; &quot;&amp;[.D6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5]=&quot;&quot;;&quot;&quot;;[.A15])" office:value-type="float" office:value="27" calcext:value-type="float">
            <text:p>27</text:p>
          </table:table-cell>
          <table:table-cell table:formula="of:=[.B15]" office:value-type="string" office:string-value="Fri" calcext:value-type="string">
            <text:p>Fri</text:p>
          </table:table-cell>
          <table:table-cell table:formula="of:=[.$A$1]&amp;[.A63]" office:value-type="string" office:string-value="20151127" calcext:value-type="string">
            <text:p>20151127</text:p>
          </table:table-cell>
          <table:table-cell table:formula="of:=[.C63]&amp;&quot;-&quot;&amp;[.B63]&amp;&quot;-&quot;&amp;[.H63]" office:value-type="string" office:string-value="20151127-Fri-Grill" calcext:value-type="string">
            <text:p>20151127-Fri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63]&amp;&quot; &quot;&amp;[.H63]&amp;&quot;&quot;&quot;&quot;" office:value-type="string" office:string-value="&quot;Fri Grill&quot;" calcext:value-type="string">
            <text:p>"Fri Grill"</text:p>
          </table:table-cell>
          <table:table-cell table:style-name="ce8" table:formula="of:=&quot;&quot;&quot;&quot;&amp;[.B63]&amp;&quot; &quot;&amp;[.H63]&amp;&quot;&quot;&quot;&quot;" office:value-type="string" office:string-value="&quot;Fri Grill&quot;" calcext:value-type="string">
            <text:p>"Fri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63]=&quot;&quot;;&quot;&quot;;IFERROR(VLOOKUP([.I63];['name &amp; email'.$A$1:.$B$100];2;0);&quot;&quot;))">
            <text:p/>
          </table:table-cell>
          <table:table-cell/>
          <table:table-cell table:formula="of:=IF([.J63]=&quot;&quot;;&quot;&quot;;[.$L$1]&amp;&quot; &quot;&amp;[.D63]&amp;&quot; &quot;&amp;[.C63]&amp;&quot; &quot;&amp;[.B63]&amp;&quot; &quot;&amp;[.E63]&amp;&quot; &quot;&amp;[.F63]&amp;&quot; &quot;&amp;[.G63])">
            <text:p/>
          </table:table-cell>
          <table:table-cell table:formula="of:=IF([.L63]=&quot;&quot;;&quot;&quot;;[.$M$1]&amp;&quot; &quot;&amp;&quot;&quot;&quot;&quot;&amp;[.I63]&amp;&quot; &lt;&quot;&amp;[.$J63]&amp;&quot;&gt;&quot;&amp;&quot;&quot;&quot;&quot;&amp;&quot; &quot;&amp;[.F63]&amp;&quot; &quot;&amp;[.D6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6]=&quot;&quot;;&quot;&quot;;[.A16])" office:value-type="float" office:value="28" calcext:value-type="float">
            <text:p>28</text:p>
          </table:table-cell>
          <table:table-cell table:formula="of:=[.B16]" office:value-type="string" office:string-value="Sat-AM" calcext:value-type="string">
            <text:p>Sat-AM</text:p>
          </table:table-cell>
          <table:table-cell table:formula="of:=[.$A$1]&amp;[.A64]" office:value-type="string" office:string-value="20151128" calcext:value-type="string">
            <text:p>20151128</text:p>
          </table:table-cell>
          <table:table-cell table:formula="of:=[.C64]&amp;&quot;-&quot;&amp;[.B64]&amp;&quot;-&quot;&amp;[.H64]" office:value-type="string" office:string-value="20151128-Sat-AM-Grill" calcext:value-type="string">
            <text:p>20151128-Sat-A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64]&amp;&quot; &quot;&amp;[.H64]&amp;&quot;&quot;&quot;&quot;" office:value-type="string" office:string-value="&quot;Sat-AM Grill&quot;" calcext:value-type="string">
            <text:p>"Sat-AM Grill"</text:p>
          </table:table-cell>
          <table:table-cell table:style-name="ce8" table:formula="of:=&quot;&quot;&quot;&quot;&amp;[.B64]&amp;&quot; &quot;&amp;[.H64]&amp;&quot;&quot;&quot;&quot;" office:value-type="string" office:string-value="&quot;Sat-AM Grill&quot;" calcext:value-type="string">
            <text:p>"Sat-A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64]=&quot;&quot;;&quot;&quot;;IFERROR(VLOOKUP([.I64];['name &amp; email'.$A$1:.$B$100];2;0);&quot;&quot;))">
            <text:p/>
          </table:table-cell>
          <table:table-cell/>
          <table:table-cell table:formula="of:=IF([.J64]=&quot;&quot;;&quot;&quot;;[.$L$1]&amp;&quot; &quot;&amp;[.D64]&amp;&quot; &quot;&amp;[.C64]&amp;&quot; &quot;&amp;[.B64]&amp;&quot; &quot;&amp;[.E64]&amp;&quot; &quot;&amp;[.F64]&amp;&quot; &quot;&amp;[.G64])">
            <text:p/>
          </table:table-cell>
          <table:table-cell table:formula="of:=IF([.L64]=&quot;&quot;;&quot;&quot;;[.$M$1]&amp;&quot; &quot;&amp;&quot;&quot;&quot;&quot;&amp;[.I64]&amp;&quot; &lt;&quot;&amp;[.$J64]&amp;&quot;&gt;&quot;&amp;&quot;&quot;&quot;&quot;&amp;&quot; &quot;&amp;[.F64]&amp;&quot; &quot;&amp;[.D6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7]=&quot;&quot;;&quot;&quot;;[.A17])" office:value-type="float" office:value="28" calcext:value-type="float">
            <text:p>28</text:p>
          </table:table-cell>
          <table:table-cell table:formula="of:=[.B17]" office:value-type="string" office:string-value="Sat-PM" calcext:value-type="string">
            <text:p>Sat-PM</text:p>
          </table:table-cell>
          <table:table-cell table:formula="of:=[.$A$1]&amp;[.A65]" office:value-type="string" office:string-value="20151128" calcext:value-type="string">
            <text:p>20151128</text:p>
          </table:table-cell>
          <table:table-cell table:formula="of:=[.C65]&amp;&quot;-&quot;&amp;[.B65]&amp;&quot;-&quot;&amp;[.H65]" office:value-type="string" office:string-value="20151128-Sat-PM-Grill" calcext:value-type="string">
            <text:p>20151128-Sat-PM-Grill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65]&amp;&quot; &quot;&amp;[.H65]&amp;&quot;&quot;&quot;&quot;" office:value-type="string" office:string-value="&quot;Sat-PM Grill&quot;" calcext:value-type="string">
            <text:p>"Sat-PM Grill"</text:p>
          </table:table-cell>
          <table:table-cell table:style-name="ce8" table:formula="of:=&quot;&quot;&quot;&quot;&amp;[.B65]&amp;&quot; &quot;&amp;[.H65]&amp;&quot;&quot;&quot;&quot;" office:value-type="string" office:string-value="&quot;Sat-PM Grill&quot;" calcext:value-type="string">
            <text:p>"Sat-PM Grill"</text:p>
          </table:table-cell>
          <table:table-cell table:formula="of:=[.$H$50]" office:value-type="string" office:string-value="Grill" calcext:value-type="string">
            <text:p>Grill</text:p>
          </table:table-cell>
          <table:table-cell/>
          <table:table-cell table:formula="of:=IF([.I65]=&quot;&quot;;&quot;&quot;;IFERROR(VLOOKUP([.I65];['name &amp; email'.$A$1:.$B$100];2;0);&quot;&quot;))">
            <text:p/>
          </table:table-cell>
          <table:table-cell/>
          <table:table-cell table:formula="of:=IF([.J65]=&quot;&quot;;&quot;&quot;;[.$L$1]&amp;&quot; &quot;&amp;[.D65]&amp;&quot; &quot;&amp;[.C65]&amp;&quot; &quot;&amp;[.B65]&amp;&quot; &quot;&amp;[.E65]&amp;&quot; &quot;&amp;[.F65]&amp;&quot; &quot;&amp;[.G65])">
            <text:p/>
          </table:table-cell>
          <table:table-cell table:formula="of:=IF([.L65]=&quot;&quot;;&quot;&quot;;[.$M$1]&amp;&quot; &quot;&amp;&quot;&quot;&quot;&quot;&amp;[.I65]&amp;&quot; &lt;&quot;&amp;[.$J65]&amp;&quot;&gt;&quot;&amp;&quot;&quot;&quot;&quot;&amp;&quot; &quot;&amp;[.F65]&amp;&quot; &quot;&amp;[.D6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8]=&quot;&quot;;&quot;&quot;;[.A18])" office:value-type="string" office:string-value="01" calcext:value-type="string">
            <text:p>01</text:p>
          </table:table-cell>
          <table:table-cell table:number-columns-repeated="8"/>
          <table:table-cell table:formula="of:=IF([.I66]=&quot;&quot;;&quot;&quot;;IFERROR(VLOOKUP([.I66];['name &amp; email'.$A$1:.$B$100];2;0);&quot;&quot;))">
            <text:p/>
          </table:table-cell>
          <table:table-cell/>
          <table:table-cell table:formula="of:=IF([.J66]=&quot;&quot;;&quot;&quot;;[.$L$1]&amp;&quot; &quot;&amp;[.D66]&amp;&quot; &quot;&amp;[.C66]&amp;&quot; &quot;&amp;[.B66]&amp;&quot; &quot;&amp;[.E66]&amp;&quot; &quot;&amp;[.F66]&amp;&quot; &quot;&amp;[.G66])">
            <text:p/>
          </table:table-cell>
          <table:table-cell table:formula="of:=IF([.L66]=&quot;&quot;;&quot;&quot;;[.$M$1]&amp;&quot; &quot;&amp;&quot;&quot;&quot;&quot;&amp;[.I66]&amp;&quot; &lt;&quot;&amp;[.$J66]&amp;&quot;&gt;&quot;&amp;&quot;&quot;&quot;&quot;&amp;&quot; &quot;&amp;[.F66]&amp;&quot; &quot;&amp;[.D6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9]=&quot;&quot;;&quot;&quot;;[.A19])" office:value-type="string" office:string-value="02" calcext:value-type="string">
            <text:p>02</text:p>
          </table:table-cell>
          <table:table-cell table:number-columns-repeated="8"/>
          <table:table-cell table:formula="of:=IF([.I67]=&quot;&quot;;&quot;&quot;;IFERROR(VLOOKUP([.I67];['name &amp; email'.$A$1:.$B$100];2;0);&quot;&quot;))">
            <text:p/>
          </table:table-cell>
          <table:table-cell/>
          <table:table-cell table:formula="of:=IF([.J67]=&quot;&quot;;&quot;&quot;;[.$L$1]&amp;&quot; &quot;&amp;[.D67]&amp;&quot; &quot;&amp;[.C67]&amp;&quot; &quot;&amp;[.B67]&amp;&quot; &quot;&amp;[.E67]&amp;&quot; &quot;&amp;[.F67]&amp;&quot; &quot;&amp;[.G67])">
            <text:p/>
          </table:table-cell>
          <table:table-cell table:formula="of:=IF([.L67]=&quot;&quot;;&quot;&quot;;[.$M$1]&amp;&quot; &quot;&amp;&quot;&quot;&quot;&quot;&amp;[.I67]&amp;&quot; &lt;&quot;&amp;[.$J67]&amp;&quot;&gt;&quot;&amp;&quot;&quot;&quot;&quot;&amp;&quot; &quot;&amp;[.F67]&amp;&quot; &quot;&amp;[.D6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0]=&quot;&quot;;&quot;&quot;;[.A20])" office:value-type="string" office:string-value="03" calcext:value-type="string">
            <text:p>03</text:p>
          </table:table-cell>
          <table:table-cell table:number-columns-repeated="8"/>
          <table:table-cell table:formula="of:=IF([.I68]=&quot;&quot;;&quot;&quot;;IFERROR(VLOOKUP([.I68];['name &amp; email'.$A$1:.$B$100];2;0);&quot;&quot;))">
            <text:p/>
          </table:table-cell>
          <table:table-cell/>
          <table:table-cell table:formula="of:=IF([.J68]=&quot;&quot;;&quot;&quot;;[.$L$1]&amp;&quot; &quot;&amp;[.D68]&amp;&quot; &quot;&amp;[.C68]&amp;&quot; &quot;&amp;[.B68]&amp;&quot; &quot;&amp;[.E68]&amp;&quot; &quot;&amp;[.F68]&amp;&quot; &quot;&amp;[.G68])">
            <text:p/>
          </table:table-cell>
          <table:table-cell table:formula="of:=IF([.L68]=&quot;&quot;;&quot;&quot;;[.$M$1]&amp;&quot; &quot;&amp;&quot;&quot;&quot;&quot;&amp;[.I68]&amp;&quot; &lt;&quot;&amp;[.$J68]&amp;&quot;&gt;&quot;&amp;&quot;&quot;&quot;&quot;&amp;&quot; &quot;&amp;[.F68]&amp;&quot; &quot;&amp;[.D6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1]=&quot;&quot;;&quot;&quot;;[.A21])" office:value-type="string" office:string-value="04" calcext:value-type="string">
            <text:p>04</text:p>
          </table:table-cell>
          <table:table-cell table:number-columns-repeated="8"/>
          <table:table-cell table:formula="of:=IF([.I69]=&quot;&quot;;&quot;&quot;;IFERROR(VLOOKUP([.I69];['name &amp; email'.$A$1:.$B$100];2;0);&quot;&quot;))">
            <text:p/>
          </table:table-cell>
          <table:table-cell/>
          <table:table-cell table:formula="of:=IF([.J69]=&quot;&quot;;&quot;&quot;;[.$L$1]&amp;&quot; &quot;&amp;[.D69]&amp;&quot; &quot;&amp;[.C69]&amp;&quot; &quot;&amp;[.B69]&amp;&quot; &quot;&amp;[.E69]&amp;&quot; &quot;&amp;[.F69]&amp;&quot; &quot;&amp;[.G69])">
            <text:p/>
          </table:table-cell>
          <table:table-cell table:formula="of:=IF([.L69]=&quot;&quot;;&quot;&quot;;[.$M$1]&amp;&quot; &quot;&amp;&quot;&quot;&quot;&quot;&amp;[.I69]&amp;&quot; &lt;&quot;&amp;[.$J69]&amp;&quot;&gt;&quot;&amp;&quot;&quot;&quot;&quot;&amp;&quot; &quot;&amp;[.F69]&amp;&quot; &quot;&amp;[.D6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2]=&quot;&quot;;&quot;&quot;;[.A22])" office:value-type="string" office:string-value="05" calcext:value-type="string">
            <text:p>05</text:p>
          </table:table-cell>
          <table:table-cell table:number-columns-repeated="8"/>
          <table:table-cell table:formula="of:=IF([.I70]=&quot;&quot;;&quot;&quot;;IFERROR(VLOOKUP([.I70];['name &amp; email'.$A$1:.$B$100];2;0);&quot;&quot;))">
            <text:p/>
          </table:table-cell>
          <table:table-cell/>
          <table:table-cell table:formula="of:=IF([.J70]=&quot;&quot;;&quot;&quot;;[.$L$1]&amp;&quot; &quot;&amp;[.D70]&amp;&quot; &quot;&amp;[.C70]&amp;&quot; &quot;&amp;[.B70]&amp;&quot; &quot;&amp;[.E70]&amp;&quot; &quot;&amp;[.F70]&amp;&quot; &quot;&amp;[.G70])">
            <text:p/>
          </table:table-cell>
          <table:table-cell table:formula="of:=IF([.L70]=&quot;&quot;;&quot;&quot;;[.$M$1]&amp;&quot; &quot;&amp;&quot;&quot;&quot;&quot;&amp;[.I70]&amp;&quot; &lt;&quot;&amp;[.$J70]&amp;&quot;&gt;&quot;&amp;&quot;&quot;&quot;&quot;&amp;&quot; &quot;&amp;[.F70]&amp;&quot; &quot;&amp;[.D7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3]=&quot;&quot;;&quot;&quot;;[.A23])" office:value-type="string" office:string-value="06" calcext:value-type="string">
            <text:p>06</text:p>
          </table:table-cell>
          <table:table-cell table:number-columns-repeated="8"/>
          <table:table-cell table:formula="of:=IF([.I71]=&quot;&quot;;&quot;&quot;;IFERROR(VLOOKUP([.I71];['name &amp; email'.$A$1:.$B$100];2;0);&quot;&quot;))">
            <text:p/>
          </table:table-cell>
          <table:table-cell/>
          <table:table-cell table:formula="of:=IF([.J71]=&quot;&quot;;&quot;&quot;;[.$L$1]&amp;&quot; &quot;&amp;[.D71]&amp;&quot; &quot;&amp;[.C71]&amp;&quot; &quot;&amp;[.B71]&amp;&quot; &quot;&amp;[.E71]&amp;&quot; &quot;&amp;[.F71]&amp;&quot; &quot;&amp;[.G71])">
            <text:p/>
          </table:table-cell>
          <table:table-cell table:formula="of:=IF([.L71]=&quot;&quot;;&quot;&quot;;[.$M$1]&amp;&quot; &quot;&amp;&quot;&quot;&quot;&quot;&amp;[.I71]&amp;&quot; &lt;&quot;&amp;[.$J71]&amp;&quot;&gt;&quot;&amp;&quot;&quot;&quot;&quot;&amp;&quot; &quot;&amp;[.F71]&amp;&quot; &quot;&amp;[.D7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4]=&quot;&quot;;&quot;&quot;;[.A24])">
            <text:p/>
          </table:table-cell>
          <table:table-cell table:number-columns-repeated="8"/>
          <table:table-cell table:formula="of:=IF([.I72]=&quot;&quot;;&quot;&quot;;IFERROR(VLOOKUP([.I72];['name &amp; email'.$A$1:.$B$100];2;0);&quot;&quot;))">
            <text:p/>
          </table:table-cell>
          <table:table-cell/>
          <table:table-cell table:formula="of:=IF([.J72]=&quot;&quot;;&quot;&quot;;[.$L$1]&amp;&quot; &quot;&amp;[.D72]&amp;&quot; &quot;&amp;[.C72]&amp;&quot; &quot;&amp;[.B72]&amp;&quot; &quot;&amp;[.E72]&amp;&quot; &quot;&amp;[.F72]&amp;&quot; &quot;&amp;[.G72])">
            <text:p/>
          </table:table-cell>
          <table:table-cell table:formula="of:=IF([.L72]=&quot;&quot;;&quot;&quot;;[.$M$1]&amp;&quot; &quot;&amp;&quot;&quot;&quot;&quot;&amp;[.I72]&amp;&quot; &lt;&quot;&amp;[.$J72]&amp;&quot;&gt;&quot;&amp;&quot;&quot;&quot;&quot;&amp;&quot; &quot;&amp;[.F72]&amp;&quot; &quot;&amp;[.D72]&amp;&quot;.ics&quot;)">
            <text:p/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8"/>
          <table:table-cell table:formula="of:=IF([.I73]=&quot;&quot;;&quot;&quot;;IFERROR(VLOOKUP([.I73];['name &amp; email'.$A$1:.$B$100];2;0);&quot;&quot;))">
            <text:p/>
          </table:table-cell>
          <table:table-cell/>
          <table:table-cell table:formula="of:=IF([.J73]=&quot;&quot;;&quot;&quot;;[.$L$1]&amp;&quot; &quot;&amp;[.D73]&amp;&quot; &quot;&amp;[.C73]&amp;&quot; &quot;&amp;[.B73]&amp;&quot; &quot;&amp;[.E73]&amp;&quot; &quot;&amp;[.F73]&amp;&quot; &quot;&amp;[.G73])">
            <text:p/>
          </table:table-cell>
          <table:table-cell table:formula="of:=IF([.L73]=&quot;&quot;;&quot;&quot;;[.$M$1]&amp;&quot; &quot;&amp;&quot;&quot;&quot;&quot;&amp;[.I73]&amp;&quot; &lt;&quot;&amp;[.$J73]&amp;&quot;&gt;&quot;&amp;&quot;&quot;&quot;&quot;&amp;&quot; &quot;&amp;[.F73]&amp;&quot; &quot;&amp;[.D73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74]=&quot;&quot;;&quot;&quot;;IFERROR(VLOOKUP([.I74];['name &amp; email'.$A$1:.$B$100];2;0);&quot;&quot;))">
            <text:p/>
          </table:table-cell>
          <table:table-cell/>
          <table:table-cell table:formula="of:=IF([.J74]=&quot;&quot;;&quot;&quot;;[.$L$1]&amp;&quot; &quot;&amp;[.D74]&amp;&quot; &quot;&amp;[.C74]&amp;&quot; &quot;&amp;[.B74]&amp;&quot; &quot;&amp;[.E74]&amp;&quot; &quot;&amp;[.F74]&amp;&quot; &quot;&amp;[.G74])">
            <text:p/>
          </table:table-cell>
          <table:table-cell table:formula="of:=IF([.L74]=&quot;&quot;;&quot;&quot;;[.$M$1]&amp;&quot; &quot;&amp;&quot;&quot;&quot;&quot;&amp;[.I74]&amp;&quot; &lt;&quot;&amp;[.$J74]&amp;&quot;&gt;&quot;&amp;&quot;&quot;&quot;&quot;&amp;&quot; &quot;&amp;[.F74]&amp;&quot; &quot;&amp;[.D7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]=&quot;&quot;;&quot;&quot;;[.A2])" office:value-type="string" office:string-value="04" calcext:value-type="string">
            <text:p>04</text:p>
          </table:table-cell>
          <table:table-cell table:formula="of:=[.B2]" office:value-type="string" office:string-value="Wed" calcext:value-type="string">
            <text:p>Wed</text:p>
          </table:table-cell>
          <table:table-cell table:formula="of:=[.$A$1]&amp;[.A75]" office:value-type="string" office:string-value="20151104" calcext:value-type="string">
            <text:p>20151104</text:p>
          </table:table-cell>
          <table:table-cell table:formula="of:=[.C75]&amp;&quot;-&quot;&amp;[.B75]&amp;&quot;-&quot;&amp;[.H75]" office:value-type="string" office:string-value="20151104-Wed-Floor" calcext:value-type="string">
            <text:p>20151104-Wed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75]&amp;&quot; &quot;&amp;[.H75]&amp;&quot;&quot;&quot;&quot;" office:value-type="string" office:string-value="&quot;Wed Floor&quot;" calcext:value-type="string">
            <text:p>"Wed Floor"</text:p>
          </table:table-cell>
          <table:table-cell table:style-name="ce8" table:formula="of:=&quot;&quot;&quot;&quot;&amp;[.B75]&amp;&quot; &quot;&amp;[.H75]&amp;&quot;&quot;&quot;&quot;" office:value-type="string" office:string-value="&quot;Wed Floor&quot;" calcext:value-type="string">
            <text:p>"Wed Floor"</text:p>
          </table:table-cell>
          <table:table-cell table:style-name="ce6" office:value-type="string" calcext:value-type="string">
            <text:p>Floor</text:p>
          </table:table-cell>
          <table:table-cell/>
          <table:table-cell table:formula="of:=IF([.I75]=&quot;&quot;;&quot;&quot;;IFERROR(VLOOKUP([.I75];['name &amp; email'.$A$1:.$B$100];2;0);&quot;&quot;))">
            <text:p/>
          </table:table-cell>
          <table:table-cell/>
          <table:table-cell table:formula="of:=IF([.J75]=&quot;&quot;;&quot;&quot;;[.$L$1]&amp;&quot; &quot;&amp;[.D75]&amp;&quot; &quot;&amp;[.C75]&amp;&quot; &quot;&amp;[.B75]&amp;&quot; &quot;&amp;[.E75]&amp;&quot; &quot;&amp;[.F75]&amp;&quot; &quot;&amp;[.G75])">
            <text:p/>
          </table:table-cell>
          <table:table-cell table:formula="of:=IF([.L75]=&quot;&quot;;&quot;&quot;;[.$M$1]&amp;&quot; &quot;&amp;&quot;&quot;&quot;&quot;&amp;[.I75]&amp;&quot; &lt;&quot;&amp;[.$J75]&amp;&quot;&gt;&quot;&amp;&quot;&quot;&quot;&quot;&amp;&quot; &quot;&amp;[.F75]&amp;&quot; &quot;&amp;[.D7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3]=&quot;&quot;;&quot;&quot;;[.A3])" office:value-type="string" office:string-value="06" calcext:value-type="string">
            <text:p>06</text:p>
          </table:table-cell>
          <table:table-cell table:formula="of:=[.B3]" office:value-type="string" office:string-value="Fri" calcext:value-type="string">
            <text:p>Fri</text:p>
          </table:table-cell>
          <table:table-cell table:formula="of:=[.$A$1]&amp;[.A76]" office:value-type="string" office:string-value="20151106" calcext:value-type="string">
            <text:p>20151106</text:p>
          </table:table-cell>
          <table:table-cell table:formula="of:=[.C76]&amp;&quot;-&quot;&amp;[.B76]&amp;&quot;-&quot;&amp;[.H76]" office:value-type="string" office:string-value="20151106-Fri-Floor" calcext:value-type="string">
            <text:p>20151106-Fri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76]&amp;&quot; &quot;&amp;[.H76]&amp;&quot;&quot;&quot;&quot;" office:value-type="string" office:string-value="&quot;Fri Floor&quot;" calcext:value-type="string">
            <text:p>"Fri Floor"</text:p>
          </table:table-cell>
          <table:table-cell table:style-name="ce8" table:formula="of:=&quot;&quot;&quot;&quot;&amp;[.B76]&amp;&quot; &quot;&amp;[.H76]&amp;&quot;&quot;&quot;&quot;" office:value-type="string" office:string-value="&quot;Fri Floor&quot;" calcext:value-type="string">
            <text:p>"Fri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76]=&quot;&quot;;&quot;&quot;;IFERROR(VLOOKUP([.I76];['name &amp; email'.$A$1:.$B$100];2;0);&quot;&quot;))">
            <text:p/>
          </table:table-cell>
          <table:table-cell/>
          <table:table-cell table:formula="of:=IF([.J76]=&quot;&quot;;&quot;&quot;;[.$L$1]&amp;&quot; &quot;&amp;[.D76]&amp;&quot; &quot;&amp;[.C76]&amp;&quot; &quot;&amp;[.B76]&amp;&quot; &quot;&amp;[.E76]&amp;&quot; &quot;&amp;[.F76]&amp;&quot; &quot;&amp;[.G76])">
            <text:p/>
          </table:table-cell>
          <table:table-cell table:formula="of:=IF([.L76]=&quot;&quot;;&quot;&quot;;[.$M$1]&amp;&quot; &quot;&amp;&quot;&quot;&quot;&quot;&amp;[.I76]&amp;&quot; &lt;&quot;&amp;[.$J76]&amp;&quot;&gt;&quot;&amp;&quot;&quot;&quot;&quot;&amp;&quot; &quot;&amp;[.F76]&amp;&quot; &quot;&amp;[.D7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4]=&quot;&quot;;&quot;&quot;;[.A4])" office:value-type="string" office:string-value="07" calcext:value-type="string">
            <text:p>07</text:p>
          </table:table-cell>
          <table:table-cell table:formula="of:=[.B4]" office:value-type="string" office:string-value="Sat-AM" calcext:value-type="string">
            <text:p>Sat-AM</text:p>
          </table:table-cell>
          <table:table-cell table:formula="of:=[.$A$1]&amp;[.A77]" office:value-type="string" office:string-value="20151107" calcext:value-type="string">
            <text:p>20151107</text:p>
          </table:table-cell>
          <table:table-cell table:formula="of:=[.C77]&amp;&quot;-&quot;&amp;[.B77]&amp;&quot;-&quot;&amp;[.H77]" office:value-type="string" office:string-value="20151107-Sat-AM-Floor" calcext:value-type="string">
            <text:p>20151107-Sat-A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77]&amp;&quot; &quot;&amp;[.H77]&amp;&quot;&quot;&quot;&quot;" office:value-type="string" office:string-value="&quot;Sat-AM Floor&quot;" calcext:value-type="string">
            <text:p>"Sat-AM Floor"</text:p>
          </table:table-cell>
          <table:table-cell table:style-name="ce8" table:formula="of:=&quot;&quot;&quot;&quot;&amp;[.B77]&amp;&quot; &quot;&amp;[.H77]&amp;&quot;&quot;&quot;&quot;" office:value-type="string" office:string-value="&quot;Sat-AM Floor&quot;" calcext:value-type="string">
            <text:p>"Sat-A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77]=&quot;&quot;;&quot;&quot;;IFERROR(VLOOKUP([.I77];['name &amp; email'.$A$1:.$B$100];2;0);&quot;&quot;))">
            <text:p/>
          </table:table-cell>
          <table:table-cell/>
          <table:table-cell table:formula="of:=IF([.J77]=&quot;&quot;;&quot;&quot;;[.$L$1]&amp;&quot; &quot;&amp;[.D77]&amp;&quot; &quot;&amp;[.C77]&amp;&quot; &quot;&amp;[.B77]&amp;&quot; &quot;&amp;[.E77]&amp;&quot; &quot;&amp;[.F77]&amp;&quot; &quot;&amp;[.G77])">
            <text:p/>
          </table:table-cell>
          <table:table-cell table:formula="of:=IF([.L77]=&quot;&quot;;&quot;&quot;;[.$M$1]&amp;&quot; &quot;&amp;&quot;&quot;&quot;&quot;&amp;[.I77]&amp;&quot; &lt;&quot;&amp;[.$J77]&amp;&quot;&gt;&quot;&amp;&quot;&quot;&quot;&quot;&amp;&quot; &quot;&amp;[.F77]&amp;&quot; &quot;&amp;[.D7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5]=&quot;&quot;;&quot;&quot;;[.A5])" office:value-type="string" office:string-value="07" calcext:value-type="string">
            <text:p>07</text:p>
          </table:table-cell>
          <table:table-cell table:formula="of:=[.B5]" office:value-type="string" office:string-value="Sat-PM" calcext:value-type="string">
            <text:p>Sat-PM</text:p>
          </table:table-cell>
          <table:table-cell table:formula="of:=[.$A$1]&amp;[.A78]" office:value-type="string" office:string-value="20151107" calcext:value-type="string">
            <text:p>20151107</text:p>
          </table:table-cell>
          <table:table-cell table:formula="of:=[.C78]&amp;&quot;-&quot;&amp;[.B78]&amp;&quot;-&quot;&amp;[.H78]" office:value-type="string" office:string-value="20151107-Sat-PM-Floor" calcext:value-type="string">
            <text:p>20151107-Sat-P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78]&amp;&quot; &quot;&amp;[.H78]&amp;&quot;&quot;&quot;&quot;" office:value-type="string" office:string-value="&quot;Sat-PM Floor&quot;" calcext:value-type="string">
            <text:p>"Sat-PM Floor"</text:p>
          </table:table-cell>
          <table:table-cell table:style-name="ce8" table:formula="of:=&quot;&quot;&quot;&quot;&amp;[.B78]&amp;&quot; &quot;&amp;[.H78]&amp;&quot;&quot;&quot;&quot;" office:value-type="string" office:string-value="&quot;Sat-PM Floor&quot;" calcext:value-type="string">
            <text:p>"Sat-P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78]=&quot;&quot;;&quot;&quot;;IFERROR(VLOOKUP([.I78];['name &amp; email'.$A$1:.$B$100];2;0);&quot;&quot;))">
            <text:p/>
          </table:table-cell>
          <table:table-cell/>
          <table:table-cell table:formula="of:=IF([.J78]=&quot;&quot;;&quot;&quot;;[.$L$1]&amp;&quot; &quot;&amp;[.D78]&amp;&quot; &quot;&amp;[.C78]&amp;&quot; &quot;&amp;[.B78]&amp;&quot; &quot;&amp;[.E78]&amp;&quot; &quot;&amp;[.F78]&amp;&quot; &quot;&amp;[.G78])">
            <text:p/>
          </table:table-cell>
          <table:table-cell table:formula="of:=IF([.L78]=&quot;&quot;;&quot;&quot;;[.$M$1]&amp;&quot; &quot;&amp;&quot;&quot;&quot;&quot;&amp;[.I78]&amp;&quot; &lt;&quot;&amp;[.$J78]&amp;&quot;&gt;&quot;&amp;&quot;&quot;&quot;&quot;&amp;&quot; &quot;&amp;[.F78]&amp;&quot; &quot;&amp;[.D7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6]=&quot;&quot;;&quot;&quot;;[.A6])" office:value-type="float" office:value="11" calcext:value-type="float">
            <text:p>11</text:p>
          </table:table-cell>
          <table:table-cell table:formula="of:=[.B6]" office:value-type="string" office:string-value="Wed" calcext:value-type="string">
            <text:p>Wed</text:p>
          </table:table-cell>
          <table:table-cell table:formula="of:=[.$A$1]&amp;[.A79]" office:value-type="string" office:string-value="20151111" calcext:value-type="string">
            <text:p>20151111</text:p>
          </table:table-cell>
          <table:table-cell table:formula="of:=[.C79]&amp;&quot;-&quot;&amp;[.B79]&amp;&quot;-&quot;&amp;[.H79]" office:value-type="string" office:string-value="20151111-Wed-Floor" calcext:value-type="string">
            <text:p>20151111-Wed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79]&amp;&quot; &quot;&amp;[.H79]&amp;&quot;&quot;&quot;&quot;" office:value-type="string" office:string-value="&quot;Wed Floor&quot;" calcext:value-type="string">
            <text:p>"Wed Floor"</text:p>
          </table:table-cell>
          <table:table-cell table:style-name="ce8" table:formula="of:=&quot;&quot;&quot;&quot;&amp;[.B79]&amp;&quot; &quot;&amp;[.H79]&amp;&quot;&quot;&quot;&quot;" office:value-type="string" office:string-value="&quot;Wed Floor&quot;" calcext:value-type="string">
            <text:p>"Wed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79]=&quot;&quot;;&quot;&quot;;IFERROR(VLOOKUP([.I79];['name &amp; email'.$A$1:.$B$100];2;0);&quot;&quot;))">
            <text:p/>
          </table:table-cell>
          <table:table-cell/>
          <table:table-cell table:formula="of:=IF([.J79]=&quot;&quot;;&quot;&quot;;[.$L$1]&amp;&quot; &quot;&amp;[.D79]&amp;&quot; &quot;&amp;[.C79]&amp;&quot; &quot;&amp;[.B79]&amp;&quot; &quot;&amp;[.E79]&amp;&quot; &quot;&amp;[.F79]&amp;&quot; &quot;&amp;[.G79])">
            <text:p/>
          </table:table-cell>
          <table:table-cell table:formula="of:=IF([.L79]=&quot;&quot;;&quot;&quot;;[.$M$1]&amp;&quot; &quot;&amp;&quot;&quot;&quot;&quot;&amp;[.I79]&amp;&quot; &lt;&quot;&amp;[.$J79]&amp;&quot;&gt;&quot;&amp;&quot;&quot;&quot;&quot;&amp;&quot; &quot;&amp;[.F79]&amp;&quot; &quot;&amp;[.D7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7]=&quot;&quot;;&quot;&quot;;[.A7])" office:value-type="float" office:value="13" calcext:value-type="float">
            <text:p>13</text:p>
          </table:table-cell>
          <table:table-cell table:formula="of:=[.B7]" office:value-type="string" office:string-value="Fri" calcext:value-type="string">
            <text:p>Fri</text:p>
          </table:table-cell>
          <table:table-cell table:formula="of:=[.$A$1]&amp;[.A80]" office:value-type="string" office:string-value="20151113" calcext:value-type="string">
            <text:p>20151113</text:p>
          </table:table-cell>
          <table:table-cell table:formula="of:=[.C80]&amp;&quot;-&quot;&amp;[.B80]&amp;&quot;-&quot;&amp;[.H80]" office:value-type="string" office:string-value="20151113-Fri-Floor" calcext:value-type="string">
            <text:p>20151113-Fri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0]&amp;&quot; &quot;&amp;[.H80]&amp;&quot;&quot;&quot;&quot;" office:value-type="string" office:string-value="&quot;Fri Floor&quot;" calcext:value-type="string">
            <text:p>"Fri Floor"</text:p>
          </table:table-cell>
          <table:table-cell table:style-name="ce8" table:formula="of:=&quot;&quot;&quot;&quot;&amp;[.B80]&amp;&quot; &quot;&amp;[.H80]&amp;&quot;&quot;&quot;&quot;" office:value-type="string" office:string-value="&quot;Fri Floor&quot;" calcext:value-type="string">
            <text:p>"Fri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0]=&quot;&quot;;&quot;&quot;;IFERROR(VLOOKUP([.I80];['name &amp; email'.$A$1:.$B$100];2;0);&quot;&quot;))">
            <text:p/>
          </table:table-cell>
          <table:table-cell/>
          <table:table-cell table:formula="of:=IF([.J80]=&quot;&quot;;&quot;&quot;;[.$L$1]&amp;&quot; &quot;&amp;[.D80]&amp;&quot; &quot;&amp;[.C80]&amp;&quot; &quot;&amp;[.B80]&amp;&quot; &quot;&amp;[.E80]&amp;&quot; &quot;&amp;[.F80]&amp;&quot; &quot;&amp;[.G80])">
            <text:p/>
          </table:table-cell>
          <table:table-cell table:formula="of:=IF([.L80]=&quot;&quot;;&quot;&quot;;[.$M$1]&amp;&quot; &quot;&amp;&quot;&quot;&quot;&quot;&amp;[.I80]&amp;&quot; &lt;&quot;&amp;[.$J80]&amp;&quot;&gt;&quot;&amp;&quot;&quot;&quot;&quot;&amp;&quot; &quot;&amp;[.F80]&amp;&quot; &quot;&amp;[.D8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8]=&quot;&quot;;&quot;&quot;;[.A8])" office:value-type="float" office:value="14" calcext:value-type="float">
            <text:p>14</text:p>
          </table:table-cell>
          <table:table-cell table:formula="of:=[.B8]" office:value-type="string" office:string-value="Sat-AM" calcext:value-type="string">
            <text:p>Sat-AM</text:p>
          </table:table-cell>
          <table:table-cell table:formula="of:=[.$A$1]&amp;[.A81]" office:value-type="string" office:string-value="20151114" calcext:value-type="string">
            <text:p>20151114</text:p>
          </table:table-cell>
          <table:table-cell table:formula="of:=[.C81]&amp;&quot;-&quot;&amp;[.B81]&amp;&quot;-&quot;&amp;[.H81]" office:value-type="string" office:string-value="20151114-Sat-AM-Floor" calcext:value-type="string">
            <text:p>20151114-Sat-A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1]&amp;&quot; &quot;&amp;[.H81]&amp;&quot;&quot;&quot;&quot;" office:value-type="string" office:string-value="&quot;Sat-AM Floor&quot;" calcext:value-type="string">
            <text:p>"Sat-AM Floor"</text:p>
          </table:table-cell>
          <table:table-cell table:style-name="ce8" table:formula="of:=&quot;&quot;&quot;&quot;&amp;[.B81]&amp;&quot; &quot;&amp;[.H81]&amp;&quot;&quot;&quot;&quot;" office:value-type="string" office:string-value="&quot;Sat-AM Floor&quot;" calcext:value-type="string">
            <text:p>"Sat-A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1]=&quot;&quot;;&quot;&quot;;IFERROR(VLOOKUP([.I81];['name &amp; email'.$A$1:.$B$100];2;0);&quot;&quot;))">
            <text:p/>
          </table:table-cell>
          <table:table-cell/>
          <table:table-cell table:formula="of:=IF([.J81]=&quot;&quot;;&quot;&quot;;[.$L$1]&amp;&quot; &quot;&amp;[.D81]&amp;&quot; &quot;&amp;[.C81]&amp;&quot; &quot;&amp;[.B81]&amp;&quot; &quot;&amp;[.E81]&amp;&quot; &quot;&amp;[.F81]&amp;&quot; &quot;&amp;[.G81])">
            <text:p/>
          </table:table-cell>
          <table:table-cell table:formula="of:=IF([.L81]=&quot;&quot;;&quot;&quot;;[.$M$1]&amp;&quot; &quot;&amp;&quot;&quot;&quot;&quot;&amp;[.I81]&amp;&quot; &lt;&quot;&amp;[.$J81]&amp;&quot;&gt;&quot;&amp;&quot;&quot;&quot;&quot;&amp;&quot; &quot;&amp;[.F81]&amp;&quot; &quot;&amp;[.D8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9]=&quot;&quot;;&quot;&quot;;[.A9])" office:value-type="float" office:value="14" calcext:value-type="float">
            <text:p>14</text:p>
          </table:table-cell>
          <table:table-cell table:formula="of:=[.B9]" office:value-type="string" office:string-value="Sat-PM" calcext:value-type="string">
            <text:p>Sat-PM</text:p>
          </table:table-cell>
          <table:table-cell table:formula="of:=[.$A$1]&amp;[.A82]" office:value-type="string" office:string-value="20151114" calcext:value-type="string">
            <text:p>20151114</text:p>
          </table:table-cell>
          <table:table-cell table:formula="of:=[.C82]&amp;&quot;-&quot;&amp;[.B82]&amp;&quot;-&quot;&amp;[.H82]" office:value-type="string" office:string-value="20151114-Sat-PM-Floor" calcext:value-type="string">
            <text:p>20151114-Sat-P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2]&amp;&quot; &quot;&amp;[.H82]&amp;&quot;&quot;&quot;&quot;" office:value-type="string" office:string-value="&quot;Sat-PM Floor&quot;" calcext:value-type="string">
            <text:p>"Sat-PM Floor"</text:p>
          </table:table-cell>
          <table:table-cell table:style-name="ce8" table:formula="of:=&quot;&quot;&quot;&quot;&amp;[.B82]&amp;&quot; &quot;&amp;[.H82]&amp;&quot;&quot;&quot;&quot;" office:value-type="string" office:string-value="&quot;Sat-PM Floor&quot;" calcext:value-type="string">
            <text:p>"Sat-P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2]=&quot;&quot;;&quot;&quot;;IFERROR(VLOOKUP([.I82];['name &amp; email'.$A$1:.$B$100];2;0);&quot;&quot;))">
            <text:p/>
          </table:table-cell>
          <table:table-cell/>
          <table:table-cell table:formula="of:=IF([.J82]=&quot;&quot;;&quot;&quot;;[.$L$1]&amp;&quot; &quot;&amp;[.D82]&amp;&quot; &quot;&amp;[.C82]&amp;&quot; &quot;&amp;[.B82]&amp;&quot; &quot;&amp;[.E82]&amp;&quot; &quot;&amp;[.F82]&amp;&quot; &quot;&amp;[.G82])">
            <text:p/>
          </table:table-cell>
          <table:table-cell table:formula="of:=IF([.L82]=&quot;&quot;;&quot;&quot;;[.$M$1]&amp;&quot; &quot;&amp;&quot;&quot;&quot;&quot;&amp;[.I82]&amp;&quot; &lt;&quot;&amp;[.$J82]&amp;&quot;&gt;&quot;&amp;&quot;&quot;&quot;&quot;&amp;&quot; &quot;&amp;[.F82]&amp;&quot; &quot;&amp;[.D8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0]=&quot;&quot;;&quot;&quot;;[.A10])" office:value-type="float" office:value="18" calcext:value-type="float">
            <text:p>18</text:p>
          </table:table-cell>
          <table:table-cell table:formula="of:=[.B10]" office:value-type="string" office:string-value="Wed" calcext:value-type="string">
            <text:p>Wed</text:p>
          </table:table-cell>
          <table:table-cell table:formula="of:=[.$A$1]&amp;[.A83]" office:value-type="string" office:string-value="20151118" calcext:value-type="string">
            <text:p>20151118</text:p>
          </table:table-cell>
          <table:table-cell table:formula="of:=[.C83]&amp;&quot;-&quot;&amp;[.B83]&amp;&quot;-&quot;&amp;[.H83]" office:value-type="string" office:string-value="20151118-Wed-Floor" calcext:value-type="string">
            <text:p>20151118-Wed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3]&amp;&quot; &quot;&amp;[.H83]&amp;&quot;&quot;&quot;&quot;" office:value-type="string" office:string-value="&quot;Wed Floor&quot;" calcext:value-type="string">
            <text:p>"Wed Floor"</text:p>
          </table:table-cell>
          <table:table-cell table:style-name="ce8" table:formula="of:=&quot;&quot;&quot;&quot;&amp;[.B83]&amp;&quot; &quot;&amp;[.H83]&amp;&quot;&quot;&quot;&quot;" office:value-type="string" office:string-value="&quot;Wed Floor&quot;" calcext:value-type="string">
            <text:p>"Wed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3]=&quot;&quot;;&quot;&quot;;IFERROR(VLOOKUP([.I83];['name &amp; email'.$A$1:.$B$100];2;0);&quot;&quot;))">
            <text:p/>
          </table:table-cell>
          <table:table-cell/>
          <table:table-cell table:formula="of:=IF([.J83]=&quot;&quot;;&quot;&quot;;[.$L$1]&amp;&quot; &quot;&amp;[.D83]&amp;&quot; &quot;&amp;[.C83]&amp;&quot; &quot;&amp;[.B83]&amp;&quot; &quot;&amp;[.E83]&amp;&quot; &quot;&amp;[.F83]&amp;&quot; &quot;&amp;[.G83])">
            <text:p/>
          </table:table-cell>
          <table:table-cell table:formula="of:=IF([.L83]=&quot;&quot;;&quot;&quot;;[.$M$1]&amp;&quot; &quot;&amp;&quot;&quot;&quot;&quot;&amp;[.I83]&amp;&quot; &lt;&quot;&amp;[.$J83]&amp;&quot;&gt;&quot;&amp;&quot;&quot;&quot;&quot;&amp;&quot; &quot;&amp;[.F83]&amp;&quot; &quot;&amp;[.D8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1]=&quot;&quot;;&quot;&quot;;[.A11])" office:value-type="float" office:value="20" calcext:value-type="float">
            <text:p>20</text:p>
          </table:table-cell>
          <table:table-cell table:formula="of:=[.B11]" office:value-type="string" office:string-value="Fri" calcext:value-type="string">
            <text:p>Fri</text:p>
          </table:table-cell>
          <table:table-cell table:formula="of:=[.$A$1]&amp;[.A84]" office:value-type="string" office:string-value="20151120" calcext:value-type="string">
            <text:p>20151120</text:p>
          </table:table-cell>
          <table:table-cell table:formula="of:=[.C84]&amp;&quot;-&quot;&amp;[.B84]&amp;&quot;-&quot;&amp;[.H84]" office:value-type="string" office:string-value="20151120-Fri-Floor" calcext:value-type="string">
            <text:p>20151120-Fri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4]&amp;&quot; &quot;&amp;[.H84]&amp;&quot;&quot;&quot;&quot;" office:value-type="string" office:string-value="&quot;Fri Floor&quot;" calcext:value-type="string">
            <text:p>"Fri Floor"</text:p>
          </table:table-cell>
          <table:table-cell table:style-name="ce8" table:formula="of:=&quot;&quot;&quot;&quot;&amp;[.B84]&amp;&quot; &quot;&amp;[.H84]&amp;&quot;&quot;&quot;&quot;" office:value-type="string" office:string-value="&quot;Fri Floor&quot;" calcext:value-type="string">
            <text:p>"Fri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4]=&quot;&quot;;&quot;&quot;;IFERROR(VLOOKUP([.I84];['name &amp; email'.$A$1:.$B$100];2;0);&quot;&quot;))">
            <text:p/>
          </table:table-cell>
          <table:table-cell/>
          <table:table-cell table:formula="of:=IF([.J84]=&quot;&quot;;&quot;&quot;;[.$L$1]&amp;&quot; &quot;&amp;[.D84]&amp;&quot; &quot;&amp;[.C84]&amp;&quot; &quot;&amp;[.B84]&amp;&quot; &quot;&amp;[.E84]&amp;&quot; &quot;&amp;[.F84]&amp;&quot; &quot;&amp;[.G84])">
            <text:p/>
          </table:table-cell>
          <table:table-cell table:formula="of:=IF([.L84]=&quot;&quot;;&quot;&quot;;[.$M$1]&amp;&quot; &quot;&amp;&quot;&quot;&quot;&quot;&amp;[.I84]&amp;&quot; &lt;&quot;&amp;[.$J84]&amp;&quot;&gt;&quot;&amp;&quot;&quot;&quot;&quot;&amp;&quot; &quot;&amp;[.F84]&amp;&quot; &quot;&amp;[.D8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2]=&quot;&quot;;&quot;&quot;;[.A12])" office:value-type="float" office:value="21" calcext:value-type="float">
            <text:p>21</text:p>
          </table:table-cell>
          <table:table-cell table:formula="of:=[.B12]" office:value-type="string" office:string-value="Sat-AM" calcext:value-type="string">
            <text:p>Sat-AM</text:p>
          </table:table-cell>
          <table:table-cell table:formula="of:=[.$A$1]&amp;[.A85]" office:value-type="string" office:string-value="20151121" calcext:value-type="string">
            <text:p>20151121</text:p>
          </table:table-cell>
          <table:table-cell table:formula="of:=[.C85]&amp;&quot;-&quot;&amp;[.B85]&amp;&quot;-&quot;&amp;[.H85]" office:value-type="string" office:string-value="20151121-Sat-AM-Floor" calcext:value-type="string">
            <text:p>20151121-Sat-A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5]&amp;&quot; &quot;&amp;[.H85]&amp;&quot;&quot;&quot;&quot;" office:value-type="string" office:string-value="&quot;Sat-AM Floor&quot;" calcext:value-type="string">
            <text:p>"Sat-AM Floor"</text:p>
          </table:table-cell>
          <table:table-cell table:style-name="ce8" table:formula="of:=&quot;&quot;&quot;&quot;&amp;[.B85]&amp;&quot; &quot;&amp;[.H85]&amp;&quot;&quot;&quot;&quot;" office:value-type="string" office:string-value="&quot;Sat-AM Floor&quot;" calcext:value-type="string">
            <text:p>"Sat-A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5]=&quot;&quot;;&quot;&quot;;IFERROR(VLOOKUP([.I85];['name &amp; email'.$A$1:.$B$100];2;0);&quot;&quot;))">
            <text:p/>
          </table:table-cell>
          <table:table-cell/>
          <table:table-cell table:formula="of:=IF([.J85]=&quot;&quot;;&quot;&quot;;[.$L$1]&amp;&quot; &quot;&amp;[.D85]&amp;&quot; &quot;&amp;[.C85]&amp;&quot; &quot;&amp;[.B85]&amp;&quot; &quot;&amp;[.E85]&amp;&quot; &quot;&amp;[.F85]&amp;&quot; &quot;&amp;[.G85])">
            <text:p/>
          </table:table-cell>
          <table:table-cell table:formula="of:=IF([.L85]=&quot;&quot;;&quot;&quot;;[.$M$1]&amp;&quot; &quot;&amp;&quot;&quot;&quot;&quot;&amp;[.I85]&amp;&quot; &lt;&quot;&amp;[.$J85]&amp;&quot;&gt;&quot;&amp;&quot;&quot;&quot;&quot;&amp;&quot; &quot;&amp;[.F85]&amp;&quot; &quot;&amp;[.D8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3]=&quot;&quot;;&quot;&quot;;[.A13])" office:value-type="float" office:value="21" calcext:value-type="float">
            <text:p>21</text:p>
          </table:table-cell>
          <table:table-cell table:formula="of:=[.B13]" office:value-type="string" office:string-value="Sat-PM" calcext:value-type="string">
            <text:p>Sat-PM</text:p>
          </table:table-cell>
          <table:table-cell table:formula="of:=[.$A$1]&amp;[.A86]" office:value-type="string" office:string-value="20151121" calcext:value-type="string">
            <text:p>20151121</text:p>
          </table:table-cell>
          <table:table-cell table:formula="of:=[.C86]&amp;&quot;-&quot;&amp;[.B86]&amp;&quot;-&quot;&amp;[.H86]" office:value-type="string" office:string-value="20151121-Sat-PM-Floor" calcext:value-type="string">
            <text:p>20151121-Sat-P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6]&amp;&quot; &quot;&amp;[.H86]&amp;&quot;&quot;&quot;&quot;" office:value-type="string" office:string-value="&quot;Sat-PM Floor&quot;" calcext:value-type="string">
            <text:p>"Sat-PM Floor"</text:p>
          </table:table-cell>
          <table:table-cell table:style-name="ce8" table:formula="of:=&quot;&quot;&quot;&quot;&amp;[.B86]&amp;&quot; &quot;&amp;[.H86]&amp;&quot;&quot;&quot;&quot;" office:value-type="string" office:string-value="&quot;Sat-PM Floor&quot;" calcext:value-type="string">
            <text:p>"Sat-P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6]=&quot;&quot;;&quot;&quot;;IFERROR(VLOOKUP([.I86];['name &amp; email'.$A$1:.$B$100];2;0);&quot;&quot;))">
            <text:p/>
          </table:table-cell>
          <table:table-cell/>
          <table:table-cell table:formula="of:=IF([.J86]=&quot;&quot;;&quot;&quot;;[.$L$1]&amp;&quot; &quot;&amp;[.D86]&amp;&quot; &quot;&amp;[.C86]&amp;&quot; &quot;&amp;[.B86]&amp;&quot; &quot;&amp;[.E86]&amp;&quot; &quot;&amp;[.F86]&amp;&quot; &quot;&amp;[.G86])">
            <text:p/>
          </table:table-cell>
          <table:table-cell table:formula="of:=IF([.L86]=&quot;&quot;;&quot;&quot;;[.$M$1]&amp;&quot; &quot;&amp;&quot;&quot;&quot;&quot;&amp;[.I86]&amp;&quot; &lt;&quot;&amp;[.$J86]&amp;&quot;&gt;&quot;&amp;&quot;&quot;&quot;&quot;&amp;&quot; &quot;&amp;[.F86]&amp;&quot; &quot;&amp;[.D8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4]=&quot;&quot;;&quot;&quot;;[.A14])" office:value-type="float" office:value="25" calcext:value-type="float">
            <text:p>25</text:p>
          </table:table-cell>
          <table:table-cell table:formula="of:=[.B14]" office:value-type="string" office:string-value="Wed" calcext:value-type="string">
            <text:p>Wed</text:p>
          </table:table-cell>
          <table:table-cell table:formula="of:=[.$A$1]&amp;[.A87]" office:value-type="string" office:string-value="20151125" calcext:value-type="string">
            <text:p>20151125</text:p>
          </table:table-cell>
          <table:table-cell table:formula="of:=[.C87]&amp;&quot;-&quot;&amp;[.B87]&amp;&quot;-&quot;&amp;[.H87]" office:value-type="string" office:string-value="20151125-Wed-Floor" calcext:value-type="string">
            <text:p>20151125-Wed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7]&amp;&quot; &quot;&amp;[.H87]&amp;&quot;&quot;&quot;&quot;" office:value-type="string" office:string-value="&quot;Wed Floor&quot;" calcext:value-type="string">
            <text:p>"Wed Floor"</text:p>
          </table:table-cell>
          <table:table-cell table:style-name="ce8" table:formula="of:=&quot;&quot;&quot;&quot;&amp;[.B87]&amp;&quot; &quot;&amp;[.H87]&amp;&quot;&quot;&quot;&quot;" office:value-type="string" office:string-value="&quot;Wed Floor&quot;" calcext:value-type="string">
            <text:p>"Wed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7]=&quot;&quot;;&quot;&quot;;IFERROR(VLOOKUP([.I87];['name &amp; email'.$A$1:.$B$100];2;0);&quot;&quot;))">
            <text:p/>
          </table:table-cell>
          <table:table-cell/>
          <table:table-cell table:formula="of:=IF([.J87]=&quot;&quot;;&quot;&quot;;[.$L$1]&amp;&quot; &quot;&amp;[.D87]&amp;&quot; &quot;&amp;[.C87]&amp;&quot; &quot;&amp;[.B87]&amp;&quot; &quot;&amp;[.E87]&amp;&quot; &quot;&amp;[.F87]&amp;&quot; &quot;&amp;[.G87])">
            <text:p/>
          </table:table-cell>
          <table:table-cell table:formula="of:=IF([.L87]=&quot;&quot;;&quot;&quot;;[.$M$1]&amp;&quot; &quot;&amp;&quot;&quot;&quot;&quot;&amp;[.I87]&amp;&quot; &lt;&quot;&amp;[.$J87]&amp;&quot;&gt;&quot;&amp;&quot;&quot;&quot;&quot;&amp;&quot; &quot;&amp;[.F87]&amp;&quot; &quot;&amp;[.D8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5]=&quot;&quot;;&quot;&quot;;[.A15])" office:value-type="float" office:value="27" calcext:value-type="float">
            <text:p>27</text:p>
          </table:table-cell>
          <table:table-cell table:formula="of:=[.B15]" office:value-type="string" office:string-value="Fri" calcext:value-type="string">
            <text:p>Fri</text:p>
          </table:table-cell>
          <table:table-cell table:formula="of:=[.$A$1]&amp;[.A88]" office:value-type="string" office:string-value="20151127" calcext:value-type="string">
            <text:p>20151127</text:p>
          </table:table-cell>
          <table:table-cell table:formula="of:=[.C88]&amp;&quot;-&quot;&amp;[.B88]&amp;&quot;-&quot;&amp;[.H88]" office:value-type="string" office:string-value="20151127-Fri-Floor" calcext:value-type="string">
            <text:p>20151127-Fri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8]&amp;&quot; &quot;&amp;[.H88]&amp;&quot;&quot;&quot;&quot;" office:value-type="string" office:string-value="&quot;Fri Floor&quot;" calcext:value-type="string">
            <text:p>"Fri Floor"</text:p>
          </table:table-cell>
          <table:table-cell table:style-name="ce8" table:formula="of:=&quot;&quot;&quot;&quot;&amp;[.B88]&amp;&quot; &quot;&amp;[.H88]&amp;&quot;&quot;&quot;&quot;" office:value-type="string" office:string-value="&quot;Fri Floor&quot;" calcext:value-type="string">
            <text:p>"Fri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8]=&quot;&quot;;&quot;&quot;;IFERROR(VLOOKUP([.I88];['name &amp; email'.$A$1:.$B$100];2;0);&quot;&quot;))">
            <text:p/>
          </table:table-cell>
          <table:table-cell/>
          <table:table-cell table:formula="of:=IF([.J88]=&quot;&quot;;&quot;&quot;;[.$L$1]&amp;&quot; &quot;&amp;[.D88]&amp;&quot; &quot;&amp;[.C88]&amp;&quot; &quot;&amp;[.B88]&amp;&quot; &quot;&amp;[.E88]&amp;&quot; &quot;&amp;[.F88]&amp;&quot; &quot;&amp;[.G88])">
            <text:p/>
          </table:table-cell>
          <table:table-cell table:formula="of:=IF([.L88]=&quot;&quot;;&quot;&quot;;[.$M$1]&amp;&quot; &quot;&amp;&quot;&quot;&quot;&quot;&amp;[.I88]&amp;&quot; &lt;&quot;&amp;[.$J88]&amp;&quot;&gt;&quot;&amp;&quot;&quot;&quot;&quot;&amp;&quot; &quot;&amp;[.F88]&amp;&quot; &quot;&amp;[.D8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6]=&quot;&quot;;&quot;&quot;;[.A16])" office:value-type="float" office:value="28" calcext:value-type="float">
            <text:p>28</text:p>
          </table:table-cell>
          <table:table-cell table:formula="of:=[.B16]" office:value-type="string" office:string-value="Sat-AM" calcext:value-type="string">
            <text:p>Sat-AM</text:p>
          </table:table-cell>
          <table:table-cell table:formula="of:=[.$A$1]&amp;[.A89]" office:value-type="string" office:string-value="20151128" calcext:value-type="string">
            <text:p>20151128</text:p>
          </table:table-cell>
          <table:table-cell table:formula="of:=[.C89]&amp;&quot;-&quot;&amp;[.B89]&amp;&quot;-&quot;&amp;[.H89]" office:value-type="string" office:string-value="20151128-Sat-AM-Floor" calcext:value-type="string">
            <text:p>20151128-Sat-A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89]&amp;&quot; &quot;&amp;[.H89]&amp;&quot;&quot;&quot;&quot;" office:value-type="string" office:string-value="&quot;Sat-AM Floor&quot;" calcext:value-type="string">
            <text:p>"Sat-AM Floor"</text:p>
          </table:table-cell>
          <table:table-cell table:style-name="ce8" table:formula="of:=&quot;&quot;&quot;&quot;&amp;[.B89]&amp;&quot; &quot;&amp;[.H89]&amp;&quot;&quot;&quot;&quot;" office:value-type="string" office:string-value="&quot;Sat-AM Floor&quot;" calcext:value-type="string">
            <text:p>"Sat-A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89]=&quot;&quot;;&quot;&quot;;IFERROR(VLOOKUP([.I89];['name &amp; email'.$A$1:.$B$100];2;0);&quot;&quot;))">
            <text:p/>
          </table:table-cell>
          <table:table-cell/>
          <table:table-cell table:formula="of:=IF([.J89]=&quot;&quot;;&quot;&quot;;[.$L$1]&amp;&quot; &quot;&amp;[.D89]&amp;&quot; &quot;&amp;[.C89]&amp;&quot; &quot;&amp;[.B89]&amp;&quot; &quot;&amp;[.E89]&amp;&quot; &quot;&amp;[.F89]&amp;&quot; &quot;&amp;[.G89])">
            <text:p/>
          </table:table-cell>
          <table:table-cell table:formula="of:=IF([.L89]=&quot;&quot;;&quot;&quot;;[.$M$1]&amp;&quot; &quot;&amp;&quot;&quot;&quot;&quot;&amp;[.I89]&amp;&quot; &lt;&quot;&amp;[.$J89]&amp;&quot;&gt;&quot;&amp;&quot;&quot;&quot;&quot;&amp;&quot; &quot;&amp;[.F89]&amp;&quot; &quot;&amp;[.D8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7]=&quot;&quot;;&quot;&quot;;[.A17])" office:value-type="float" office:value="28" calcext:value-type="float">
            <text:p>28</text:p>
          </table:table-cell>
          <table:table-cell table:formula="of:=[.B17]" office:value-type="string" office:string-value="Sat-PM" calcext:value-type="string">
            <text:p>Sat-PM</text:p>
          </table:table-cell>
          <table:table-cell table:formula="of:=[.$A$1]&amp;[.A90]" office:value-type="string" office:string-value="20151128" calcext:value-type="string">
            <text:p>20151128</text:p>
          </table:table-cell>
          <table:table-cell table:formula="of:=[.C90]&amp;&quot;-&quot;&amp;[.B90]&amp;&quot;-&quot;&amp;[.H90]" office:value-type="string" office:string-value="20151128-Sat-PM-Floor" calcext:value-type="string">
            <text:p>20151128-Sat-PM-Floo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90]&amp;&quot; &quot;&amp;[.H90]&amp;&quot;&quot;&quot;&quot;" office:value-type="string" office:string-value="&quot;Sat-PM Floor&quot;" calcext:value-type="string">
            <text:p>"Sat-PM Floor"</text:p>
          </table:table-cell>
          <table:table-cell table:style-name="ce8" table:formula="of:=&quot;&quot;&quot;&quot;&amp;[.B90]&amp;&quot; &quot;&amp;[.H90]&amp;&quot;&quot;&quot;&quot;" office:value-type="string" office:string-value="&quot;Sat-PM Floor&quot;" calcext:value-type="string">
            <text:p>"Sat-PM Floor"</text:p>
          </table:table-cell>
          <table:table-cell table:formula="of:=[.$H$75]" office:value-type="string" office:string-value="Floor" calcext:value-type="string">
            <text:p>Floor</text:p>
          </table:table-cell>
          <table:table-cell/>
          <table:table-cell table:formula="of:=IF([.I90]=&quot;&quot;;&quot;&quot;;IFERROR(VLOOKUP([.I90];['name &amp; email'.$A$1:.$B$100];2;0);&quot;&quot;))">
            <text:p/>
          </table:table-cell>
          <table:table-cell/>
          <table:table-cell table:formula="of:=IF([.J90]=&quot;&quot;;&quot;&quot;;[.$L$1]&amp;&quot; &quot;&amp;[.D90]&amp;&quot; &quot;&amp;[.C90]&amp;&quot; &quot;&amp;[.B90]&amp;&quot; &quot;&amp;[.E90]&amp;&quot; &quot;&amp;[.F90]&amp;&quot; &quot;&amp;[.G90])">
            <text:p/>
          </table:table-cell>
          <table:table-cell table:formula="of:=IF([.L90]=&quot;&quot;;&quot;&quot;;[.$M$1]&amp;&quot; &quot;&amp;&quot;&quot;&quot;&quot;&amp;[.I90]&amp;&quot; &lt;&quot;&amp;[.$J90]&amp;&quot;&gt;&quot;&amp;&quot;&quot;&quot;&quot;&amp;&quot; &quot;&amp;[.F90]&amp;&quot; &quot;&amp;[.D9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8]=&quot;&quot;;&quot;&quot;;[.A18])" office:value-type="string" office:string-value="01" calcext:value-type="string">
            <text:p>01</text:p>
          </table:table-cell>
          <table:table-cell table:number-columns-repeated="8"/>
          <table:table-cell table:formula="of:=IF([.I91]=&quot;&quot;;&quot;&quot;;IFERROR(VLOOKUP([.I91];['name &amp; email'.$A$1:.$B$100];2;0);&quot;&quot;))">
            <text:p/>
          </table:table-cell>
          <table:table-cell/>
          <table:table-cell table:formula="of:=IF([.J91]=&quot;&quot;;&quot;&quot;;[.$L$1]&amp;&quot; &quot;&amp;[.D91]&amp;&quot; &quot;&amp;[.C91]&amp;&quot; &quot;&amp;[.B91]&amp;&quot; &quot;&amp;[.E91]&amp;&quot; &quot;&amp;[.F91]&amp;&quot; &quot;&amp;[.G91])">
            <text:p/>
          </table:table-cell>
          <table:table-cell table:formula="of:=IF([.L91]=&quot;&quot;;&quot;&quot;;[.$M$1]&amp;&quot; &quot;&amp;&quot;&quot;&quot;&quot;&amp;[.I91]&amp;&quot; &lt;&quot;&amp;[.$J91]&amp;&quot;&gt;&quot;&amp;&quot;&quot;&quot;&quot;&amp;&quot; &quot;&amp;[.F91]&amp;&quot; &quot;&amp;[.D9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9]=&quot;&quot;;&quot;&quot;;[.A19])" office:value-type="string" office:string-value="02" calcext:value-type="string">
            <text:p>02</text:p>
          </table:table-cell>
          <table:table-cell table:number-columns-repeated="8"/>
          <table:table-cell table:formula="of:=IF([.I92]=&quot;&quot;;&quot;&quot;;IFERROR(VLOOKUP([.I92];['name &amp; email'.$A$1:.$B$100];2;0);&quot;&quot;))">
            <text:p/>
          </table:table-cell>
          <table:table-cell/>
          <table:table-cell table:formula="of:=IF([.J92]=&quot;&quot;;&quot;&quot;;[.$L$1]&amp;&quot; &quot;&amp;[.D92]&amp;&quot; &quot;&amp;[.C92]&amp;&quot; &quot;&amp;[.B92]&amp;&quot; &quot;&amp;[.E92]&amp;&quot; &quot;&amp;[.F92]&amp;&quot; &quot;&amp;[.G92])">
            <text:p/>
          </table:table-cell>
          <table:table-cell table:formula="of:=IF([.L92]=&quot;&quot;;&quot;&quot;;[.$M$1]&amp;&quot; &quot;&amp;&quot;&quot;&quot;&quot;&amp;[.I92]&amp;&quot; &lt;&quot;&amp;[.$J92]&amp;&quot;&gt;&quot;&amp;&quot;&quot;&quot;&quot;&amp;&quot; &quot;&amp;[.F92]&amp;&quot; &quot;&amp;[.D9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0]=&quot;&quot;;&quot;&quot;;[.A20])" office:value-type="string" office:string-value="03" calcext:value-type="string">
            <text:p>03</text:p>
          </table:table-cell>
          <table:table-cell table:number-columns-repeated="8"/>
          <table:table-cell table:formula="of:=IF([.I93]=&quot;&quot;;&quot;&quot;;IFERROR(VLOOKUP([.I93];['name &amp; email'.$A$1:.$B$100];2;0);&quot;&quot;))">
            <text:p/>
          </table:table-cell>
          <table:table-cell/>
          <table:table-cell table:formula="of:=IF([.J93]=&quot;&quot;;&quot;&quot;;[.$L$1]&amp;&quot; &quot;&amp;[.D93]&amp;&quot; &quot;&amp;[.C93]&amp;&quot; &quot;&amp;[.B93]&amp;&quot; &quot;&amp;[.E93]&amp;&quot; &quot;&amp;[.F93]&amp;&quot; &quot;&amp;[.G93])">
            <text:p/>
          </table:table-cell>
          <table:table-cell table:formula="of:=IF([.L93]=&quot;&quot;;&quot;&quot;;[.$M$1]&amp;&quot; &quot;&amp;&quot;&quot;&quot;&quot;&amp;[.I93]&amp;&quot; &lt;&quot;&amp;[.$J93]&amp;&quot;&gt;&quot;&amp;&quot;&quot;&quot;&quot;&amp;&quot; &quot;&amp;[.F93]&amp;&quot; &quot;&amp;[.D9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1]=&quot;&quot;;&quot;&quot;;[.A21])" office:value-type="string" office:string-value="04" calcext:value-type="string">
            <text:p>04</text:p>
          </table:table-cell>
          <table:table-cell table:number-columns-repeated="8"/>
          <table:table-cell table:formula="of:=IF([.I94]=&quot;&quot;;&quot;&quot;;IFERROR(VLOOKUP([.I94];['name &amp; email'.$A$1:.$B$100];2;0);&quot;&quot;))">
            <text:p/>
          </table:table-cell>
          <table:table-cell/>
          <table:table-cell table:formula="of:=IF([.J94]=&quot;&quot;;&quot;&quot;;[.$L$1]&amp;&quot; &quot;&amp;[.D94]&amp;&quot; &quot;&amp;[.C94]&amp;&quot; &quot;&amp;[.B94]&amp;&quot; &quot;&amp;[.E94]&amp;&quot; &quot;&amp;[.F94]&amp;&quot; &quot;&amp;[.G94])">
            <text:p/>
          </table:table-cell>
          <table:table-cell table:formula="of:=IF([.L94]=&quot;&quot;;&quot;&quot;;[.$M$1]&amp;&quot; &quot;&amp;&quot;&quot;&quot;&quot;&amp;[.I94]&amp;&quot; &lt;&quot;&amp;[.$J94]&amp;&quot;&gt;&quot;&amp;&quot;&quot;&quot;&quot;&amp;&quot; &quot;&amp;[.F94]&amp;&quot; &quot;&amp;[.D9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2]=&quot;&quot;;&quot;&quot;;[.A22])" office:value-type="string" office:string-value="05" calcext:value-type="string">
            <text:p>05</text:p>
          </table:table-cell>
          <table:table-cell table:number-columns-repeated="8"/>
          <table:table-cell table:formula="of:=IF([.I95]=&quot;&quot;;&quot;&quot;;IFERROR(VLOOKUP([.I95];['name &amp; email'.$A$1:.$B$100];2;0);&quot;&quot;))">
            <text:p/>
          </table:table-cell>
          <table:table-cell/>
          <table:table-cell table:formula="of:=IF([.J95]=&quot;&quot;;&quot;&quot;;[.$L$1]&amp;&quot; &quot;&amp;[.D95]&amp;&quot; &quot;&amp;[.C95]&amp;&quot; &quot;&amp;[.B95]&amp;&quot; &quot;&amp;[.E95]&amp;&quot; &quot;&amp;[.F95]&amp;&quot; &quot;&amp;[.G95])">
            <text:p/>
          </table:table-cell>
          <table:table-cell table:formula="of:=IF([.L95]=&quot;&quot;;&quot;&quot;;[.$M$1]&amp;&quot; &quot;&amp;&quot;&quot;&quot;&quot;&amp;[.I95]&amp;&quot; &lt;&quot;&amp;[.$J95]&amp;&quot;&gt;&quot;&amp;&quot;&quot;&quot;&quot;&amp;&quot; &quot;&amp;[.F95]&amp;&quot; &quot;&amp;[.D9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3]=&quot;&quot;;&quot;&quot;;[.A23])" office:value-type="string" office:string-value="06" calcext:value-type="string">
            <text:p>06</text:p>
          </table:table-cell>
          <table:table-cell table:number-columns-repeated="8"/>
          <table:table-cell table:formula="of:=IF([.I96]=&quot;&quot;;&quot;&quot;;IFERROR(VLOOKUP([.I96];['name &amp; email'.$A$1:.$B$100];2;0);&quot;&quot;))">
            <text:p/>
          </table:table-cell>
          <table:table-cell/>
          <table:table-cell table:formula="of:=IF([.J96]=&quot;&quot;;&quot;&quot;;[.$L$1]&amp;&quot; &quot;&amp;[.D96]&amp;&quot; &quot;&amp;[.C96]&amp;&quot; &quot;&amp;[.B96]&amp;&quot; &quot;&amp;[.E96]&amp;&quot; &quot;&amp;[.F96]&amp;&quot; &quot;&amp;[.G96])">
            <text:p/>
          </table:table-cell>
          <table:table-cell table:formula="of:=IF([.L96]=&quot;&quot;;&quot;&quot;;[.$M$1]&amp;&quot; &quot;&amp;&quot;&quot;&quot;&quot;&amp;[.I96]&amp;&quot; &lt;&quot;&amp;[.$J96]&amp;&quot;&gt;&quot;&amp;&quot;&quot;&quot;&quot;&amp;&quot; &quot;&amp;[.F96]&amp;&quot; &quot;&amp;[.D9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4]=&quot;&quot;;&quot;&quot;;[.A24])">
            <text:p/>
          </table:table-cell>
          <table:table-cell table:number-columns-repeated="8"/>
          <table:table-cell table:formula="of:=IF([.I97]=&quot;&quot;;&quot;&quot;;IFERROR(VLOOKUP([.I97];['name &amp; email'.$A$1:.$B$100];2;0);&quot;&quot;))">
            <text:p/>
          </table:table-cell>
          <table:table-cell/>
          <table:table-cell table:formula="of:=IF([.J97]=&quot;&quot;;&quot;&quot;;[.$L$1]&amp;&quot; &quot;&amp;[.D97]&amp;&quot; &quot;&amp;[.C97]&amp;&quot; &quot;&amp;[.B97]&amp;&quot; &quot;&amp;[.E97]&amp;&quot; &quot;&amp;[.F97]&amp;&quot; &quot;&amp;[.G97])">
            <text:p/>
          </table:table-cell>
          <table:table-cell table:formula="of:=IF([.L97]=&quot;&quot;;&quot;&quot;;[.$M$1]&amp;&quot; &quot;&amp;&quot;&quot;&quot;&quot;&amp;[.I97]&amp;&quot; &lt;&quot;&amp;[.$J97]&amp;&quot;&gt;&quot;&amp;&quot;&quot;&quot;&quot;&amp;&quot; &quot;&amp;[.F97]&amp;&quot; &quot;&amp;[.D97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98]=&quot;&quot;;&quot;&quot;;IFERROR(VLOOKUP([.I98];['name &amp; email'.$A$1:.$B$100];2;0);&quot;&quot;))">
            <text:p/>
          </table:table-cell>
          <table:table-cell/>
          <table:table-cell table:formula="of:=IF([.J98]=&quot;&quot;;&quot;&quot;;[.$L$1]&amp;&quot; &quot;&amp;[.D98]&amp;&quot; &quot;&amp;[.C98]&amp;&quot; &quot;&amp;[.B98]&amp;&quot; &quot;&amp;[.E98]&amp;&quot; &quot;&amp;[.F98]&amp;&quot; &quot;&amp;[.G98])">
            <text:p/>
          </table:table-cell>
          <table:table-cell table:formula="of:=IF([.L98]=&quot;&quot;;&quot;&quot;;[.$M$1]&amp;&quot; &quot;&amp;&quot;&quot;&quot;&quot;&amp;[.I98]&amp;&quot; &lt;&quot;&amp;[.$J98]&amp;&quot;&gt;&quot;&amp;&quot;&quot;&quot;&quot;&amp;&quot; &quot;&amp;[.F98]&amp;&quot; &quot;&amp;[.D98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99]=&quot;&quot;;&quot;&quot;;IFERROR(VLOOKUP([.I99];['name &amp; email'.$A$1:.$B$100];2;0);&quot;&quot;))">
            <text:p/>
          </table:table-cell>
          <table:table-cell/>
          <table:table-cell table:formula="of:=IF([.J99]=&quot;&quot;;&quot;&quot;;[.$L$1]&amp;&quot; &quot;&amp;[.D99]&amp;&quot; &quot;&amp;[.C99]&amp;&quot; &quot;&amp;[.B99]&amp;&quot; &quot;&amp;[.E99]&amp;&quot; &quot;&amp;[.F99]&amp;&quot; &quot;&amp;[.G99])">
            <text:p/>
          </table:table-cell>
          <table:table-cell table:formula="of:=IF([.L99]=&quot;&quot;;&quot;&quot;;[.$M$1]&amp;&quot; &quot;&amp;&quot;&quot;&quot;&quot;&amp;[.I99]&amp;&quot; &lt;&quot;&amp;[.$J99]&amp;&quot;&gt;&quot;&amp;&quot;&quot;&quot;&quot;&amp;&quot; &quot;&amp;[.F99]&amp;&quot; &quot;&amp;[.D9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]=&quot;&quot;;&quot;&quot;;[.A2])" office:value-type="string" office:string-value="04" calcext:value-type="string">
            <text:p>04</text:p>
          </table:table-cell>
          <table:table-cell table:formula="of:=[.B2]" office:value-type="string" office:string-value="Wed" calcext:value-type="string">
            <text:p>Wed</text:p>
          </table:table-cell>
          <table:table-cell table:formula="of:=[.$A$1]&amp;[.A100]" office:value-type="string" office:string-value="20151104" calcext:value-type="string">
            <text:p>20151104</text:p>
          </table:table-cell>
          <table:table-cell table:formula="of:=[.C100]&amp;&quot;-&quot;&amp;[.B100]&amp;&quot;-&quot;&amp;[.H100]" office:value-type="string" office:string-value="20151104-Wed-Vacuum" calcext:value-type="string">
            <text:p>20151104-Wed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0]&amp;&quot; &quot;&amp;[.H100]&amp;&quot;&quot;&quot;&quot;" office:value-type="string" office:string-value="&quot;Wed Vacuum&quot;" calcext:value-type="string">
            <text:p>"Wed Vacuum"</text:p>
          </table:table-cell>
          <table:table-cell table:style-name="ce8" table:formula="of:=&quot;&quot;&quot;&quot;&amp;[.B100]&amp;&quot; &quot;&amp;[.H100]&amp;&quot;&quot;&quot;&quot;" office:value-type="string" office:string-value="&quot;Wed Vacuum&quot;" calcext:value-type="string">
            <text:p>"Wed Vacuum"</text:p>
          </table:table-cell>
          <table:table-cell table:style-name="ce6" office:value-type="string" calcext:value-type="string">
            <text:p>Vacuum</text:p>
          </table:table-cell>
          <table:table-cell/>
          <table:table-cell table:formula="of:=IF([.I100]=&quot;&quot;;&quot;&quot;;IFERROR(VLOOKUP([.I100];['name &amp; email'.$A$1:.$B$100];2;0);&quot;&quot;))">
            <text:p/>
          </table:table-cell>
          <table:table-cell/>
          <table:table-cell table:formula="of:=IF([.J100]=&quot;&quot;;&quot;&quot;;[.$L$1]&amp;&quot; &quot;&amp;[.D100]&amp;&quot; &quot;&amp;[.C100]&amp;&quot; &quot;&amp;[.B100]&amp;&quot; &quot;&amp;[.E100]&amp;&quot; &quot;&amp;[.F100]&amp;&quot; &quot;&amp;[.G100])">
            <text:p/>
          </table:table-cell>
          <table:table-cell table:formula="of:=IF([.L100]=&quot;&quot;;&quot;&quot;;[.$M$1]&amp;&quot; &quot;&amp;&quot;&quot;&quot;&quot;&amp;[.I100]&amp;&quot; &lt;&quot;&amp;[.$J100]&amp;&quot;&gt;&quot;&amp;&quot;&quot;&quot;&quot;&amp;&quot; &quot;&amp;[.F100]&amp;&quot; &quot;&amp;[.D10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3]=&quot;&quot;;&quot;&quot;;[.A3])" office:value-type="string" office:string-value="06" calcext:value-type="string">
            <text:p>06</text:p>
          </table:table-cell>
          <table:table-cell table:formula="of:=[.B3]" office:value-type="string" office:string-value="Fri" calcext:value-type="string">
            <text:p>Fri</text:p>
          </table:table-cell>
          <table:table-cell table:formula="of:=[.$A$1]&amp;[.A101]" office:value-type="string" office:string-value="20151106" calcext:value-type="string">
            <text:p>20151106</text:p>
          </table:table-cell>
          <table:table-cell table:formula="of:=[.C101]&amp;&quot;-&quot;&amp;[.B101]&amp;&quot;-&quot;&amp;[.H101]" office:value-type="string" office:string-value="20151106-Fri-Vacuum" calcext:value-type="string">
            <text:p>20151106-Fri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1]&amp;&quot; &quot;&amp;[.H101]&amp;&quot;&quot;&quot;&quot;" office:value-type="string" office:string-value="&quot;Fri Vacuum&quot;" calcext:value-type="string">
            <text:p>"Fri Vacuum"</text:p>
          </table:table-cell>
          <table:table-cell table:style-name="ce8" table:formula="of:=&quot;&quot;&quot;&quot;&amp;[.B101]&amp;&quot; &quot;&amp;[.H101]&amp;&quot;&quot;&quot;&quot;" office:value-type="string" office:string-value="&quot;Fri Vacuum&quot;" calcext:value-type="string">
            <text:p>"Fri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1]=&quot;&quot;;&quot;&quot;;IFERROR(VLOOKUP([.I101];['name &amp; email'.$A$1:.$B$100];2;0);&quot;&quot;))">
            <text:p/>
          </table:table-cell>
          <table:table-cell/>
          <table:table-cell table:formula="of:=IF([.J101]=&quot;&quot;;&quot;&quot;;[.$L$1]&amp;&quot; &quot;&amp;[.D101]&amp;&quot; &quot;&amp;[.C101]&amp;&quot; &quot;&amp;[.B101]&amp;&quot; &quot;&amp;[.E101]&amp;&quot; &quot;&amp;[.F101]&amp;&quot; &quot;&amp;[.G101])">
            <text:p/>
          </table:table-cell>
          <table:table-cell table:formula="of:=IF([.L101]=&quot;&quot;;&quot;&quot;;[.$M$1]&amp;&quot; &quot;&amp;&quot;&quot;&quot;&quot;&amp;[.I101]&amp;&quot; &lt;&quot;&amp;[.$J101]&amp;&quot;&gt;&quot;&amp;&quot;&quot;&quot;&quot;&amp;&quot; &quot;&amp;[.F101]&amp;&quot; &quot;&amp;[.D10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4]=&quot;&quot;;&quot;&quot;;[.A4])" office:value-type="string" office:string-value="07" calcext:value-type="string">
            <text:p>07</text:p>
          </table:table-cell>
          <table:table-cell table:formula="of:=[.B4]" office:value-type="string" office:string-value="Sat-AM" calcext:value-type="string">
            <text:p>Sat-AM</text:p>
          </table:table-cell>
          <table:table-cell table:formula="of:=[.$A$1]&amp;[.A102]" office:value-type="string" office:string-value="20151107" calcext:value-type="string">
            <text:p>20151107</text:p>
          </table:table-cell>
          <table:table-cell table:formula="of:=[.C102]&amp;&quot;-&quot;&amp;[.B102]&amp;&quot;-&quot;&amp;[.H102]" office:value-type="string" office:string-value="20151107-Sat-AM-Vacuum" calcext:value-type="string">
            <text:p>20151107-Sat-A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2]&amp;&quot; &quot;&amp;[.H102]&amp;&quot;&quot;&quot;&quot;" office:value-type="string" office:string-value="&quot;Sat-AM Vacuum&quot;" calcext:value-type="string">
            <text:p>"Sat-AM Vacuum"</text:p>
          </table:table-cell>
          <table:table-cell table:style-name="ce8" table:formula="of:=&quot;&quot;&quot;&quot;&amp;[.B102]&amp;&quot; &quot;&amp;[.H102]&amp;&quot;&quot;&quot;&quot;" office:value-type="string" office:string-value="&quot;Sat-AM Vacuum&quot;" calcext:value-type="string">
            <text:p>"Sat-A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2]=&quot;&quot;;&quot;&quot;;IFERROR(VLOOKUP([.I102];['name &amp; email'.$A$1:.$B$100];2;0);&quot;&quot;))">
            <text:p/>
          </table:table-cell>
          <table:table-cell/>
          <table:table-cell table:formula="of:=IF([.J102]=&quot;&quot;;&quot;&quot;;[.$L$1]&amp;&quot; &quot;&amp;[.D102]&amp;&quot; &quot;&amp;[.C102]&amp;&quot; &quot;&amp;[.B102]&amp;&quot; &quot;&amp;[.E102]&amp;&quot; &quot;&amp;[.F102]&amp;&quot; &quot;&amp;[.G102])">
            <text:p/>
          </table:table-cell>
          <table:table-cell table:formula="of:=IF([.L102]=&quot;&quot;;&quot;&quot;;[.$M$1]&amp;&quot; &quot;&amp;&quot;&quot;&quot;&quot;&amp;[.I102]&amp;&quot; &lt;&quot;&amp;[.$J102]&amp;&quot;&gt;&quot;&amp;&quot;&quot;&quot;&quot;&amp;&quot; &quot;&amp;[.F102]&amp;&quot; &quot;&amp;[.D10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5]=&quot;&quot;;&quot;&quot;;[.A5])" office:value-type="string" office:string-value="07" calcext:value-type="string">
            <text:p>07</text:p>
          </table:table-cell>
          <table:table-cell table:formula="of:=[.B5]" office:value-type="string" office:string-value="Sat-PM" calcext:value-type="string">
            <text:p>Sat-PM</text:p>
          </table:table-cell>
          <table:table-cell table:formula="of:=[.$A$1]&amp;[.A103]" office:value-type="string" office:string-value="20151107" calcext:value-type="string">
            <text:p>20151107</text:p>
          </table:table-cell>
          <table:table-cell table:formula="of:=[.C103]&amp;&quot;-&quot;&amp;[.B103]&amp;&quot;-&quot;&amp;[.H103]" office:value-type="string" office:string-value="20151107-Sat-PM-Vacuum" calcext:value-type="string">
            <text:p>20151107-Sat-P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3]&amp;&quot; &quot;&amp;[.H103]&amp;&quot;&quot;&quot;&quot;" office:value-type="string" office:string-value="&quot;Sat-PM Vacuum&quot;" calcext:value-type="string">
            <text:p>"Sat-PM Vacuum"</text:p>
          </table:table-cell>
          <table:table-cell table:style-name="ce8" table:formula="of:=&quot;&quot;&quot;&quot;&amp;[.B103]&amp;&quot; &quot;&amp;[.H103]&amp;&quot;&quot;&quot;&quot;" office:value-type="string" office:string-value="&quot;Sat-PM Vacuum&quot;" calcext:value-type="string">
            <text:p>"Sat-P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3]=&quot;&quot;;&quot;&quot;;IFERROR(VLOOKUP([.I103];['name &amp; email'.$A$1:.$B$100];2;0);&quot;&quot;))">
            <text:p/>
          </table:table-cell>
          <table:table-cell/>
          <table:table-cell table:formula="of:=IF([.J103]=&quot;&quot;;&quot;&quot;;[.$L$1]&amp;&quot; &quot;&amp;[.D103]&amp;&quot; &quot;&amp;[.C103]&amp;&quot; &quot;&amp;[.B103]&amp;&quot; &quot;&amp;[.E103]&amp;&quot; &quot;&amp;[.F103]&amp;&quot; &quot;&amp;[.G103])">
            <text:p/>
          </table:table-cell>
          <table:table-cell table:formula="of:=IF([.L103]=&quot;&quot;;&quot;&quot;;[.$M$1]&amp;&quot; &quot;&amp;&quot;&quot;&quot;&quot;&amp;[.I103]&amp;&quot; &lt;&quot;&amp;[.$J103]&amp;&quot;&gt;&quot;&amp;&quot;&quot;&quot;&quot;&amp;&quot; &quot;&amp;[.F103]&amp;&quot; &quot;&amp;[.D10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6]=&quot;&quot;;&quot;&quot;;[.A6])" office:value-type="float" office:value="11" calcext:value-type="float">
            <text:p>11</text:p>
          </table:table-cell>
          <table:table-cell table:formula="of:=[.B6]" office:value-type="string" office:string-value="Wed" calcext:value-type="string">
            <text:p>Wed</text:p>
          </table:table-cell>
          <table:table-cell table:formula="of:=[.$A$1]&amp;[.A104]" office:value-type="string" office:string-value="20151111" calcext:value-type="string">
            <text:p>20151111</text:p>
          </table:table-cell>
          <table:table-cell table:formula="of:=[.C104]&amp;&quot;-&quot;&amp;[.B104]&amp;&quot;-&quot;&amp;[.H104]" office:value-type="string" office:string-value="20151111-Wed-Vacuum" calcext:value-type="string">
            <text:p>20151111-Wed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4]&amp;&quot; &quot;&amp;[.H104]&amp;&quot;&quot;&quot;&quot;" office:value-type="string" office:string-value="&quot;Wed Vacuum&quot;" calcext:value-type="string">
            <text:p>"Wed Vacuum"</text:p>
          </table:table-cell>
          <table:table-cell table:style-name="ce8" table:formula="of:=&quot;&quot;&quot;&quot;&amp;[.B104]&amp;&quot; &quot;&amp;[.H104]&amp;&quot;&quot;&quot;&quot;" office:value-type="string" office:string-value="&quot;Wed Vacuum&quot;" calcext:value-type="string">
            <text:p>"Wed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4]=&quot;&quot;;&quot;&quot;;IFERROR(VLOOKUP([.I104];['name &amp; email'.$A$1:.$B$100];2;0);&quot;&quot;))">
            <text:p/>
          </table:table-cell>
          <table:table-cell/>
          <table:table-cell table:formula="of:=IF([.J104]=&quot;&quot;;&quot;&quot;;[.$L$1]&amp;&quot; &quot;&amp;[.D104]&amp;&quot; &quot;&amp;[.C104]&amp;&quot; &quot;&amp;[.B104]&amp;&quot; &quot;&amp;[.E104]&amp;&quot; &quot;&amp;[.F104]&amp;&quot; &quot;&amp;[.G104])">
            <text:p/>
          </table:table-cell>
          <table:table-cell table:formula="of:=IF([.L104]=&quot;&quot;;&quot;&quot;;[.$M$1]&amp;&quot; &quot;&amp;&quot;&quot;&quot;&quot;&amp;[.I104]&amp;&quot; &lt;&quot;&amp;[.$J104]&amp;&quot;&gt;&quot;&amp;&quot;&quot;&quot;&quot;&amp;&quot; &quot;&amp;[.F104]&amp;&quot; &quot;&amp;[.D10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7]=&quot;&quot;;&quot;&quot;;[.A7])" office:value-type="float" office:value="13" calcext:value-type="float">
            <text:p>13</text:p>
          </table:table-cell>
          <table:table-cell table:formula="of:=[.B7]" office:value-type="string" office:string-value="Fri" calcext:value-type="string">
            <text:p>Fri</text:p>
          </table:table-cell>
          <table:table-cell table:formula="of:=[.$A$1]&amp;[.A105]" office:value-type="string" office:string-value="20151113" calcext:value-type="string">
            <text:p>20151113</text:p>
          </table:table-cell>
          <table:table-cell table:formula="of:=[.C105]&amp;&quot;-&quot;&amp;[.B105]&amp;&quot;-&quot;&amp;[.H105]" office:value-type="string" office:string-value="20151113-Fri-Vacuum" calcext:value-type="string">
            <text:p>20151113-Fri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5]&amp;&quot; &quot;&amp;[.H105]&amp;&quot;&quot;&quot;&quot;" office:value-type="string" office:string-value="&quot;Fri Vacuum&quot;" calcext:value-type="string">
            <text:p>"Fri Vacuum"</text:p>
          </table:table-cell>
          <table:table-cell table:style-name="ce8" table:formula="of:=&quot;&quot;&quot;&quot;&amp;[.B105]&amp;&quot; &quot;&amp;[.H105]&amp;&quot;&quot;&quot;&quot;" office:value-type="string" office:string-value="&quot;Fri Vacuum&quot;" calcext:value-type="string">
            <text:p>"Fri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5]=&quot;&quot;;&quot;&quot;;IFERROR(VLOOKUP([.I105];['name &amp; email'.$A$1:.$B$100];2;0);&quot;&quot;))">
            <text:p/>
          </table:table-cell>
          <table:table-cell/>
          <table:table-cell table:formula="of:=IF([.J105]=&quot;&quot;;&quot;&quot;;[.$L$1]&amp;&quot; &quot;&amp;[.D105]&amp;&quot; &quot;&amp;[.C105]&amp;&quot; &quot;&amp;[.B105]&amp;&quot; &quot;&amp;[.E105]&amp;&quot; &quot;&amp;[.F105]&amp;&quot; &quot;&amp;[.G105])">
            <text:p/>
          </table:table-cell>
          <table:table-cell table:formula="of:=IF([.L105]=&quot;&quot;;&quot;&quot;;[.$M$1]&amp;&quot; &quot;&amp;&quot;&quot;&quot;&quot;&amp;[.I105]&amp;&quot; &lt;&quot;&amp;[.$J105]&amp;&quot;&gt;&quot;&amp;&quot;&quot;&quot;&quot;&amp;&quot; &quot;&amp;[.F105]&amp;&quot; &quot;&amp;[.D10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8]=&quot;&quot;;&quot;&quot;;[.A8])" office:value-type="float" office:value="14" calcext:value-type="float">
            <text:p>14</text:p>
          </table:table-cell>
          <table:table-cell table:formula="of:=[.B8]" office:value-type="string" office:string-value="Sat-AM" calcext:value-type="string">
            <text:p>Sat-AM</text:p>
          </table:table-cell>
          <table:table-cell table:formula="of:=[.$A$1]&amp;[.A106]" office:value-type="string" office:string-value="20151114" calcext:value-type="string">
            <text:p>20151114</text:p>
          </table:table-cell>
          <table:table-cell table:formula="of:=[.C106]&amp;&quot;-&quot;&amp;[.B106]&amp;&quot;-&quot;&amp;[.H106]" office:value-type="string" office:string-value="20151114-Sat-AM-Vacuum" calcext:value-type="string">
            <text:p>20151114-Sat-A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6]&amp;&quot; &quot;&amp;[.H106]&amp;&quot;&quot;&quot;&quot;" office:value-type="string" office:string-value="&quot;Sat-AM Vacuum&quot;" calcext:value-type="string">
            <text:p>"Sat-AM Vacuum"</text:p>
          </table:table-cell>
          <table:table-cell table:style-name="ce8" table:formula="of:=&quot;&quot;&quot;&quot;&amp;[.B106]&amp;&quot; &quot;&amp;[.H106]&amp;&quot;&quot;&quot;&quot;" office:value-type="string" office:string-value="&quot;Sat-AM Vacuum&quot;" calcext:value-type="string">
            <text:p>"Sat-A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6]=&quot;&quot;;&quot;&quot;;IFERROR(VLOOKUP([.I106];['name &amp; email'.$A$1:.$B$100];2;0);&quot;&quot;))">
            <text:p/>
          </table:table-cell>
          <table:table-cell/>
          <table:table-cell table:formula="of:=IF([.J106]=&quot;&quot;;&quot;&quot;;[.$L$1]&amp;&quot; &quot;&amp;[.D106]&amp;&quot; &quot;&amp;[.C106]&amp;&quot; &quot;&amp;[.B106]&amp;&quot; &quot;&amp;[.E106]&amp;&quot; &quot;&amp;[.F106]&amp;&quot; &quot;&amp;[.G106])">
            <text:p/>
          </table:table-cell>
          <table:table-cell table:formula="of:=IF([.L106]=&quot;&quot;;&quot;&quot;;[.$M$1]&amp;&quot; &quot;&amp;&quot;&quot;&quot;&quot;&amp;[.I106]&amp;&quot; &lt;&quot;&amp;[.$J106]&amp;&quot;&gt;&quot;&amp;&quot;&quot;&quot;&quot;&amp;&quot; &quot;&amp;[.F106]&amp;&quot; &quot;&amp;[.D10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9]=&quot;&quot;;&quot;&quot;;[.A9])" office:value-type="float" office:value="14" calcext:value-type="float">
            <text:p>14</text:p>
          </table:table-cell>
          <table:table-cell table:formula="of:=[.B9]" office:value-type="string" office:string-value="Sat-PM" calcext:value-type="string">
            <text:p>Sat-PM</text:p>
          </table:table-cell>
          <table:table-cell table:formula="of:=[.$A$1]&amp;[.A107]" office:value-type="string" office:string-value="20151114" calcext:value-type="string">
            <text:p>20151114</text:p>
          </table:table-cell>
          <table:table-cell table:formula="of:=[.C107]&amp;&quot;-&quot;&amp;[.B107]&amp;&quot;-&quot;&amp;[.H107]" office:value-type="string" office:string-value="20151114-Sat-PM-Vacuum" calcext:value-type="string">
            <text:p>20151114-Sat-P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7]&amp;&quot; &quot;&amp;[.H107]&amp;&quot;&quot;&quot;&quot;" office:value-type="string" office:string-value="&quot;Sat-PM Vacuum&quot;" calcext:value-type="string">
            <text:p>"Sat-PM Vacuum"</text:p>
          </table:table-cell>
          <table:table-cell table:style-name="ce8" table:formula="of:=&quot;&quot;&quot;&quot;&amp;[.B107]&amp;&quot; &quot;&amp;[.H107]&amp;&quot;&quot;&quot;&quot;" office:value-type="string" office:string-value="&quot;Sat-PM Vacuum&quot;" calcext:value-type="string">
            <text:p>"Sat-P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7]=&quot;&quot;;&quot;&quot;;IFERROR(VLOOKUP([.I107];['name &amp; email'.$A$1:.$B$100];2;0);&quot;&quot;))">
            <text:p/>
          </table:table-cell>
          <table:table-cell/>
          <table:table-cell table:formula="of:=IF([.J107]=&quot;&quot;;&quot;&quot;;[.$L$1]&amp;&quot; &quot;&amp;[.D107]&amp;&quot; &quot;&amp;[.C107]&amp;&quot; &quot;&amp;[.B107]&amp;&quot; &quot;&amp;[.E107]&amp;&quot; &quot;&amp;[.F107]&amp;&quot; &quot;&amp;[.G107])">
            <text:p/>
          </table:table-cell>
          <table:table-cell table:formula="of:=IF([.L107]=&quot;&quot;;&quot;&quot;;[.$M$1]&amp;&quot; &quot;&amp;&quot;&quot;&quot;&quot;&amp;[.I107]&amp;&quot; &lt;&quot;&amp;[.$J107]&amp;&quot;&gt;&quot;&amp;&quot;&quot;&quot;&quot;&amp;&quot; &quot;&amp;[.F107]&amp;&quot; &quot;&amp;[.D10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0]=&quot;&quot;;&quot;&quot;;[.A10])" office:value-type="float" office:value="18" calcext:value-type="float">
            <text:p>18</text:p>
          </table:table-cell>
          <table:table-cell table:formula="of:=[.B10]" office:value-type="string" office:string-value="Wed" calcext:value-type="string">
            <text:p>Wed</text:p>
          </table:table-cell>
          <table:table-cell table:formula="of:=[.$A$1]&amp;[.A108]" office:value-type="string" office:string-value="20151118" calcext:value-type="string">
            <text:p>20151118</text:p>
          </table:table-cell>
          <table:table-cell table:formula="of:=[.C108]&amp;&quot;-&quot;&amp;[.B108]&amp;&quot;-&quot;&amp;[.H108]" office:value-type="string" office:string-value="20151118-Wed-Vacuum" calcext:value-type="string">
            <text:p>20151118-Wed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8]&amp;&quot; &quot;&amp;[.H108]&amp;&quot;&quot;&quot;&quot;" office:value-type="string" office:string-value="&quot;Wed Vacuum&quot;" calcext:value-type="string">
            <text:p>"Wed Vacuum"</text:p>
          </table:table-cell>
          <table:table-cell table:style-name="ce8" table:formula="of:=&quot;&quot;&quot;&quot;&amp;[.B108]&amp;&quot; &quot;&amp;[.H108]&amp;&quot;&quot;&quot;&quot;" office:value-type="string" office:string-value="&quot;Wed Vacuum&quot;" calcext:value-type="string">
            <text:p>"Wed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8]=&quot;&quot;;&quot;&quot;;IFERROR(VLOOKUP([.I108];['name &amp; email'.$A$1:.$B$100];2;0);&quot;&quot;))">
            <text:p/>
          </table:table-cell>
          <table:table-cell/>
          <table:table-cell table:formula="of:=IF([.J108]=&quot;&quot;;&quot;&quot;;[.$L$1]&amp;&quot; &quot;&amp;[.D108]&amp;&quot; &quot;&amp;[.C108]&amp;&quot; &quot;&amp;[.B108]&amp;&quot; &quot;&amp;[.E108]&amp;&quot; &quot;&amp;[.F108]&amp;&quot; &quot;&amp;[.G108])">
            <text:p/>
          </table:table-cell>
          <table:table-cell table:formula="of:=IF([.L108]=&quot;&quot;;&quot;&quot;;[.$M$1]&amp;&quot; &quot;&amp;&quot;&quot;&quot;&quot;&amp;[.I108]&amp;&quot; &lt;&quot;&amp;[.$J108]&amp;&quot;&gt;&quot;&amp;&quot;&quot;&quot;&quot;&amp;&quot; &quot;&amp;[.F108]&amp;&quot; &quot;&amp;[.D10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1]=&quot;&quot;;&quot;&quot;;[.A11])" office:value-type="float" office:value="20" calcext:value-type="float">
            <text:p>20</text:p>
          </table:table-cell>
          <table:table-cell table:formula="of:=[.B11]" office:value-type="string" office:string-value="Fri" calcext:value-type="string">
            <text:p>Fri</text:p>
          </table:table-cell>
          <table:table-cell table:formula="of:=[.$A$1]&amp;[.A109]" office:value-type="string" office:string-value="20151120" calcext:value-type="string">
            <text:p>20151120</text:p>
          </table:table-cell>
          <table:table-cell table:formula="of:=[.C109]&amp;&quot;-&quot;&amp;[.B109]&amp;&quot;-&quot;&amp;[.H109]" office:value-type="string" office:string-value="20151120-Fri-Vacuum" calcext:value-type="string">
            <text:p>20151120-Fri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09]&amp;&quot; &quot;&amp;[.H109]&amp;&quot;&quot;&quot;&quot;" office:value-type="string" office:string-value="&quot;Fri Vacuum&quot;" calcext:value-type="string">
            <text:p>"Fri Vacuum"</text:p>
          </table:table-cell>
          <table:table-cell table:style-name="ce8" table:formula="of:=&quot;&quot;&quot;&quot;&amp;[.B109]&amp;&quot; &quot;&amp;[.H109]&amp;&quot;&quot;&quot;&quot;" office:value-type="string" office:string-value="&quot;Fri Vacuum&quot;" calcext:value-type="string">
            <text:p>"Fri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09]=&quot;&quot;;&quot;&quot;;IFERROR(VLOOKUP([.I109];['name &amp; email'.$A$1:.$B$100];2;0);&quot;&quot;))">
            <text:p/>
          </table:table-cell>
          <table:table-cell/>
          <table:table-cell table:formula="of:=IF([.J109]=&quot;&quot;;&quot;&quot;;[.$L$1]&amp;&quot; &quot;&amp;[.D109]&amp;&quot; &quot;&amp;[.C109]&amp;&quot; &quot;&amp;[.B109]&amp;&quot; &quot;&amp;[.E109]&amp;&quot; &quot;&amp;[.F109]&amp;&quot; &quot;&amp;[.G109])">
            <text:p/>
          </table:table-cell>
          <table:table-cell table:formula="of:=IF([.L109]=&quot;&quot;;&quot;&quot;;[.$M$1]&amp;&quot; &quot;&amp;&quot;&quot;&quot;&quot;&amp;[.I109]&amp;&quot; &lt;&quot;&amp;[.$J109]&amp;&quot;&gt;&quot;&amp;&quot;&quot;&quot;&quot;&amp;&quot; &quot;&amp;[.F109]&amp;&quot; &quot;&amp;[.D10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2]=&quot;&quot;;&quot;&quot;;[.A12])" office:value-type="float" office:value="21" calcext:value-type="float">
            <text:p>21</text:p>
          </table:table-cell>
          <table:table-cell table:formula="of:=[.B12]" office:value-type="string" office:string-value="Sat-AM" calcext:value-type="string">
            <text:p>Sat-AM</text:p>
          </table:table-cell>
          <table:table-cell table:formula="of:=[.$A$1]&amp;[.A110]" office:value-type="string" office:string-value="20151121" calcext:value-type="string">
            <text:p>20151121</text:p>
          </table:table-cell>
          <table:table-cell table:formula="of:=[.C110]&amp;&quot;-&quot;&amp;[.B110]&amp;&quot;-&quot;&amp;[.H110]" office:value-type="string" office:string-value="20151121-Sat-AM-Vacuum" calcext:value-type="string">
            <text:p>20151121-Sat-A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10]&amp;&quot; &quot;&amp;[.H110]&amp;&quot;&quot;&quot;&quot;" office:value-type="string" office:string-value="&quot;Sat-AM Vacuum&quot;" calcext:value-type="string">
            <text:p>"Sat-AM Vacuum"</text:p>
          </table:table-cell>
          <table:table-cell table:style-name="ce8" table:formula="of:=&quot;&quot;&quot;&quot;&amp;[.B110]&amp;&quot; &quot;&amp;[.H110]&amp;&quot;&quot;&quot;&quot;" office:value-type="string" office:string-value="&quot;Sat-AM Vacuum&quot;" calcext:value-type="string">
            <text:p>"Sat-A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10]=&quot;&quot;;&quot;&quot;;IFERROR(VLOOKUP([.I110];['name &amp; email'.$A$1:.$B$100];2;0);&quot;&quot;))">
            <text:p/>
          </table:table-cell>
          <table:table-cell/>
          <table:table-cell table:formula="of:=IF([.J110]=&quot;&quot;;&quot;&quot;;[.$L$1]&amp;&quot; &quot;&amp;[.D110]&amp;&quot; &quot;&amp;[.C110]&amp;&quot; &quot;&amp;[.B110]&amp;&quot; &quot;&amp;[.E110]&amp;&quot; &quot;&amp;[.F110]&amp;&quot; &quot;&amp;[.G110])">
            <text:p/>
          </table:table-cell>
          <table:table-cell table:formula="of:=IF([.L110]=&quot;&quot;;&quot;&quot;;[.$M$1]&amp;&quot; &quot;&amp;&quot;&quot;&quot;&quot;&amp;[.I110]&amp;&quot; &lt;&quot;&amp;[.$J110]&amp;&quot;&gt;&quot;&amp;&quot;&quot;&quot;&quot;&amp;&quot; &quot;&amp;[.F110]&amp;&quot; &quot;&amp;[.D11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3]=&quot;&quot;;&quot;&quot;;[.A13])" office:value-type="float" office:value="21" calcext:value-type="float">
            <text:p>21</text:p>
          </table:table-cell>
          <table:table-cell table:formula="of:=[.B13]" office:value-type="string" office:string-value="Sat-PM" calcext:value-type="string">
            <text:p>Sat-PM</text:p>
          </table:table-cell>
          <table:table-cell table:formula="of:=[.$A$1]&amp;[.A111]" office:value-type="string" office:string-value="20151121" calcext:value-type="string">
            <text:p>20151121</text:p>
          </table:table-cell>
          <table:table-cell table:formula="of:=[.C111]&amp;&quot;-&quot;&amp;[.B111]&amp;&quot;-&quot;&amp;[.H111]" office:value-type="string" office:string-value="20151121-Sat-PM-Vacuum" calcext:value-type="string">
            <text:p>20151121-Sat-P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11]&amp;&quot; &quot;&amp;[.H111]&amp;&quot;&quot;&quot;&quot;" office:value-type="string" office:string-value="&quot;Sat-PM Vacuum&quot;" calcext:value-type="string">
            <text:p>"Sat-PM Vacuum"</text:p>
          </table:table-cell>
          <table:table-cell table:style-name="ce8" table:formula="of:=&quot;&quot;&quot;&quot;&amp;[.B111]&amp;&quot; &quot;&amp;[.H111]&amp;&quot;&quot;&quot;&quot;" office:value-type="string" office:string-value="&quot;Sat-PM Vacuum&quot;" calcext:value-type="string">
            <text:p>"Sat-P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11]=&quot;&quot;;&quot;&quot;;IFERROR(VLOOKUP([.I111];['name &amp; email'.$A$1:.$B$100];2;0);&quot;&quot;))">
            <text:p/>
          </table:table-cell>
          <table:table-cell/>
          <table:table-cell table:formula="of:=IF([.J111]=&quot;&quot;;&quot;&quot;;[.$L$1]&amp;&quot; &quot;&amp;[.D111]&amp;&quot; &quot;&amp;[.C111]&amp;&quot; &quot;&amp;[.B111]&amp;&quot; &quot;&amp;[.E111]&amp;&quot; &quot;&amp;[.F111]&amp;&quot; &quot;&amp;[.G111])">
            <text:p/>
          </table:table-cell>
          <table:table-cell table:formula="of:=IF([.L111]=&quot;&quot;;&quot;&quot;;[.$M$1]&amp;&quot; &quot;&amp;&quot;&quot;&quot;&quot;&amp;[.I111]&amp;&quot; &lt;&quot;&amp;[.$J111]&amp;&quot;&gt;&quot;&amp;&quot;&quot;&quot;&quot;&amp;&quot; &quot;&amp;[.F111]&amp;&quot; &quot;&amp;[.D11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4]=&quot;&quot;;&quot;&quot;;[.A14])" office:value-type="float" office:value="25" calcext:value-type="float">
            <text:p>25</text:p>
          </table:table-cell>
          <table:table-cell table:formula="of:=[.B14]" office:value-type="string" office:string-value="Wed" calcext:value-type="string">
            <text:p>Wed</text:p>
          </table:table-cell>
          <table:table-cell table:formula="of:=[.$A$1]&amp;[.A112]" office:value-type="string" office:string-value="20151125" calcext:value-type="string">
            <text:p>20151125</text:p>
          </table:table-cell>
          <table:table-cell table:formula="of:=[.C112]&amp;&quot;-&quot;&amp;[.B112]&amp;&quot;-&quot;&amp;[.H112]" office:value-type="string" office:string-value="20151125-Wed-Vacuum" calcext:value-type="string">
            <text:p>20151125-Wed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12]&amp;&quot; &quot;&amp;[.H112]&amp;&quot;&quot;&quot;&quot;" office:value-type="string" office:string-value="&quot;Wed Vacuum&quot;" calcext:value-type="string">
            <text:p>"Wed Vacuum"</text:p>
          </table:table-cell>
          <table:table-cell table:style-name="ce8" table:formula="of:=&quot;&quot;&quot;&quot;&amp;[.B112]&amp;&quot; &quot;&amp;[.H112]&amp;&quot;&quot;&quot;&quot;" office:value-type="string" office:string-value="&quot;Wed Vacuum&quot;" calcext:value-type="string">
            <text:p>"Wed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12]=&quot;&quot;;&quot;&quot;;IFERROR(VLOOKUP([.I112];['name &amp; email'.$A$1:.$B$100];2;0);&quot;&quot;))">
            <text:p/>
          </table:table-cell>
          <table:table-cell/>
          <table:table-cell table:formula="of:=IF([.J112]=&quot;&quot;;&quot;&quot;;[.$L$1]&amp;&quot; &quot;&amp;[.D112]&amp;&quot; &quot;&amp;[.C112]&amp;&quot; &quot;&amp;[.B112]&amp;&quot; &quot;&amp;[.E112]&amp;&quot; &quot;&amp;[.F112]&amp;&quot; &quot;&amp;[.G112])">
            <text:p/>
          </table:table-cell>
          <table:table-cell table:formula="of:=IF([.L112]=&quot;&quot;;&quot;&quot;;[.$M$1]&amp;&quot; &quot;&amp;&quot;&quot;&quot;&quot;&amp;[.I112]&amp;&quot; &lt;&quot;&amp;[.$J112]&amp;&quot;&gt;&quot;&amp;&quot;&quot;&quot;&quot;&amp;&quot; &quot;&amp;[.F112]&amp;&quot; &quot;&amp;[.D11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5]=&quot;&quot;;&quot;&quot;;[.A15])" office:value-type="float" office:value="27" calcext:value-type="float">
            <text:p>27</text:p>
          </table:table-cell>
          <table:table-cell table:formula="of:=[.B15]" office:value-type="string" office:string-value="Fri" calcext:value-type="string">
            <text:p>Fri</text:p>
          </table:table-cell>
          <table:table-cell table:formula="of:=[.$A$1]&amp;[.A113]" office:value-type="string" office:string-value="20151127" calcext:value-type="string">
            <text:p>20151127</text:p>
          </table:table-cell>
          <table:table-cell table:formula="of:=[.C113]&amp;&quot;-&quot;&amp;[.B113]&amp;&quot;-&quot;&amp;[.H113]" office:value-type="string" office:string-value="20151127-Fri-Vacuum" calcext:value-type="string">
            <text:p>20151127-Fri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13]&amp;&quot; &quot;&amp;[.H113]&amp;&quot;&quot;&quot;&quot;" office:value-type="string" office:string-value="&quot;Fri Vacuum&quot;" calcext:value-type="string">
            <text:p>"Fri Vacuum"</text:p>
          </table:table-cell>
          <table:table-cell table:style-name="ce8" table:formula="of:=&quot;&quot;&quot;&quot;&amp;[.B113]&amp;&quot; &quot;&amp;[.H113]&amp;&quot;&quot;&quot;&quot;" office:value-type="string" office:string-value="&quot;Fri Vacuum&quot;" calcext:value-type="string">
            <text:p>"Fri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13]=&quot;&quot;;&quot;&quot;;IFERROR(VLOOKUP([.I113];['name &amp; email'.$A$1:.$B$100];2;0);&quot;&quot;))">
            <text:p/>
          </table:table-cell>
          <table:table-cell/>
          <table:table-cell table:formula="of:=IF([.J113]=&quot;&quot;;&quot;&quot;;[.$L$1]&amp;&quot; &quot;&amp;[.D113]&amp;&quot; &quot;&amp;[.C113]&amp;&quot; &quot;&amp;[.B113]&amp;&quot; &quot;&amp;[.E113]&amp;&quot; &quot;&amp;[.F113]&amp;&quot; &quot;&amp;[.G113])">
            <text:p/>
          </table:table-cell>
          <table:table-cell table:formula="of:=IF([.L113]=&quot;&quot;;&quot;&quot;;[.$M$1]&amp;&quot; &quot;&amp;&quot;&quot;&quot;&quot;&amp;[.I113]&amp;&quot; &lt;&quot;&amp;[.$J113]&amp;&quot;&gt;&quot;&amp;&quot;&quot;&quot;&quot;&amp;&quot; &quot;&amp;[.F113]&amp;&quot; &quot;&amp;[.D11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6]=&quot;&quot;;&quot;&quot;;[.A16])" office:value-type="float" office:value="28" calcext:value-type="float">
            <text:p>28</text:p>
          </table:table-cell>
          <table:table-cell table:formula="of:=[.B16]" office:value-type="string" office:string-value="Sat-AM" calcext:value-type="string">
            <text:p>Sat-AM</text:p>
          </table:table-cell>
          <table:table-cell table:formula="of:=[.$A$1]&amp;[.A114]" office:value-type="string" office:string-value="20151128" calcext:value-type="string">
            <text:p>20151128</text:p>
          </table:table-cell>
          <table:table-cell table:formula="of:=[.C114]&amp;&quot;-&quot;&amp;[.B114]&amp;&quot;-&quot;&amp;[.H114]" office:value-type="string" office:string-value="20151128-Sat-AM-Vacuum" calcext:value-type="string">
            <text:p>20151128-Sat-A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14]&amp;&quot; &quot;&amp;[.H114]&amp;&quot;&quot;&quot;&quot;" office:value-type="string" office:string-value="&quot;Sat-AM Vacuum&quot;" calcext:value-type="string">
            <text:p>"Sat-AM Vacuum"</text:p>
          </table:table-cell>
          <table:table-cell table:style-name="ce8" table:formula="of:=&quot;&quot;&quot;&quot;&amp;[.B114]&amp;&quot; &quot;&amp;[.H114]&amp;&quot;&quot;&quot;&quot;" office:value-type="string" office:string-value="&quot;Sat-AM Vacuum&quot;" calcext:value-type="string">
            <text:p>"Sat-A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14]=&quot;&quot;;&quot;&quot;;IFERROR(VLOOKUP([.I114];['name &amp; email'.$A$1:.$B$100];2;0);&quot;&quot;))">
            <text:p/>
          </table:table-cell>
          <table:table-cell/>
          <table:table-cell table:formula="of:=IF([.J114]=&quot;&quot;;&quot;&quot;;[.$L$1]&amp;&quot; &quot;&amp;[.D114]&amp;&quot; &quot;&amp;[.C114]&amp;&quot; &quot;&amp;[.B114]&amp;&quot; &quot;&amp;[.E114]&amp;&quot; &quot;&amp;[.F114]&amp;&quot; &quot;&amp;[.G114])">
            <text:p/>
          </table:table-cell>
          <table:table-cell table:formula="of:=IF([.L114]=&quot;&quot;;&quot;&quot;;[.$M$1]&amp;&quot; &quot;&amp;&quot;&quot;&quot;&quot;&amp;[.I114]&amp;&quot; &lt;&quot;&amp;[.$J114]&amp;&quot;&gt;&quot;&amp;&quot;&quot;&quot;&quot;&amp;&quot; &quot;&amp;[.F114]&amp;&quot; &quot;&amp;[.D11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7]=&quot;&quot;;&quot;&quot;;[.A17])" office:value-type="float" office:value="28" calcext:value-type="float">
            <text:p>28</text:p>
          </table:table-cell>
          <table:table-cell table:formula="of:=[.B17]" office:value-type="string" office:string-value="Sat-PM" calcext:value-type="string">
            <text:p>Sat-PM</text:p>
          </table:table-cell>
          <table:table-cell table:formula="of:=[.$A$1]&amp;[.A115]" office:value-type="string" office:string-value="20151128" calcext:value-type="string">
            <text:p>20151128</text:p>
          </table:table-cell>
          <table:table-cell table:formula="of:=[.C115]&amp;&quot;-&quot;&amp;[.B115]&amp;&quot;-&quot;&amp;[.H115]" office:value-type="string" office:string-value="20151128-Sat-PM-Vacuum" calcext:value-type="string">
            <text:p>20151128-Sat-PM-Vacuum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15]&amp;&quot; &quot;&amp;[.H115]&amp;&quot;&quot;&quot;&quot;" office:value-type="string" office:string-value="&quot;Sat-PM Vacuum&quot;" calcext:value-type="string">
            <text:p>"Sat-PM Vacuum"</text:p>
          </table:table-cell>
          <table:table-cell table:style-name="ce8" table:formula="of:=&quot;&quot;&quot;&quot;&amp;[.B115]&amp;&quot; &quot;&amp;[.H115]&amp;&quot;&quot;&quot;&quot;" office:value-type="string" office:string-value="&quot;Sat-PM Vacuum&quot;" calcext:value-type="string">
            <text:p>"Sat-PM Vacuum"</text:p>
          </table:table-cell>
          <table:table-cell table:formula="of:=[.$H$100]" office:value-type="string" office:string-value="Vacuum" calcext:value-type="string">
            <text:p>Vacuum</text:p>
          </table:table-cell>
          <table:table-cell/>
          <table:table-cell table:formula="of:=IF([.I115]=&quot;&quot;;&quot;&quot;;IFERROR(VLOOKUP([.I115];['name &amp; email'.$A$1:.$B$100];2;0);&quot;&quot;))">
            <text:p/>
          </table:table-cell>
          <table:table-cell/>
          <table:table-cell table:formula="of:=IF([.J115]=&quot;&quot;;&quot;&quot;;[.$L$1]&amp;&quot; &quot;&amp;[.D115]&amp;&quot; &quot;&amp;[.C115]&amp;&quot; &quot;&amp;[.B115]&amp;&quot; &quot;&amp;[.E115]&amp;&quot; &quot;&amp;[.F115]&amp;&quot; &quot;&amp;[.G115])">
            <text:p/>
          </table:table-cell>
          <table:table-cell table:formula="of:=IF([.L115]=&quot;&quot;;&quot;&quot;;[.$M$1]&amp;&quot; &quot;&amp;&quot;&quot;&quot;&quot;&amp;[.I115]&amp;&quot; &lt;&quot;&amp;[.$J115]&amp;&quot;&gt;&quot;&amp;&quot;&quot;&quot;&quot;&amp;&quot; &quot;&amp;[.F115]&amp;&quot; &quot;&amp;[.D11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8]=&quot;&quot;;&quot;&quot;;[.A18])" office:value-type="string" office:string-value="01" calcext:value-type="string">
            <text:p>01</text:p>
          </table:table-cell>
          <table:table-cell table:number-columns-repeated="8"/>
          <table:table-cell table:formula="of:=IF([.I116]=&quot;&quot;;&quot;&quot;;IFERROR(VLOOKUP([.I116];['name &amp; email'.$A$1:.$B$100];2;0);&quot;&quot;))">
            <text:p/>
          </table:table-cell>
          <table:table-cell/>
          <table:table-cell table:formula="of:=IF([.J116]=&quot;&quot;;&quot;&quot;;[.$L$1]&amp;&quot; &quot;&amp;[.D116]&amp;&quot; &quot;&amp;[.C116]&amp;&quot; &quot;&amp;[.B116]&amp;&quot; &quot;&amp;[.E116]&amp;&quot; &quot;&amp;[.F116]&amp;&quot; &quot;&amp;[.G116])">
            <text:p/>
          </table:table-cell>
          <table:table-cell table:formula="of:=IF([.L116]=&quot;&quot;;&quot;&quot;;[.$M$1]&amp;&quot; &quot;&amp;&quot;&quot;&quot;&quot;&amp;[.I116]&amp;&quot; &lt;&quot;&amp;[.$J116]&amp;&quot;&gt;&quot;&amp;&quot;&quot;&quot;&quot;&amp;&quot; &quot;&amp;[.F116]&amp;&quot; &quot;&amp;[.D11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9]=&quot;&quot;;&quot;&quot;;[.A19])" office:value-type="string" office:string-value="02" calcext:value-type="string">
            <text:p>02</text:p>
          </table:table-cell>
          <table:table-cell table:number-columns-repeated="8"/>
          <table:table-cell table:formula="of:=IF([.I117]=&quot;&quot;;&quot;&quot;;IFERROR(VLOOKUP([.I117];['name &amp; email'.$A$1:.$B$100];2;0);&quot;&quot;))">
            <text:p/>
          </table:table-cell>
          <table:table-cell/>
          <table:table-cell table:formula="of:=IF([.J117]=&quot;&quot;;&quot;&quot;;[.$L$1]&amp;&quot; &quot;&amp;[.D117]&amp;&quot; &quot;&amp;[.C117]&amp;&quot; &quot;&amp;[.B117]&amp;&quot; &quot;&amp;[.E117]&amp;&quot; &quot;&amp;[.F117]&amp;&quot; &quot;&amp;[.G117])">
            <text:p/>
          </table:table-cell>
          <table:table-cell table:formula="of:=IF([.L117]=&quot;&quot;;&quot;&quot;;[.$M$1]&amp;&quot; &quot;&amp;&quot;&quot;&quot;&quot;&amp;[.I117]&amp;&quot; &lt;&quot;&amp;[.$J117]&amp;&quot;&gt;&quot;&amp;&quot;&quot;&quot;&quot;&amp;&quot; &quot;&amp;[.F117]&amp;&quot; &quot;&amp;[.D11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0]=&quot;&quot;;&quot;&quot;;[.A20])" office:value-type="string" office:string-value="03" calcext:value-type="string">
            <text:p>03</text:p>
          </table:table-cell>
          <table:table-cell table:number-columns-repeated="8"/>
          <table:table-cell table:formula="of:=IF([.I118]=&quot;&quot;;&quot;&quot;;IFERROR(VLOOKUP([.I118];['name &amp; email'.$A$1:.$B$100];2;0);&quot;&quot;))">
            <text:p/>
          </table:table-cell>
          <table:table-cell/>
          <table:table-cell table:formula="of:=IF([.J118]=&quot;&quot;;&quot;&quot;;[.$L$1]&amp;&quot; &quot;&amp;[.D118]&amp;&quot; &quot;&amp;[.C118]&amp;&quot; &quot;&amp;[.B118]&amp;&quot; &quot;&amp;[.E118]&amp;&quot; &quot;&amp;[.F118]&amp;&quot; &quot;&amp;[.G118])">
            <text:p/>
          </table:table-cell>
          <table:table-cell table:formula="of:=IF([.L118]=&quot;&quot;;&quot;&quot;;[.$M$1]&amp;&quot; &quot;&amp;&quot;&quot;&quot;&quot;&amp;[.I118]&amp;&quot; &lt;&quot;&amp;[.$J118]&amp;&quot;&gt;&quot;&amp;&quot;&quot;&quot;&quot;&amp;&quot; &quot;&amp;[.F118]&amp;&quot; &quot;&amp;[.D11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1]=&quot;&quot;;&quot;&quot;;[.A21])" office:value-type="string" office:string-value="04" calcext:value-type="string">
            <text:p>04</text:p>
          </table:table-cell>
          <table:table-cell table:number-columns-repeated="8"/>
          <table:table-cell table:formula="of:=IF([.I119]=&quot;&quot;;&quot;&quot;;IFERROR(VLOOKUP([.I119];['name &amp; email'.$A$1:.$B$100];2;0);&quot;&quot;))">
            <text:p/>
          </table:table-cell>
          <table:table-cell/>
          <table:table-cell table:formula="of:=IF([.J119]=&quot;&quot;;&quot;&quot;;[.$L$1]&amp;&quot; &quot;&amp;[.D119]&amp;&quot; &quot;&amp;[.C119]&amp;&quot; &quot;&amp;[.B119]&amp;&quot; &quot;&amp;[.E119]&amp;&quot; &quot;&amp;[.F119]&amp;&quot; &quot;&amp;[.G119])">
            <text:p/>
          </table:table-cell>
          <table:table-cell table:formula="of:=IF([.L119]=&quot;&quot;;&quot;&quot;;[.$M$1]&amp;&quot; &quot;&amp;&quot;&quot;&quot;&quot;&amp;[.I119]&amp;&quot; &lt;&quot;&amp;[.$J119]&amp;&quot;&gt;&quot;&amp;&quot;&quot;&quot;&quot;&amp;&quot; &quot;&amp;[.F119]&amp;&quot; &quot;&amp;[.D11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2]=&quot;&quot;;&quot;&quot;;[.A22])" office:value-type="string" office:string-value="05" calcext:value-type="string">
            <text:p>05</text:p>
          </table:table-cell>
          <table:table-cell table:number-columns-repeated="8"/>
          <table:table-cell table:formula="of:=IF([.I120]=&quot;&quot;;&quot;&quot;;IFERROR(VLOOKUP([.I120];['name &amp; email'.$A$1:.$B$100];2;0);&quot;&quot;))">
            <text:p/>
          </table:table-cell>
          <table:table-cell/>
          <table:table-cell table:formula="of:=IF([.J120]=&quot;&quot;;&quot;&quot;;[.$L$1]&amp;&quot; &quot;&amp;[.D120]&amp;&quot; &quot;&amp;[.C120]&amp;&quot; &quot;&amp;[.B120]&amp;&quot; &quot;&amp;[.E120]&amp;&quot; &quot;&amp;[.F120]&amp;&quot; &quot;&amp;[.G120])">
            <text:p/>
          </table:table-cell>
          <table:table-cell table:formula="of:=IF([.L120]=&quot;&quot;;&quot;&quot;;[.$M$1]&amp;&quot; &quot;&amp;&quot;&quot;&quot;&quot;&amp;[.I120]&amp;&quot; &lt;&quot;&amp;[.$J120]&amp;&quot;&gt;&quot;&amp;&quot;&quot;&quot;&quot;&amp;&quot; &quot;&amp;[.F120]&amp;&quot; &quot;&amp;[.D12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3]=&quot;&quot;;&quot;&quot;;[.A23])" office:value-type="string" office:string-value="06" calcext:value-type="string">
            <text:p>06</text:p>
          </table:table-cell>
          <table:table-cell table:number-columns-repeated="8"/>
          <table:table-cell table:formula="of:=IF([.I121]=&quot;&quot;;&quot;&quot;;IFERROR(VLOOKUP([.I121];['name &amp; email'.$A$1:.$B$100];2;0);&quot;&quot;))">
            <text:p/>
          </table:table-cell>
          <table:table-cell/>
          <table:table-cell table:formula="of:=IF([.J121]=&quot;&quot;;&quot;&quot;;[.$L$1]&amp;&quot; &quot;&amp;[.D121]&amp;&quot; &quot;&amp;[.C121]&amp;&quot; &quot;&amp;[.B121]&amp;&quot; &quot;&amp;[.E121]&amp;&quot; &quot;&amp;[.F121]&amp;&quot; &quot;&amp;[.G121])">
            <text:p/>
          </table:table-cell>
          <table:table-cell table:formula="of:=IF([.L121]=&quot;&quot;;&quot;&quot;;[.$M$1]&amp;&quot; &quot;&amp;&quot;&quot;&quot;&quot;&amp;[.I121]&amp;&quot; &lt;&quot;&amp;[.$J121]&amp;&quot;&gt;&quot;&amp;&quot;&quot;&quot;&quot;&amp;&quot; &quot;&amp;[.F121]&amp;&quot; &quot;&amp;[.D121]&amp;&quot;.ics&quot;)">
            <text:p/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8"/>
          <table:table-cell table:formula="of:=IF([.I122]=&quot;&quot;;&quot;&quot;;IFERROR(VLOOKUP([.I122];['name &amp; email'.$A$1:.$B$100];2;0);&quot;&quot;))">
            <text:p/>
          </table:table-cell>
          <table:table-cell/>
          <table:table-cell table:formula="of:=IF([.J122]=&quot;&quot;;&quot;&quot;;[.$L$1]&amp;&quot; &quot;&amp;[.D122]&amp;&quot; &quot;&amp;[.C122]&amp;&quot; &quot;&amp;[.B122]&amp;&quot; &quot;&amp;[.E122]&amp;&quot; &quot;&amp;[.F122]&amp;&quot; &quot;&amp;[.G122])">
            <text:p/>
          </table:table-cell>
          <table:table-cell table:formula="of:=IF([.L122]=&quot;&quot;;&quot;&quot;;[.$M$1]&amp;&quot; &quot;&amp;&quot;&quot;&quot;&quot;&amp;[.I122]&amp;&quot; &lt;&quot;&amp;[.$J122]&amp;&quot;&gt;&quot;&amp;&quot;&quot;&quot;&quot;&amp;&quot; &quot;&amp;[.F122]&amp;&quot; &quot;&amp;[.D122]&amp;&quot;.ics&quot;)">
            <text:p/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8"/>
          <table:table-cell table:formula="of:=IF([.I123]=&quot;&quot;;&quot;&quot;;IFERROR(VLOOKUP([.I123];['name &amp; email'.$A$1:.$B$100];2;0);&quot;&quot;))">
            <text:p/>
          </table:table-cell>
          <table:table-cell/>
          <table:table-cell table:formula="of:=IF([.J123]=&quot;&quot;;&quot;&quot;;[.$L$1]&amp;&quot; &quot;&amp;[.D123]&amp;&quot; &quot;&amp;[.C123]&amp;&quot; &quot;&amp;[.B123]&amp;&quot; &quot;&amp;[.E123]&amp;&quot; &quot;&amp;[.F123]&amp;&quot; &quot;&amp;[.G123])">
            <text:p/>
          </table:table-cell>
          <table:table-cell table:formula="of:=IF([.L123]=&quot;&quot;;&quot;&quot;;[.$M$1]&amp;&quot; &quot;&amp;&quot;&quot;&quot;&quot;&amp;[.I123]&amp;&quot; &lt;&quot;&amp;[.$J123]&amp;&quot;&gt;&quot;&amp;&quot;&quot;&quot;&quot;&amp;&quot; &quot;&amp;[.F123]&amp;&quot; &quot;&amp;[.D123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24]=&quot;&quot;;&quot;&quot;;IFERROR(VLOOKUP([.I124];['name &amp; email'.$A$1:.$B$100];2;0);&quot;&quot;))">
            <text:p/>
          </table:table-cell>
          <table:table-cell/>
          <table:table-cell table:formula="of:=IF([.J124]=&quot;&quot;;&quot;&quot;;[.$L$1]&amp;&quot; &quot;&amp;[.D124]&amp;&quot; &quot;&amp;[.C124]&amp;&quot; &quot;&amp;[.B124]&amp;&quot; &quot;&amp;[.E124]&amp;&quot; &quot;&amp;[.F124]&amp;&quot; &quot;&amp;[.G124])">
            <text:p/>
          </table:table-cell>
          <table:table-cell table:formula="of:=IF([.L124]=&quot;&quot;;&quot;&quot;;[.$M$1]&amp;&quot; &quot;&amp;&quot;&quot;&quot;&quot;&amp;[.I124]&amp;&quot; &lt;&quot;&amp;[.$J124]&amp;&quot;&gt;&quot;&amp;&quot;&quot;&quot;&quot;&amp;&quot; &quot;&amp;[.F124]&amp;&quot; &quot;&amp;[.D12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]=&quot;&quot;;&quot;&quot;;[.A2])" office:value-type="string" office:string-value="04" calcext:value-type="string">
            <text:p>04</text:p>
          </table:table-cell>
          <table:table-cell table:formula="of:=[.B2]" office:value-type="string" office:string-value="Wed" calcext:value-type="string">
            <text:p>Wed</text:p>
          </table:table-cell>
          <table:table-cell table:formula="of:=[.$A$1]&amp;[.A125]" office:value-type="string" office:string-value="20151104" calcext:value-type="string">
            <text:p>20151104</text:p>
          </table:table-cell>
          <table:table-cell table:formula="of:=[.C125]&amp;&quot;-&quot;&amp;[.B125]&amp;&quot;-&quot;&amp;[.H125]" office:value-type="string" office:string-value="20151104-Wed-Usher" calcext:value-type="string">
            <text:p>20151104-Wed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25]&amp;&quot; &quot;&amp;[.H125]&amp;&quot;&quot;&quot;&quot;" office:value-type="string" office:string-value="&quot;Wed Usher&quot;" calcext:value-type="string">
            <text:p>"Wed Usher"</text:p>
          </table:table-cell>
          <table:table-cell table:style-name="ce8" table:formula="of:=&quot;&quot;&quot;&quot;&amp;[.B125]&amp;&quot; &quot;&amp;[.H125]&amp;&quot;&quot;&quot;&quot;" office:value-type="string" office:string-value="&quot;Wed Usher&quot;" calcext:value-type="string">
            <text:p>"Wed Usher"</text:p>
          </table:table-cell>
          <table:table-cell table:style-name="ce6" office:value-type="string" calcext:value-type="string">
            <text:p>Usher</text:p>
          </table:table-cell>
          <table:table-cell/>
          <table:table-cell table:formula="of:=IF([.I125]=&quot;&quot;;&quot;&quot;;IFERROR(VLOOKUP([.I125];['name &amp; email'.$A$1:.$B$100];2;0);&quot;&quot;))">
            <text:p/>
          </table:table-cell>
          <table:table-cell/>
          <table:table-cell table:formula="of:=IF([.J125]=&quot;&quot;;&quot;&quot;;[.$L$1]&amp;&quot; &quot;&amp;[.D125]&amp;&quot; &quot;&amp;[.C125]&amp;&quot; &quot;&amp;[.B125]&amp;&quot; &quot;&amp;[.E125]&amp;&quot; &quot;&amp;[.F125]&amp;&quot; &quot;&amp;[.G125])">
            <text:p/>
          </table:table-cell>
          <table:table-cell table:formula="of:=IF([.L125]=&quot;&quot;;&quot;&quot;;[.$M$1]&amp;&quot; &quot;&amp;&quot;&quot;&quot;&quot;&amp;[.I125]&amp;&quot; &lt;&quot;&amp;[.$J125]&amp;&quot;&gt;&quot;&amp;&quot;&quot;&quot;&quot;&amp;&quot; &quot;&amp;[.F125]&amp;&quot; &quot;&amp;[.D12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3]=&quot;&quot;;&quot;&quot;;[.A3])" office:value-type="string" office:string-value="06" calcext:value-type="string">
            <text:p>06</text:p>
          </table:table-cell>
          <table:table-cell table:formula="of:=[.B3]" office:value-type="string" office:string-value="Fri" calcext:value-type="string">
            <text:p>Fri</text:p>
          </table:table-cell>
          <table:table-cell table:formula="of:=[.$A$1]&amp;[.A126]" office:value-type="string" office:string-value="20151106" calcext:value-type="string">
            <text:p>20151106</text:p>
          </table:table-cell>
          <table:table-cell table:formula="of:=[.C126]&amp;&quot;-&quot;&amp;[.B126]&amp;&quot;-&quot;&amp;[.H126]" office:value-type="string" office:string-value="20151106-Fri-Usher" calcext:value-type="string">
            <text:p>20151106-Fri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26]&amp;&quot; &quot;&amp;[.H126]&amp;&quot;&quot;&quot;&quot;" office:value-type="string" office:string-value="&quot;Fri Usher&quot;" calcext:value-type="string">
            <text:p>"Fri Usher"</text:p>
          </table:table-cell>
          <table:table-cell table:style-name="ce8" table:formula="of:=&quot;&quot;&quot;&quot;&amp;[.B126]&amp;&quot; &quot;&amp;[.H126]&amp;&quot;&quot;&quot;&quot;" office:value-type="string" office:string-value="&quot;Fri Usher&quot;" calcext:value-type="string">
            <text:p>"Fri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26]=&quot;&quot;;&quot;&quot;;IFERROR(VLOOKUP([.I126];['name &amp; email'.$A$1:.$B$100];2;0);&quot;&quot;))">
            <text:p/>
          </table:table-cell>
          <table:table-cell/>
          <table:table-cell table:formula="of:=IF([.J126]=&quot;&quot;;&quot;&quot;;[.$L$1]&amp;&quot; &quot;&amp;[.D126]&amp;&quot; &quot;&amp;[.C126]&amp;&quot; &quot;&amp;[.B126]&amp;&quot; &quot;&amp;[.E126]&amp;&quot; &quot;&amp;[.F126]&amp;&quot; &quot;&amp;[.G126])">
            <text:p/>
          </table:table-cell>
          <table:table-cell table:formula="of:=IF([.L126]=&quot;&quot;;&quot;&quot;;[.$M$1]&amp;&quot; &quot;&amp;&quot;&quot;&quot;&quot;&amp;[.I126]&amp;&quot; &lt;&quot;&amp;[.$J126]&amp;&quot;&gt;&quot;&amp;&quot;&quot;&quot;&quot;&amp;&quot; &quot;&amp;[.F126]&amp;&quot; &quot;&amp;[.D12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4]=&quot;&quot;;&quot;&quot;;[.A4])" office:value-type="string" office:string-value="07" calcext:value-type="string">
            <text:p>07</text:p>
          </table:table-cell>
          <table:table-cell table:formula="of:=[.B4]" office:value-type="string" office:string-value="Sat-AM" calcext:value-type="string">
            <text:p>Sat-AM</text:p>
          </table:table-cell>
          <table:table-cell table:formula="of:=[.$A$1]&amp;[.A127]" office:value-type="string" office:string-value="20151107" calcext:value-type="string">
            <text:p>20151107</text:p>
          </table:table-cell>
          <table:table-cell table:formula="of:=[.C127]&amp;&quot;-&quot;&amp;[.B127]&amp;&quot;-&quot;&amp;[.H127]" office:value-type="string" office:string-value="20151107-Sat-AM-Usher" calcext:value-type="string">
            <text:p>20151107-Sat-A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27]&amp;&quot; &quot;&amp;[.H127]&amp;&quot;&quot;&quot;&quot;" office:value-type="string" office:string-value="&quot;Sat-AM Usher&quot;" calcext:value-type="string">
            <text:p>"Sat-AM Usher"</text:p>
          </table:table-cell>
          <table:table-cell table:style-name="ce8" table:formula="of:=&quot;&quot;&quot;&quot;&amp;[.B127]&amp;&quot; &quot;&amp;[.H127]&amp;&quot;&quot;&quot;&quot;" office:value-type="string" office:string-value="&quot;Sat-AM Usher&quot;" calcext:value-type="string">
            <text:p>"Sat-A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27]=&quot;&quot;;&quot;&quot;;IFERROR(VLOOKUP([.I127];['name &amp; email'.$A$1:.$B$100];2;0);&quot;&quot;))">
            <text:p/>
          </table:table-cell>
          <table:table-cell/>
          <table:table-cell table:formula="of:=IF([.J127]=&quot;&quot;;&quot;&quot;;[.$L$1]&amp;&quot; &quot;&amp;[.D127]&amp;&quot; &quot;&amp;[.C127]&amp;&quot; &quot;&amp;[.B127]&amp;&quot; &quot;&amp;[.E127]&amp;&quot; &quot;&amp;[.F127]&amp;&quot; &quot;&amp;[.G127])">
            <text:p/>
          </table:table-cell>
          <table:table-cell table:formula="of:=IF([.L127]=&quot;&quot;;&quot;&quot;;[.$M$1]&amp;&quot; &quot;&amp;&quot;&quot;&quot;&quot;&amp;[.I127]&amp;&quot; &lt;&quot;&amp;[.$J127]&amp;&quot;&gt;&quot;&amp;&quot;&quot;&quot;&quot;&amp;&quot; &quot;&amp;[.F127]&amp;&quot; &quot;&amp;[.D12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5]=&quot;&quot;;&quot;&quot;;[.A5])" office:value-type="string" office:string-value="07" calcext:value-type="string">
            <text:p>07</text:p>
          </table:table-cell>
          <table:table-cell table:formula="of:=[.B5]" office:value-type="string" office:string-value="Sat-PM" calcext:value-type="string">
            <text:p>Sat-PM</text:p>
          </table:table-cell>
          <table:table-cell table:formula="of:=[.$A$1]&amp;[.A128]" office:value-type="string" office:string-value="20151107" calcext:value-type="string">
            <text:p>20151107</text:p>
          </table:table-cell>
          <table:table-cell table:formula="of:=[.C128]&amp;&quot;-&quot;&amp;[.B128]&amp;&quot;-&quot;&amp;[.H128]" office:value-type="string" office:string-value="20151107-Sat-PM-Usher" calcext:value-type="string">
            <text:p>20151107-Sat-P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28]&amp;&quot; &quot;&amp;[.H128]&amp;&quot;&quot;&quot;&quot;" office:value-type="string" office:string-value="&quot;Sat-PM Usher&quot;" calcext:value-type="string">
            <text:p>"Sat-PM Usher"</text:p>
          </table:table-cell>
          <table:table-cell table:style-name="ce8" table:formula="of:=&quot;&quot;&quot;&quot;&amp;[.B128]&amp;&quot; &quot;&amp;[.H128]&amp;&quot;&quot;&quot;&quot;" office:value-type="string" office:string-value="&quot;Sat-PM Usher&quot;" calcext:value-type="string">
            <text:p>"Sat-P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28]=&quot;&quot;;&quot;&quot;;IFERROR(VLOOKUP([.I128];['name &amp; email'.$A$1:.$B$100];2;0);&quot;&quot;))">
            <text:p/>
          </table:table-cell>
          <table:table-cell/>
          <table:table-cell table:formula="of:=IF([.J128]=&quot;&quot;;&quot;&quot;;[.$L$1]&amp;&quot; &quot;&amp;[.D128]&amp;&quot; &quot;&amp;[.C128]&amp;&quot; &quot;&amp;[.B128]&amp;&quot; &quot;&amp;[.E128]&amp;&quot; &quot;&amp;[.F128]&amp;&quot; &quot;&amp;[.G128])">
            <text:p/>
          </table:table-cell>
          <table:table-cell table:formula="of:=IF([.L128]=&quot;&quot;;&quot;&quot;;[.$M$1]&amp;&quot; &quot;&amp;&quot;&quot;&quot;&quot;&amp;[.I128]&amp;&quot; &lt;&quot;&amp;[.$J128]&amp;&quot;&gt;&quot;&amp;&quot;&quot;&quot;&quot;&amp;&quot; &quot;&amp;[.F128]&amp;&quot; &quot;&amp;[.D12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6]=&quot;&quot;;&quot;&quot;;[.A6])" office:value-type="float" office:value="11" calcext:value-type="float">
            <text:p>11</text:p>
          </table:table-cell>
          <table:table-cell table:formula="of:=[.B6]" office:value-type="string" office:string-value="Wed" calcext:value-type="string">
            <text:p>Wed</text:p>
          </table:table-cell>
          <table:table-cell table:formula="of:=[.$A$1]&amp;[.A129]" office:value-type="string" office:string-value="20151111" calcext:value-type="string">
            <text:p>20151111</text:p>
          </table:table-cell>
          <table:table-cell table:formula="of:=[.C129]&amp;&quot;-&quot;&amp;[.B129]&amp;&quot;-&quot;&amp;[.H129]" office:value-type="string" office:string-value="20151111-Wed-Usher" calcext:value-type="string">
            <text:p>20151111-Wed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29]&amp;&quot; &quot;&amp;[.H129]&amp;&quot;&quot;&quot;&quot;" office:value-type="string" office:string-value="&quot;Wed Usher&quot;" calcext:value-type="string">
            <text:p>"Wed Usher"</text:p>
          </table:table-cell>
          <table:table-cell table:style-name="ce8" table:formula="of:=&quot;&quot;&quot;&quot;&amp;[.B129]&amp;&quot; &quot;&amp;[.H129]&amp;&quot;&quot;&quot;&quot;" office:value-type="string" office:string-value="&quot;Wed Usher&quot;" calcext:value-type="string">
            <text:p>"Wed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29]=&quot;&quot;;&quot;&quot;;IFERROR(VLOOKUP([.I129];['name &amp; email'.$A$1:.$B$100];2;0);&quot;&quot;))">
            <text:p/>
          </table:table-cell>
          <table:table-cell/>
          <table:table-cell table:formula="of:=IF([.J129]=&quot;&quot;;&quot;&quot;;[.$L$1]&amp;&quot; &quot;&amp;[.D129]&amp;&quot; &quot;&amp;[.C129]&amp;&quot; &quot;&amp;[.B129]&amp;&quot; &quot;&amp;[.E129]&amp;&quot; &quot;&amp;[.F129]&amp;&quot; &quot;&amp;[.G129])">
            <text:p/>
          </table:table-cell>
          <table:table-cell table:formula="of:=IF([.L129]=&quot;&quot;;&quot;&quot;;[.$M$1]&amp;&quot; &quot;&amp;&quot;&quot;&quot;&quot;&amp;[.I129]&amp;&quot; &lt;&quot;&amp;[.$J129]&amp;&quot;&gt;&quot;&amp;&quot;&quot;&quot;&quot;&amp;&quot; &quot;&amp;[.F129]&amp;&quot; &quot;&amp;[.D12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7]=&quot;&quot;;&quot;&quot;;[.A7])" office:value-type="float" office:value="13" calcext:value-type="float">
            <text:p>13</text:p>
          </table:table-cell>
          <table:table-cell table:formula="of:=[.B7]" office:value-type="string" office:string-value="Fri" calcext:value-type="string">
            <text:p>Fri</text:p>
          </table:table-cell>
          <table:table-cell table:formula="of:=[.$A$1]&amp;[.A130]" office:value-type="string" office:string-value="20151113" calcext:value-type="string">
            <text:p>20151113</text:p>
          </table:table-cell>
          <table:table-cell table:formula="of:=[.C130]&amp;&quot;-&quot;&amp;[.B130]&amp;&quot;-&quot;&amp;[.H130]" office:value-type="string" office:string-value="20151113-Fri-Usher" calcext:value-type="string">
            <text:p>20151113-Fri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0]&amp;&quot; &quot;&amp;[.H130]&amp;&quot;&quot;&quot;&quot;" office:value-type="string" office:string-value="&quot;Fri Usher&quot;" calcext:value-type="string">
            <text:p>"Fri Usher"</text:p>
          </table:table-cell>
          <table:table-cell table:style-name="ce8" table:formula="of:=&quot;&quot;&quot;&quot;&amp;[.B130]&amp;&quot; &quot;&amp;[.H130]&amp;&quot;&quot;&quot;&quot;" office:value-type="string" office:string-value="&quot;Fri Usher&quot;" calcext:value-type="string">
            <text:p>"Fri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0]=&quot;&quot;;&quot;&quot;;IFERROR(VLOOKUP([.I130];['name &amp; email'.$A$1:.$B$100];2;0);&quot;&quot;))">
            <text:p/>
          </table:table-cell>
          <table:table-cell/>
          <table:table-cell table:formula="of:=IF([.J130]=&quot;&quot;;&quot;&quot;;[.$L$1]&amp;&quot; &quot;&amp;[.D130]&amp;&quot; &quot;&amp;[.C130]&amp;&quot; &quot;&amp;[.B130]&amp;&quot; &quot;&amp;[.E130]&amp;&quot; &quot;&amp;[.F130]&amp;&quot; &quot;&amp;[.G130])">
            <text:p/>
          </table:table-cell>
          <table:table-cell table:formula="of:=IF([.L130]=&quot;&quot;;&quot;&quot;;[.$M$1]&amp;&quot; &quot;&amp;&quot;&quot;&quot;&quot;&amp;[.I130]&amp;&quot; &lt;&quot;&amp;[.$J130]&amp;&quot;&gt;&quot;&amp;&quot;&quot;&quot;&quot;&amp;&quot; &quot;&amp;[.F130]&amp;&quot; &quot;&amp;[.D13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8]=&quot;&quot;;&quot;&quot;;[.A8])" office:value-type="float" office:value="14" calcext:value-type="float">
            <text:p>14</text:p>
          </table:table-cell>
          <table:table-cell table:formula="of:=[.B8]" office:value-type="string" office:string-value="Sat-AM" calcext:value-type="string">
            <text:p>Sat-AM</text:p>
          </table:table-cell>
          <table:table-cell table:formula="of:=[.$A$1]&amp;[.A131]" office:value-type="string" office:string-value="20151114" calcext:value-type="string">
            <text:p>20151114</text:p>
          </table:table-cell>
          <table:table-cell table:formula="of:=[.C131]&amp;&quot;-&quot;&amp;[.B131]&amp;&quot;-&quot;&amp;[.H131]" office:value-type="string" office:string-value="20151114-Sat-AM-Usher" calcext:value-type="string">
            <text:p>20151114-Sat-A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1]&amp;&quot; &quot;&amp;[.H131]&amp;&quot;&quot;&quot;&quot;" office:value-type="string" office:string-value="&quot;Sat-AM Usher&quot;" calcext:value-type="string">
            <text:p>"Sat-AM Usher"</text:p>
          </table:table-cell>
          <table:table-cell table:style-name="ce8" table:formula="of:=&quot;&quot;&quot;&quot;&amp;[.B131]&amp;&quot; &quot;&amp;[.H131]&amp;&quot;&quot;&quot;&quot;" office:value-type="string" office:string-value="&quot;Sat-AM Usher&quot;" calcext:value-type="string">
            <text:p>"Sat-A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1]=&quot;&quot;;&quot;&quot;;IFERROR(VLOOKUP([.I131];['name &amp; email'.$A$1:.$B$100];2;0);&quot;&quot;))">
            <text:p/>
          </table:table-cell>
          <table:table-cell/>
          <table:table-cell table:formula="of:=IF([.J131]=&quot;&quot;;&quot;&quot;;[.$L$1]&amp;&quot; &quot;&amp;[.D131]&amp;&quot; &quot;&amp;[.C131]&amp;&quot; &quot;&amp;[.B131]&amp;&quot; &quot;&amp;[.E131]&amp;&quot; &quot;&amp;[.F131]&amp;&quot; &quot;&amp;[.G131])">
            <text:p/>
          </table:table-cell>
          <table:table-cell table:formula="of:=IF([.L131]=&quot;&quot;;&quot;&quot;;[.$M$1]&amp;&quot; &quot;&amp;&quot;&quot;&quot;&quot;&amp;[.I131]&amp;&quot; &lt;&quot;&amp;[.$J131]&amp;&quot;&gt;&quot;&amp;&quot;&quot;&quot;&quot;&amp;&quot; &quot;&amp;[.F131]&amp;&quot; &quot;&amp;[.D13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9]=&quot;&quot;;&quot;&quot;;[.A9])" office:value-type="float" office:value="14" calcext:value-type="float">
            <text:p>14</text:p>
          </table:table-cell>
          <table:table-cell table:formula="of:=[.B9]" office:value-type="string" office:string-value="Sat-PM" calcext:value-type="string">
            <text:p>Sat-PM</text:p>
          </table:table-cell>
          <table:table-cell table:formula="of:=[.$A$1]&amp;[.A132]" office:value-type="string" office:string-value="20151114" calcext:value-type="string">
            <text:p>20151114</text:p>
          </table:table-cell>
          <table:table-cell table:formula="of:=[.C132]&amp;&quot;-&quot;&amp;[.B132]&amp;&quot;-&quot;&amp;[.H132]" office:value-type="string" office:string-value="20151114-Sat-PM-Usher" calcext:value-type="string">
            <text:p>20151114-Sat-P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2]&amp;&quot; &quot;&amp;[.H132]&amp;&quot;&quot;&quot;&quot;" office:value-type="string" office:string-value="&quot;Sat-PM Usher&quot;" calcext:value-type="string">
            <text:p>"Sat-PM Usher"</text:p>
          </table:table-cell>
          <table:table-cell table:style-name="ce8" table:formula="of:=&quot;&quot;&quot;&quot;&amp;[.B132]&amp;&quot; &quot;&amp;[.H132]&amp;&quot;&quot;&quot;&quot;" office:value-type="string" office:string-value="&quot;Sat-PM Usher&quot;" calcext:value-type="string">
            <text:p>"Sat-P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2]=&quot;&quot;;&quot;&quot;;IFERROR(VLOOKUP([.I132];['name &amp; email'.$A$1:.$B$100];2;0);&quot;&quot;))">
            <text:p/>
          </table:table-cell>
          <table:table-cell/>
          <table:table-cell table:formula="of:=IF([.J132]=&quot;&quot;;&quot;&quot;;[.$L$1]&amp;&quot; &quot;&amp;[.D132]&amp;&quot; &quot;&amp;[.C132]&amp;&quot; &quot;&amp;[.B132]&amp;&quot; &quot;&amp;[.E132]&amp;&quot; &quot;&amp;[.F132]&amp;&quot; &quot;&amp;[.G132])">
            <text:p/>
          </table:table-cell>
          <table:table-cell table:formula="of:=IF([.L132]=&quot;&quot;;&quot;&quot;;[.$M$1]&amp;&quot; &quot;&amp;&quot;&quot;&quot;&quot;&amp;[.I132]&amp;&quot; &lt;&quot;&amp;[.$J132]&amp;&quot;&gt;&quot;&amp;&quot;&quot;&quot;&quot;&amp;&quot; &quot;&amp;[.F132]&amp;&quot; &quot;&amp;[.D13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0]=&quot;&quot;;&quot;&quot;;[.A10])" office:value-type="float" office:value="18" calcext:value-type="float">
            <text:p>18</text:p>
          </table:table-cell>
          <table:table-cell table:formula="of:=[.B10]" office:value-type="string" office:string-value="Wed" calcext:value-type="string">
            <text:p>Wed</text:p>
          </table:table-cell>
          <table:table-cell table:formula="of:=[.$A$1]&amp;[.A133]" office:value-type="string" office:string-value="20151118" calcext:value-type="string">
            <text:p>20151118</text:p>
          </table:table-cell>
          <table:table-cell table:formula="of:=[.C133]&amp;&quot;-&quot;&amp;[.B133]&amp;&quot;-&quot;&amp;[.H133]" office:value-type="string" office:string-value="20151118-Wed-Usher" calcext:value-type="string">
            <text:p>20151118-Wed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3]&amp;&quot; &quot;&amp;[.H133]&amp;&quot;&quot;&quot;&quot;" office:value-type="string" office:string-value="&quot;Wed Usher&quot;" calcext:value-type="string">
            <text:p>"Wed Usher"</text:p>
          </table:table-cell>
          <table:table-cell table:style-name="ce8" table:formula="of:=&quot;&quot;&quot;&quot;&amp;[.B133]&amp;&quot; &quot;&amp;[.H133]&amp;&quot;&quot;&quot;&quot;" office:value-type="string" office:string-value="&quot;Wed Usher&quot;" calcext:value-type="string">
            <text:p>"Wed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3]=&quot;&quot;;&quot;&quot;;IFERROR(VLOOKUP([.I133];['name &amp; email'.$A$1:.$B$100];2;0);&quot;&quot;))">
            <text:p/>
          </table:table-cell>
          <table:table-cell/>
          <table:table-cell table:formula="of:=IF([.J133]=&quot;&quot;;&quot;&quot;;[.$L$1]&amp;&quot; &quot;&amp;[.D133]&amp;&quot; &quot;&amp;[.C133]&amp;&quot; &quot;&amp;[.B133]&amp;&quot; &quot;&amp;[.E133]&amp;&quot; &quot;&amp;[.F133]&amp;&quot; &quot;&amp;[.G133])">
            <text:p/>
          </table:table-cell>
          <table:table-cell table:formula="of:=IF([.L133]=&quot;&quot;;&quot;&quot;;[.$M$1]&amp;&quot; &quot;&amp;&quot;&quot;&quot;&quot;&amp;[.I133]&amp;&quot; &lt;&quot;&amp;[.$J133]&amp;&quot;&gt;&quot;&amp;&quot;&quot;&quot;&quot;&amp;&quot; &quot;&amp;[.F133]&amp;&quot; &quot;&amp;[.D13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1]=&quot;&quot;;&quot;&quot;;[.A11])" office:value-type="float" office:value="20" calcext:value-type="float">
            <text:p>20</text:p>
          </table:table-cell>
          <table:table-cell table:formula="of:=[.B11]" office:value-type="string" office:string-value="Fri" calcext:value-type="string">
            <text:p>Fri</text:p>
          </table:table-cell>
          <table:table-cell table:formula="of:=[.$A$1]&amp;[.A134]" office:value-type="string" office:string-value="20151120" calcext:value-type="string">
            <text:p>20151120</text:p>
          </table:table-cell>
          <table:table-cell table:formula="of:=[.C134]&amp;&quot;-&quot;&amp;[.B134]&amp;&quot;-&quot;&amp;[.H134]" office:value-type="string" office:string-value="20151120-Fri-Usher" calcext:value-type="string">
            <text:p>20151120-Fri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4]&amp;&quot; &quot;&amp;[.H134]&amp;&quot;&quot;&quot;&quot;" office:value-type="string" office:string-value="&quot;Fri Usher&quot;" calcext:value-type="string">
            <text:p>"Fri Usher"</text:p>
          </table:table-cell>
          <table:table-cell table:style-name="ce8" table:formula="of:=&quot;&quot;&quot;&quot;&amp;[.B134]&amp;&quot; &quot;&amp;[.H134]&amp;&quot;&quot;&quot;&quot;" office:value-type="string" office:string-value="&quot;Fri Usher&quot;" calcext:value-type="string">
            <text:p>"Fri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4]=&quot;&quot;;&quot;&quot;;IFERROR(VLOOKUP([.I134];['name &amp; email'.$A$1:.$B$100];2;0);&quot;&quot;))">
            <text:p/>
          </table:table-cell>
          <table:table-cell/>
          <table:table-cell table:formula="of:=IF([.J134]=&quot;&quot;;&quot;&quot;;[.$L$1]&amp;&quot; &quot;&amp;[.D134]&amp;&quot; &quot;&amp;[.C134]&amp;&quot; &quot;&amp;[.B134]&amp;&quot; &quot;&amp;[.E134]&amp;&quot; &quot;&amp;[.F134]&amp;&quot; &quot;&amp;[.G134])">
            <text:p/>
          </table:table-cell>
          <table:table-cell table:formula="of:=IF([.L134]=&quot;&quot;;&quot;&quot;;[.$M$1]&amp;&quot; &quot;&amp;&quot;&quot;&quot;&quot;&amp;[.I134]&amp;&quot; &lt;&quot;&amp;[.$J134]&amp;&quot;&gt;&quot;&amp;&quot;&quot;&quot;&quot;&amp;&quot; &quot;&amp;[.F134]&amp;&quot; &quot;&amp;[.D13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2]=&quot;&quot;;&quot;&quot;;[.A12])" office:value-type="float" office:value="21" calcext:value-type="float">
            <text:p>21</text:p>
          </table:table-cell>
          <table:table-cell table:formula="of:=[.B12]" office:value-type="string" office:string-value="Sat-AM" calcext:value-type="string">
            <text:p>Sat-AM</text:p>
          </table:table-cell>
          <table:table-cell table:formula="of:=[.$A$1]&amp;[.A135]" office:value-type="string" office:string-value="20151121" calcext:value-type="string">
            <text:p>20151121</text:p>
          </table:table-cell>
          <table:table-cell table:formula="of:=[.C135]&amp;&quot;-&quot;&amp;[.B135]&amp;&quot;-&quot;&amp;[.H135]" office:value-type="string" office:string-value="20151121-Sat-AM-Usher" calcext:value-type="string">
            <text:p>20151121-Sat-A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5]&amp;&quot; &quot;&amp;[.H135]&amp;&quot;&quot;&quot;&quot;" office:value-type="string" office:string-value="&quot;Sat-AM Usher&quot;" calcext:value-type="string">
            <text:p>"Sat-AM Usher"</text:p>
          </table:table-cell>
          <table:table-cell table:style-name="ce8" table:formula="of:=&quot;&quot;&quot;&quot;&amp;[.B135]&amp;&quot; &quot;&amp;[.H135]&amp;&quot;&quot;&quot;&quot;" office:value-type="string" office:string-value="&quot;Sat-AM Usher&quot;" calcext:value-type="string">
            <text:p>"Sat-A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5]=&quot;&quot;;&quot;&quot;;IFERROR(VLOOKUP([.I135];['name &amp; email'.$A$1:.$B$100];2;0);&quot;&quot;))">
            <text:p/>
          </table:table-cell>
          <table:table-cell/>
          <table:table-cell table:formula="of:=IF([.J135]=&quot;&quot;;&quot;&quot;;[.$L$1]&amp;&quot; &quot;&amp;[.D135]&amp;&quot; &quot;&amp;[.C135]&amp;&quot; &quot;&amp;[.B135]&amp;&quot; &quot;&amp;[.E135]&amp;&quot; &quot;&amp;[.F135]&amp;&quot; &quot;&amp;[.G135])">
            <text:p/>
          </table:table-cell>
          <table:table-cell table:formula="of:=IF([.L135]=&quot;&quot;;&quot;&quot;;[.$M$1]&amp;&quot; &quot;&amp;&quot;&quot;&quot;&quot;&amp;[.I135]&amp;&quot; &lt;&quot;&amp;[.$J135]&amp;&quot;&gt;&quot;&amp;&quot;&quot;&quot;&quot;&amp;&quot; &quot;&amp;[.F135]&amp;&quot; &quot;&amp;[.D13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3]=&quot;&quot;;&quot;&quot;;[.A13])" office:value-type="float" office:value="21" calcext:value-type="float">
            <text:p>21</text:p>
          </table:table-cell>
          <table:table-cell table:formula="of:=[.B13]" office:value-type="string" office:string-value="Sat-PM" calcext:value-type="string">
            <text:p>Sat-PM</text:p>
          </table:table-cell>
          <table:table-cell table:formula="of:=[.$A$1]&amp;[.A136]" office:value-type="string" office:string-value="20151121" calcext:value-type="string">
            <text:p>20151121</text:p>
          </table:table-cell>
          <table:table-cell table:formula="of:=[.C136]&amp;&quot;-&quot;&amp;[.B136]&amp;&quot;-&quot;&amp;[.H136]" office:value-type="string" office:string-value="20151121-Sat-PM-Usher" calcext:value-type="string">
            <text:p>20151121-Sat-P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6]&amp;&quot; &quot;&amp;[.H136]&amp;&quot;&quot;&quot;&quot;" office:value-type="string" office:string-value="&quot;Sat-PM Usher&quot;" calcext:value-type="string">
            <text:p>"Sat-PM Usher"</text:p>
          </table:table-cell>
          <table:table-cell table:style-name="ce8" table:formula="of:=&quot;&quot;&quot;&quot;&amp;[.B136]&amp;&quot; &quot;&amp;[.H136]&amp;&quot;&quot;&quot;&quot;" office:value-type="string" office:string-value="&quot;Sat-PM Usher&quot;" calcext:value-type="string">
            <text:p>"Sat-P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6]=&quot;&quot;;&quot;&quot;;IFERROR(VLOOKUP([.I136];['name &amp; email'.$A$1:.$B$100];2;0);&quot;&quot;))">
            <text:p/>
          </table:table-cell>
          <table:table-cell/>
          <table:table-cell table:formula="of:=IF([.J136]=&quot;&quot;;&quot;&quot;;[.$L$1]&amp;&quot; &quot;&amp;[.D136]&amp;&quot; &quot;&amp;[.C136]&amp;&quot; &quot;&amp;[.B136]&amp;&quot; &quot;&amp;[.E136]&amp;&quot; &quot;&amp;[.F136]&amp;&quot; &quot;&amp;[.G136])">
            <text:p/>
          </table:table-cell>
          <table:table-cell table:formula="of:=IF([.L136]=&quot;&quot;;&quot;&quot;;[.$M$1]&amp;&quot; &quot;&amp;&quot;&quot;&quot;&quot;&amp;[.I136]&amp;&quot; &lt;&quot;&amp;[.$J136]&amp;&quot;&gt;&quot;&amp;&quot;&quot;&quot;&quot;&amp;&quot; &quot;&amp;[.F136]&amp;&quot; &quot;&amp;[.D13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4]=&quot;&quot;;&quot;&quot;;[.A14])" office:value-type="float" office:value="25" calcext:value-type="float">
            <text:p>25</text:p>
          </table:table-cell>
          <table:table-cell table:formula="of:=[.B14]" office:value-type="string" office:string-value="Wed" calcext:value-type="string">
            <text:p>Wed</text:p>
          </table:table-cell>
          <table:table-cell table:formula="of:=[.$A$1]&amp;[.A137]" office:value-type="string" office:string-value="20151125" calcext:value-type="string">
            <text:p>20151125</text:p>
          </table:table-cell>
          <table:table-cell table:formula="of:=[.C137]&amp;&quot;-&quot;&amp;[.B137]&amp;&quot;-&quot;&amp;[.H137]" office:value-type="string" office:string-value="20151125-Wed-Usher" calcext:value-type="string">
            <text:p>20151125-Wed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7]&amp;&quot; &quot;&amp;[.H137]&amp;&quot;&quot;&quot;&quot;" office:value-type="string" office:string-value="&quot;Wed Usher&quot;" calcext:value-type="string">
            <text:p>"Wed Usher"</text:p>
          </table:table-cell>
          <table:table-cell table:style-name="ce8" table:formula="of:=&quot;&quot;&quot;&quot;&amp;[.B137]&amp;&quot; &quot;&amp;[.H137]&amp;&quot;&quot;&quot;&quot;" office:value-type="string" office:string-value="&quot;Wed Usher&quot;" calcext:value-type="string">
            <text:p>"Wed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7]=&quot;&quot;;&quot;&quot;;IFERROR(VLOOKUP([.I137];['name &amp; email'.$A$1:.$B$100];2;0);&quot;&quot;))">
            <text:p/>
          </table:table-cell>
          <table:table-cell/>
          <table:table-cell table:formula="of:=IF([.J137]=&quot;&quot;;&quot;&quot;;[.$L$1]&amp;&quot; &quot;&amp;[.D137]&amp;&quot; &quot;&amp;[.C137]&amp;&quot; &quot;&amp;[.B137]&amp;&quot; &quot;&amp;[.E137]&amp;&quot; &quot;&amp;[.F137]&amp;&quot; &quot;&amp;[.G137])">
            <text:p/>
          </table:table-cell>
          <table:table-cell table:formula="of:=IF([.L137]=&quot;&quot;;&quot;&quot;;[.$M$1]&amp;&quot; &quot;&amp;&quot;&quot;&quot;&quot;&amp;[.I137]&amp;&quot; &lt;&quot;&amp;[.$J137]&amp;&quot;&gt;&quot;&amp;&quot;&quot;&quot;&quot;&amp;&quot; &quot;&amp;[.F137]&amp;&quot; &quot;&amp;[.D13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5]=&quot;&quot;;&quot;&quot;;[.A15])" office:value-type="float" office:value="27" calcext:value-type="float">
            <text:p>27</text:p>
          </table:table-cell>
          <table:table-cell table:formula="of:=[.B15]" office:value-type="string" office:string-value="Fri" calcext:value-type="string">
            <text:p>Fri</text:p>
          </table:table-cell>
          <table:table-cell table:formula="of:=[.$A$1]&amp;[.A138]" office:value-type="string" office:string-value="20151127" calcext:value-type="string">
            <text:p>20151127</text:p>
          </table:table-cell>
          <table:table-cell table:formula="of:=[.C138]&amp;&quot;-&quot;&amp;[.B138]&amp;&quot;-&quot;&amp;[.H138]" office:value-type="string" office:string-value="20151127-Fri-Usher" calcext:value-type="string">
            <text:p>20151127-Fri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8]&amp;&quot; &quot;&amp;[.H138]&amp;&quot;&quot;&quot;&quot;" office:value-type="string" office:string-value="&quot;Fri Usher&quot;" calcext:value-type="string">
            <text:p>"Fri Usher"</text:p>
          </table:table-cell>
          <table:table-cell table:style-name="ce8" table:formula="of:=&quot;&quot;&quot;&quot;&amp;[.B138]&amp;&quot; &quot;&amp;[.H138]&amp;&quot;&quot;&quot;&quot;" office:value-type="string" office:string-value="&quot;Fri Usher&quot;" calcext:value-type="string">
            <text:p>"Fri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8]=&quot;&quot;;&quot;&quot;;IFERROR(VLOOKUP([.I138];['name &amp; email'.$A$1:.$B$100];2;0);&quot;&quot;))">
            <text:p/>
          </table:table-cell>
          <table:table-cell/>
          <table:table-cell table:formula="of:=IF([.J138]=&quot;&quot;;&quot;&quot;;[.$L$1]&amp;&quot; &quot;&amp;[.D138]&amp;&quot; &quot;&amp;[.C138]&amp;&quot; &quot;&amp;[.B138]&amp;&quot; &quot;&amp;[.E138]&amp;&quot; &quot;&amp;[.F138]&amp;&quot; &quot;&amp;[.G138])">
            <text:p/>
          </table:table-cell>
          <table:table-cell table:formula="of:=IF([.L138]=&quot;&quot;;&quot;&quot;;[.$M$1]&amp;&quot; &quot;&amp;&quot;&quot;&quot;&quot;&amp;[.I138]&amp;&quot; &lt;&quot;&amp;[.$J138]&amp;&quot;&gt;&quot;&amp;&quot;&quot;&quot;&quot;&amp;&quot; &quot;&amp;[.F138]&amp;&quot; &quot;&amp;[.D13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6]=&quot;&quot;;&quot;&quot;;[.A16])" office:value-type="float" office:value="28" calcext:value-type="float">
            <text:p>28</text:p>
          </table:table-cell>
          <table:table-cell table:formula="of:=[.B16]" office:value-type="string" office:string-value="Sat-AM" calcext:value-type="string">
            <text:p>Sat-AM</text:p>
          </table:table-cell>
          <table:table-cell table:formula="of:=[.$A$1]&amp;[.A139]" office:value-type="string" office:string-value="20151128" calcext:value-type="string">
            <text:p>20151128</text:p>
          </table:table-cell>
          <table:table-cell table:formula="of:=[.C139]&amp;&quot;-&quot;&amp;[.B139]&amp;&quot;-&quot;&amp;[.H139]" office:value-type="string" office:string-value="20151128-Sat-AM-Usher" calcext:value-type="string">
            <text:p>20151128-Sat-A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39]&amp;&quot; &quot;&amp;[.H139]&amp;&quot;&quot;&quot;&quot;" office:value-type="string" office:string-value="&quot;Sat-AM Usher&quot;" calcext:value-type="string">
            <text:p>"Sat-AM Usher"</text:p>
          </table:table-cell>
          <table:table-cell table:style-name="ce8" table:formula="of:=&quot;&quot;&quot;&quot;&amp;[.B139]&amp;&quot; &quot;&amp;[.H139]&amp;&quot;&quot;&quot;&quot;" office:value-type="string" office:string-value="&quot;Sat-AM Usher&quot;" calcext:value-type="string">
            <text:p>"Sat-A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39]=&quot;&quot;;&quot;&quot;;IFERROR(VLOOKUP([.I139];['name &amp; email'.$A$1:.$B$100];2;0);&quot;&quot;))">
            <text:p/>
          </table:table-cell>
          <table:table-cell/>
          <table:table-cell table:formula="of:=IF([.J139]=&quot;&quot;;&quot;&quot;;[.$L$1]&amp;&quot; &quot;&amp;[.D139]&amp;&quot; &quot;&amp;[.C139]&amp;&quot; &quot;&amp;[.B139]&amp;&quot; &quot;&amp;[.E139]&amp;&quot; &quot;&amp;[.F139]&amp;&quot; &quot;&amp;[.G139])">
            <text:p/>
          </table:table-cell>
          <table:table-cell table:formula="of:=IF([.L139]=&quot;&quot;;&quot;&quot;;[.$M$1]&amp;&quot; &quot;&amp;&quot;&quot;&quot;&quot;&amp;[.I139]&amp;&quot; &lt;&quot;&amp;[.$J139]&amp;&quot;&gt;&quot;&amp;&quot;&quot;&quot;&quot;&amp;&quot; &quot;&amp;[.F139]&amp;&quot; &quot;&amp;[.D13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7]=&quot;&quot;;&quot;&quot;;[.A17])" office:value-type="float" office:value="28" calcext:value-type="float">
            <text:p>28</text:p>
          </table:table-cell>
          <table:table-cell table:formula="of:=[.B17]" office:value-type="string" office:string-value="Sat-PM" calcext:value-type="string">
            <text:p>Sat-PM</text:p>
          </table:table-cell>
          <table:table-cell table:formula="of:=[.$A$1]&amp;[.A140]" office:value-type="string" office:string-value="20151128" calcext:value-type="string">
            <text:p>20151128</text:p>
          </table:table-cell>
          <table:table-cell table:formula="of:=[.C140]&amp;&quot;-&quot;&amp;[.B140]&amp;&quot;-&quot;&amp;[.H140]" office:value-type="string" office:string-value="20151128-Sat-PM-Usher" calcext:value-type="string">
            <text:p>20151128-Sat-PM-Usher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40]&amp;&quot; &quot;&amp;[.H140]&amp;&quot;&quot;&quot;&quot;" office:value-type="string" office:string-value="&quot;Sat-PM Usher&quot;" calcext:value-type="string">
            <text:p>"Sat-PM Usher"</text:p>
          </table:table-cell>
          <table:table-cell table:style-name="ce8" table:formula="of:=&quot;&quot;&quot;&quot;&amp;[.B140]&amp;&quot; &quot;&amp;[.H140]&amp;&quot;&quot;&quot;&quot;" office:value-type="string" office:string-value="&quot;Sat-PM Usher&quot;" calcext:value-type="string">
            <text:p>"Sat-PM Usher"</text:p>
          </table:table-cell>
          <table:table-cell table:formula="of:=[.$H$125]" office:value-type="string" office:string-value="Usher" calcext:value-type="string">
            <text:p>Usher</text:p>
          </table:table-cell>
          <table:table-cell/>
          <table:table-cell table:formula="of:=IF([.I140]=&quot;&quot;;&quot;&quot;;IFERROR(VLOOKUP([.I140];['name &amp; email'.$A$1:.$B$100];2;0);&quot;&quot;))">
            <text:p/>
          </table:table-cell>
          <table:table-cell/>
          <table:table-cell table:formula="of:=IF([.J140]=&quot;&quot;;&quot;&quot;;[.$L$1]&amp;&quot; &quot;&amp;[.D140]&amp;&quot; &quot;&amp;[.C140]&amp;&quot; &quot;&amp;[.B140]&amp;&quot; &quot;&amp;[.E140]&amp;&quot; &quot;&amp;[.F140]&amp;&quot; &quot;&amp;[.G140])">
            <text:p/>
          </table:table-cell>
          <table:table-cell table:formula="of:=IF([.L140]=&quot;&quot;;&quot;&quot;;[.$M$1]&amp;&quot; &quot;&amp;&quot;&quot;&quot;&quot;&amp;[.I140]&amp;&quot; &lt;&quot;&amp;[.$J140]&amp;&quot;&gt;&quot;&amp;&quot;&quot;&quot;&quot;&amp;&quot; &quot;&amp;[.F140]&amp;&quot; &quot;&amp;[.D14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8]=&quot;&quot;;&quot;&quot;;[.A18])" office:value-type="string" office:string-value="01" calcext:value-type="string">
            <text:p>01</text:p>
          </table:table-cell>
          <table:table-cell table:number-columns-repeated="8"/>
          <table:table-cell table:formula="of:=IF([.I141]=&quot;&quot;;&quot;&quot;;IFERROR(VLOOKUP([.I141];['name &amp; email'.$A$1:.$B$100];2;0);&quot;&quot;))">
            <text:p/>
          </table:table-cell>
          <table:table-cell/>
          <table:table-cell table:formula="of:=IF([.J141]=&quot;&quot;;&quot;&quot;;[.$L$1]&amp;&quot; &quot;&amp;[.D141]&amp;&quot; &quot;&amp;[.C141]&amp;&quot; &quot;&amp;[.B141]&amp;&quot; &quot;&amp;[.E141]&amp;&quot; &quot;&amp;[.F141]&amp;&quot; &quot;&amp;[.G141])">
            <text:p/>
          </table:table-cell>
          <table:table-cell table:formula="of:=IF([.L141]=&quot;&quot;;&quot;&quot;;[.$M$1]&amp;&quot; &quot;&amp;&quot;&quot;&quot;&quot;&amp;[.I141]&amp;&quot; &lt;&quot;&amp;[.$J141]&amp;&quot;&gt;&quot;&amp;&quot;&quot;&quot;&quot;&amp;&quot; &quot;&amp;[.F141]&amp;&quot; &quot;&amp;[.D14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9]=&quot;&quot;;&quot;&quot;;[.A19])" office:value-type="string" office:string-value="02" calcext:value-type="string">
            <text:p>02</text:p>
          </table:table-cell>
          <table:table-cell table:number-columns-repeated="8"/>
          <table:table-cell table:formula="of:=IF([.I142]=&quot;&quot;;&quot;&quot;;IFERROR(VLOOKUP([.I142];['name &amp; email'.$A$1:.$B$100];2;0);&quot;&quot;))">
            <text:p/>
          </table:table-cell>
          <table:table-cell/>
          <table:table-cell table:formula="of:=IF([.J142]=&quot;&quot;;&quot;&quot;;[.$L$1]&amp;&quot; &quot;&amp;[.D142]&amp;&quot; &quot;&amp;[.C142]&amp;&quot; &quot;&amp;[.B142]&amp;&quot; &quot;&amp;[.E142]&amp;&quot; &quot;&amp;[.F142]&amp;&quot; &quot;&amp;[.G142])">
            <text:p/>
          </table:table-cell>
          <table:table-cell table:formula="of:=IF([.L142]=&quot;&quot;;&quot;&quot;;[.$M$1]&amp;&quot; &quot;&amp;&quot;&quot;&quot;&quot;&amp;[.I142]&amp;&quot; &lt;&quot;&amp;[.$J142]&amp;&quot;&gt;&quot;&amp;&quot;&quot;&quot;&quot;&amp;&quot; &quot;&amp;[.F142]&amp;&quot; &quot;&amp;[.D14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0]=&quot;&quot;;&quot;&quot;;[.A20])" office:value-type="string" office:string-value="03" calcext:value-type="string">
            <text:p>03</text:p>
          </table:table-cell>
          <table:table-cell table:number-columns-repeated="8"/>
          <table:table-cell table:formula="of:=IF([.I143]=&quot;&quot;;&quot;&quot;;IFERROR(VLOOKUP([.I143];['name &amp; email'.$A$1:.$B$100];2;0);&quot;&quot;))">
            <text:p/>
          </table:table-cell>
          <table:table-cell/>
          <table:table-cell table:formula="of:=IF([.J143]=&quot;&quot;;&quot;&quot;;[.$L$1]&amp;&quot; &quot;&amp;[.D143]&amp;&quot; &quot;&amp;[.C143]&amp;&quot; &quot;&amp;[.B143]&amp;&quot; &quot;&amp;[.E143]&amp;&quot; &quot;&amp;[.F143]&amp;&quot; &quot;&amp;[.G143])">
            <text:p/>
          </table:table-cell>
          <table:table-cell table:formula="of:=IF([.L143]=&quot;&quot;;&quot;&quot;;[.$M$1]&amp;&quot; &quot;&amp;&quot;&quot;&quot;&quot;&amp;[.I143]&amp;&quot; &lt;&quot;&amp;[.$J143]&amp;&quot;&gt;&quot;&amp;&quot;&quot;&quot;&quot;&amp;&quot; &quot;&amp;[.F143]&amp;&quot; &quot;&amp;[.D14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1]=&quot;&quot;;&quot;&quot;;[.A21])" office:value-type="string" office:string-value="04" calcext:value-type="string">
            <text:p>04</text:p>
          </table:table-cell>
          <table:table-cell table:number-columns-repeated="8"/>
          <table:table-cell table:formula="of:=IF([.I144]=&quot;&quot;;&quot;&quot;;IFERROR(VLOOKUP([.I144];['name &amp; email'.$A$1:.$B$100];2;0);&quot;&quot;))">
            <text:p/>
          </table:table-cell>
          <table:table-cell/>
          <table:table-cell table:formula="of:=IF([.J144]=&quot;&quot;;&quot;&quot;;[.$L$1]&amp;&quot; &quot;&amp;[.D144]&amp;&quot; &quot;&amp;[.C144]&amp;&quot; &quot;&amp;[.B144]&amp;&quot; &quot;&amp;[.E144]&amp;&quot; &quot;&amp;[.F144]&amp;&quot; &quot;&amp;[.G144])">
            <text:p/>
          </table:table-cell>
          <table:table-cell table:formula="of:=IF([.L144]=&quot;&quot;;&quot;&quot;;[.$M$1]&amp;&quot; &quot;&amp;&quot;&quot;&quot;&quot;&amp;[.I144]&amp;&quot; &lt;&quot;&amp;[.$J144]&amp;&quot;&gt;&quot;&amp;&quot;&quot;&quot;&quot;&amp;&quot; &quot;&amp;[.F144]&amp;&quot; &quot;&amp;[.D14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2]=&quot;&quot;;&quot;&quot;;[.A22])" office:value-type="string" office:string-value="05" calcext:value-type="string">
            <text:p>05</text:p>
          </table:table-cell>
          <table:table-cell table:number-columns-repeated="8"/>
          <table:table-cell table:formula="of:=IF([.I145]=&quot;&quot;;&quot;&quot;;IFERROR(VLOOKUP([.I145];['name &amp; email'.$A$1:.$B$100];2;0);&quot;&quot;))">
            <text:p/>
          </table:table-cell>
          <table:table-cell/>
          <table:table-cell table:formula="of:=IF([.J145]=&quot;&quot;;&quot;&quot;;[.$L$1]&amp;&quot; &quot;&amp;[.D145]&amp;&quot; &quot;&amp;[.C145]&amp;&quot; &quot;&amp;[.B145]&amp;&quot; &quot;&amp;[.E145]&amp;&quot; &quot;&amp;[.F145]&amp;&quot; &quot;&amp;[.G145])">
            <text:p/>
          </table:table-cell>
          <table:table-cell table:formula="of:=IF([.L145]=&quot;&quot;;&quot;&quot;;[.$M$1]&amp;&quot; &quot;&amp;&quot;&quot;&quot;&quot;&amp;[.I145]&amp;&quot; &lt;&quot;&amp;[.$J145]&amp;&quot;&gt;&quot;&amp;&quot;&quot;&quot;&quot;&amp;&quot; &quot;&amp;[.F145]&amp;&quot; &quot;&amp;[.D14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3]=&quot;&quot;;&quot;&quot;;[.A23])" office:value-type="string" office:string-value="06" calcext:value-type="string">
            <text:p>06</text:p>
          </table:table-cell>
          <table:table-cell table:number-columns-repeated="8"/>
          <table:table-cell table:formula="of:=IF([.I146]=&quot;&quot;;&quot;&quot;;IFERROR(VLOOKUP([.I146];['name &amp; email'.$A$1:.$B$100];2;0);&quot;&quot;))">
            <text:p/>
          </table:table-cell>
          <table:table-cell/>
          <table:table-cell table:formula="of:=IF([.J146]=&quot;&quot;;&quot;&quot;;[.$L$1]&amp;&quot; &quot;&amp;[.D146]&amp;&quot; &quot;&amp;[.C146]&amp;&quot; &quot;&amp;[.B146]&amp;&quot; &quot;&amp;[.E146]&amp;&quot; &quot;&amp;[.F146]&amp;&quot; &quot;&amp;[.G146])">
            <text:p/>
          </table:table-cell>
          <table:table-cell table:formula="of:=IF([.L146]=&quot;&quot;;&quot;&quot;;[.$M$1]&amp;&quot; &quot;&amp;&quot;&quot;&quot;&quot;&amp;[.I146]&amp;&quot; &lt;&quot;&amp;[.$J146]&amp;&quot;&gt;&quot;&amp;&quot;&quot;&quot;&quot;&amp;&quot; &quot;&amp;[.F146]&amp;&quot; &quot;&amp;[.D146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47]=&quot;&quot;;&quot;&quot;;IFERROR(VLOOKUP([.I147];['name &amp; email'.$A$1:.$B$100];2;0);&quot;&quot;))">
            <text:p/>
          </table:table-cell>
          <table:table-cell/>
          <table:table-cell table:formula="of:=IF([.J147]=&quot;&quot;;&quot;&quot;;[.$L$1]&amp;&quot; &quot;&amp;[.D147]&amp;&quot; &quot;&amp;[.C147]&amp;&quot; &quot;&amp;[.B147]&amp;&quot; &quot;&amp;[.E147]&amp;&quot; &quot;&amp;[.F147]&amp;&quot; &quot;&amp;[.G147])">
            <text:p/>
          </table:table-cell>
          <table:table-cell table:formula="of:=IF([.L147]=&quot;&quot;;&quot;&quot;;[.$M$1]&amp;&quot; &quot;&amp;&quot;&quot;&quot;&quot;&amp;[.I147]&amp;&quot; &lt;&quot;&amp;[.$J147]&amp;&quot;&gt;&quot;&amp;&quot;&quot;&quot;&quot;&amp;&quot; &quot;&amp;[.F147]&amp;&quot; &quot;&amp;[.D147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48]=&quot;&quot;;&quot;&quot;;IFERROR(VLOOKUP([.I148];['name &amp; email'.$A$1:.$B$100];2;0);&quot;&quot;))">
            <text:p/>
          </table:table-cell>
          <table:table-cell/>
          <table:table-cell table:formula="of:=IF([.J148]=&quot;&quot;;&quot;&quot;;[.$L$1]&amp;&quot; &quot;&amp;[.D148]&amp;&quot; &quot;&amp;[.C148]&amp;&quot; &quot;&amp;[.B148]&amp;&quot; &quot;&amp;[.E148]&amp;&quot; &quot;&amp;[.F148]&amp;&quot; &quot;&amp;[.G148])">
            <text:p/>
          </table:table-cell>
          <table:table-cell table:formula="of:=IF([.L148]=&quot;&quot;;&quot;&quot;;[.$M$1]&amp;&quot; &quot;&amp;&quot;&quot;&quot;&quot;&amp;[.I148]&amp;&quot; &lt;&quot;&amp;[.$J148]&amp;&quot;&gt;&quot;&amp;&quot;&quot;&quot;&quot;&amp;&quot; &quot;&amp;[.F148]&amp;&quot; &quot;&amp;[.D148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49]=&quot;&quot;;&quot;&quot;;IFERROR(VLOOKUP([.I149];['name &amp; email'.$A$1:.$B$100];2;0);&quot;&quot;))">
            <text:p/>
          </table:table-cell>
          <table:table-cell/>
          <table:table-cell table:formula="of:=IF([.J149]=&quot;&quot;;&quot;&quot;;[.$L$1]&amp;&quot; &quot;&amp;[.D149]&amp;&quot; &quot;&amp;[.C149]&amp;&quot; &quot;&amp;[.B149]&amp;&quot; &quot;&amp;[.E149]&amp;&quot; &quot;&amp;[.F149]&amp;&quot; &quot;&amp;[.G149])">
            <text:p/>
          </table:table-cell>
          <table:table-cell table:formula="of:=IF([.L149]=&quot;&quot;;&quot;&quot;;[.$M$1]&amp;&quot; &quot;&amp;&quot;&quot;&quot;&quot;&amp;[.I149]&amp;&quot; &lt;&quot;&amp;[.$J149]&amp;&quot;&gt;&quot;&amp;&quot;&quot;&quot;&quot;&amp;&quot; &quot;&amp;[.F149]&amp;&quot; &quot;&amp;[.D14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]=&quot;&quot;;&quot;&quot;;[.A2])" office:value-type="string" office:string-value="04" calcext:value-type="string">
            <text:p>04</text:p>
          </table:table-cell>
          <table:table-cell table:formula="of:=[.B2]" office:value-type="string" office:string-value="Wed" calcext:value-type="string">
            <text:p>Wed</text:p>
          </table:table-cell>
          <table:table-cell table:formula="of:=[.$A$1]&amp;[.A150]" office:value-type="string" office:string-value="20151104" calcext:value-type="string">
            <text:p>20151104</text:p>
          </table:table-cell>
          <table:table-cell table:formula="of:=[.C150]&amp;&quot;-&quot;&amp;[.B150]&amp;&quot;-&quot;&amp;[.H150]" office:value-type="string" office:string-value="20151104-Wed-DJ" calcext:value-type="string">
            <text:p>20151104-Wed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0]&amp;&quot; &quot;&amp;[.H150]&amp;&quot;&quot;&quot;&quot;" office:value-type="string" office:string-value="&quot;Wed DJ&quot;" calcext:value-type="string">
            <text:p>"Wed DJ"</text:p>
          </table:table-cell>
          <table:table-cell table:style-name="ce8" table:formula="of:=&quot;&quot;&quot;&quot;&amp;[.B150]&amp;&quot; &quot;&amp;[.H150]&amp;&quot;&quot;&quot;&quot;" office:value-type="string" office:string-value="&quot;Wed DJ&quot;" calcext:value-type="string">
            <text:p>"Wed DJ"</text:p>
          </table:table-cell>
          <table:table-cell table:style-name="ce6" office:value-type="string" calcext:value-type="string">
            <text:p>DJ</text:p>
          </table:table-cell>
          <table:table-cell/>
          <table:table-cell table:formula="of:=IF([.I150]=&quot;&quot;;&quot;&quot;;IFERROR(VLOOKUP([.I150];['name &amp; email'.$A$1:.$B$100];2;0);&quot;&quot;))">
            <text:p/>
          </table:table-cell>
          <table:table-cell/>
          <table:table-cell table:formula="of:=IF([.J150]=&quot;&quot;;&quot;&quot;;[.$L$1]&amp;&quot; &quot;&amp;[.D150]&amp;&quot; &quot;&amp;[.C150]&amp;&quot; &quot;&amp;[.B150]&amp;&quot; &quot;&amp;[.E150]&amp;&quot; &quot;&amp;[.F150]&amp;&quot; &quot;&amp;[.G150])">
            <text:p/>
          </table:table-cell>
          <table:table-cell table:formula="of:=IF([.L150]=&quot;&quot;;&quot;&quot;;[.$M$1]&amp;&quot; &quot;&amp;&quot;&quot;&quot;&quot;&amp;[.I150]&amp;&quot; &lt;&quot;&amp;[.$J150]&amp;&quot;&gt;&quot;&amp;&quot;&quot;&quot;&quot;&amp;&quot; &quot;&amp;[.F150]&amp;&quot; &quot;&amp;[.D15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3]=&quot;&quot;;&quot;&quot;;[.A3])" office:value-type="string" office:string-value="06" calcext:value-type="string">
            <text:p>06</text:p>
          </table:table-cell>
          <table:table-cell table:formula="of:=[.B3]" office:value-type="string" office:string-value="Fri" calcext:value-type="string">
            <text:p>Fri</text:p>
          </table:table-cell>
          <table:table-cell table:formula="of:=[.$A$1]&amp;[.A151]" office:value-type="string" office:string-value="20151106" calcext:value-type="string">
            <text:p>20151106</text:p>
          </table:table-cell>
          <table:table-cell table:formula="of:=[.C151]&amp;&quot;-&quot;&amp;[.B151]&amp;&quot;-&quot;&amp;[.H151]" office:value-type="string" office:string-value="20151106-Fri-DJ" calcext:value-type="string">
            <text:p>20151106-Fri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1]&amp;&quot; &quot;&amp;[.H151]&amp;&quot;&quot;&quot;&quot;" office:value-type="string" office:string-value="&quot;Fri DJ&quot;" calcext:value-type="string">
            <text:p>"Fri DJ"</text:p>
          </table:table-cell>
          <table:table-cell table:style-name="ce8" table:formula="of:=&quot;&quot;&quot;&quot;&amp;[.B151]&amp;&quot; &quot;&amp;[.H151]&amp;&quot;&quot;&quot;&quot;" office:value-type="string" office:string-value="&quot;Fri DJ&quot;" calcext:value-type="string">
            <text:p>"Fri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1]=&quot;&quot;;&quot;&quot;;IFERROR(VLOOKUP([.I151];['name &amp; email'.$A$1:.$B$100];2;0);&quot;&quot;))">
            <text:p/>
          </table:table-cell>
          <table:table-cell/>
          <table:table-cell table:formula="of:=IF([.J151]=&quot;&quot;;&quot;&quot;;[.$L$1]&amp;&quot; &quot;&amp;[.D151]&amp;&quot; &quot;&amp;[.C151]&amp;&quot; &quot;&amp;[.B151]&amp;&quot; &quot;&amp;[.E151]&amp;&quot; &quot;&amp;[.F151]&amp;&quot; &quot;&amp;[.G151])">
            <text:p/>
          </table:table-cell>
          <table:table-cell table:formula="of:=IF([.L151]=&quot;&quot;;&quot;&quot;;[.$M$1]&amp;&quot; &quot;&amp;&quot;&quot;&quot;&quot;&amp;[.I151]&amp;&quot; &lt;&quot;&amp;[.$J151]&amp;&quot;&gt;&quot;&amp;&quot;&quot;&quot;&quot;&amp;&quot; &quot;&amp;[.F151]&amp;&quot; &quot;&amp;[.D15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4]=&quot;&quot;;&quot;&quot;;[.A4])" office:value-type="string" office:string-value="07" calcext:value-type="string">
            <text:p>07</text:p>
          </table:table-cell>
          <table:table-cell table:formula="of:=[.B4]" office:value-type="string" office:string-value="Sat-AM" calcext:value-type="string">
            <text:p>Sat-AM</text:p>
          </table:table-cell>
          <table:table-cell table:formula="of:=[.$A$1]&amp;[.A152]" office:value-type="string" office:string-value="20151107" calcext:value-type="string">
            <text:p>20151107</text:p>
          </table:table-cell>
          <table:table-cell table:formula="of:=[.C152]&amp;&quot;-&quot;&amp;[.B152]&amp;&quot;-&quot;&amp;[.H152]" office:value-type="string" office:string-value="20151107-Sat-AM-DJ" calcext:value-type="string">
            <text:p>20151107-Sat-A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2]&amp;&quot; &quot;&amp;[.H152]&amp;&quot;&quot;&quot;&quot;" office:value-type="string" office:string-value="&quot;Sat-AM DJ&quot;" calcext:value-type="string">
            <text:p>"Sat-AM DJ"</text:p>
          </table:table-cell>
          <table:table-cell table:style-name="ce8" table:formula="of:=&quot;&quot;&quot;&quot;&amp;[.B152]&amp;&quot; &quot;&amp;[.H152]&amp;&quot;&quot;&quot;&quot;" office:value-type="string" office:string-value="&quot;Sat-AM DJ&quot;" calcext:value-type="string">
            <text:p>"Sat-A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2]=&quot;&quot;;&quot;&quot;;IFERROR(VLOOKUP([.I152];['name &amp; email'.$A$1:.$B$100];2;0);&quot;&quot;))">
            <text:p/>
          </table:table-cell>
          <table:table-cell/>
          <table:table-cell table:formula="of:=IF([.J152]=&quot;&quot;;&quot;&quot;;[.$L$1]&amp;&quot; &quot;&amp;[.D152]&amp;&quot; &quot;&amp;[.C152]&amp;&quot; &quot;&amp;[.B152]&amp;&quot; &quot;&amp;[.E152]&amp;&quot; &quot;&amp;[.F152]&amp;&quot; &quot;&amp;[.G152])">
            <text:p/>
          </table:table-cell>
          <table:table-cell table:formula="of:=IF([.L152]=&quot;&quot;;&quot;&quot;;[.$M$1]&amp;&quot; &quot;&amp;&quot;&quot;&quot;&quot;&amp;[.I152]&amp;&quot; &lt;&quot;&amp;[.$J152]&amp;&quot;&gt;&quot;&amp;&quot;&quot;&quot;&quot;&amp;&quot; &quot;&amp;[.F152]&amp;&quot; &quot;&amp;[.D15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5]=&quot;&quot;;&quot;&quot;;[.A5])" office:value-type="string" office:string-value="07" calcext:value-type="string">
            <text:p>07</text:p>
          </table:table-cell>
          <table:table-cell table:formula="of:=[.B5]" office:value-type="string" office:string-value="Sat-PM" calcext:value-type="string">
            <text:p>Sat-PM</text:p>
          </table:table-cell>
          <table:table-cell table:formula="of:=[.$A$1]&amp;[.A153]" office:value-type="string" office:string-value="20151107" calcext:value-type="string">
            <text:p>20151107</text:p>
          </table:table-cell>
          <table:table-cell table:formula="of:=[.C153]&amp;&quot;-&quot;&amp;[.B153]&amp;&quot;-&quot;&amp;[.H153]" office:value-type="string" office:string-value="20151107-Sat-PM-DJ" calcext:value-type="string">
            <text:p>20151107-Sat-P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3]&amp;&quot; &quot;&amp;[.H153]&amp;&quot;&quot;&quot;&quot;" office:value-type="string" office:string-value="&quot;Sat-PM DJ&quot;" calcext:value-type="string">
            <text:p>"Sat-PM DJ"</text:p>
          </table:table-cell>
          <table:table-cell table:style-name="ce8" table:formula="of:=&quot;&quot;&quot;&quot;&amp;[.B153]&amp;&quot; &quot;&amp;[.H153]&amp;&quot;&quot;&quot;&quot;" office:value-type="string" office:string-value="&quot;Sat-PM DJ&quot;" calcext:value-type="string">
            <text:p>"Sat-P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3]=&quot;&quot;;&quot;&quot;;IFERROR(VLOOKUP([.I153];['name &amp; email'.$A$1:.$B$100];2;0);&quot;&quot;))">
            <text:p/>
          </table:table-cell>
          <table:table-cell/>
          <table:table-cell table:formula="of:=IF([.J153]=&quot;&quot;;&quot;&quot;;[.$L$1]&amp;&quot; &quot;&amp;[.D153]&amp;&quot; &quot;&amp;[.C153]&amp;&quot; &quot;&amp;[.B153]&amp;&quot; &quot;&amp;[.E153]&amp;&quot; &quot;&amp;[.F153]&amp;&quot; &quot;&amp;[.G153])">
            <text:p/>
          </table:table-cell>
          <table:table-cell table:formula="of:=IF([.L153]=&quot;&quot;;&quot;&quot;;[.$M$1]&amp;&quot; &quot;&amp;&quot;&quot;&quot;&quot;&amp;[.I153]&amp;&quot; &lt;&quot;&amp;[.$J153]&amp;&quot;&gt;&quot;&amp;&quot;&quot;&quot;&quot;&amp;&quot; &quot;&amp;[.F153]&amp;&quot; &quot;&amp;[.D15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6]=&quot;&quot;;&quot;&quot;;[.A6])" office:value-type="float" office:value="11" calcext:value-type="float">
            <text:p>11</text:p>
          </table:table-cell>
          <table:table-cell table:formula="of:=[.B6]" office:value-type="string" office:string-value="Wed" calcext:value-type="string">
            <text:p>Wed</text:p>
          </table:table-cell>
          <table:table-cell table:formula="of:=[.$A$1]&amp;[.A154]" office:value-type="string" office:string-value="20151111" calcext:value-type="string">
            <text:p>20151111</text:p>
          </table:table-cell>
          <table:table-cell table:formula="of:=[.C154]&amp;&quot;-&quot;&amp;[.B154]&amp;&quot;-&quot;&amp;[.H154]" office:value-type="string" office:string-value="20151111-Wed-DJ" calcext:value-type="string">
            <text:p>20151111-Wed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4]&amp;&quot; &quot;&amp;[.H154]&amp;&quot;&quot;&quot;&quot;" office:value-type="string" office:string-value="&quot;Wed DJ&quot;" calcext:value-type="string">
            <text:p>"Wed DJ"</text:p>
          </table:table-cell>
          <table:table-cell table:style-name="ce8" table:formula="of:=&quot;&quot;&quot;&quot;&amp;[.B154]&amp;&quot; &quot;&amp;[.H154]&amp;&quot;&quot;&quot;&quot;" office:value-type="string" office:string-value="&quot;Wed DJ&quot;" calcext:value-type="string">
            <text:p>"Wed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4]=&quot;&quot;;&quot;&quot;;IFERROR(VLOOKUP([.I154];['name &amp; email'.$A$1:.$B$100];2;0);&quot;&quot;))">
            <text:p/>
          </table:table-cell>
          <table:table-cell/>
          <table:table-cell table:formula="of:=IF([.J154]=&quot;&quot;;&quot;&quot;;[.$L$1]&amp;&quot; &quot;&amp;[.D154]&amp;&quot; &quot;&amp;[.C154]&amp;&quot; &quot;&amp;[.B154]&amp;&quot; &quot;&amp;[.E154]&amp;&quot; &quot;&amp;[.F154]&amp;&quot; &quot;&amp;[.G154])">
            <text:p/>
          </table:table-cell>
          <table:table-cell table:formula="of:=IF([.L154]=&quot;&quot;;&quot;&quot;;[.$M$1]&amp;&quot; &quot;&amp;&quot;&quot;&quot;&quot;&amp;[.I154]&amp;&quot; &lt;&quot;&amp;[.$J154]&amp;&quot;&gt;&quot;&amp;&quot;&quot;&quot;&quot;&amp;&quot; &quot;&amp;[.F154]&amp;&quot; &quot;&amp;[.D15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7]=&quot;&quot;;&quot;&quot;;[.A7])" office:value-type="float" office:value="13" calcext:value-type="float">
            <text:p>13</text:p>
          </table:table-cell>
          <table:table-cell table:formula="of:=[.B7]" office:value-type="string" office:string-value="Fri" calcext:value-type="string">
            <text:p>Fri</text:p>
          </table:table-cell>
          <table:table-cell table:formula="of:=[.$A$1]&amp;[.A155]" office:value-type="string" office:string-value="20151113" calcext:value-type="string">
            <text:p>20151113</text:p>
          </table:table-cell>
          <table:table-cell table:formula="of:=[.C155]&amp;&quot;-&quot;&amp;[.B155]&amp;&quot;-&quot;&amp;[.H155]" office:value-type="string" office:string-value="20151113-Fri-DJ" calcext:value-type="string">
            <text:p>20151113-Fri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5]&amp;&quot; &quot;&amp;[.H155]&amp;&quot;&quot;&quot;&quot;" office:value-type="string" office:string-value="&quot;Fri DJ&quot;" calcext:value-type="string">
            <text:p>"Fri DJ"</text:p>
          </table:table-cell>
          <table:table-cell table:style-name="ce8" table:formula="of:=&quot;&quot;&quot;&quot;&amp;[.B155]&amp;&quot; &quot;&amp;[.H155]&amp;&quot;&quot;&quot;&quot;" office:value-type="string" office:string-value="&quot;Fri DJ&quot;" calcext:value-type="string">
            <text:p>"Fri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5]=&quot;&quot;;&quot;&quot;;IFERROR(VLOOKUP([.I155];['name &amp; email'.$A$1:.$B$100];2;0);&quot;&quot;))">
            <text:p/>
          </table:table-cell>
          <table:table-cell/>
          <table:table-cell table:formula="of:=IF([.J155]=&quot;&quot;;&quot;&quot;;[.$L$1]&amp;&quot; &quot;&amp;[.D155]&amp;&quot; &quot;&amp;[.C155]&amp;&quot; &quot;&amp;[.B155]&amp;&quot; &quot;&amp;[.E155]&amp;&quot; &quot;&amp;[.F155]&amp;&quot; &quot;&amp;[.G155])">
            <text:p/>
          </table:table-cell>
          <table:table-cell table:formula="of:=IF([.L155]=&quot;&quot;;&quot;&quot;;[.$M$1]&amp;&quot; &quot;&amp;&quot;&quot;&quot;&quot;&amp;[.I155]&amp;&quot; &lt;&quot;&amp;[.$J155]&amp;&quot;&gt;&quot;&amp;&quot;&quot;&quot;&quot;&amp;&quot; &quot;&amp;[.F155]&amp;&quot; &quot;&amp;[.D15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8]=&quot;&quot;;&quot;&quot;;[.A8])" office:value-type="float" office:value="14" calcext:value-type="float">
            <text:p>14</text:p>
          </table:table-cell>
          <table:table-cell table:formula="of:=[.B8]" office:value-type="string" office:string-value="Sat-AM" calcext:value-type="string">
            <text:p>Sat-AM</text:p>
          </table:table-cell>
          <table:table-cell table:formula="of:=[.$A$1]&amp;[.A156]" office:value-type="string" office:string-value="20151114" calcext:value-type="string">
            <text:p>20151114</text:p>
          </table:table-cell>
          <table:table-cell table:formula="of:=[.C156]&amp;&quot;-&quot;&amp;[.B156]&amp;&quot;-&quot;&amp;[.H156]" office:value-type="string" office:string-value="20151114-Sat-AM-DJ" calcext:value-type="string">
            <text:p>20151114-Sat-A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6]&amp;&quot; &quot;&amp;[.H156]&amp;&quot;&quot;&quot;&quot;" office:value-type="string" office:string-value="&quot;Sat-AM DJ&quot;" calcext:value-type="string">
            <text:p>"Sat-AM DJ"</text:p>
          </table:table-cell>
          <table:table-cell table:style-name="ce8" table:formula="of:=&quot;&quot;&quot;&quot;&amp;[.B156]&amp;&quot; &quot;&amp;[.H156]&amp;&quot;&quot;&quot;&quot;" office:value-type="string" office:string-value="&quot;Sat-AM DJ&quot;" calcext:value-type="string">
            <text:p>"Sat-A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6]=&quot;&quot;;&quot;&quot;;IFERROR(VLOOKUP([.I156];['name &amp; email'.$A$1:.$B$100];2;0);&quot;&quot;))">
            <text:p/>
          </table:table-cell>
          <table:table-cell/>
          <table:table-cell table:formula="of:=IF([.J156]=&quot;&quot;;&quot;&quot;;[.$L$1]&amp;&quot; &quot;&amp;[.D156]&amp;&quot; &quot;&amp;[.C156]&amp;&quot; &quot;&amp;[.B156]&amp;&quot; &quot;&amp;[.E156]&amp;&quot; &quot;&amp;[.F156]&amp;&quot; &quot;&amp;[.G156])">
            <text:p/>
          </table:table-cell>
          <table:table-cell table:formula="of:=IF([.L156]=&quot;&quot;;&quot;&quot;;[.$M$1]&amp;&quot; &quot;&amp;&quot;&quot;&quot;&quot;&amp;[.I156]&amp;&quot; &lt;&quot;&amp;[.$J156]&amp;&quot;&gt;&quot;&amp;&quot;&quot;&quot;&quot;&amp;&quot; &quot;&amp;[.F156]&amp;&quot; &quot;&amp;[.D15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9]=&quot;&quot;;&quot;&quot;;[.A9])" office:value-type="float" office:value="14" calcext:value-type="float">
            <text:p>14</text:p>
          </table:table-cell>
          <table:table-cell table:formula="of:=[.B9]" office:value-type="string" office:string-value="Sat-PM" calcext:value-type="string">
            <text:p>Sat-PM</text:p>
          </table:table-cell>
          <table:table-cell table:formula="of:=[.$A$1]&amp;[.A157]" office:value-type="string" office:string-value="20151114" calcext:value-type="string">
            <text:p>20151114</text:p>
          </table:table-cell>
          <table:table-cell table:formula="of:=[.C157]&amp;&quot;-&quot;&amp;[.B157]&amp;&quot;-&quot;&amp;[.H157]" office:value-type="string" office:string-value="20151114-Sat-PM-DJ" calcext:value-type="string">
            <text:p>20151114-Sat-P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7]&amp;&quot; &quot;&amp;[.H157]&amp;&quot;&quot;&quot;&quot;" office:value-type="string" office:string-value="&quot;Sat-PM DJ&quot;" calcext:value-type="string">
            <text:p>"Sat-PM DJ"</text:p>
          </table:table-cell>
          <table:table-cell table:style-name="ce8" table:formula="of:=&quot;&quot;&quot;&quot;&amp;[.B157]&amp;&quot; &quot;&amp;[.H157]&amp;&quot;&quot;&quot;&quot;" office:value-type="string" office:string-value="&quot;Sat-PM DJ&quot;" calcext:value-type="string">
            <text:p>"Sat-P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7]=&quot;&quot;;&quot;&quot;;IFERROR(VLOOKUP([.I157];['name &amp; email'.$A$1:.$B$100];2;0);&quot;&quot;))">
            <text:p/>
          </table:table-cell>
          <table:table-cell/>
          <table:table-cell table:formula="of:=IF([.J157]=&quot;&quot;;&quot;&quot;;[.$L$1]&amp;&quot; &quot;&amp;[.D157]&amp;&quot; &quot;&amp;[.C157]&amp;&quot; &quot;&amp;[.B157]&amp;&quot; &quot;&amp;[.E157]&amp;&quot; &quot;&amp;[.F157]&amp;&quot; &quot;&amp;[.G157])">
            <text:p/>
          </table:table-cell>
          <table:table-cell table:formula="of:=IF([.L157]=&quot;&quot;;&quot;&quot;;[.$M$1]&amp;&quot; &quot;&amp;&quot;&quot;&quot;&quot;&amp;[.I157]&amp;&quot; &lt;&quot;&amp;[.$J157]&amp;&quot;&gt;&quot;&amp;&quot;&quot;&quot;&quot;&amp;&quot; &quot;&amp;[.F157]&amp;&quot; &quot;&amp;[.D15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0]=&quot;&quot;;&quot;&quot;;[.A10])" office:value-type="float" office:value="18" calcext:value-type="float">
            <text:p>18</text:p>
          </table:table-cell>
          <table:table-cell table:formula="of:=[.B10]" office:value-type="string" office:string-value="Wed" calcext:value-type="string">
            <text:p>Wed</text:p>
          </table:table-cell>
          <table:table-cell table:formula="of:=[.$A$1]&amp;[.A158]" office:value-type="string" office:string-value="20151118" calcext:value-type="string">
            <text:p>20151118</text:p>
          </table:table-cell>
          <table:table-cell table:formula="of:=[.C158]&amp;&quot;-&quot;&amp;[.B158]&amp;&quot;-&quot;&amp;[.H158]" office:value-type="string" office:string-value="20151118-Wed-DJ" calcext:value-type="string">
            <text:p>20151118-Wed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8]&amp;&quot; &quot;&amp;[.H158]&amp;&quot;&quot;&quot;&quot;" office:value-type="string" office:string-value="&quot;Wed DJ&quot;" calcext:value-type="string">
            <text:p>"Wed DJ"</text:p>
          </table:table-cell>
          <table:table-cell table:style-name="ce8" table:formula="of:=&quot;&quot;&quot;&quot;&amp;[.B158]&amp;&quot; &quot;&amp;[.H158]&amp;&quot;&quot;&quot;&quot;" office:value-type="string" office:string-value="&quot;Wed DJ&quot;" calcext:value-type="string">
            <text:p>"Wed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8]=&quot;&quot;;&quot;&quot;;IFERROR(VLOOKUP([.I158];['name &amp; email'.$A$1:.$B$100];2;0);&quot;&quot;))">
            <text:p/>
          </table:table-cell>
          <table:table-cell/>
          <table:table-cell table:formula="of:=IF([.J158]=&quot;&quot;;&quot;&quot;;[.$L$1]&amp;&quot; &quot;&amp;[.D158]&amp;&quot; &quot;&amp;[.C158]&amp;&quot; &quot;&amp;[.B158]&amp;&quot; &quot;&amp;[.E158]&amp;&quot; &quot;&amp;[.F158]&amp;&quot; &quot;&amp;[.G158])">
            <text:p/>
          </table:table-cell>
          <table:table-cell table:formula="of:=IF([.L158]=&quot;&quot;;&quot;&quot;;[.$M$1]&amp;&quot; &quot;&amp;&quot;&quot;&quot;&quot;&amp;[.I158]&amp;&quot; &lt;&quot;&amp;[.$J158]&amp;&quot;&gt;&quot;&amp;&quot;&quot;&quot;&quot;&amp;&quot; &quot;&amp;[.F158]&amp;&quot; &quot;&amp;[.D15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1]=&quot;&quot;;&quot;&quot;;[.A11])" office:value-type="float" office:value="20" calcext:value-type="float">
            <text:p>20</text:p>
          </table:table-cell>
          <table:table-cell table:formula="of:=[.B11]" office:value-type="string" office:string-value="Fri" calcext:value-type="string">
            <text:p>Fri</text:p>
          </table:table-cell>
          <table:table-cell table:formula="of:=[.$A$1]&amp;[.A159]" office:value-type="string" office:string-value="20151120" calcext:value-type="string">
            <text:p>20151120</text:p>
          </table:table-cell>
          <table:table-cell table:formula="of:=[.C159]&amp;&quot;-&quot;&amp;[.B159]&amp;&quot;-&quot;&amp;[.H159]" office:value-type="string" office:string-value="20151120-Fri-DJ" calcext:value-type="string">
            <text:p>20151120-Fri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59]&amp;&quot; &quot;&amp;[.H159]&amp;&quot;&quot;&quot;&quot;" office:value-type="string" office:string-value="&quot;Fri DJ&quot;" calcext:value-type="string">
            <text:p>"Fri DJ"</text:p>
          </table:table-cell>
          <table:table-cell table:style-name="ce8" table:formula="of:=&quot;&quot;&quot;&quot;&amp;[.B159]&amp;&quot; &quot;&amp;[.H159]&amp;&quot;&quot;&quot;&quot;" office:value-type="string" office:string-value="&quot;Fri DJ&quot;" calcext:value-type="string">
            <text:p>"Fri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59]=&quot;&quot;;&quot;&quot;;IFERROR(VLOOKUP([.I159];['name &amp; email'.$A$1:.$B$100];2;0);&quot;&quot;))">
            <text:p/>
          </table:table-cell>
          <table:table-cell/>
          <table:table-cell table:formula="of:=IF([.J159]=&quot;&quot;;&quot;&quot;;[.$L$1]&amp;&quot; &quot;&amp;[.D159]&amp;&quot; &quot;&amp;[.C159]&amp;&quot; &quot;&amp;[.B159]&amp;&quot; &quot;&amp;[.E159]&amp;&quot; &quot;&amp;[.F159]&amp;&quot; &quot;&amp;[.G159])">
            <text:p/>
          </table:table-cell>
          <table:table-cell table:formula="of:=IF([.L159]=&quot;&quot;;&quot;&quot;;[.$M$1]&amp;&quot; &quot;&amp;&quot;&quot;&quot;&quot;&amp;[.I159]&amp;&quot; &lt;&quot;&amp;[.$J159]&amp;&quot;&gt;&quot;&amp;&quot;&quot;&quot;&quot;&amp;&quot; &quot;&amp;[.F159]&amp;&quot; &quot;&amp;[.D15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2]=&quot;&quot;;&quot;&quot;;[.A12])" office:value-type="float" office:value="21" calcext:value-type="float">
            <text:p>21</text:p>
          </table:table-cell>
          <table:table-cell table:formula="of:=[.B12]" office:value-type="string" office:string-value="Sat-AM" calcext:value-type="string">
            <text:p>Sat-AM</text:p>
          </table:table-cell>
          <table:table-cell table:formula="of:=[.$A$1]&amp;[.A160]" office:value-type="string" office:string-value="20151121" calcext:value-type="string">
            <text:p>20151121</text:p>
          </table:table-cell>
          <table:table-cell table:formula="of:=[.C160]&amp;&quot;-&quot;&amp;[.B160]&amp;&quot;-&quot;&amp;[.H160]" office:value-type="string" office:string-value="20151121-Sat-AM-DJ" calcext:value-type="string">
            <text:p>20151121-Sat-A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60]&amp;&quot; &quot;&amp;[.H160]&amp;&quot;&quot;&quot;&quot;" office:value-type="string" office:string-value="&quot;Sat-AM DJ&quot;" calcext:value-type="string">
            <text:p>"Sat-AM DJ"</text:p>
          </table:table-cell>
          <table:table-cell table:style-name="ce8" table:formula="of:=&quot;&quot;&quot;&quot;&amp;[.B160]&amp;&quot; &quot;&amp;[.H160]&amp;&quot;&quot;&quot;&quot;" office:value-type="string" office:string-value="&quot;Sat-AM DJ&quot;" calcext:value-type="string">
            <text:p>"Sat-A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60]=&quot;&quot;;&quot;&quot;;IFERROR(VLOOKUP([.I160];['name &amp; email'.$A$1:.$B$100];2;0);&quot;&quot;))">
            <text:p/>
          </table:table-cell>
          <table:table-cell/>
          <table:table-cell table:formula="of:=IF([.J160]=&quot;&quot;;&quot;&quot;;[.$L$1]&amp;&quot; &quot;&amp;[.D160]&amp;&quot; &quot;&amp;[.C160]&amp;&quot; &quot;&amp;[.B160]&amp;&quot; &quot;&amp;[.E160]&amp;&quot; &quot;&amp;[.F160]&amp;&quot; &quot;&amp;[.G160])">
            <text:p/>
          </table:table-cell>
          <table:table-cell table:formula="of:=IF([.L160]=&quot;&quot;;&quot;&quot;;[.$M$1]&amp;&quot; &quot;&amp;&quot;&quot;&quot;&quot;&amp;[.I160]&amp;&quot; &lt;&quot;&amp;[.$J160]&amp;&quot;&gt;&quot;&amp;&quot;&quot;&quot;&quot;&amp;&quot; &quot;&amp;[.F160]&amp;&quot; &quot;&amp;[.D16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3]=&quot;&quot;;&quot;&quot;;[.A13])" office:value-type="float" office:value="21" calcext:value-type="float">
            <text:p>21</text:p>
          </table:table-cell>
          <table:table-cell table:formula="of:=[.B13]" office:value-type="string" office:string-value="Sat-PM" calcext:value-type="string">
            <text:p>Sat-PM</text:p>
          </table:table-cell>
          <table:table-cell table:formula="of:=[.$A$1]&amp;[.A161]" office:value-type="string" office:string-value="20151121" calcext:value-type="string">
            <text:p>20151121</text:p>
          </table:table-cell>
          <table:table-cell table:formula="of:=[.C161]&amp;&quot;-&quot;&amp;[.B161]&amp;&quot;-&quot;&amp;[.H161]" office:value-type="string" office:string-value="20151121-Sat-PM-DJ" calcext:value-type="string">
            <text:p>20151121-Sat-P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61]&amp;&quot; &quot;&amp;[.H161]&amp;&quot;&quot;&quot;&quot;" office:value-type="string" office:string-value="&quot;Sat-PM DJ&quot;" calcext:value-type="string">
            <text:p>"Sat-PM DJ"</text:p>
          </table:table-cell>
          <table:table-cell table:style-name="ce8" table:formula="of:=&quot;&quot;&quot;&quot;&amp;[.B161]&amp;&quot; &quot;&amp;[.H161]&amp;&quot;&quot;&quot;&quot;" office:value-type="string" office:string-value="&quot;Sat-PM DJ&quot;" calcext:value-type="string">
            <text:p>"Sat-P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61]=&quot;&quot;;&quot;&quot;;IFERROR(VLOOKUP([.I161];['name &amp; email'.$A$1:.$B$100];2;0);&quot;&quot;))">
            <text:p/>
          </table:table-cell>
          <table:table-cell/>
          <table:table-cell table:formula="of:=IF([.J161]=&quot;&quot;;&quot;&quot;;[.$L$1]&amp;&quot; &quot;&amp;[.D161]&amp;&quot; &quot;&amp;[.C161]&amp;&quot; &quot;&amp;[.B161]&amp;&quot; &quot;&amp;[.E161]&amp;&quot; &quot;&amp;[.F161]&amp;&quot; &quot;&amp;[.G161])">
            <text:p/>
          </table:table-cell>
          <table:table-cell table:formula="of:=IF([.L161]=&quot;&quot;;&quot;&quot;;[.$M$1]&amp;&quot; &quot;&amp;&quot;&quot;&quot;&quot;&amp;[.I161]&amp;&quot; &lt;&quot;&amp;[.$J161]&amp;&quot;&gt;&quot;&amp;&quot;&quot;&quot;&quot;&amp;&quot; &quot;&amp;[.F161]&amp;&quot; &quot;&amp;[.D161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4]=&quot;&quot;;&quot;&quot;;[.A14])" office:value-type="float" office:value="25" calcext:value-type="float">
            <text:p>25</text:p>
          </table:table-cell>
          <table:table-cell table:formula="of:=[.B14]" office:value-type="string" office:string-value="Wed" calcext:value-type="string">
            <text:p>Wed</text:p>
          </table:table-cell>
          <table:table-cell table:formula="of:=[.$A$1]&amp;[.A162]" office:value-type="string" office:string-value="20151125" calcext:value-type="string">
            <text:p>20151125</text:p>
          </table:table-cell>
          <table:table-cell table:formula="of:=[.C162]&amp;&quot;-&quot;&amp;[.B162]&amp;&quot;-&quot;&amp;[.H162]" office:value-type="string" office:string-value="20151125-Wed-DJ" calcext:value-type="string">
            <text:p>20151125-Wed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62]&amp;&quot; &quot;&amp;[.H162]&amp;&quot;&quot;&quot;&quot;" office:value-type="string" office:string-value="&quot;Wed DJ&quot;" calcext:value-type="string">
            <text:p>"Wed DJ"</text:p>
          </table:table-cell>
          <table:table-cell table:style-name="ce8" table:formula="of:=&quot;&quot;&quot;&quot;&amp;[.B162]&amp;&quot; &quot;&amp;[.H162]&amp;&quot;&quot;&quot;&quot;" office:value-type="string" office:string-value="&quot;Wed DJ&quot;" calcext:value-type="string">
            <text:p>"Wed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62]=&quot;&quot;;&quot;&quot;;IFERROR(VLOOKUP([.I162];['name &amp; email'.$A$1:.$B$100];2;0);&quot;&quot;))">
            <text:p/>
          </table:table-cell>
          <table:table-cell/>
          <table:table-cell table:formula="of:=IF([.J162]=&quot;&quot;;&quot;&quot;;[.$L$1]&amp;&quot; &quot;&amp;[.D162]&amp;&quot; &quot;&amp;[.C162]&amp;&quot; &quot;&amp;[.B162]&amp;&quot; &quot;&amp;[.E162]&amp;&quot; &quot;&amp;[.F162]&amp;&quot; &quot;&amp;[.G162])">
            <text:p/>
          </table:table-cell>
          <table:table-cell table:formula="of:=IF([.L162]=&quot;&quot;;&quot;&quot;;[.$M$1]&amp;&quot; &quot;&amp;&quot;&quot;&quot;&quot;&amp;[.I162]&amp;&quot; &lt;&quot;&amp;[.$J162]&amp;&quot;&gt;&quot;&amp;&quot;&quot;&quot;&quot;&amp;&quot; &quot;&amp;[.F162]&amp;&quot; &quot;&amp;[.D162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5]=&quot;&quot;;&quot;&quot;;[.A15])" office:value-type="float" office:value="27" calcext:value-type="float">
            <text:p>27</text:p>
          </table:table-cell>
          <table:table-cell table:formula="of:=[.B15]" office:value-type="string" office:string-value="Fri" calcext:value-type="string">
            <text:p>Fri</text:p>
          </table:table-cell>
          <table:table-cell table:formula="of:=[.$A$1]&amp;[.A163]" office:value-type="string" office:string-value="20151127" calcext:value-type="string">
            <text:p>20151127</text:p>
          </table:table-cell>
          <table:table-cell table:formula="of:=[.C163]&amp;&quot;-&quot;&amp;[.B163]&amp;&quot;-&quot;&amp;[.H163]" office:value-type="string" office:string-value="20151127-Fri-DJ" calcext:value-type="string">
            <text:p>20151127-Fri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63]&amp;&quot; &quot;&amp;[.H163]&amp;&quot;&quot;&quot;&quot;" office:value-type="string" office:string-value="&quot;Fri DJ&quot;" calcext:value-type="string">
            <text:p>"Fri DJ"</text:p>
          </table:table-cell>
          <table:table-cell table:style-name="ce8" table:formula="of:=&quot;&quot;&quot;&quot;&amp;[.B163]&amp;&quot; &quot;&amp;[.H163]&amp;&quot;&quot;&quot;&quot;" office:value-type="string" office:string-value="&quot;Fri DJ&quot;" calcext:value-type="string">
            <text:p>"Fri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63]=&quot;&quot;;&quot;&quot;;IFERROR(VLOOKUP([.I163];['name &amp; email'.$A$1:.$B$100];2;0);&quot;&quot;))">
            <text:p/>
          </table:table-cell>
          <table:table-cell/>
          <table:table-cell table:formula="of:=IF([.J163]=&quot;&quot;;&quot;&quot;;[.$L$1]&amp;&quot; &quot;&amp;[.D163]&amp;&quot; &quot;&amp;[.C163]&amp;&quot; &quot;&amp;[.B163]&amp;&quot; &quot;&amp;[.E163]&amp;&quot; &quot;&amp;[.F163]&amp;&quot; &quot;&amp;[.G163])">
            <text:p/>
          </table:table-cell>
          <table:table-cell table:formula="of:=IF([.L163]=&quot;&quot;;&quot;&quot;;[.$M$1]&amp;&quot; &quot;&amp;&quot;&quot;&quot;&quot;&amp;[.I163]&amp;&quot; &lt;&quot;&amp;[.$J163]&amp;&quot;&gt;&quot;&amp;&quot;&quot;&quot;&quot;&amp;&quot; &quot;&amp;[.F163]&amp;&quot; &quot;&amp;[.D163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6]=&quot;&quot;;&quot;&quot;;[.A16])" office:value-type="float" office:value="28" calcext:value-type="float">
            <text:p>28</text:p>
          </table:table-cell>
          <table:table-cell table:formula="of:=[.B16]" office:value-type="string" office:string-value="Sat-AM" calcext:value-type="string">
            <text:p>Sat-AM</text:p>
          </table:table-cell>
          <table:table-cell table:formula="of:=[.$A$1]&amp;[.A164]" office:value-type="string" office:string-value="20151128" calcext:value-type="string">
            <text:p>20151128</text:p>
          </table:table-cell>
          <table:table-cell table:formula="of:=[.C164]&amp;&quot;-&quot;&amp;[.B164]&amp;&quot;-&quot;&amp;[.H164]" office:value-type="string" office:string-value="20151128-Sat-AM-DJ" calcext:value-type="string">
            <text:p>20151128-Sat-A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64]&amp;&quot; &quot;&amp;[.H164]&amp;&quot;&quot;&quot;&quot;" office:value-type="string" office:string-value="&quot;Sat-AM DJ&quot;" calcext:value-type="string">
            <text:p>"Sat-AM DJ"</text:p>
          </table:table-cell>
          <table:table-cell table:style-name="ce8" table:formula="of:=&quot;&quot;&quot;&quot;&amp;[.B164]&amp;&quot; &quot;&amp;[.H164]&amp;&quot;&quot;&quot;&quot;" office:value-type="string" office:string-value="&quot;Sat-AM DJ&quot;" calcext:value-type="string">
            <text:p>"Sat-A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64]=&quot;&quot;;&quot;&quot;;IFERROR(VLOOKUP([.I164];['name &amp; email'.$A$1:.$B$100];2;0);&quot;&quot;))">
            <text:p/>
          </table:table-cell>
          <table:table-cell/>
          <table:table-cell table:formula="of:=IF([.J164]=&quot;&quot;;&quot;&quot;;[.$L$1]&amp;&quot; &quot;&amp;[.D164]&amp;&quot; &quot;&amp;[.C164]&amp;&quot; &quot;&amp;[.B164]&amp;&quot; &quot;&amp;[.E164]&amp;&quot; &quot;&amp;[.F164]&amp;&quot; &quot;&amp;[.G164])">
            <text:p/>
          </table:table-cell>
          <table:table-cell table:formula="of:=IF([.L164]=&quot;&quot;;&quot;&quot;;[.$M$1]&amp;&quot; &quot;&amp;&quot;&quot;&quot;&quot;&amp;[.I164]&amp;&quot; &lt;&quot;&amp;[.$J164]&amp;&quot;&gt;&quot;&amp;&quot;&quot;&quot;&quot;&amp;&quot; &quot;&amp;[.F164]&amp;&quot; &quot;&amp;[.D164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7]=&quot;&quot;;&quot;&quot;;[.A17])" office:value-type="float" office:value="28" calcext:value-type="float">
            <text:p>28</text:p>
          </table:table-cell>
          <table:table-cell table:formula="of:=[.B17]" office:value-type="string" office:string-value="Sat-PM" calcext:value-type="string">
            <text:p>Sat-PM</text:p>
          </table:table-cell>
          <table:table-cell table:formula="of:=[.$A$1]&amp;[.A165]" office:value-type="string" office:string-value="20151128" calcext:value-type="string">
            <text:p>20151128</text:p>
          </table:table-cell>
          <table:table-cell table:formula="of:=[.C165]&amp;&quot;-&quot;&amp;[.B165]&amp;&quot;-&quot;&amp;[.H165]" office:value-type="string" office:string-value="20151128-Sat-PM-DJ" calcext:value-type="string">
            <text:p>20151128-Sat-PM-DJ</text:p>
          </table:table-cell>
          <table:table-cell table:formula="of:=&quot;&quot;&quot;&quot;&amp;[.$E$1]&amp;&quot;&quot;&quot;&quot;" office:value-type="string" office:string-value="&quot;location&quot;" calcext:value-type="string">
            <text:p>"location"</text:p>
          </table:table-cell>
          <table:table-cell table:formula="of:=&quot;&quot;&quot;&quot;&amp;[.B165]&amp;&quot; &quot;&amp;[.H165]&amp;&quot;&quot;&quot;&quot;" office:value-type="string" office:string-value="&quot;Sat-PM DJ&quot;" calcext:value-type="string">
            <text:p>"Sat-PM DJ"</text:p>
          </table:table-cell>
          <table:table-cell table:style-name="ce8" table:formula="of:=&quot;&quot;&quot;&quot;&amp;[.B165]&amp;&quot; &quot;&amp;[.H165]&amp;&quot;&quot;&quot;&quot;" office:value-type="string" office:string-value="&quot;Sat-PM DJ&quot;" calcext:value-type="string">
            <text:p>"Sat-PM DJ"</text:p>
          </table:table-cell>
          <table:table-cell table:formula="of:=[.$H$150]" office:value-type="string" office:string-value="DJ" calcext:value-type="string">
            <text:p>DJ</text:p>
          </table:table-cell>
          <table:table-cell/>
          <table:table-cell table:formula="of:=IF([.I165]=&quot;&quot;;&quot;&quot;;IFERROR(VLOOKUP([.I165];['name &amp; email'.$A$1:.$B$100];2;0);&quot;&quot;))">
            <text:p/>
          </table:table-cell>
          <table:table-cell/>
          <table:table-cell table:formula="of:=IF([.J165]=&quot;&quot;;&quot;&quot;;[.$L$1]&amp;&quot; &quot;&amp;[.D165]&amp;&quot; &quot;&amp;[.C165]&amp;&quot; &quot;&amp;[.B165]&amp;&quot; &quot;&amp;[.E165]&amp;&quot; &quot;&amp;[.F165]&amp;&quot; &quot;&amp;[.G165])">
            <text:p/>
          </table:table-cell>
          <table:table-cell table:formula="of:=IF([.L165]=&quot;&quot;;&quot;&quot;;[.$M$1]&amp;&quot; &quot;&amp;&quot;&quot;&quot;&quot;&amp;[.I165]&amp;&quot; &lt;&quot;&amp;[.$J165]&amp;&quot;&gt;&quot;&amp;&quot;&quot;&quot;&quot;&amp;&quot; &quot;&amp;[.F165]&amp;&quot; &quot;&amp;[.D165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8]=&quot;&quot;;&quot;&quot;;[.A18])" office:value-type="string" office:string-value="01" calcext:value-type="string">
            <text:p>01</text:p>
          </table:table-cell>
          <table:table-cell table:number-columns-repeated="8"/>
          <table:table-cell table:formula="of:=IF([.I166]=&quot;&quot;;&quot;&quot;;IFERROR(VLOOKUP([.I166];['name &amp; email'.$A$1:.$B$100];2;0);&quot;&quot;))">
            <text:p/>
          </table:table-cell>
          <table:table-cell/>
          <table:table-cell table:formula="of:=IF([.J166]=&quot;&quot;;&quot;&quot;;[.$L$1]&amp;&quot; &quot;&amp;[.D166]&amp;&quot; &quot;&amp;[.C166]&amp;&quot; &quot;&amp;[.B166]&amp;&quot; &quot;&amp;[.E166]&amp;&quot; &quot;&amp;[.F166]&amp;&quot; &quot;&amp;[.G166])">
            <text:p/>
          </table:table-cell>
          <table:table-cell table:formula="of:=IF([.L166]=&quot;&quot;;&quot;&quot;;[.$M$1]&amp;&quot; &quot;&amp;&quot;&quot;&quot;&quot;&amp;[.I166]&amp;&quot; &lt;&quot;&amp;[.$J166]&amp;&quot;&gt;&quot;&amp;&quot;&quot;&quot;&quot;&amp;&quot; &quot;&amp;[.F166]&amp;&quot; &quot;&amp;[.D166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19]=&quot;&quot;;&quot;&quot;;[.A19])" office:value-type="string" office:string-value="02" calcext:value-type="string">
            <text:p>02</text:p>
          </table:table-cell>
          <table:table-cell table:number-columns-repeated="8"/>
          <table:table-cell table:formula="of:=IF([.I167]=&quot;&quot;;&quot;&quot;;IFERROR(VLOOKUP([.I167];['name &amp; email'.$A$1:.$B$100];2;0);&quot;&quot;))">
            <text:p/>
          </table:table-cell>
          <table:table-cell/>
          <table:table-cell table:formula="of:=IF([.J167]=&quot;&quot;;&quot;&quot;;[.$L$1]&amp;&quot; &quot;&amp;[.D167]&amp;&quot; &quot;&amp;[.C167]&amp;&quot; &quot;&amp;[.B167]&amp;&quot; &quot;&amp;[.E167]&amp;&quot; &quot;&amp;[.F167]&amp;&quot; &quot;&amp;[.G167])">
            <text:p/>
          </table:table-cell>
          <table:table-cell table:formula="of:=IF([.L167]=&quot;&quot;;&quot;&quot;;[.$M$1]&amp;&quot; &quot;&amp;&quot;&quot;&quot;&quot;&amp;[.I167]&amp;&quot; &lt;&quot;&amp;[.$J167]&amp;&quot;&gt;&quot;&amp;&quot;&quot;&quot;&quot;&amp;&quot; &quot;&amp;[.F167]&amp;&quot; &quot;&amp;[.D167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0]=&quot;&quot;;&quot;&quot;;[.A20])" office:value-type="string" office:string-value="03" calcext:value-type="string">
            <text:p>03</text:p>
          </table:table-cell>
          <table:table-cell table:number-columns-repeated="8"/>
          <table:table-cell table:formula="of:=IF([.I168]=&quot;&quot;;&quot;&quot;;IFERROR(VLOOKUP([.I168];['name &amp; email'.$A$1:.$B$100];2;0);&quot;&quot;))">
            <text:p/>
          </table:table-cell>
          <table:table-cell/>
          <table:table-cell table:formula="of:=IF([.J168]=&quot;&quot;;&quot;&quot;;[.$L$1]&amp;&quot; &quot;&amp;[.D168]&amp;&quot; &quot;&amp;[.C168]&amp;&quot; &quot;&amp;[.B168]&amp;&quot; &quot;&amp;[.E168]&amp;&quot; &quot;&amp;[.F168]&amp;&quot; &quot;&amp;[.G168])">
            <text:p/>
          </table:table-cell>
          <table:table-cell table:formula="of:=IF([.L168]=&quot;&quot;;&quot;&quot;;[.$M$1]&amp;&quot; &quot;&amp;&quot;&quot;&quot;&quot;&amp;[.I168]&amp;&quot; &lt;&quot;&amp;[.$J168]&amp;&quot;&gt;&quot;&amp;&quot;&quot;&quot;&quot;&amp;&quot; &quot;&amp;[.F168]&amp;&quot; &quot;&amp;[.D168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1]=&quot;&quot;;&quot;&quot;;[.A21])" office:value-type="string" office:string-value="04" calcext:value-type="string">
            <text:p>04</text:p>
          </table:table-cell>
          <table:table-cell table:number-columns-repeated="8"/>
          <table:table-cell table:formula="of:=IF([.I169]=&quot;&quot;;&quot;&quot;;IFERROR(VLOOKUP([.I169];['name &amp; email'.$A$1:.$B$100];2;0);&quot;&quot;))">
            <text:p/>
          </table:table-cell>
          <table:table-cell/>
          <table:table-cell table:formula="of:=IF([.J169]=&quot;&quot;;&quot;&quot;;[.$L$1]&amp;&quot; &quot;&amp;[.D169]&amp;&quot; &quot;&amp;[.C169]&amp;&quot; &quot;&amp;[.B169]&amp;&quot; &quot;&amp;[.E169]&amp;&quot; &quot;&amp;[.F169]&amp;&quot; &quot;&amp;[.G169])">
            <text:p/>
          </table:table-cell>
          <table:table-cell table:formula="of:=IF([.L169]=&quot;&quot;;&quot;&quot;;[.$M$1]&amp;&quot; &quot;&amp;&quot;&quot;&quot;&quot;&amp;[.I169]&amp;&quot; &lt;&quot;&amp;[.$J169]&amp;&quot;&gt;&quot;&amp;&quot;&quot;&quot;&quot;&amp;&quot; &quot;&amp;[.F169]&amp;&quot; &quot;&amp;[.D169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2]=&quot;&quot;;&quot;&quot;;[.A22])" office:value-type="string" office:string-value="05" calcext:value-type="string">
            <text:p>05</text:p>
          </table:table-cell>
          <table:table-cell table:number-columns-repeated="8"/>
          <table:table-cell table:formula="of:=IF([.I170]=&quot;&quot;;&quot;&quot;;IFERROR(VLOOKUP([.I170];['name &amp; email'.$A$1:.$B$100];2;0);&quot;&quot;))">
            <text:p/>
          </table:table-cell>
          <table:table-cell/>
          <table:table-cell table:formula="of:=IF([.J170]=&quot;&quot;;&quot;&quot;;[.$L$1]&amp;&quot; &quot;&amp;[.D170]&amp;&quot; &quot;&amp;[.C170]&amp;&quot; &quot;&amp;[.B170]&amp;&quot; &quot;&amp;[.E170]&amp;&quot; &quot;&amp;[.F170]&amp;&quot; &quot;&amp;[.G170])">
            <text:p/>
          </table:table-cell>
          <table:table-cell table:formula="of:=IF([.L170]=&quot;&quot;;&quot;&quot;;[.$M$1]&amp;&quot; &quot;&amp;&quot;&quot;&quot;&quot;&amp;[.I170]&amp;&quot; &lt;&quot;&amp;[.$J170]&amp;&quot;&gt;&quot;&amp;&quot;&quot;&quot;&quot;&amp;&quot; &quot;&amp;[.F170]&amp;&quot; &quot;&amp;[.D170]&amp;&quot;.ics&quot;)">
            <text:p/>
          </table:table-cell>
          <table:table-cell table:number-columns-repeated="1010"/>
        </table:table-row>
        <table:table-row table:style-name="ro1">
          <table:table-cell table:style-name="ce3" table:formula="of:=IF([.A23]=&quot;&quot;;&quot;&quot;;[.A23])" office:value-type="string" office:string-value="06" calcext:value-type="string">
            <text:p>06</text:p>
          </table:table-cell>
          <table:table-cell table:number-columns-repeated="8"/>
          <table:table-cell table:formula="of:=IF([.I171]=&quot;&quot;;&quot;&quot;;IFERROR(VLOOKUP([.I171];['name &amp; email'.$A$1:.$B$100];2;0);&quot;&quot;))">
            <text:p/>
          </table:table-cell>
          <table:table-cell/>
          <table:table-cell table:formula="of:=IF([.J171]=&quot;&quot;;&quot;&quot;;[.$L$1]&amp;&quot; &quot;&amp;[.D171]&amp;&quot; &quot;&amp;[.C171]&amp;&quot; &quot;&amp;[.B171]&amp;&quot; &quot;&amp;[.E171]&amp;&quot; &quot;&amp;[.F171]&amp;&quot; &quot;&amp;[.G171])">
            <text:p/>
          </table:table-cell>
          <table:table-cell table:formula="of:=IF([.L171]=&quot;&quot;;&quot;&quot;;[.$M$1]&amp;&quot; &quot;&amp;&quot;&quot;&quot;&quot;&amp;[.I171]&amp;&quot; &lt;&quot;&amp;[.$J171]&amp;&quot;&gt;&quot;&amp;&quot;&quot;&quot;&quot;&amp;&quot; &quot;&amp;[.F171]&amp;&quot; &quot;&amp;[.D171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72]=&quot;&quot;;&quot;&quot;;IFERROR(VLOOKUP([.I172];['name &amp; email'.$A$1:.$B$100];2;0);&quot;&quot;))">
            <text:p/>
          </table:table-cell>
          <table:table-cell/>
          <table:table-cell table:formula="of:=IF([.J172]=&quot;&quot;;&quot;&quot;;[.$L$1]&amp;&quot; &quot;&amp;[.D172]&amp;&quot; &quot;&amp;[.C172]&amp;&quot; &quot;&amp;[.B172]&amp;&quot; &quot;&amp;[.E172]&amp;&quot; &quot;&amp;[.F172]&amp;&quot; &quot;&amp;[.G172])">
            <text:p/>
          </table:table-cell>
          <table:table-cell table:formula="of:=IF([.L172]=&quot;&quot;;&quot;&quot;;[.$M$1]&amp;&quot; &quot;&amp;&quot;&quot;&quot;&quot;&amp;[.I172]&amp;&quot; &lt;&quot;&amp;[.$J172]&amp;&quot;&gt;&quot;&amp;&quot;&quot;&quot;&quot;&amp;&quot; &quot;&amp;[.F172]&amp;&quot; &quot;&amp;[.D172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73]=&quot;&quot;;&quot;&quot;;IFERROR(VLOOKUP([.I173];['name &amp; email'.$A$1:.$B$100];2;0);&quot;&quot;))">
            <text:p/>
          </table:table-cell>
          <table:table-cell/>
          <table:table-cell table:formula="of:=IF([.J173]=&quot;&quot;;&quot;&quot;;[.$L$1]&amp;&quot; &quot;&amp;[.D173]&amp;&quot; &quot;&amp;[.C173]&amp;&quot; &quot;&amp;[.B173]&amp;&quot; &quot;&amp;[.E173]&amp;&quot; &quot;&amp;[.F173]&amp;&quot; &quot;&amp;[.G173])">
            <text:p/>
          </table:table-cell>
          <table:table-cell table:formula="of:=IF([.L173]=&quot;&quot;;&quot;&quot;;[.$M$1]&amp;&quot; &quot;&amp;&quot;&quot;&quot;&quot;&amp;[.I173]&amp;&quot; &lt;&quot;&amp;[.$J173]&amp;&quot;&gt;&quot;&amp;&quot;&quot;&quot;&quot;&amp;&quot; &quot;&amp;[.F173]&amp;&quot; &quot;&amp;[.D173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74]=&quot;&quot;;&quot;&quot;;IFERROR(VLOOKUP([.I174];['name &amp; email'.$A$1:.$B$100];2;0);&quot;&quot;))">
            <text:p/>
          </table:table-cell>
          <table:table-cell/>
          <table:table-cell table:formula="of:=IF([.J174]=&quot;&quot;;&quot;&quot;;[.$L$1]&amp;&quot; &quot;&amp;[.D174]&amp;&quot; &quot;&amp;[.C174]&amp;&quot; &quot;&amp;[.B174]&amp;&quot; &quot;&amp;[.E174]&amp;&quot; &quot;&amp;[.F174]&amp;&quot; &quot;&amp;[.G174])">
            <text:p/>
          </table:table-cell>
          <table:table-cell table:formula="of:=IF([.L174]=&quot;&quot;;&quot;&quot;;[.$M$1]&amp;&quot; &quot;&amp;&quot;&quot;&quot;&quot;&amp;[.I174]&amp;&quot; &lt;&quot;&amp;[.$J174]&amp;&quot;&gt;&quot;&amp;&quot;&quot;&quot;&quot;&amp;&quot; &quot;&amp;[.F174]&amp;&quot; &quot;&amp;[.D174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IF([.I175]=&quot;&quot;;&quot;&quot;;IFERROR(VLOOKUP([.I175];['name &amp; email'.$A$1:.$B$100];2;0);&quot;&quot;))">
            <text:p/>
          </table:table-cell>
          <table:table-cell/>
          <table:table-cell table:formula="of:=IF([.J175]=&quot;&quot;;&quot;&quot;;[.$L$1]&amp;&quot; &quot;&amp;[.D175]&amp;&quot; &quot;&amp;[.C175]&amp;&quot; &quot;&amp;[.B175]&amp;&quot; &quot;&amp;[.E175]&amp;&quot; &quot;&amp;[.F175]&amp;&quot; &quot;&amp;[.G175])">
            <text:p/>
          </table:table-cell>
          <table:table-cell table:formula="of:=IF([.L175]=&quot;&quot;;&quot;&quot;;[.$M$1]&amp;&quot; &quot;&amp;&quot;&quot;&quot;&quot;&amp;[.I175]&amp;&quot; &lt;&quot;&amp;[.$J175]&amp;&quot;&gt;&quot;&amp;&quot;&quot;&quot;&quot;&amp;&quot; &quot;&amp;[.F175]&amp;&quot; &quot;&amp;[.D175]&amp;&quot;.ics&quot;)">
            <text:p/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IF([.J176]=&quot;&quot;;&quot;&quot;;[.$L$1]&amp;&quot; &quot;&amp;[.D176]&amp;&quot; &quot;&amp;[.C176]&amp;&quot; &quot;&amp;[.B176]&amp;&quot; &quot;&amp;[.E176]&amp;&quot; &quot;&amp;[.F176]&amp;&quot; &quot;&amp;[.G176])">
            <text:p/>
          </table:table-cell>
          <table:table-cell table:number-columns-repeated="1011"/>
        </table:table-row>
        <table:table-row table:style-name="ro1" table:number-rows-repeated="104839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ame &amp; email" table:style-name="ta1">
        <table:table-column table:style-name="co4" table:default-cell-style-name="Default"/>
        <table:table-column table:style-name="co9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mai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<text:a xlink:href="mailto:adam@adam.com" xlink:type="simple">adam@adam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<text:a xlink:href="mailto:ben@ben.com" xlink:type="simple">ben@ben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<text:a xlink:href="mailto:cam@cam.com" xlink:type="simple">cam@cam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<text:a xlink:href="mailto:dan@dan.com" xlink:type="simple">dan@dan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<text:a xlink:href="mailto:eden@eden.com" xlink:type="simple">eden@eden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<text:a xlink:href="mailto:frank@frank.com" xlink:type="simple">frank@frank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<text:a xlink:href="mailto:garry@garry.com" xlink:type="simple">garry@garry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@hans.com" xlink:type="simple">hans@hans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higo</text:p>
          </table:table-cell>
          <table:table-cell office:value-type="string" calcext:value-type="string">
            <text:p><text:a xlink:href="mailto:ichigo@ichigo.com" xlink:type="simple">ichigo@ichigo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<text:a xlink:href="mailto:julie@julie.com" xlink:type="simple">julie@julie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<text:a xlink:href="mailto:karen@karen.com" xlink:type="simple">karen@karen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nna</text:p>
          </table:table-cell>
          <table:table-cell office:value-type="string" calcext:value-type="string">
            <text:p><text:a xlink:href="mailto:lynna@lynna.com" xlink:type="simple">lynna@lynna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<text:a xlink:href="mailto:mona@mona.com" xlink:type="simple">mona@mona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<text:a xlink:href="mailto:nora@nora.com" xlink:type="simple">nora@nora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<text:a xlink:href="mailto:opera@opera.com" xlink:type="simple">opera@opera.com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3:38:56.116140696</meta:creation-date>
    <dc:date>2015-10-30T15:52:44.398278586</dc:date>
    <meta:editing-duration>PT1H42M27S</meta:editing-duration>
    <meta:editing-cycles>44</meta:editing-cycles>
    <meta:generator>LibreOffice/4.2.8.2$Linux_X86_64 LibreOffice_project/420m0$Build-2</meta:generator>
    <meta:document-statistic meta:table-count="2" meta:cell-count="1625" meta:object-count="0"/>
  </office:meta>
</office:document-meta>
</file>